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52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8e3f0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1f1f1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dg</text:p>
          </table:table-cell>
          <table:table-cell office:value-type="string" calcext:value-type="string">
            <text:p>sdfsdfdfs</text:p>
          </table:table-cell>
          <table:table-cell table:style-name="ce1" office:value-type="string" calcext:value-type="string">
            <text:p>sdfsdfdfs</text:p>
          </table:table-cell>
        </table:table-row>
        <table:table-row table:style-name="ro2">
          <table:table-cell office:value-type="string" calcext:value-type="string">
            <text:p><text:a xlink:href="http://www.7english.ru/549-a" xlink:type="simple">a</text:a></text:p>
          </table:table-cell>
          <table:table-cell office:value-type="string" calcext:value-type="string">
            <text:p> неопределенный артикль, один из</text:p>
          </table:table-cell>
          <table:table-cell/>
        </table:table-row>
        <table:table-row table:style-name="ro1">
          <table:table-cell office:value-type="string" calcext:value-type="string">
            <text:p> <text:a xlink:href="http://www.7english.ru/698-ability" xlink:type="simple">ability</text:a></text:p>
          </table:table-cell>
          <table:table-cell office:value-type="string" calcext:value-type="string">
            <text:p> способность, умение</text:p>
          </table:table-cell>
          <table:table-cell table:formula="of:=LEN([.A3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334-able" xlink:type="simple">able</text:a></text:p>
          </table:table-cell>
          <table:table-cell office:value-type="string" calcext:value-type="string">
            <text:p> способный, обладающий способностью</text:p>
          </table:table-cell>
          <table:table-cell table:formula="of:=LEN([.A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8-about" xlink:type="simple">about</text:a></text:p>
          </table:table-cell>
          <table:table-cell office:value-type="string" calcext:value-type="string">
            <text:p> насчет, на тему, повсюду</text:p>
          </table:table-cell>
          <table:table-cell table:formula="of:=LEN([.A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792-above" xlink:type="simple">above</text:a></text:p>
          </table:table-cell>
          <table:table-cell office:value-type="string" calcext:value-type="string">
            <text:p> вверху, наверх, над</text:p>
          </table:table-cell>
          <table:table-cell table:formula="of:=LEN([.A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052-abroad" xlink:type="simple">abroad</text:a></text:p>
          </table:table-cell>
          <table:table-cell office:value-type="string" calcext:value-type="string">
            <text:p> за границей, за границу</text:p>
          </table:table-cell>
          <table:table-cell table:formula="of:=LEN([.A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053-absence" xlink:type="simple">absence</text:a></text:p>
          </table:table-cell>
          <table:table-cell office:value-type="string" calcext:value-type="string">
            <text:p> отсутствие</text:p>
          </table:table-cell>
          <table:table-cell table:formula="of:=LEN([.A8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1054-absent" xlink:type="simple">absent</text:a></text:p>
          </table:table-cell>
          <table:table-cell office:value-type="string" calcext:value-type="string">
            <text:p> отсутствующий, отсутствовать</text:p>
          </table:table-cell>
          <table:table-cell table:formula="of:=LEN([.A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016-absolutely" xlink:type="simple">absolutely</text:a></text:p>
          </table:table-cell>
          <table:table-cell office:value-type="string" calcext:value-type="string">
            <text:p> абсолютно, совершенно</text:p>
          </table:table-cell>
          <table:table-cell table:formula="of:=LEN([.A1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683-accept" xlink:type="simple">accept</text:a></text:p>
          </table:table-cell>
          <table:table-cell office:value-type="string" calcext:value-type="string">
            <text:p> принимать, признавать</text:p>
          </table:table-cell>
          <table:table-cell table:formula="of:=LEN([.A1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061-accident" xlink:type="simple">accident</text:a></text:p>
          </table:table-cell>
          <table:table-cell office:value-type="string" calcext:value-type="string">
            <text:p> авария, случай</text:p>
          </table:table-cell>
          <table:table-cell table:formula="of:=LEN([.A12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1065-according" xlink:type="simple">according</text:a></text:p>
          </table:table-cell>
          <table:table-cell office:value-type="string" calcext:value-type="string">
            <text:p> (to) согласно, в соответствии с</text:p>
          </table:table-cell>
          <table:table-cell table:formula="of:=LEN([.A1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948-account" xlink:type="simple">account</text:a></text:p>
          </table:table-cell>
          <table:table-cell office:value-type="string" calcext:value-type="string">
            <text:p> счет, расчет, отчитываться</text:p>
          </table:table-cell>
          <table:table-cell table:formula="of:=LEN([.A1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019-achieve" xlink:type="simple">achieve</text:a></text:p>
          </table:table-cell>
          <table:table-cell office:value-type="string" calcext:value-type="string">
            <text:p> достигать, добиваться</text:p>
          </table:table-cell>
          <table:table-cell table:formula="of:=LEN([.A1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069-acid" xlink:type="simple">acid</text:a></text:p>
          </table:table-cell>
          <table:table-cell office:value-type="string" calcext:value-type="string">
            <text:p> кислота, кислотный</text:p>
          </table:table-cell>
          <table:table-cell table:formula="of:=LEN([.A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26-across" xlink:type="simple">across</text:a></text:p>
          </table:table-cell>
          <table:table-cell office:value-type="string" calcext:value-type="string">
            <text:p> поперек, через, поперек</text:p>
          </table:table-cell>
          <table:table-cell table:formula="of:=LEN([.A17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750-act" xlink:type="simple">act</text:a></text:p>
          </table:table-cell>
          <table:table-cell office:value-type="string" calcext:value-type="string">
            <text:p> действовать, поступать, действие</text:p>
          </table:table-cell>
          <table:table-cell table:formula="of:=LEN([.A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439-action" xlink:type="simple">action</text:a></text:p>
          </table:table-cell>
          <table:table-cell office:value-type="string" calcext:value-type="string">
            <text:p> действие, поступок</text:p>
          </table:table-cell>
          <table:table-cell table:formula="of:=LEN([.A1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072-active" xlink:type="simple">active</text:a></text:p>
          </table:table-cell>
          <table:table-cell office:value-type="string" calcext:value-type="string">
            <text:p> активный</text:p>
          </table:table-cell>
          <table:table-cell table:formula="of:=LEN([.A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471-activity" xlink:type="simple">activity</text:a></text:p>
          </table:table-cell>
          <table:table-cell office:value-type="string" calcext:value-type="string">
            <text:p> деятельность, активность</text:p>
          </table:table-cell>
          <table:table-cell table:formula="of:=LEN([.A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073-actor" xlink:type="simple">actor</text:a></text:p>
          </table:table-cell>
          <table:table-cell office:value-type="string" calcext:value-type="string">
            <text:p> актер</text:p>
          </table:table-cell>
          <table:table-cell table:formula="of:=LEN([.A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075-actual" xlink:type="simple">actual</text:a></text:p>
          </table:table-cell>
          <table:table-cell office:value-type="string" calcext:value-type="string">
            <text:p> фактический, настоящий</text:p>
          </table:table-cell>
          <table:table-cell table:formula="of:=LEN([.A23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344-actually" xlink:type="simple">actually</text:a></text:p>
          </table:table-cell>
          <table:table-cell office:value-type="string" calcext:value-type="string">
            <text:p> на самом деле, фактически</text:p>
          </table:table-cell>
          <table:table-cell table:formula="of:=LEN([.A2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93-add" xlink:type="simple">add</text:a></text:p>
          </table:table-cell>
          <table:table-cell office:value-type="string" calcext:value-type="string">
            <text:p> прибавлять, присоединять</text:p>
          </table:table-cell>
          <table:table-cell table:formula="of:=LEN([.A2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078-addition" xlink:type="simple">addition</text:a></text:p>
          </table:table-cell>
          <table:table-cell office:value-type="string" calcext:value-type="string">
            <text:p> дополнение</text:p>
          </table:table-cell>
          <table:table-cell table:formula="of:=LEN([.A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908-address" xlink:type="simple">address</text:a></text:p>
          </table:table-cell>
          <table:table-cell office:value-type="string" calcext:value-type="string">
            <text:p> адрес, обращаться</text:p>
          </table:table-cell>
          <table:table-cell table:formula="of:=LEN([.A2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237-adjective" xlink:type="simple">adjective</text:a></text:p>
          </table:table-cell>
          <table:table-cell office:value-type="string" calcext:value-type="string">
            <text:p> прилагательное</text:p>
          </table:table-cell>
          <table:table-cell table:formula="of:=LEN([.A2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083-admire" xlink:type="simple">admire</text:a></text:p>
          </table:table-cell>
          <table:table-cell office:value-type="string" calcext:value-type="string">
            <text:p> восхищаться, любоваться</text:p>
          </table:table-cell>
          <table:table-cell table:formula="of:=LEN([.A2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964-admit" xlink:type="simple">admit</text:a></text:p>
          </table:table-cell>
          <table:table-cell office:value-type="string" calcext:value-type="string">
            <text:p> допускать, принимать</text:p>
          </table:table-cell>
          <table:table-cell table:formula="of:=LEN([.A30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857-adult" xlink:type="simple">adult</text:a></text:p>
          </table:table-cell>
          <table:table-cell office:value-type="string" calcext:value-type="string">
            <text:p> взрослый, для взрослых, взрослый</text:p>
          </table:table-cell>
          <table:table-cell table:formula="of:=LEN([.A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086-advanced" xlink:type="simple">advanced</text:a></text:p>
          </table:table-cell>
          <table:table-cell office:value-type="string" calcext:value-type="string">
            <text:p> передовой, продвинутый</text:p>
          </table:table-cell>
          <table:table-cell table:formula="of:=LEN([.A3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087-advantage" xlink:type="simple">advantage</text:a></text:p>
          </table:table-cell>
          <table:table-cell office:value-type="string" calcext:value-type="string">
            <text:p> преимущество</text:p>
          </table:table-cell>
          <table:table-cell table:formula="of:=LEN([.A3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088-adventure" xlink:type="simple">adventure</text:a></text:p>
          </table:table-cell>
          <table:table-cell office:value-type="string" calcext:value-type="string">
            <text:p> приключение</text:p>
          </table:table-cell>
          <table:table-cell table:formula="of:=LEN([.A3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3238-adverb" xlink:type="simple">adverb</text:a></text:p>
          </table:table-cell>
          <table:table-cell office:value-type="string" calcext:value-type="string">
            <text:p> наречие</text:p>
          </table:table-cell>
          <table:table-cell table:formula="of:=LEN([.A35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076-advertisement" xlink:type="simple">advertisement</text:a></text:p>
          </table:table-cell>
          <table:table-cell office:value-type="string" calcext:value-type="string">
            <text:p> реклама, рекламное объявление</text:p>
          </table:table-cell>
          <table:table-cell table:formula="of:=LEN([.A3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 <text:a xlink:href="http://www.7english.ru/1091-advice" xlink:type="simple">advice</text:a></text:p>
          </table:table-cell>
          <table:table-cell office:value-type="string" calcext:value-type="string">
            <text:p> совет, рекомендация</text:p>
          </table:table-cell>
          <table:table-cell table:formula="of:=LEN([.A37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092-advise" xlink:type="simple">advise</text:a></text:p>
          </table:table-cell>
          <table:table-cell office:value-type="string" calcext:value-type="string">
            <text:p> советовать, консультировать(ся)</text:p>
          </table:table-cell>
          <table:table-cell table:formula="of:=LEN([.A3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093-affair" xlink:type="simple">affair</text:a></text:p>
          </table:table-cell>
          <table:table-cell office:value-type="string" calcext:value-type="string">
            <text:p> дело, роман</text:p>
          </table:table-cell>
          <table:table-cell table:formula="of:=LEN([.A3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52-affect" xlink:type="simple">affect</text:a></text:p>
          </table:table-cell>
          <table:table-cell office:value-type="string" calcext:value-type="string">
            <text:p> влиять, затрагивать</text:p>
          </table:table-cell>
          <table:table-cell table:formula="of:=LEN([.A40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095-afford" xlink:type="simple">afford</text:a></text:p>
          </table:table-cell>
          <table:table-cell office:value-type="string" calcext:value-type="string">
            <text:p> позволить себе, быть в состоянии</text:p>
          </table:table-cell>
          <table:table-cell table:formula="of:=LEN([.A4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096-afraid" xlink:type="simple">afraid</text:a></text:p>
          </table:table-cell>
          <table:table-cell office:value-type="string" calcext:value-type="string">
            <text:p> боящийся, испуганный</text:p>
          </table:table-cell>
          <table:table-cell table:formula="of:=LEN([.A4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78-after" xlink:type="simple">after</text:a></text:p>
          </table:table-cell>
          <table:table-cell office:value-type="string" calcext:value-type="string">
            <text:p> после, за, после того как</text:p>
          </table:table-cell>
          <table:table-cell table:formula="of:=LEN([.A43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097-afternoon" xlink:type="simple">afternoon</text:a></text:p>
          </table:table-cell>
          <table:table-cell office:value-type="string" calcext:value-type="string">
            <text:p> после полудня, дневное время</text:p>
          </table:table-cell>
          <table:table-cell table:formula="of:=LEN([.A4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31-again" xlink:type="simple">again</text:a></text:p>
          </table:table-cell>
          <table:table-cell office:value-type="string" calcext:value-type="string">
            <text:p> опять, ещё</text:p>
          </table:table-cell>
          <table:table-cell table:formula="of:=LEN([.A4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80-against" xlink:type="simple">against</text:a></text:p>
          </table:table-cell>
          <table:table-cell office:value-type="string" calcext:value-type="string">
            <text:p> против, перед</text:p>
          </table:table-cell>
          <table:table-cell table:formula="of:=LEN([.A4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35-age" xlink:type="simple">age</text:a></text:p>
          </table:table-cell>
          <table:table-cell office:value-type="string" calcext:value-type="string">
            <text:p> возраст, век, стареть</text:p>
          </table:table-cell>
          <table:table-cell table:formula="of:=LEN([.A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616-agency" xlink:type="simple">agency</text:a></text:p>
          </table:table-cell>
          <table:table-cell office:value-type="string" calcext:value-type="string">
            <text:p> агентство</text:p>
          </table:table-cell>
          <table:table-cell table:formula="of:=LEN([.A4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74-ago" xlink:type="simple">ago</text:a></text:p>
          </table:table-cell>
          <table:table-cell office:value-type="string" calcext:value-type="string">
            <text:p> тому назад</text:p>
          </table:table-cell>
          <table:table-cell table:formula="of:=LEN([.A4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449-agree" xlink:type="simple">agree</text:a></text:p>
          </table:table-cell>
          <table:table-cell office:value-type="string" calcext:value-type="string">
            <text:p> соглашаться</text:p>
          </table:table-cell>
          <table:table-cell table:formula="of:=LEN([.A5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937-agreement" xlink:type="simple">agreement</text:a></text:p>
          </table:table-cell>
          <table:table-cell office:value-type="string" calcext:value-type="string">
            <text:p> соглашение, договор</text:p>
          </table:table-cell>
          <table:table-cell table:formula="of:=LEN([.A5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905-ahead" xlink:type="simple">ahead</text:a></text:p>
          </table:table-cell>
          <table:table-cell office:value-type="string" calcext:value-type="string">
            <text:p> впереди, вперед, будущий</text:p>
          </table:table-cell>
          <table:table-cell table:formula="of:=LEN([.A5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102-aim" xlink:type="simple">aim</text:a></text:p>
          </table:table-cell>
          <table:table-cell office:value-type="string" calcext:value-type="string">
            <text:p> цель, задача, целиться</text:p>
          </table:table-cell>
          <table:table-cell table:formula="of:=LEN([.A53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320-air" xlink:type="simple">air</text:a></text:p>
          </table:table-cell>
          <table:table-cell office:value-type="string" calcext:value-type="string">
            <text:p> воздух, атмосфера, проветривать</text:p>
          </table:table-cell>
          <table:table-cell table:formula="of:=LEN([.A5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3300-airplane" xlink:type="simple">airplane</text:a></text:p>
          </table:table-cell>
          <table:table-cell office:value-type="string" calcext:value-type="string">
            <text:p> самолет</text:p>
          </table:table-cell>
          <table:table-cell table:formula="of:=LEN([.A5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104-airport" xlink:type="simple">airport</text:a></text:p>
          </table:table-cell>
          <table:table-cell office:value-type="string" calcext:value-type="string">
            <text:p> аэропорт</text:p>
          </table:table-cell>
          <table:table-cell table:formula="of:=LEN([.A5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106-alcohol" xlink:type="simple">alcohol</text:a></text:p>
          </table:table-cell>
          <table:table-cell office:value-type="string" calcext:value-type="string">
            <text:p> алкоголь</text:p>
          </table:table-cell>
          <table:table-cell table:formula="of:=LEN([.A5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108-alive" xlink:type="simple">alive</text:a></text:p>
          </table:table-cell>
          <table:table-cell office:value-type="string" calcext:value-type="string">
            <text:p> живой</text:p>
          </table:table-cell>
          <table:table-cell table:formula="of:=LEN([.A5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4-all" xlink:type="simple">all</text:a></text:p>
          </table:table-cell>
          <table:table-cell office:value-type="string" calcext:value-type="string">
            <text:p> все, все</text:p>
          </table:table-cell>
          <table:table-cell table:formula="of:=LEN([.A5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92-allow" xlink:type="simple">allow</text:a></text:p>
          </table:table-cell>
          <table:table-cell office:value-type="string" calcext:value-type="string">
            <text:p> позволять, разрешать</text:p>
          </table:table-cell>
          <table:table-cell table:formula="of:=LEN([.A6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51-almost" xlink:type="simple">almost</text:a></text:p>
          </table:table-cell>
          <table:table-cell office:value-type="string" calcext:value-type="string">
            <text:p> почти</text:p>
          </table:table-cell>
          <table:table-cell table:formula="of:=LEN([.A61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972-alone" xlink:type="simple">alone</text:a></text:p>
          </table:table-cell>
          <table:table-cell office:value-type="string" calcext:value-type="string">
            <text:p> одинокий, единственный, в одиночестве</text:p>
          </table:table-cell>
          <table:table-cell table:formula="of:=LEN([.A6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90-along" xlink:type="simple">along</text:a></text:p>
          </table:table-cell>
          <table:table-cell office:value-type="string" calcext:value-type="string">
            <text:p> вдоль, по, вдоль</text:p>
          </table:table-cell>
          <table:table-cell table:formula="of:=LEN([.A6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112-alphabet" xlink:type="simple">alphabet</text:a></text:p>
          </table:table-cell>
          <table:table-cell office:value-type="string" calcext:value-type="string">
            <text:p> алфавит</text:p>
          </table:table-cell>
          <table:table-cell table:formula="of:=LEN([.A6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88-already" xlink:type="simple">already</text:a></text:p>
          </table:table-cell>
          <table:table-cell office:value-type="string" calcext:value-type="string">
            <text:p> уже</text:p>
          </table:table-cell>
          <table:table-cell table:formula="of:=LEN([.A6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51-also" xlink:type="simple">also</text:a></text:p>
          </table:table-cell>
          <table:table-cell office:value-type="string" calcext:value-type="string">
            <text:p> также, тоже</text:p>
          </table:table-cell>
          <table:table-cell table:formula="of:=LEN([.A6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27-although" xlink:type="simple">although</text:a></text:p>
          </table:table-cell>
          <table:table-cell office:value-type="string" calcext:value-type="string">
            <text:p> хотя, несмотря на то, что</text:p>
          </table:table-cell>
          <table:table-cell table:formula="of:=LEN([.A6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48-always" xlink:type="simple">always</text:a></text:p>
          </table:table-cell>
          <table:table-cell office:value-type="string" calcext:value-type="string">
            <text:p> всегда</text:p>
          </table:table-cell>
          <table:table-cell table:formula="of:=LEN([.A6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39-among" xlink:type="simple">among</text:a></text:p>
          </table:table-cell>
          <table:table-cell office:value-type="string" calcext:value-type="string">
            <text:p> между, среди</text:p>
          </table:table-cell>
          <table:table-cell table:formula="of:=LEN([.A69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697-amount" xlink:type="simple">amount</text:a></text:p>
          </table:table-cell>
          <table:table-cell office:value-type="string" calcext:value-type="string">
            <text:p> количество, сумма, составлять</text:p>
          </table:table-cell>
          <table:table-cell table:formula="of:=LEN([.A7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120-amuse" xlink:type="simple">amuse</text:a></text:p>
          </table:table-cell>
          <table:table-cell office:value-type="string" calcext:value-type="string">
            <text:p> развлекать, забавлять</text:p>
          </table:table-cell>
          <table:table-cell table:formula="of:=LEN([.A7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121-amusing" xlink:type="simple">amusing</text:a></text:p>
          </table:table-cell>
          <table:table-cell office:value-type="string" calcext:value-type="string">
            <text:p> забавный, занимательный</text:p>
          </table:table-cell>
          <table:table-cell table:formula="of:=LEN([.A7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123-ancient" xlink:type="simple">ancient</text:a></text:p>
          </table:table-cell>
          <table:table-cell office:value-type="string" calcext:value-type="string">
            <text:p> античный, древний</text:p>
          </table:table-cell>
          <table:table-cell table:formula="of:=LEN([.A7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-and" xlink:type="simple">and</text:a></text:p>
          </table:table-cell>
          <table:table-cell office:value-type="string" calcext:value-type="string">
            <text:p> и</text:p>
          </table:table-cell>
          <table:table-cell table:formula="of:=LEN([.A7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124-anger" xlink:type="simple">anger</text:a></text:p>
          </table:table-cell>
          <table:table-cell office:value-type="string" calcext:value-type="string">
            <text:p> гнев, злость</text:p>
          </table:table-cell>
          <table:table-cell table:formula="of:=LEN([.A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125-angle" xlink:type="simple">angle</text:a></text:p>
          </table:table-cell>
          <table:table-cell office:value-type="string" calcext:value-type="string">
            <text:p> угол</text:p>
          </table:table-cell>
          <table:table-cell table:formula="of:=LEN([.A7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126-angry" xlink:type="simple">angry</text:a></text:p>
          </table:table-cell>
          <table:table-cell office:value-type="string" calcext:value-type="string">
            <text:p> сердитый, рассерженный</text:p>
          </table:table-cell>
          <table:table-cell table:formula="of:=LEN([.A7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647-animal" xlink:type="simple">animal</text:a></text:p>
          </table:table-cell>
          <table:table-cell office:value-type="string" calcext:value-type="string">
            <text:p> животное, животный</text:p>
          </table:table-cell>
          <table:table-cell table:formula="of:=LEN([.A7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031-announce" xlink:type="simple">announce</text:a></text:p>
          </table:table-cell>
          <table:table-cell office:value-type="string" calcext:value-type="string">
            <text:p> объявлять, анонсировать</text:p>
          </table:table-cell>
          <table:table-cell table:formula="of:=LEN([.A7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129-annoy" xlink:type="simple">annoy</text:a></text:p>
          </table:table-cell>
          <table:table-cell office:value-type="string" calcext:value-type="string">
            <text:p> раздражать</text:p>
          </table:table-cell>
          <table:table-cell table:formula="of:=LEN([.A8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133-another" xlink:type="simple">another</text:a></text:p>
          </table:table-cell>
          <table:table-cell office:value-type="string" calcext:value-type="string">
            <text:p> другой, иной, другой</text:p>
          </table:table-cell>
          <table:table-cell table:formula="of:=LEN([.A8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684-answer" xlink:type="simple">answer</text:a></text:p>
          </table:table-cell>
          <table:table-cell office:value-type="string" calcext:value-type="string">
            <text:p> ответ, отвечать</text:p>
          </table:table-cell>
          <table:table-cell table:formula="of:=LEN([.A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135-anxiety" xlink:type="simple">anxiety</text:a></text:p>
          </table:table-cell>
          <table:table-cell office:value-type="string" calcext:value-type="string">
            <text:p> тревога</text:p>
          </table:table-cell>
          <table:table-cell table:formula="of:=LEN([.A8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136-anxious" xlink:type="simple">anxious</text:a></text:p>
          </table:table-cell>
          <table:table-cell office:value-type="string" calcext:value-type="string">
            <text:p> тревожный, озабоченный</text:p>
          </table:table-cell>
          <table:table-cell table:formula="of:=LEN([.A84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68-any" xlink:type="simple">any</text:a></text:p>
          </table:table-cell>
          <table:table-cell office:value-type="string" calcext:value-type="string">
            <text:p> сколько-нибудь, кто-нибудь</text:p>
          </table:table-cell>
          <table:table-cell table:formula="of:=LEN([.A8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137-anybody" xlink:type="simple">anybody</text:a></text:p>
          </table:table-cell>
          <table:table-cell office:value-type="string" calcext:value-type="string">
            <text:p> любой, кто-нибудь</text:p>
          </table:table-cell>
          <table:table-cell table:formula="of:=LEN([.A8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388-anymore" xlink:type="simple">anymore</text:a></text:p>
          </table:table-cell>
          <table:table-cell office:value-type="string" calcext:value-type="string">
            <text:p> больше не, уже не</text:p>
          </table:table-cell>
          <table:table-cell table:formula="of:=LEN([.A8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582-anyone" xlink:type="simple">anyone</text:a></text:p>
          </table:table-cell>
          <table:table-cell office:value-type="string" calcext:value-type="string">
            <text:p> любой, кто-угодно</text:p>
          </table:table-cell>
          <table:table-cell table:formula="of:=LEN([.A8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85-anything" xlink:type="simple">anything</text:a></text:p>
          </table:table-cell>
          <table:table-cell office:value-type="string" calcext:value-type="string">
            <text:p> что-нибудь, что угодно</text:p>
          </table:table-cell>
          <table:table-cell table:formula="of:=LEN([.A8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139-anywhere" xlink:type="simple">anywhere</text:a></text:p>
          </table:table-cell>
          <table:table-cell office:value-type="string" calcext:value-type="string">
            <text:p> где угодно, везде</text:p>
          </table:table-cell>
          <table:table-cell table:formula="of:=LEN([.A9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140-apart" xlink:type="simple">apart</text:a></text:p>
          </table:table-cell>
          <table:table-cell office:value-type="string" calcext:value-type="string">
            <text:p> отдельно, врозь</text:p>
          </table:table-cell>
          <table:table-cell table:formula="of:=LEN([.A9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141-apartment" xlink:type="simple">apartment</text:a></text:p>
          </table:table-cell>
          <table:table-cell office:value-type="string" calcext:value-type="string">
            <text:p> квартира, апартаменты</text:p>
          </table:table-cell>
          <table:table-cell table:formula="of:=LEN([.A9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343-appear" xlink:type="simple">appear</text:a></text:p>
          </table:table-cell>
          <table:table-cell office:value-type="string" calcext:value-type="string">
            <text:p> показываться, появляться</text:p>
          </table:table-cell>
          <table:table-cell table:formula="of:=LEN([.A9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146-appearance" xlink:type="simple">appearance</text:a></text:p>
          </table:table-cell>
          <table:table-cell office:value-type="string" calcext:value-type="string">
            <text:p> внешний вид, появление</text:p>
          </table:table-cell>
          <table:table-cell table:formula="of:=LEN([.A9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1147-apple" xlink:type="simple">apple</text:a></text:p>
          </table:table-cell>
          <table:table-cell office:value-type="string" calcext:value-type="string">
            <text:p> яблоко</text:p>
          </table:table-cell>
          <table:table-cell table:formula="of:=LEN([.A95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152-appropriate" xlink:type="simple">appropriate</text:a></text:p>
          </table:table-cell>
          <table:table-cell office:value-type="string" calcext:value-type="string">
            <text:p> подходящий, соответствующий</text:p>
          </table:table-cell>
          <table:table-cell table:formula="of:=LEN([.A9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1153-approval" xlink:type="simple">approval</text:a></text:p>
          </table:table-cell>
          <table:table-cell office:value-type="string" calcext:value-type="string">
            <text:p> одобрение</text:p>
          </table:table-cell>
          <table:table-cell table:formula="of:=LEN([.A9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154-approve" xlink:type="simple">approve</text:a></text:p>
          </table:table-cell>
          <table:table-cell office:value-type="string" calcext:value-type="string">
            <text:p> одобрять, утверждать</text:p>
          </table:table-cell>
          <table:table-cell table:formula="of:=LEN([.A9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157-April" xlink:type="simple">April</text:a></text:p>
          </table:table-cell>
          <table:table-cell office:value-type="string" calcext:value-type="string">
            <text:p> апрель</text:p>
          </table:table-cell>
          <table:table-cell table:formula="of:=LEN([.A9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93-area" xlink:type="simple">area</text:a></text:p>
          </table:table-cell>
          <table:table-cell office:value-type="string" calcext:value-type="string">
            <text:p> пространство, область</text:p>
          </table:table-cell>
          <table:table-cell table:formula="of:=LEN([.A1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94-argue" xlink:type="simple">argue</text:a></text:p>
          </table:table-cell>
          <table:table-cell office:value-type="string" calcext:value-type="string">
            <text:p> спорить, утверждать</text:p>
          </table:table-cell>
          <table:table-cell table:formula="of:=LEN([.A10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158-argument" xlink:type="simple">argument</text:a></text:p>
          </table:table-cell>
          <table:table-cell office:value-type="string" calcext:value-type="string">
            <text:p> аргумент, довод</text:p>
          </table:table-cell>
          <table:table-cell table:formula="of:=LEN([.A10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429-arm" xlink:type="simple">arm</text:a></text:p>
          </table:table-cell>
          <table:table-cell office:value-type="string" calcext:value-type="string">
            <text:p> рука, вооружать</text:p>
          </table:table-cell>
          <table:table-cell table:formula="of:=LEN([.A10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162-army" xlink:type="simple">army</text:a></text:p>
          </table:table-cell>
          <table:table-cell office:value-type="string" calcext:value-type="string">
            <text:p> армия, войска</text:p>
          </table:table-cell>
          <table:table-cell table:formula="of:=LEN([.A10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24-around" xlink:type="simple">around</text:a></text:p>
          </table:table-cell>
          <table:table-cell office:value-type="string" calcext:value-type="string">
            <text:p> вокруг, около, вокруг</text:p>
          </table:table-cell>
          <table:table-cell table:formula="of:=LEN([.A105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163-arrange" xlink:type="simple">arrange</text:a></text:p>
          </table:table-cell>
          <table:table-cell office:value-type="string" calcext:value-type="string">
            <text:p> организовывать, расставлять</text:p>
          </table:table-cell>
          <table:table-cell table:formula="of:=LEN([.A106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1164-arrangement" xlink:type="simple">arrangement</text:a></text:p>
          </table:table-cell>
          <table:table-cell office:value-type="string" calcext:value-type="string">
            <text:p> соглашение, договоренность</text:p>
          </table:table-cell>
          <table:table-cell table:formula="of:=LEN([.A107])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1166-arrival" xlink:type="simple">arrival</text:a></text:p>
          </table:table-cell>
          <table:table-cell table:style-name="ce2" office:value-type="string" calcext:value-type="string">
            <text:p> прибытие</text:p>
          </table:table-cell>
          <table:table-cell table:formula="of:=LEN([.A10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727-arrive" xlink:type="simple">arrive</text:a></text:p>
          </table:table-cell>
          <table:table-cell office:value-type="string" calcext:value-type="string">
            <text:p> прибывать, приезжать</text:p>
          </table:table-cell>
          <table:table-cell table:formula="of:=LEN([.A10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99-art" xlink:type="simple">art</text:a></text:p>
          </table:table-cell>
          <table:table-cell office:value-type="string" calcext:value-type="string">
            <text:p> искусство</text:p>
          </table:table-cell>
          <table:table-cell table:formula="of:=LEN([.A1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649-article" xlink:type="simple">article</text:a></text:p>
          </table:table-cell>
          <table:table-cell office:value-type="string" calcext:value-type="string">
            <text:p> статья, вещь</text:p>
          </table:table-cell>
          <table:table-cell table:formula="of:=LEN([.A1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168-artificial" xlink:type="simple">artificial</text:a></text:p>
          </table:table-cell>
          <table:table-cell office:value-type="string" calcext:value-type="string">
            <text:p> искусственный</text:p>
          </table:table-cell>
          <table:table-cell table:formula="of:=LEN([.A11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654-artist" xlink:type="simple">artist</text:a></text:p>
          </table:table-cell>
          <table:table-cell office:value-type="string" calcext:value-type="string">
            <text:p> художник, артист</text:p>
          </table:table-cell>
          <table:table-cell table:formula="of:=LEN([.A11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7-as" xlink:type="simple">as</text:a></text:p>
          </table:table-cell>
          <table:table-cell office:value-type="string" calcext:value-type="string">
            <text:p> как, в качестве, как</text:p>
          </table:table-cell>
          <table:table-cell table:formula="of:=LEN([.A1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1170-ashamed" xlink:type="simple">ashamed</text:a></text:p>
          </table:table-cell>
          <table:table-cell office:value-type="string" calcext:value-type="string">
            <text:p> пристыженный</text:p>
          </table:table-cell>
          <table:table-cell table:formula="of:=LEN([.A11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87-ask" xlink:type="simple">ask</text:a></text:p>
          </table:table-cell>
          <table:table-cell office:value-type="string" calcext:value-type="string">
            <text:p> спрашивать</text:p>
          </table:table-cell>
          <table:table-cell table:formula="of:=LEN([.A11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172-asleep" xlink:type="simple">asleep</text:a></text:p>
          </table:table-cell>
          <table:table-cell office:value-type="string" calcext:value-type="string">
            <text:p> спящий</text:p>
          </table:table-cell>
          <table:table-cell table:formula="of:=LEN([.A117]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1178-association" xlink:type="simple">association</text:a></text:p>
          </table:table-cell>
          <table:table-cell table:style-name="ce2" office:value-type="string" calcext:value-type="string">
            <text:p> ассоциация, объединение</text:p>
          </table:table-cell>
          <table:table-cell table:formula="of:=LEN([.A11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176-at" xlink:type="simple">at</text:a></text:p>
          </table:table-cell>
          <table:table-cell office:value-type="string" calcext:value-type="string">
            <text:p> у, за</text:p>
          </table:table-cell>
          <table:table-cell table:formula="of:=LEN([.A1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1181-atom" xlink:type="simple">atom</text:a></text:p>
          </table:table-cell>
          <table:table-cell office:value-type="string" calcext:value-type="string">
            <text:p> атом, мельчайшая частица</text:p>
          </table:table-cell>
          <table:table-cell table:formula="of:=LEN([.A120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1182-attach" xlink:type="simple">attach</text:a></text:p>
          </table:table-cell>
          <table:table-cell office:value-type="string" calcext:value-type="string">
            <text:p> прикреплять(ся), присоединять(ся)</text:p>
          </table:table-cell>
          <table:table-cell table:formula="of:=LEN([.A12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707-attack" xlink:type="simple">attack</text:a></text:p>
          </table:table-cell>
          <table:table-cell office:value-type="string" calcext:value-type="string">
            <text:p> атаковать, нападать, атака</text:p>
          </table:table-cell>
          <table:table-cell table:formula="of:=LEN([.A122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183-attempt" xlink:type="simple">attempt</text:a></text:p>
          </table:table-cell>
          <table:table-cell office:value-type="string" calcext:value-type="string">
            <text:p> попытка, покушение, пытаться</text:p>
          </table:table-cell>
          <table:table-cell table:formula="of:=LEN([.A1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036-attend" xlink:type="simple">attend</text:a></text:p>
          </table:table-cell>
          <table:table-cell office:value-type="string" calcext:value-type="string">
            <text:p> посещать, присутствовать</text:p>
          </table:table-cell>
          <table:table-cell table:formula="of:=LEN([.A1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520-attention" xlink:type="simple">attention</text:a></text:p>
          </table:table-cell>
          <table:table-cell office:value-type="string" calcext:value-type="string">
            <text:p> внимание</text:p>
          </table:table-cell>
          <table:table-cell table:formula="of:=LEN([.A12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021-attitude" xlink:type="simple">attitude</text:a></text:p>
          </table:table-cell>
          <table:table-cell office:value-type="string" calcext:value-type="string">
            <text:p> отношение, позиция</text:p>
          </table:table-cell>
          <table:table-cell table:formula="of:=LEN([.A1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184-attract" xlink:type="simple">attract</text:a></text:p>
          </table:table-cell>
          <table:table-cell office:value-type="string" calcext:value-type="string">
            <text:p> привлекать, притягивать</text:p>
          </table:table-cell>
          <table:table-cell table:formula="of:=LEN([.A12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186-attractive" xlink:type="simple">attractive</text:a></text:p>
          </table:table-cell>
          <table:table-cell office:value-type="string" calcext:value-type="string">
            <text:p> привлекательный</text:p>
          </table:table-cell>
          <table:table-cell table:formula="of:=LEN([.A12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1187-August" xlink:type="simple">August</text:a></text:p>
          </table:table-cell>
          <table:table-cell office:value-type="string" calcext:value-type="string">
            <text:p> август</text:p>
          </table:table-cell>
          <table:table-cell table:formula="of:=LEN([.A12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188-aunt" xlink:type="simple">aunt</text:a></text:p>
          </table:table-cell>
          <table:table-cell office:value-type="string" calcext:value-type="string">
            <text:p> тетя</text:p>
          </table:table-cell>
          <table:table-cell table:formula="of:=LEN([.A1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08-author" xlink:type="simple">author</text:a></text:p>
          </table:table-cell>
          <table:table-cell office:value-type="string" calcext:value-type="string">
            <text:p> автор</text:p>
          </table:table-cell>
          <table:table-cell table:formula="of:=LEN([.A131]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745-authority" xlink:type="simple">authority</text:a></text:p>
          </table:table-cell>
          <table:table-cell table:style-name="ce2" office:value-type="string" calcext:value-type="string">
            <text:p> власть, органы власти</text:p>
          </table:table-cell>
          <table:table-cell table:formula="of:=LEN([.A13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190-autumn" xlink:type="simple">autumn</text:a></text:p>
          </table:table-cell>
          <table:table-cell office:value-type="string" calcext:value-type="string">
            <text:p> осень</text:p>
          </table:table-cell>
          <table:table-cell table:formula="of:=LEN([.A1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546-available" xlink:type="simple">available</text:a></text:p>
          </table:table-cell>
          <table:table-cell office:value-type="string" calcext:value-type="string">
            <text:p> доступный</text:p>
          </table:table-cell>
          <table:table-cell table:formula="of:=LEN([.A134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1191-average" xlink:type="simple">average</text:a></text:p>
          </table:table-cell>
          <table:table-cell office:value-type="string" calcext:value-type="string">
            <text:p> средний, обыкновенный, среднее</text:p>
          </table:table-cell>
          <table:table-cell table:formula="of:=LEN([.A13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805-avoid" xlink:type="simple">avoid</text:a></text:p>
          </table:table-cell>
          <table:table-cell office:value-type="string" calcext:value-type="string">
            <text:p> избегать</text:p>
          </table:table-cell>
          <table:table-cell table:formula="of:=LEN([.A136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192-awake" xlink:type="simple">awake</text:a></text:p>
          </table:table-cell>
          <table:table-cell office:value-type="string" calcext:value-type="string">
            <text:p> просыпаться, будить, бодрствующий</text:p>
          </table:table-cell>
          <table:table-cell table:formula="of:=LEN([.A1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29-away" xlink:type="simple">away</text:a></text:p>
          </table:table-cell>
          <table:table-cell office:value-type="string" calcext:value-type="string">
            <text:p> далеко, вдали</text:p>
          </table:table-cell>
          <table:table-cell table:formula="of:=LEN([.A1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197-awkward" xlink:type="simple">awkward</text:a></text:p>
          </table:table-cell>
          <table:table-cell office:value-type="string" calcext:value-type="string">
            <text:p> неловкий, неуклюжий</text:p>
          </table:table-cell>
          <table:table-cell table:formula="of:=LEN([.A139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517-baby" xlink:type="simple">baby</text:a></text:p>
          </table:table-cell>
          <table:table-cell office:value-type="string" calcext:value-type="string">
            <text:p> ребенок, младенец, детский</text:p>
          </table:table-cell>
          <table:table-cell table:formula="of:=LEN([.A14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7-back" xlink:type="simple">back</text:a></text:p>
          </table:table-cell>
          <table:table-cell office:value-type="string" calcext:value-type="string">
            <text:p> назад, обратно, задний</text:p>
          </table:table-cell>
          <table:table-cell table:formula="of:=LEN([.A14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198-background" xlink:type="simple">background</text:a></text:p>
          </table:table-cell>
          <table:table-cell office:value-type="string" calcext:value-type="string">
            <text:p> фон, происхождение</text:p>
          </table:table-cell>
          <table:table-cell table:formula="of:=LEN([.A14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42-bad" xlink:type="simple">bad</text:a></text:p>
          </table:table-cell>
          <table:table-cell office:value-type="string" calcext:value-type="string">
            <text:p> плохой, несчастье</text:p>
          </table:table-cell>
          <table:table-cell table:formula="of:=LEN([.A14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200-badly" xlink:type="simple">badly</text:a></text:p>
          </table:table-cell>
          <table:table-cell office:value-type="string" calcext:value-type="string">
            <text:p> скверно, плохо</text:p>
          </table:table-cell>
          <table:table-cell table:formula="of:=LEN([.A14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890-bag" xlink:type="simple">bag</text:a></text:p>
          </table:table-cell>
          <table:table-cell office:value-type="string" calcext:value-type="string">
            <text:p> сумка, мешок</text:p>
          </table:table-cell>
          <table:table-cell table:formula="of:=LEN([.A14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202-bake" xlink:type="simple">bake</text:a></text:p>
          </table:table-cell>
          <table:table-cell office:value-type="string" calcext:value-type="string">
            <text:p> печь(ся), выпекать(ся)</text:p>
          </table:table-cell>
          <table:table-cell table:formula="of:=LEN([.A146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1203-balance" xlink:type="simple">balance</text:a></text:p>
          </table:table-cell>
          <table:table-cell office:value-type="string" calcext:value-type="string">
            <text:p> баланс, равновесие, (с)балансировать</text:p>
          </table:table-cell>
          <table:table-cell table:formula="of:=LEN([.A1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809-ball" xlink:type="simple">ball</text:a></text:p>
          </table:table-cell>
          <table:table-cell office:value-type="string" calcext:value-type="string">
            <text:p> мяч, шар</text:p>
          </table:table-cell>
          <table:table-cell table:formula="of:=LEN([.A1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06-band" xlink:type="simple">band</text:a></text:p>
          </table:table-cell>
          <table:table-cell office:value-type="string" calcext:value-type="string">
            <text:p> банда, лента</text:p>
          </table:table-cell>
          <table:table-cell table:formula="of:=LEN([.A149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585-bank" xlink:type="simple">bank</text:a></text:p>
          </table:table-cell>
          <table:table-cell office:value-type="string" calcext:value-type="string">
            <text:p> банк, берег (реки), банковский</text:p>
          </table:table-cell>
          <table:table-cell table:formula="of:=LEN([.A1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75-bar" xlink:type="simple">bar</text:a></text:p>
          </table:table-cell>
          <table:table-cell office:value-type="string" calcext:value-type="string">
            <text:p> бар, брусок, преграждать</text:p>
          </table:table-cell>
          <table:table-cell table:formula="of:=LEN([.A15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470-base" xlink:type="simple">base</text:a></text:p>
          </table:table-cell>
          <table:table-cell office:value-type="string" calcext:value-type="string">
            <text:p> основа, базис, базировать</text:p>
          </table:table-cell>
          <table:table-cell table:formula="of:=LEN([.A15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012-basic" xlink:type="simple">basic</text:a></text:p>
          </table:table-cell>
          <table:table-cell office:value-type="string" calcext:value-type="string">
            <text:p> базовый, основной</text:p>
          </table:table-cell>
          <table:table-cell table:formula="of:=LEN([.A1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160-basket" xlink:type="simple">basket</text:a></text:p>
          </table:table-cell>
          <table:table-cell office:value-type="string" calcext:value-type="string">
            <text:p> корзина</text:p>
          </table:table-cell>
          <table:table-cell table:formula="of:=LEN([.A15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270-basketball" xlink:type="simple">basketball</text:a></text:p>
          </table:table-cell>
          <table:table-cell office:value-type="string" calcext:value-type="string">
            <text:p> баскетбол</text:p>
          </table:table-cell>
          <table:table-cell table:formula="of:=LEN([.A15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1211-bath" xlink:type="simple">bath</text:a></text:p>
          </table:table-cell>
          <table:table-cell office:value-type="string" calcext:value-type="string">
            <text:p> ванна, купать</text:p>
          </table:table-cell>
          <table:table-cell table:formula="of:=LEN([.A156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1214-battle" xlink:type="simple">battle</text:a></text:p>
          </table:table-cell>
          <table:table-cell office:value-type="string" calcext:value-type="string">
            <text:p> битва, сражение, сражаться</text:p>
          </table:table-cell>
          <table:table-cell table:formula="of:=LEN([.A15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-be" xlink:type="simple">be</text:a></text:p>
          </table:table-cell>
          <table:table-cell office:value-type="string" calcext:value-type="string">
            <text:p> быть, существовать</text:p>
          </table:table-cell>
          <table:table-cell table:formula="of:=LEN([.A15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1216-beach" xlink:type="simple">beach</text:a></text:p>
          </table:table-cell>
          <table:table-cell office:value-type="string" calcext:value-type="string">
            <text:p> пляж</text:p>
          </table:table-cell>
          <table:table-cell table:formula="of:=LEN([.A15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217-beak" xlink:type="simple">beak</text:a></text:p>
          </table:table-cell>
          <table:table-cell office:value-type="string" calcext:value-type="string">
            <text:p> клюв</text:p>
          </table:table-cell>
          <table:table-cell table:formula="of:=LEN([.A16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61-beam" xlink:type="simple">beam</text:a></text:p>
          </table:table-cell>
          <table:table-cell office:value-type="string" calcext:value-type="string">
            <text:p> луч, излучать</text:p>
          </table:table-cell>
          <table:table-cell table:formula="of:=LEN([.A16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62-bean" xlink:type="simple">bean</text:a></text:p>
          </table:table-cell>
          <table:table-cell office:value-type="string" calcext:value-type="string">
            <text:p> боб, фасоль</text:p>
          </table:table-cell>
          <table:table-cell table:formula="of:=LEN([.A16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963-bear" xlink:type="simple">bear</text:a></text:p>
          </table:table-cell>
          <table:table-cell office:value-type="string" calcext:value-type="string">
            <text:p> носить, переносить, медведь</text:p>
          </table:table-cell>
          <table:table-cell table:formula="of:=LEN([.A1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18-beard" xlink:type="simple">beard</text:a></text:p>
          </table:table-cell>
          <table:table-cell office:value-type="string" calcext:value-type="string">
            <text:p> борода</text:p>
          </table:table-cell>
          <table:table-cell table:formula="of:=LEN([.A16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914-beat" xlink:type="simple">beat</text:a></text:p>
          </table:table-cell>
          <table:table-cell office:value-type="string" calcext:value-type="string">
            <text:p> бить, удар</text:p>
          </table:table-cell>
          <table:table-cell table:formula="of:=LEN([.A16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76-beautiful" xlink:type="simple">beautiful</text:a></text:p>
          </table:table-cell>
          <table:table-cell office:value-type="string" calcext:value-type="string">
            <text:p> красивый, прекрасный</text:p>
          </table:table-cell>
          <table:table-cell table:formula="of:=LEN([.A16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219-beauty" xlink:type="simple">beauty</text:a></text:p>
          </table:table-cell>
          <table:table-cell office:value-type="string" calcext:value-type="string">
            <text:p> красота</text:p>
          </table:table-cell>
          <table:table-cell table:formula="of:=LEN([.A16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53-because" xlink:type="simple">because</text:a></text:p>
          </table:table-cell>
          <table:table-cell office:value-type="string" calcext:value-type="string">
            <text:p> потому что</text:p>
          </table:table-cell>
          <table:table-cell table:formula="of:=LEN([.A16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92-become" xlink:type="simple">become</text:a></text:p>
          </table:table-cell>
          <table:table-cell office:value-type="string" calcext:value-type="string">
            <text:p> становиться, случаться</text:p>
          </table:table-cell>
          <table:table-cell table:formula="of:=LEN([.A16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606-bed" xlink:type="simple">bed</text:a></text:p>
          </table:table-cell>
          <table:table-cell office:value-type="string" calcext:value-type="string">
            <text:p> кровать, укладывать спать</text:p>
          </table:table-cell>
          <table:table-cell table:formula="of:=LEN([.A17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222-beer" xlink:type="simple">beer</text:a></text:p>
          </table:table-cell>
          <table:table-cell office:value-type="string" calcext:value-type="string">
            <text:p> пиво</text:p>
          </table:table-cell>
          <table:table-cell table:formula="of:=LEN([.A17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83-before" xlink:type="simple">before</text:a></text:p>
          </table:table-cell>
          <table:table-cell office:value-type="string" calcext:value-type="string">
            <text:p> до, раньше, прежде</text:p>
          </table:table-cell>
          <table:table-cell table:formula="of:=LEN([.A17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14-begin" xlink:type="simple">begin</text:a></text:p>
          </table:table-cell>
          <table:table-cell office:value-type="string" calcext:value-type="string">
            <text:p> начинать</text:p>
          </table:table-cell>
          <table:table-cell table:formula="of:=LEN([.A17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223-beginning" xlink:type="simple">beginning</text:a></text:p>
          </table:table-cell>
          <table:table-cell office:value-type="string" calcext:value-type="string">
            <text:p> начало</text:p>
          </table:table-cell>
          <table:table-cell table:formula="of:=LEN([.A17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225-behave" xlink:type="simple">behave</text:a></text:p>
          </table:table-cell>
          <table:table-cell office:value-type="string" calcext:value-type="string">
            <text:p> вести себя</text:p>
          </table:table-cell>
          <table:table-cell table:formula="of:=LEN([.A17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226-behavior" xlink:type="simple">behavior</text:a></text:p>
          </table:table-cell>
          <table:table-cell office:value-type="string" calcext:value-type="string">
            <text:p> поведение</text:p>
          </table:table-cell>
          <table:table-cell table:formula="of:=LEN([.A17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367-behind" xlink:type="simple">behind</text:a></text:p>
          </table:table-cell>
          <table:table-cell office:value-type="string" calcext:value-type="string">
            <text:p> сзади, за, сзади</text:p>
          </table:table-cell>
          <table:table-cell table:formula="of:=LEN([.A17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227-belief" xlink:type="simple">belief</text:a></text:p>
          </table:table-cell>
          <table:table-cell office:value-type="string" calcext:value-type="string">
            <text:p> вера, убеждение</text:p>
          </table:table-cell>
          <table:table-cell table:formula="of:=LEN([.A17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53-believe" xlink:type="simple">believe</text:a></text:p>
          </table:table-cell>
          <table:table-cell office:value-type="string" calcext:value-type="string">
            <text:p> верить</text:p>
          </table:table-cell>
          <table:table-cell table:formula="of:=LEN([.A17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228-bell" xlink:type="simple">bell</text:a></text:p>
          </table:table-cell>
          <table:table-cell office:value-type="string" calcext:value-type="string">
            <text:p> колокол, звонок</text:p>
          </table:table-cell>
          <table:table-cell table:formula="of:=LEN([.A1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29-belong" xlink:type="simple">belong</text:a></text:p>
          </table:table-cell>
          <table:table-cell office:value-type="string" calcext:value-type="string">
            <text:p> принадлежать</text:p>
          </table:table-cell>
          <table:table-cell table:formula="of:=LEN([.A18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230-below" xlink:type="simple">below</text:a></text:p>
          </table:table-cell>
          <table:table-cell office:value-type="string" calcext:value-type="string">
            <text:p> ниже, ниже</text:p>
          </table:table-cell>
          <table:table-cell table:formula="of:=LEN([.A18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231-belt" xlink:type="simple">belt</text:a></text:p>
          </table:table-cell>
          <table:table-cell office:value-type="string" calcext:value-type="string">
            <text:p> ремень, пояс</text:p>
          </table:table-cell>
          <table:table-cell table:formula="of:=LEN([.A18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1232-bend" xlink:type="simple">bend</text:a></text:p>
          </table:table-cell>
          <table:table-cell office:value-type="string" calcext:value-type="string">
            <text:p> сгибать(ся), поворачивать, изгиб</text:p>
          </table:table-cell>
          <table:table-cell table:formula="of:=LEN([.A18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33-beneath" xlink:type="simple">beneath</text:a></text:p>
          </table:table-cell>
          <table:table-cell office:value-type="string" calcext:value-type="string">
            <text:p> под, внизу</text:p>
          </table:table-cell>
          <table:table-cell table:formula="of:=LEN([.A185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729-benefit" xlink:type="simple">benefit</text:a></text:p>
          </table:table-cell>
          <table:table-cell office:value-type="string" calcext:value-type="string">
            <text:p> польза, выгода, извлекать пользу</text:p>
          </table:table-cell>
          <table:table-cell table:formula="of:=LEN([.A18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234-beside" xlink:type="simple">beside</text:a></text:p>
          </table:table-cell>
          <table:table-cell office:value-type="string" calcext:value-type="string">
            <text:p> рядом с, около</text:p>
          </table:table-cell>
          <table:table-cell table:formula="of:=LEN([.A18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67-best" xlink:type="simple">best</text:a></text:p>
          </table:table-cell>
          <table:table-cell office:value-type="string" calcext:value-type="string">
            <text:p> самое лучшее, лучший</text:p>
          </table:table-cell>
          <table:table-cell table:formula="of:=LEN([.A188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394-better" xlink:type="simple">better</text:a></text:p>
          </table:table-cell>
          <table:table-cell office:value-type="string" calcext:value-type="string">
            <text:p> лучший, более подходящий, лучше</text:p>
          </table:table-cell>
          <table:table-cell table:formula="of:=LEN([.A18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93-between" xlink:type="simple">between</text:a></text:p>
          </table:table-cell>
          <table:table-cell office:value-type="string" calcext:value-type="string">
            <text:p> между, между</text:p>
          </table:table-cell>
          <table:table-cell table:formula="of:=LEN([.A19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663-beyond" xlink:type="simple">beyond</text:a></text:p>
          </table:table-cell>
          <table:table-cell office:value-type="string" calcext:value-type="string">
            <text:p> за, вне, за пределами</text:p>
          </table:table-cell>
          <table:table-cell table:formula="of:=LEN([.A19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238-bicycle" xlink:type="simple">bicycle</text:a></text:p>
          </table:table-cell>
          <table:table-cell office:value-type="string" calcext:value-type="string">
            <text:p> велосипед</text:p>
          </table:table-cell>
          <table:table-cell table:formula="of:=LEN([.A19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12-big" xlink:type="simple">big</text:a></text:p>
          </table:table-cell>
          <table:table-cell office:value-type="string" calcext:value-type="string">
            <text:p> большой</text:p>
          </table:table-cell>
          <table:table-cell table:formula="of:=LEN([.A19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992-bird" xlink:type="simple">bird</text:a></text:p>
          </table:table-cell>
          <table:table-cell office:value-type="string" calcext:value-type="string">
            <text:p> птица</text:p>
          </table:table-cell>
          <table:table-cell table:formula="of:=LEN([.A19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43-birth" xlink:type="simple">birth</text:a></text:p>
          </table:table-cell>
          <table:table-cell office:value-type="string" calcext:value-type="string">
            <text:p> рождение, роды</text:p>
          </table:table-cell>
          <table:table-cell table:formula="of:=LEN([.A19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246-bite" xlink:type="simple">bite</text:a></text:p>
          </table:table-cell>
          <table:table-cell office:value-type="string" calcext:value-type="string">
            <text:p> кусать(ся), укусить, укус</text:p>
          </table:table-cell>
          <table:table-cell table:formula="of:=LEN([.A19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5-black" xlink:type="simple">black</text:a></text:p>
          </table:table-cell>
          <table:table-cell office:value-type="string" calcext:value-type="string">
            <text:p> черный, черный цвет</text:p>
          </table:table-cell>
          <table:table-cell table:formula="of:=LEN([.A19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249-blade" xlink:type="simple">blade</text:a></text:p>
          </table:table-cell>
          <table:table-cell office:value-type="string" calcext:value-type="string">
            <text:p> лезвие, клинок</text:p>
          </table:table-cell>
          <table:table-cell table:formula="of:=LEN([.A198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1250-blame" xlink:type="simple">blame</text:a></text:p>
          </table:table-cell>
          <table:table-cell table:style-name="ce2" office:value-type="string" calcext:value-type="string">
            <text:p> обвинять, порицать, вина</text:p>
          </table:table-cell>
          <table:table-cell table:formula="of:=LEN([.A19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252-blind" xlink:type="simple">blind</text:a></text:p>
          </table:table-cell>
          <table:table-cell office:value-type="string" calcext:value-type="string">
            <text:p> слепой</text:p>
          </table:table-cell>
          <table:table-cell table:formula="of:=LEN([.A20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253-block" xlink:type="simple">block</text:a></text:p>
          </table:table-cell>
          <table:table-cell office:value-type="string" calcext:value-type="string">
            <text:p> блокировать, блок</text:p>
          </table:table-cell>
          <table:table-cell table:formula="of:=LEN([.A20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614-blood" xlink:type="simple">blood</text:a></text:p>
          </table:table-cell>
          <table:table-cell office:value-type="string" calcext:value-type="string">
            <text:p> кровь</text:p>
          </table:table-cell>
          <table:table-cell table:formula="of:=LEN([.A20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255-blow" xlink:type="simple">blow</text:a></text:p>
          </table:table-cell>
          <table:table-cell office:value-type="string" calcext:value-type="string">
            <text:p> дуть, порыв ветра</text:p>
          </table:table-cell>
          <table:table-cell table:formula="of:=LEN([.A20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755-blue" xlink:type="simple">blue</text:a></text:p>
          </table:table-cell>
          <table:table-cell office:value-type="string" calcext:value-type="string">
            <text:p> синий, голубой, синий цвет</text:p>
          </table:table-cell>
          <table:table-cell table:formula="of:=LEN([.A20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90-board" xlink:type="simple">board</text:a></text:p>
          </table:table-cell>
          <table:table-cell office:value-type="string" calcext:value-type="string">
            <text:p> доска</text:p>
          </table:table-cell>
          <table:table-cell table:formula="of:=LEN([.A20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256-boat" xlink:type="simple">boat</text:a></text:p>
          </table:table-cell>
          <table:table-cell office:value-type="string" calcext:value-type="string">
            <text:p> лодка</text:p>
          </table:table-cell>
          <table:table-cell table:formula="of:=LEN([.A20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71-body" xlink:type="simple">body</text:a></text:p>
          </table:table-cell>
          <table:table-cell office:value-type="string" calcext:value-type="string">
            <text:p> тело, туловище</text:p>
          </table:table-cell>
          <table:table-cell table:formula="of:=LEN([.A2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57-boil" xlink:type="simple">boil</text:a></text:p>
          </table:table-cell>
          <table:table-cell office:value-type="string" calcext:value-type="string">
            <text:p> кипятить(ся), кипение</text:p>
          </table:table-cell>
          <table:table-cell table:formula="of:=LEN([.A2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58-bomb" xlink:type="simple">bomb</text:a></text:p>
          </table:table-cell>
          <table:table-cell office:value-type="string" calcext:value-type="string">
            <text:p> бомба, бомбить</text:p>
          </table:table-cell>
          <table:table-cell table:formula="of:=LEN([.A20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59-bone" xlink:type="simple">bone</text:a></text:p>
          </table:table-cell>
          <table:table-cell office:value-type="string" calcext:value-type="string">
            <text:p> кость</text:p>
          </table:table-cell>
          <table:table-cell table:formula="of:=LEN([.A2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03-book" xlink:type="simple">book</text:a></text:p>
          </table:table-cell>
          <table:table-cell office:value-type="string" calcext:value-type="string">
            <text:p> книга, бронировать</text:p>
          </table:table-cell>
          <table:table-cell table:formula="of:=LEN([.A2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60-boot" xlink:type="simple">boot</text:a></text:p>
          </table:table-cell>
          <table:table-cell office:value-type="string" calcext:value-type="string">
            <text:p> ботинок, сапог</text:p>
          </table:table-cell>
          <table:table-cell table:formula="of:=LEN([.A2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61-border" xlink:type="simple">border</text:a></text:p>
          </table:table-cell>
          <table:table-cell office:value-type="string" calcext:value-type="string">
            <text:p> граница</text:p>
          </table:table-cell>
          <table:table-cell table:formula="of:=LEN([.A21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263-boring" xlink:type="simple">boring</text:a></text:p>
          </table:table-cell>
          <table:table-cell office:value-type="string" calcext:value-type="string">
            <text:p> скучный</text:p>
          </table:table-cell>
          <table:table-cell table:formula="of:=LEN([.A21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264-borrow" xlink:type="simple">borrow</text:a></text:p>
          </table:table-cell>
          <table:table-cell office:value-type="string" calcext:value-type="string">
            <text:p> брать в долг</text:p>
          </table:table-cell>
          <table:table-cell table:formula="of:=LEN([.A2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17-both" xlink:type="simple">both</text:a></text:p>
          </table:table-cell>
          <table:table-cell office:value-type="string" calcext:value-type="string">
            <text:p> оба, как..., так и</text:p>
          </table:table-cell>
          <table:table-cell table:formula="of:=LEN([.A2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67-bottle" xlink:type="simple">bottle</text:a></text:p>
          </table:table-cell>
          <table:table-cell office:value-type="string" calcext:value-type="string">
            <text:p> бутылка</text:p>
          </table:table-cell>
          <table:table-cell table:formula="of:=LEN([.A2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268-bottom" xlink:type="simple">bottom</text:a></text:p>
          </table:table-cell>
          <table:table-cell office:value-type="string" calcext:value-type="string">
            <text:p> низ, нижний</text:p>
          </table:table-cell>
          <table:table-cell table:formula="of:=LEN([.A2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270-bowl" xlink:type="simple">bowl</text:a></text:p>
          </table:table-cell>
          <table:table-cell office:value-type="string" calcext:value-type="string">
            <text:p> кубок, чаша</text:p>
          </table:table-cell>
          <table:table-cell table:formula="of:=LEN([.A219]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 <text:a xlink:href="http://www.7english.ru/711-box" xlink:type="simple">box</text:a></text:p>
          </table:table-cell>
          <table:table-cell office:value-type="string" calcext:value-type="string">
            <text:p> коробка, ящик, боксировать (бить кулаком)</text:p>
          </table:table-cell>
          <table:table-cell table:formula="of:=LEN([.A22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331-boy" xlink:type="simple">boy</text:a></text:p>
          </table:table-cell>
          <table:table-cell office:value-type="string" calcext:value-type="string">
            <text:p> мальчик</text:p>
          </table:table-cell>
          <table:table-cell table:formula="of:=LEN([.A2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272-brain" xlink:type="simple">brain</text:a></text:p>
          </table:table-cell>
          <table:table-cell office:value-type="string" calcext:value-type="string">
            <text:p> мозг</text:p>
          </table:table-cell>
          <table:table-cell table:formula="of:=LEN([.A2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273-branch" xlink:type="simple">branch</text:a></text:p>
          </table:table-cell>
          <table:table-cell office:value-type="string" calcext:value-type="string">
            <text:p> ветвь, ответвление</text:p>
          </table:table-cell>
          <table:table-cell table:formula="of:=LEN([.A22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275-brave" xlink:type="simple">brave</text:a></text:p>
          </table:table-cell>
          <table:table-cell office:value-type="string" calcext:value-type="string">
            <text:p> храбрый, смелый</text:p>
          </table:table-cell>
          <table:table-cell table:formula="of:=LEN([.A2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276-bread" xlink:type="simple">bread</text:a></text:p>
          </table:table-cell>
          <table:table-cell office:value-type="string" calcext:value-type="string">
            <text:p> хлеб</text:p>
          </table:table-cell>
          <table:table-cell table:formula="of:=LEN([.A2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32-break" xlink:type="simple">break</text:a></text:p>
          </table:table-cell>
          <table:table-cell office:value-type="string" calcext:value-type="string">
            <text:p> ломать, перерыв</text:p>
          </table:table-cell>
          <table:table-cell table:formula="of:=LEN([.A2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277-breakfast" xlink:type="simple">breakfast</text:a></text:p>
          </table:table-cell>
          <table:table-cell office:value-type="string" calcext:value-type="string">
            <text:p> завтрак</text:p>
          </table:table-cell>
          <table:table-cell table:formula="of:=LEN([.A22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278-breast" xlink:type="simple">breast</text:a></text:p>
          </table:table-cell>
          <table:table-cell office:value-type="string" calcext:value-type="string">
            <text:p> грудь</text:p>
          </table:table-cell>
          <table:table-cell table:formula="of:=LEN([.A22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279-breath" xlink:type="simple">breath</text:a></text:p>
          </table:table-cell>
          <table:table-cell office:value-type="string" calcext:value-type="string">
            <text:p> дыхание, вздох</text:p>
          </table:table-cell>
          <table:table-cell table:formula="of:=LEN([.A22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280-breathe" xlink:type="simple">breathe</text:a></text:p>
          </table:table-cell>
          <table:table-cell office:value-type="string" calcext:value-type="string">
            <text:p> дышать</text:p>
          </table:table-cell>
          <table:table-cell table:formula="of:=LEN([.A23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283-brick" xlink:type="simple">brick</text:a></text:p>
          </table:table-cell>
          <table:table-cell office:value-type="string" calcext:value-type="string">
            <text:p> кирпич</text:p>
          </table:table-cell>
          <table:table-cell table:formula="of:=LEN([.A2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284-bridge" xlink:type="simple">bridge</text:a></text:p>
          </table:table-cell>
          <table:table-cell office:value-type="string" calcext:value-type="string">
            <text:p> мост</text:p>
          </table:table-cell>
          <table:table-cell table:formula="of:=LEN([.A23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287-bright" xlink:type="simple">bright</text:a></text:p>
          </table:table-cell>
          <table:table-cell office:value-type="string" calcext:value-type="string">
            <text:p> яркий, блестящий, ярко</text:p>
          </table:table-cell>
          <table:table-cell table:formula="of:=LEN([.A2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56-bring" xlink:type="simple">bring</text:a></text:p>
          </table:table-cell>
          <table:table-cell office:value-type="string" calcext:value-type="string">
            <text:p> приносить, приводить</text:p>
          </table:table-cell>
          <table:table-cell table:formula="of:=LEN([.A234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289-broad" xlink:type="simple">broad</text:a></text:p>
          </table:table-cell>
          <table:table-cell office:value-type="string" calcext:value-type="string">
            <text:p> широкий, обширный, широко</text:p>
          </table:table-cell>
          <table:table-cell table:formula="of:=LEN([.A235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290-broadcast" xlink:type="simple">broadcast</text:a></text:p>
          </table:table-cell>
          <table:table-cell office:value-type="string" calcext:value-type="string">
            <text:p> трансляция (радио, теле), вещание, вещать</text:p>
          </table:table-cell>
          <table:table-cell table:formula="of:=LEN([.A23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540-brother" xlink:type="simple">brother</text:a></text:p>
          </table:table-cell>
          <table:table-cell office:value-type="string" calcext:value-type="string">
            <text:p> брат</text:p>
          </table:table-cell>
          <table:table-cell table:formula="of:=LEN([.A237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1292-brown" xlink:type="simple">brown</text:a></text:p>
          </table:table-cell>
          <table:table-cell office:value-type="string" calcext:value-type="string">
            <text:p> коричневый, бурый, коричневый цвет</text:p>
          </table:table-cell>
          <table:table-cell table:formula="of:=LEN([.A238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293-brush" xlink:type="simple">brush</text:a></text:p>
          </table:table-cell>
          <table:table-cell office:value-type="string" calcext:value-type="string">
            <text:p> щетка, кисть, чистить (щеткой)</text:p>
          </table:table-cell>
          <table:table-cell table:formula="of:=LEN([.A23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323-bucket" xlink:type="simple">bucket</text:a></text:p>
          </table:table-cell>
          <table:table-cell office:value-type="string" calcext:value-type="string">
            <text:p> ведро</text:p>
          </table:table-cell>
          <table:table-cell table:formula="of:=LEN([.A24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55-build" xlink:type="simple">build</text:a></text:p>
          </table:table-cell>
          <table:table-cell office:value-type="string" calcext:value-type="string">
            <text:p> строить</text:p>
          </table:table-cell>
          <table:table-cell table:formula="of:=LEN([.A2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38-building" xlink:type="simple">building</text:a></text:p>
          </table:table-cell>
          <table:table-cell office:value-type="string" calcext:value-type="string">
            <text:p> здание</text:p>
          </table:table-cell>
          <table:table-cell table:formula="of:=LEN([.A24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295-bullet" xlink:type="simple">bullet</text:a></text:p>
          </table:table-cell>
          <table:table-cell office:value-type="string" calcext:value-type="string">
            <text:p> пуля</text:p>
          </table:table-cell>
          <table:table-cell table:formula="of:=LEN([.A24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296-bunch" xlink:type="simple">bunch</text:a></text:p>
          </table:table-cell>
          <table:table-cell office:value-type="string" calcext:value-type="string">
            <text:p> связка, гроздь</text:p>
          </table:table-cell>
          <table:table-cell table:formula="of:=LEN([.A24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297-burn" xlink:type="simple">burn</text:a></text:p>
          </table:table-cell>
          <table:table-cell office:value-type="string" calcext:value-type="string">
            <text:p> гореть, сжигать, ожог</text:p>
          </table:table-cell>
          <table:table-cell table:formula="of:=LEN([.A24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98-burst" xlink:type="simple">burst</text:a></text:p>
          </table:table-cell>
          <table:table-cell office:value-type="string" calcext:value-type="string">
            <text:p> взрыв, взрываться</text:p>
          </table:table-cell>
          <table:table-cell table:formula="of:=LEN([.A24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299-bury" xlink:type="simple">bury</text:a></text:p>
          </table:table-cell>
          <table:table-cell office:value-type="string" calcext:value-type="string">
            <text:p> хоронить, закапывать</text:p>
          </table:table-cell>
          <table:table-cell table:formula="of:=LEN([.A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300-bus" xlink:type="simple">bus</text:a></text:p>
          </table:table-cell>
          <table:table-cell office:value-type="string" calcext:value-type="string">
            <text:p> автобус</text:p>
          </table:table-cell>
          <table:table-cell table:formula="of:=LEN([.A24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301-bush" xlink:type="simple">bush</text:a></text:p>
          </table:table-cell>
          <table:table-cell office:value-type="string" calcext:value-type="string">
            <text:p> куст, кустарник</text:p>
          </table:table-cell>
          <table:table-cell table:formula="of:=LEN([.A24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08-business" xlink:type="simple">business</text:a></text:p>
          </table:table-cell>
          <table:table-cell office:value-type="string" calcext:value-type="string">
            <text:p> дело, бизнес</text:p>
          </table:table-cell>
          <table:table-cell table:formula="of:=LEN([.A25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303-busy" xlink:type="simple">busy</text:a></text:p>
          </table:table-cell>
          <table:table-cell office:value-type="string" calcext:value-type="string">
            <text:p> занятой, занятый</text:p>
          </table:table-cell>
          <table:table-cell table:formula="of:=LEN([.A2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5-but" xlink:type="simple">but</text:a></text:p>
          </table:table-cell>
          <table:table-cell office:value-type="string" calcext:value-type="string">
            <text:p> но, лишь</text:p>
          </table:table-cell>
          <table:table-cell table:formula="of:=LEN([.A25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304-butter" xlink:type="simple">butter</text:a></text:p>
          </table:table-cell>
          <table:table-cell office:value-type="string" calcext:value-type="string">
            <text:p> масло</text:p>
          </table:table-cell>
          <table:table-cell table:formula="of:=LEN([.A25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305-button" xlink:type="simple">button</text:a></text:p>
          </table:table-cell>
          <table:table-cell office:value-type="string" calcext:value-type="string">
            <text:p> кнопка, пуговица</text:p>
          </table:table-cell>
          <table:table-cell table:formula="of:=LEN([.A25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45-buy" xlink:type="simple">buy</text:a></text:p>
          </table:table-cell>
          <table:table-cell office:value-type="string" calcext:value-type="string">
            <text:p> покупать, покупка</text:p>
          </table:table-cell>
          <table:table-cell table:formula="of:=LEN([.A255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178-by" xlink:type="simple">by</text:a></text:p>
          </table:table-cell>
          <table:table-cell office:value-type="string" calcext:value-type="string">
            <text:p> у, возле, около, к, не позже чем</text:p>
          </table:table-cell>
          <table:table-cell table:formula="of:=LEN([.A25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1307-bye" xlink:type="simple">bye</text:a></text:p>
          </table:table-cell>
          <table:table-cell office:value-type="string" calcext:value-type="string">
            <text:p> пока, до свидания</text:p>
          </table:table-cell>
          <table:table-cell table:formula="of:=LEN([.A25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310-cake" xlink:type="simple">cake</text:a></text:p>
          </table:table-cell>
          <table:table-cell office:value-type="string" calcext:value-type="string">
            <text:p> торт, пирожное</text:p>
          </table:table-cell>
          <table:table-cell table:formula="of:=LEN([.A258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80-call" xlink:type="simple">call</text:a></text:p>
          </table:table-cell>
          <table:table-cell office:value-type="string" calcext:value-type="string">
            <text:p> вызывать, окликать, звонок</text:p>
          </table:table-cell>
          <table:table-cell table:formula="of:=LEN([.A259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1313-calm" xlink:type="simple">calm</text:a></text:p>
          </table:table-cell>
          <table:table-cell office:value-type="string" calcext:value-type="string">
            <text:p> спокойный, тихий, спокойствие</text:p>
          </table:table-cell>
          <table:table-cell table:formula="of:=LEN([.A26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39-camera" xlink:type="simple">camera</text:a></text:p>
          </table:table-cell>
          <table:table-cell office:value-type="string" calcext:value-type="string">
            <text:p> фотоаппарат, камера</text:p>
          </table:table-cell>
          <table:table-cell table:formula="of:=LEN([.A261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314-camp" xlink:type="simple">camp</text:a></text:p>
          </table:table-cell>
          <table:table-cell office:value-type="string" calcext:value-type="string">
            <text:p> лагерь, располагаться лагерем</text:p>
          </table:table-cell>
          <table:table-cell table:formula="of:=LEN([.A26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0-can" xlink:type="simple">can</text:a></text:p>
          </table:table-cell>
          <table:table-cell office:value-type="string" calcext:value-type="string">
            <text:p> мочь, уметь</text:p>
          </table:table-cell>
          <table:table-cell table:formula="of:=LEN([.A26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317-candy" xlink:type="simple">candy</text:a></text:p>
          </table:table-cell>
          <table:table-cell office:value-type="string" calcext:value-type="string">
            <text:p> конфета, леденец</text:p>
          </table:table-cell>
          <table:table-cell table:formula="of:=LEN([.A26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320-cap" xlink:type="simple">cap</text:a></text:p>
          </table:table-cell>
          <table:table-cell office:value-type="string" calcext:value-type="string">
            <text:p> кепка, фуражка</text:p>
          </table:table-cell>
          <table:table-cell table:formula="of:=LEN([.A265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938-capital" xlink:type="simple">capital</text:a></text:p>
          </table:table-cell>
          <table:table-cell office:value-type="string" calcext:value-type="string">
            <text:p> столица, капитал, заглавный</text:p>
          </table:table-cell>
          <table:table-cell table:formula="of:=LEN([.A26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49-car" xlink:type="simple">car</text:a></text:p>
          </table:table-cell>
          <table:table-cell office:value-type="string" calcext:value-type="string">
            <text:p> автомобиль, машина</text:p>
          </table:table-cell>
          <table:table-cell table:formula="of:=LEN([.A26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791-card" xlink:type="simple">card</text:a></text:p>
          </table:table-cell>
          <table:table-cell office:value-type="string" calcext:value-type="string">
            <text:p> карта</text:p>
          </table:table-cell>
          <table:table-cell table:formula="of:=LEN([.A268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378-care" xlink:type="simple">care</text:a></text:p>
          </table:table-cell>
          <table:table-cell office:value-type="string" calcext:value-type="string">
            <text:p> заботиться, ухаживать, уход</text:p>
          </table:table-cell>
          <table:table-cell table:formula="of:=LEN([.A269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1324-careful" xlink:type="simple">careful</text:a></text:p>
          </table:table-cell>
          <table:table-cell office:value-type="string" calcext:value-type="string">
            <text:p> осторожный, внимательный</text:p>
          </table:table-cell>
          <table:table-cell table:formula="of:=LEN([.A27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425-carry" xlink:type="simple">carry</text:a></text:p>
          </table:table-cell>
          <table:table-cell office:value-type="string" calcext:value-type="string">
            <text:p> нести, носить, переноска</text:p>
          </table:table-cell>
          <table:table-cell table:formula="of:=LEN([.A27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33-case" xlink:type="simple">case</text:a></text:p>
          </table:table-cell>
          <table:table-cell office:value-type="string" calcext:value-type="string">
            <text:p> случай, обстоятельство</text:p>
          </table:table-cell>
          <table:table-cell table:formula="of:=LEN([.A27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329-castle" xlink:type="simple">castle</text:a></text:p>
          </table:table-cell>
          <table:table-cell office:value-type="string" calcext:value-type="string">
            <text:p> замок, дворец</text:p>
          </table:table-cell>
          <table:table-cell table:formula="of:=LEN([.A27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330-cat" xlink:type="simple">cat</text:a></text:p>
          </table:table-cell>
          <table:table-cell office:value-type="string" calcext:value-type="string">
            <text:p> кошка, кот</text:p>
          </table:table-cell>
          <table:table-cell table:formula="of:=LEN([.A27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515-catch" xlink:type="simple">catch</text:a></text:p>
          </table:table-cell>
          <table:table-cell office:value-type="string" calcext:value-type="string">
            <text:p> поймать, ловить, поимка</text:p>
          </table:table-cell>
          <table:table-cell table:formula="of:=LEN([.A275])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 <text:a xlink:href="http://www.7english.ru/529-cause" xlink:type="simple">cause</text:a></text:p>
          </table:table-cell>
          <table:table-cell table:style-name="ce2" office:value-type="string" calcext:value-type="string">
            <text:p> причина, основание, вызывать</text:p>
          </table:table-cell>
          <table:table-cell table:formula="of:=LEN([.A27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333-ceiling" xlink:type="simple">ceiling</text:a></text:p>
          </table:table-cell>
          <table:table-cell office:value-type="string" calcext:value-type="string">
            <text:p> потолок</text:p>
          </table:table-cell>
          <table:table-cell table:formula="of:=LEN([.A27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334-celebrate" xlink:type="simple">celebrate</text:a></text:p>
          </table:table-cell>
          <table:table-cell office:value-type="string" calcext:value-type="string">
            <text:p> праздновать</text:p>
          </table:table-cell>
          <table:table-cell table:formula="of:=LEN([.A27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794-cell" xlink:type="simple">cell</text:a></text:p>
          </table:table-cell>
          <table:table-cell office:value-type="string" calcext:value-type="string">
            <text:p> клетка, ячейка</text:p>
          </table:table-cell>
          <table:table-cell table:formula="of:=LEN([.A27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337-cent" xlink:type="simple">cent</text:a></text:p>
          </table:table-cell>
          <table:table-cell office:value-type="string" calcext:value-type="string">
            <text:p> цент</text:p>
          </table:table-cell>
          <table:table-cell table:formula="of:=LEN([.A280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465-center" xlink:type="simple">center</text:a></text:p>
          </table:table-cell>
          <table:table-cell office:value-type="string" calcext:value-type="string">
            <text:p> центр, середина чего-л., центрировать</text:p>
          </table:table-cell>
          <table:table-cell table:formula="of:=LEN([.A28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338-centimeter" xlink:type="simple">centimeter</text:a></text:p>
          </table:table-cell>
          <table:table-cell office:value-type="string" calcext:value-type="string">
            <text:p> сантиметр</text:p>
          </table:table-cell>
          <table:table-cell table:formula="of:=LEN([.A28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659-central" xlink:type="simple">central</text:a></text:p>
          </table:table-cell>
          <table:table-cell office:value-type="string" calcext:value-type="string">
            <text:p> центральный, главный</text:p>
          </table:table-cell>
          <table:table-cell table:formula="of:=LEN([.A28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531-century" xlink:type="simple">century</text:a></text:p>
          </table:table-cell>
          <table:table-cell office:value-type="string" calcext:value-type="string">
            <text:p> век, столетие</text:p>
          </table:table-cell>
          <table:table-cell table:formula="of:=LEN([.A28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339-ceremony" xlink:type="simple">ceremony</text:a></text:p>
          </table:table-cell>
          <table:table-cell office:value-type="string" calcext:value-type="string">
            <text:p> церемония</text:p>
          </table:table-cell>
          <table:table-cell table:formula="of:=LEN([.A28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509-certain" xlink:type="simple">certain</text:a></text:p>
          </table:table-cell>
          <table:table-cell office:value-type="string" calcext:value-type="string">
            <text:p> определенный, точный</text:p>
          </table:table-cell>
          <table:table-cell table:formula="of:=LEN([.A28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836-chair" xlink:type="simple">chair</text:a></text:p>
          </table:table-cell>
          <table:table-cell office:value-type="string" calcext:value-type="string">
            <text:p> стул, кресло, возглавлять</text:p>
          </table:table-cell>
          <table:table-cell table:formula="of:=LEN([.A287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539-chance" xlink:type="simple">chance</text:a></text:p>
          </table:table-cell>
          <table:table-cell office:value-type="string" calcext:value-type="string">
            <text:p> шанс, случайность, случайный</text:p>
          </table:table-cell>
          <table:table-cell table:formula="of:=LEN([.A288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64-change" xlink:type="simple">change</text:a></text:p>
          </table:table-cell>
          <table:table-cell office:value-type="string" calcext:value-type="string">
            <text:p> менять, меняться, перемена</text:p>
          </table:table-cell>
          <table:table-cell table:formula="of:=LEN([.A28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702-character" xlink:type="simple">character</text:a></text:p>
          </table:table-cell>
          <table:table-cell office:value-type="string" calcext:value-type="string">
            <text:p> характер, персонаж</text:p>
          </table:table-cell>
          <table:table-cell table:formula="of:=LEN([.A290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817-charge" xlink:type="simple">charge</text:a></text:p>
          </table:table-cell>
          <table:table-cell office:value-type="string" calcext:value-type="string">
            <text:p> плата, ответственность, обвинять</text:p>
          </table:table-cell>
          <table:table-cell table:formula="of:=LEN([.A291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352-cheap" xlink:type="simple">cheap</text:a></text:p>
          </table:table-cell>
          <table:table-cell office:value-type="string" calcext:value-type="string">
            <text:p> дешевый, недорогой, дешево</text:p>
          </table:table-cell>
          <table:table-cell table:formula="of:=LEN([.A292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353-cheat" xlink:type="simple">cheat</text:a></text:p>
          </table:table-cell>
          <table:table-cell office:value-type="string" calcext:value-type="string">
            <text:p> жульничать, обманывать, мошенничество</text:p>
          </table:table-cell>
          <table:table-cell table:formula="of:=LEN([.A29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765-check" xlink:type="simple">check</text:a></text:p>
          </table:table-cell>
          <table:table-cell office:value-type="string" calcext:value-type="string">
            <text:p> проверять, проверка</text:p>
          </table:table-cell>
          <table:table-cell table:formula="of:=LEN([.A29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354-cheek" xlink:type="simple">cheek</text:a></text:p>
          </table:table-cell>
          <table:table-cell office:value-type="string" calcext:value-type="string">
            <text:p> щека, нахальство</text:p>
          </table:table-cell>
          <table:table-cell table:formula="of:=LEN([.A29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355-cheerful" xlink:type="simple">cheerful</text:a></text:p>
          </table:table-cell>
          <table:table-cell office:value-type="string" calcext:value-type="string">
            <text:p> веселый, радостный</text:p>
          </table:table-cell>
          <table:table-cell table:formula="of:=LEN([.A29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356-cheese" xlink:type="simple">cheese</text:a></text:p>
          </table:table-cell>
          <table:table-cell office:value-type="string" calcext:value-type="string">
            <text:p> сыр</text:p>
          </table:table-cell>
          <table:table-cell table:formula="of:=LEN([.A297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357-chemical" xlink:type="simple">chemical</text:a></text:p>
          </table:table-cell>
          <table:table-cell office:value-type="string" calcext:value-type="string">
            <text:p> химический, химический продукт</text:p>
          </table:table-cell>
          <table:table-cell table:formula="of:=LEN([.A29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359-chemistry" xlink:type="simple">chemistry</text:a></text:p>
          </table:table-cell>
          <table:table-cell office:value-type="string" calcext:value-type="string">
            <text:p> химия</text:p>
          </table:table-cell>
          <table:table-cell table:formula="of:=LEN([.A29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360-chest" xlink:type="simple">chest</text:a></text:p>
          </table:table-cell>
          <table:table-cell office:value-type="string" calcext:value-type="string">
            <text:p> грудная клетка, сундук</text:p>
          </table:table-cell>
          <table:table-cell table:formula="of:=LEN([.A30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362-chicken" xlink:type="simple">chicken</text:a></text:p>
          </table:table-cell>
          <table:table-cell office:value-type="string" calcext:value-type="string">
            <text:p> курица</text:p>
          </table:table-cell>
          <table:table-cell table:formula="of:=LEN([.A301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1363-chief" xlink:type="simple">chief</text:a></text:p>
          </table:table-cell>
          <table:table-cell office:value-type="string" calcext:value-type="string">
            <text:p> главный, ведущий, начальник</text:p>
          </table:table-cell>
          <table:table-cell table:formula="of:=LEN([.A30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73-child" xlink:type="simple">child</text:a></text:p>
          </table:table-cell>
          <table:table-cell office:value-type="string" calcext:value-type="string">
            <text:p> ребенок</text:p>
          </table:table-cell>
          <table:table-cell table:formula="of:=LEN([.A30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364-chin" xlink:type="simple">chin</text:a></text:p>
          </table:table-cell>
          <table:table-cell office:value-type="string" calcext:value-type="string">
            <text:p> подбородок</text:p>
          </table:table-cell>
          <table:table-cell table:formula="of:=LEN([.A30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366-chocolate" xlink:type="simple">chocolate</text:a></text:p>
          </table:table-cell>
          <table:table-cell office:value-type="string" calcext:value-type="string">
            <text:p> шоколад, шоколадный</text:p>
          </table:table-cell>
          <table:table-cell table:formula="of:=LEN([.A30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557-choice" xlink:type="simple">choice</text:a></text:p>
          </table:table-cell>
          <table:table-cell office:value-type="string" calcext:value-type="string">
            <text:p> выбор</text:p>
          </table:table-cell>
          <table:table-cell table:formula="of:=LEN([.A30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528-choose" xlink:type="simple">choose</text:a></text:p>
          </table:table-cell>
          <table:table-cell office:value-type="string" calcext:value-type="string">
            <text:p> выбирать</text:p>
          </table:table-cell>
          <table:table-cell table:formula="of:=LEN([.A30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572-church" xlink:type="simple">church</text:a></text:p>
          </table:table-cell>
          <table:table-cell office:value-type="string" calcext:value-type="string">
            <text:p> церковь, церковный</text:p>
          </table:table-cell>
          <table:table-cell table:formula="of:=LEN([.A30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367-cigarette" xlink:type="simple">cigarette</text:a></text:p>
          </table:table-cell>
          <table:table-cell office:value-type="string" calcext:value-type="string">
            <text:p> сигарета</text:p>
          </table:table-cell>
          <table:table-cell table:formula="of:=LEN([.A30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369-circle" xlink:type="simple">circle</text:a></text:p>
          </table:table-cell>
          <table:table-cell office:value-type="string" calcext:value-type="string">
            <text:p> круг</text:p>
          </table:table-cell>
          <table:table-cell table:formula="of:=LEN([.A3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959-citizen" xlink:type="simple">citizen</text:a></text:p>
          </table:table-cell>
          <table:table-cell office:value-type="string" calcext:value-type="string">
            <text:p> гражданин</text:p>
          </table:table-cell>
          <table:table-cell table:formula="of:=LEN([.A3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50-city" xlink:type="simple">city</text:a></text:p>
          </table:table-cell>
          <table:table-cell office:value-type="string" calcext:value-type="string">
            <text:p> город</text:p>
          </table:table-cell>
          <table:table-cell table:formula="of:=LEN([.A31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778-claim" xlink:type="simple">claim</text:a></text:p>
          </table:table-cell>
          <table:table-cell office:value-type="string" calcext:value-type="string">
            <text:p> требовать, утверждать, требование</text:p>
          </table:table-cell>
          <table:table-cell table:formula="of:=LEN([.A3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75-class" xlink:type="simple">class</text:a></text:p>
          </table:table-cell>
          <table:table-cell office:value-type="string" calcext:value-type="string">
            <text:p> класс</text:p>
          </table:table-cell>
          <table:table-cell table:formula="of:=LEN([.A3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169-clay" xlink:type="simple">clay</text:a></text:p>
          </table:table-cell>
          <table:table-cell office:value-type="string" calcext:value-type="string">
            <text:p> глина</text:p>
          </table:table-cell>
          <table:table-cell table:formula="of:=LEN([.A3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375-clean" xlink:type="simple">clean</text:a></text:p>
          </table:table-cell>
          <table:table-cell office:value-type="string" calcext:value-type="string">
            <text:p> чистый, чистить</text:p>
          </table:table-cell>
          <table:table-cell table:formula="of:=LEN([.A3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95-clear" xlink:type="simple">clear</text:a></text:p>
          </table:table-cell>
          <table:table-cell office:value-type="string" calcext:value-type="string">
            <text:p> ясный, чистый, очистить</text:p>
          </table:table-cell>
          <table:table-cell table:formula="of:=LEN([.A3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758-clearly" xlink:type="simple">clearly</text:a></text:p>
          </table:table-cell>
          <table:table-cell office:value-type="string" calcext:value-type="string">
            <text:p> ясно, очевидно</text:p>
          </table:table-cell>
          <table:table-cell table:formula="of:=LEN([.A31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376-clerk" xlink:type="simple">clerk</text:a></text:p>
          </table:table-cell>
          <table:table-cell office:value-type="string" calcext:value-type="string">
            <text:p> клерк, офисный служащий</text:p>
          </table:table-cell>
          <table:table-cell table:formula="of:=LEN([.A3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377-clever" xlink:type="simple">clever</text:a></text:p>
          </table:table-cell>
          <table:table-cell office:value-type="string" calcext:value-type="string">
            <text:p> умный, способный</text:p>
          </table:table-cell>
          <table:table-cell table:formula="of:=LEN([.A3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380-climb" xlink:type="simple">climb</text:a></text:p>
          </table:table-cell>
          <table:table-cell office:value-type="string" calcext:value-type="string">
            <text:p> взбираться, карабкаться</text:p>
          </table:table-cell>
          <table:table-cell table:formula="of:=LEN([.A3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381-clock" xlink:type="simple">clock</text:a></text:p>
          </table:table-cell>
          <table:table-cell office:value-type="string" calcext:value-type="string">
            <text:p> часы</text:p>
          </table:table-cell>
          <table:table-cell table:formula="of:=LEN([.A322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573-close" xlink:type="simple">close</text:a></text:p>
          </table:table-cell>
          <table:table-cell office:value-type="string" calcext:value-type="string">
            <text:p> закрывать, закрываться, близко</text:p>
          </table:table-cell>
          <table:table-cell table:formula="of:=LEN([.A3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383-cloth" xlink:type="simple">cloth</text:a></text:p>
          </table:table-cell>
          <table:table-cell office:value-type="string" calcext:value-type="string">
            <text:p> ткань, скатерть</text:p>
          </table:table-cell>
          <table:table-cell table:formula="of:=LEN([.A3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384-clothes" xlink:type="simple">clothes</text:a></text:p>
          </table:table-cell>
          <table:table-cell office:value-type="string" calcext:value-type="string">
            <text:p> одежда</text:p>
          </table:table-cell>
          <table:table-cell table:formula="of:=LEN([.A3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385-clothing" xlink:type="simple">clothing</text:a></text:p>
          </table:table-cell>
          <table:table-cell office:value-type="string" calcext:value-type="string">
            <text:p> одежда</text:p>
          </table:table-cell>
          <table:table-cell table:formula="of:=LEN([.A3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386-cloud" xlink:type="simple">cloud</text:a></text:p>
          </table:table-cell>
          <table:table-cell office:value-type="string" calcext:value-type="string">
            <text:p> облако, туча</text:p>
          </table:table-cell>
          <table:table-cell table:formula="of:=LEN([.A3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387-club" xlink:type="simple">club</text:a></text:p>
          </table:table-cell>
          <table:table-cell office:value-type="string" calcext:value-type="string">
            <text:p> клуб, дубинка</text:p>
          </table:table-cell>
          <table:table-cell table:formula="of:=LEN([.A3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389-coast" xlink:type="simple">coast</text:a></text:p>
          </table:table-cell>
          <table:table-cell office:value-type="string" calcext:value-type="string">
            <text:p> побережье, берег</text:p>
          </table:table-cell>
          <table:table-cell table:formula="of:=LEN([.A3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390-coat" xlink:type="simple">coat</text:a></text:p>
          </table:table-cell>
          <table:table-cell office:value-type="string" calcext:value-type="string">
            <text:p> пальто, пиджак</text:p>
          </table:table-cell>
          <table:table-cell table:formula="of:=LEN([.A3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392-coffee" xlink:type="simple">coffee</text:a></text:p>
          </table:table-cell>
          <table:table-cell office:value-type="string" calcext:value-type="string">
            <text:p> кофе</text:p>
          </table:table-cell>
          <table:table-cell table:formula="of:=LEN([.A33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393-coin" xlink:type="simple">coin</text:a></text:p>
          </table:table-cell>
          <table:table-cell office:value-type="string" calcext:value-type="string">
            <text:p> монета</text:p>
          </table:table-cell>
          <table:table-cell table:formula="of:=LEN([.A33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85-cold" xlink:type="simple">cold</text:a></text:p>
          </table:table-cell>
          <table:table-cell office:value-type="string" calcext:value-type="string">
            <text:p> холодный, холод</text:p>
          </table:table-cell>
          <table:table-cell table:formula="of:=LEN([.A33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1396-collect" xlink:type="simple">collect</text:a></text:p>
          </table:table-cell>
          <table:table-cell office:value-type="string" calcext:value-type="string">
            <text:p> собирать, коллекционировать</text:p>
          </table:table-cell>
          <table:table-cell table:formula="of:=LEN([.A33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923-collection" xlink:type="simple">collection</text:a></text:p>
          </table:table-cell>
          <table:table-cell office:value-type="string" calcext:value-type="string">
            <text:p> коллекция</text:p>
          </table:table-cell>
          <table:table-cell table:formula="of:=LEN([.A33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361-college" xlink:type="simple">college</text:a></text:p>
          </table:table-cell>
          <table:table-cell office:value-type="string" calcext:value-type="string">
            <text:p> колледж, университет</text:p>
          </table:table-cell>
          <table:table-cell table:formula="of:=LEN([.A3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619-color" xlink:type="simple">color</text:a></text:p>
          </table:table-cell>
          <table:table-cell office:value-type="string" calcext:value-type="string">
            <text:p> цвет, цветной</text:p>
          </table:table-cell>
          <table:table-cell table:formula="of:=LEN([.A337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3170-comb" xlink:type="simple">comb</text:a></text:p>
          </table:table-cell>
          <table:table-cell office:value-type="string" calcext:value-type="string">
            <text:p> гребень, расческа, расчесывать</text:p>
          </table:table-cell>
          <table:table-cell table:formula="of:=LEN([.A3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399-combination" xlink:type="simple">combination</text:a></text:p>
          </table:table-cell>
          <table:table-cell office:value-type="string" calcext:value-type="string">
            <text:p> комбинация, сочетание</text:p>
          </table:table-cell>
          <table:table-cell table:formula="of:=LEN([.A33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1400-combine" xlink:type="simple">combine</text:a></text:p>
          </table:table-cell>
          <table:table-cell office:value-type="string" calcext:value-type="string">
            <text:p> сочетать(ся), объединять</text:p>
          </table:table-cell>
          <table:table-cell table:formula="of:=LEN([.A34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40-come" xlink:type="simple">come</text:a></text:p>
          </table:table-cell>
          <table:table-cell office:value-type="string" calcext:value-type="string">
            <text:p> приходить, прибывать</text:p>
          </table:table-cell>
          <table:table-cell table:formula="of:=LEN([.A341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1404-comfort" xlink:type="simple">comfort</text:a></text:p>
          </table:table-cell>
          <table:table-cell office:value-type="string" calcext:value-type="string">
            <text:p> комфорт, удобства, подбадривать</text:p>
          </table:table-cell>
          <table:table-cell table:formula="of:=LEN([.A34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402-comfortable" xlink:type="simple">comfortable</text:a></text:p>
          </table:table-cell>
          <table:table-cell office:value-type="string" calcext:value-type="string">
            <text:p> удобный, комфортный</text:p>
          </table:table-cell>
          <table:table-cell table:formula="of:=LEN([.A343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 <text:a xlink:href="http://www.7english.ru/1405-command" xlink:type="simple">command</text:a></text:p>
          </table:table-cell>
          <table:table-cell office:value-type="string" calcext:value-type="string">
            <text:p> команда, приказ, приказывать</text:p>
          </table:table-cell>
          <table:table-cell table:formula="of:=LEN([.A34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632-common" xlink:type="simple">common</text:a></text:p>
          </table:table-cell>
          <table:table-cell office:value-type="string" calcext:value-type="string">
            <text:p> общий, простой</text:p>
          </table:table-cell>
          <table:table-cell table:formula="of:=LEN([.A34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413-communicate" xlink:type="simple">communicate</text:a></text:p>
          </table:table-cell>
          <table:table-cell office:value-type="string" calcext:value-type="string">
            <text:p> сообщать, общаться</text:p>
          </table:table-cell>
          <table:table-cell table:formula="of:=LEN([.A346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 <text:a xlink:href="http://www.7english.ru/1414-communication" xlink:type="simple">communication</text:a></text:p>
          </table:table-cell>
          <table:table-cell office:value-type="string" calcext:value-type="string">
            <text:p> коммуникация, информация</text:p>
          </table:table-cell>
          <table:table-cell table:formula="of:=LEN([.A3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 <text:a xlink:href="http://www.7english.ru/135-company" xlink:type="simple">company</text:a></text:p>
          </table:table-cell>
          <table:table-cell office:value-type="string" calcext:value-type="string">
            <text:p> компания, фирма</text:p>
          </table:table-cell>
          <table:table-cell table:formula="of:=LEN([.A34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744-compare" xlink:type="simple">compare</text:a></text:p>
          </table:table-cell>
          <table:table-cell office:value-type="string" calcext:value-type="string">
            <text:p> сравнивать</text:p>
          </table:table-cell>
          <table:table-cell table:formula="of:=LEN([.A349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1416-compete" xlink:type="simple">compete</text:a></text:p>
          </table:table-cell>
          <table:table-cell office:value-type="string" calcext:value-type="string">
            <text:p> соревноваться, конкурировать</text:p>
          </table:table-cell>
          <table:table-cell table:formula="of:=LEN([.A350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1417-competition" xlink:type="simple">competition</text:a></text:p>
          </table:table-cell>
          <table:table-cell office:value-type="string" calcext:value-type="string">
            <text:p> соревнование, конкуренция</text:p>
          </table:table-cell>
          <table:table-cell table:formula="of:=LEN([.A35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1419-complain" xlink:type="simple">complain</text:a></text:p>
          </table:table-cell>
          <table:table-cell office:value-type="string" calcext:value-type="string">
            <text:p> (по)жаловаться</text:p>
          </table:table-cell>
          <table:table-cell table:formula="of:=LEN([.A352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1421-complete" xlink:type="simple">complete</text:a></text:p>
          </table:table-cell>
          <table:table-cell office:value-type="string" calcext:value-type="string">
            <text:p> завершать, заканчивать, полный</text:p>
          </table:table-cell>
          <table:table-cell table:formula="of:=LEN([.A35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037-completely" xlink:type="simple">completely</text:a></text:p>
          </table:table-cell>
          <table:table-cell office:value-type="string" calcext:value-type="string">
            <text:p> совершенно, полностью</text:p>
          </table:table-cell>
          <table:table-cell table:formula="of:=LEN([.A35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1424-complicated" xlink:type="simple">complicated</text:a></text:p>
          </table:table-cell>
          <table:table-cell office:value-type="string" calcext:value-type="string">
            <text:p> сложный, запутанный</text:p>
          </table:table-cell>
          <table:table-cell table:formula="of:=LEN([.A355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 <text:a xlink:href="http://www.7english.ru/518-computer" xlink:type="simple">computer</text:a></text:p>
          </table:table-cell>
          <table:table-cell office:value-type="string" calcext:value-type="string">
            <text:p> компьютер, компьютерный</text:p>
          </table:table-cell>
          <table:table-cell table:formula="of:=LEN([.A356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636-concern" xlink:type="simple">concern</text:a></text:p>
          </table:table-cell>
          <table:table-cell office:value-type="string" calcext:value-type="string">
            <text:p> беспокойство, забота, беспокоиться</text:p>
          </table:table-cell>
          <table:table-cell table:formula="of:=LEN([.A35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427-concerning" xlink:type="simple">concerning</text:a></text:p>
          </table:table-cell>
          <table:table-cell office:value-type="string" calcext:value-type="string">
            <text:p> относительно, касательно</text:p>
          </table:table-cell>
          <table:table-cell table:formula="of:=LEN([.A35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1428-concert" xlink:type="simple">concert</text:a></text:p>
          </table:table-cell>
          <table:table-cell office:value-type="string" calcext:value-type="string">
            <text:p> концерт</text:p>
          </table:table-cell>
          <table:table-cell table:formula="of:=LEN([.A359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556-condition" xlink:type="simple">condition</text:a></text:p>
          </table:table-cell>
          <table:table-cell office:value-type="string" calcext:value-type="string">
            <text:p> состояние, положение, обусловливать</text:p>
          </table:table-cell>
          <table:table-cell table:formula="of:=LEN([.A36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432-confidence" xlink:type="simple">confidence</text:a></text:p>
          </table:table-cell>
          <table:table-cell office:value-type="string" calcext:value-type="string">
            <text:p> уверенность, доверие</text:p>
          </table:table-cell>
          <table:table-cell table:formula="of:=LEN([.A36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1433-confident" xlink:type="simple">confident</text:a></text:p>
          </table:table-cell>
          <table:table-cell office:value-type="string" calcext:value-type="string">
            <text:p> уверенный</text:p>
          </table:table-cell>
          <table:table-cell table:formula="of:=LEN([.A36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436-confuse" xlink:type="simple">confuse</text:a></text:p>
          </table:table-cell>
          <table:table-cell office:value-type="string" calcext:value-type="string">
            <text:p> путать, сбивать с толку</text:p>
          </table:table-cell>
          <table:table-cell table:formula="of:=LEN([.A36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441-connect" xlink:type="simple">connect</text:a></text:p>
          </table:table-cell>
          <table:table-cell office:value-type="string" calcext:value-type="string">
            <text:p> соединять, подключать</text:p>
          </table:table-cell>
          <table:table-cell table:formula="of:=LEN([.A36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442-connection" xlink:type="simple">connection</text:a></text:p>
          </table:table-cell>
          <table:table-cell office:value-type="string" calcext:value-type="string">
            <text:p> связь, соединение</text:p>
          </table:table-cell>
          <table:table-cell table:formula="of:=LEN([.A36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606-conscience" xlink:type="simple">conscience</text:a></text:p>
          </table:table-cell>
          <table:table-cell office:value-type="string" calcext:value-type="string">
            <text:p> совесть</text:p>
          </table:table-cell>
          <table:table-cell table:formula="of:=LEN([.A36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1443-conscious" xlink:type="simple">conscious</text:a></text:p>
          </table:table-cell>
          <table:table-cell office:value-type="string" calcext:value-type="string">
            <text:p> сознательный, сознающий</text:p>
          </table:table-cell>
          <table:table-cell table:formula="of:=LEN([.A367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342-consider" xlink:type="simple">consider</text:a></text:p>
          </table:table-cell>
          <table:table-cell office:value-type="string" calcext:value-type="string">
            <text:p> рассматривать, обдумывать</text:p>
          </table:table-cell>
          <table:table-cell table:formula="of:=LEN([.A368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1450-consist" xlink:type="simple">consist</text:a></text:p>
          </table:table-cell>
          <table:table-cell office:value-type="string" calcext:value-type="string">
            <text:p> состоять (из), заключаться в</text:p>
          </table:table-cell>
          <table:table-cell table:formula="of:=LEN([.A36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826-contain" xlink:type="simple">contain</text:a></text:p>
          </table:table-cell>
          <table:table-cell office:value-type="string" calcext:value-type="string">
            <text:p> содержать, сдерживать</text:p>
          </table:table-cell>
          <table:table-cell table:formula="of:=LEN([.A37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457-container" xlink:type="simple">container</text:a></text:p>
          </table:table-cell>
          <table:table-cell office:value-type="string" calcext:value-type="string">
            <text:p> контейнер, сосуд</text:p>
          </table:table-cell>
          <table:table-cell table:formula="of:=LEN([.A37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53-continue" xlink:type="simple">continue</text:a></text:p>
          </table:table-cell>
          <table:table-cell office:value-type="string" calcext:value-type="string">
            <text:p> продолжать</text:p>
          </table:table-cell>
          <table:table-cell table:formula="of:=LEN([.A37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463-continuous" xlink:type="simple">continuous</text:a></text:p>
          </table:table-cell>
          <table:table-cell office:value-type="string" calcext:value-type="string">
            <text:p> непрерывный, постоянный</text:p>
          </table:table-cell>
          <table:table-cell table:formula="of:=LEN([.A373])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 <text:a xlink:href="http://www.7english.ru/1464-contract" xlink:type="simple">contract</text:a></text:p>
          </table:table-cell>
          <table:table-cell office:value-type="string" calcext:value-type="string">
            <text:p> контракт, договор, сокращать(ся)</text:p>
          </table:table-cell>
          <table:table-cell table:formula="of:=LEN([.A374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376-control" xlink:type="simple">control</text:a></text:p>
          </table:table-cell>
          <table:table-cell office:value-type="string" calcext:value-type="string">
            <text:p> контроль, регулирование, контролировать</text:p>
          </table:table-cell>
          <table:table-cell table:formula="of:=LEN([.A37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469-convenient" xlink:type="simple">convenient</text:a></text:p>
          </table:table-cell>
          <table:table-cell office:value-type="string" calcext:value-type="string">
            <text:p> удобный, подходящий</text:p>
          </table:table-cell>
          <table:table-cell table:formula="of:=LEN([.A37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1032-conversation" xlink:type="simple">conversation</text:a></text:p>
          </table:table-cell>
          <table:table-cell office:value-type="string" calcext:value-type="string">
            <text:p> разговор, беседа</text:p>
          </table:table-cell>
          <table:table-cell table:formula="of:=LEN([.A37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 <text:a xlink:href="http://www.7english.ru/1474-cook" xlink:type="simple">cook</text:a></text:p>
          </table:table-cell>
          <table:table-cell office:value-type="string" calcext:value-type="string">
            <text:p> готовить, повар</text:p>
          </table:table-cell>
          <table:table-cell table:formula="of:=LEN([.A37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476-cookie" xlink:type="simple">cookie</text:a></text:p>
          </table:table-cell>
          <table:table-cell office:value-type="string" calcext:value-type="string">
            <text:p> печенье</text:p>
          </table:table-cell>
          <table:table-cell table:formula="of:=LEN([.A379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477-cool" xlink:type="simple">cool</text:a></text:p>
          </table:table-cell>
          <table:table-cell office:value-type="string" calcext:value-type="string">
            <text:p> прохладный, спокойный, охлаждать(ся)</text:p>
          </table:table-cell>
          <table:table-cell table:formula="of:=LEN([.A3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479-copy" xlink:type="simple">copy</text:a></text:p>
          </table:table-cell>
          <table:table-cell office:value-type="string" calcext:value-type="string">
            <text:p> копировать, копия</text:p>
          </table:table-cell>
          <table:table-cell table:formula="of:=LEN([.A3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996-corner" xlink:type="simple">corner</text:a></text:p>
          </table:table-cell>
          <table:table-cell office:value-type="string" calcext:value-type="string">
            <text:p> угол, загонять в угол</text:p>
          </table:table-cell>
          <table:table-cell table:formula="of:=LEN([.A382]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 <text:a xlink:href="http://www.7english.ru/1481-correct" xlink:type="simple">correct</text:a></text:p>
          </table:table-cell>
          <table:table-cell table:style-name="ce2" office:value-type="string" calcext:value-type="string">
            <text:p> правильный, верный, исправлять</text:p>
          </table:table-cell>
          <table:table-cell table:formula="of:=LEN([.A38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483-cost" xlink:type="simple">cost</text:a></text:p>
          </table:table-cell>
          <table:table-cell office:value-type="string" calcext:value-type="string">
            <text:p> стоить, цена</text:p>
          </table:table-cell>
          <table:table-cell table:formula="of:=LEN([.A38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484-cough" xlink:type="simple">cough</text:a></text:p>
          </table:table-cell>
          <table:table-cell office:value-type="string" calcext:value-type="string">
            <text:p> кашлять</text:p>
          </table:table-cell>
          <table:table-cell table:formula="of:=LEN([.A385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486-count" xlink:type="simple">count</text:a></text:p>
          </table:table-cell>
          <table:table-cell office:value-type="string" calcext:value-type="string">
            <text:p> считать, подсчитывать, вычисление</text:p>
          </table:table-cell>
          <table:table-cell table:formula="of:=LEN([.A386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17-country" xlink:type="simple">country</text:a></text:p>
          </table:table-cell>
          <table:table-cell office:value-type="string" calcext:value-type="string">
            <text:p> страна, провинция, сельский</text:p>
          </table:table-cell>
          <table:table-cell table:formula="of:=LEN([.A38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490-courage" xlink:type="simple">courage</text:a></text:p>
          </table:table-cell>
          <table:table-cell office:value-type="string" calcext:value-type="string">
            <text:p> храбрость, мужество</text:p>
          </table:table-cell>
          <table:table-cell table:formula="of:=LEN([.A388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364-course" xlink:type="simple">course</text:a></text:p>
          </table:table-cell>
          <table:table-cell office:value-type="string" calcext:value-type="string">
            <text:p> курс, направление, струиться</text:p>
          </table:table-cell>
          <table:table-cell table:formula="of:=LEN([.A38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474-court" xlink:type="simple">court</text:a></text:p>
          </table:table-cell>
          <table:table-cell office:value-type="string" calcext:value-type="string">
            <text:p> суд, судебное заседание</text:p>
          </table:table-cell>
          <table:table-cell table:formula="of:=LEN([.A390])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 <text:a xlink:href="http://www.7english.ru/492-cover" xlink:type="simple">cover</text:a></text:p>
          </table:table-cell>
          <table:table-cell table:style-name="ce2" office:value-type="string" calcext:value-type="string">
            <text:p> покрывать, накрывать, крышка</text:p>
          </table:table-cell>
          <table:table-cell table:formula="of:=LEN([.A39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493-cow" xlink:type="simple">cow</text:a></text:p>
          </table:table-cell>
          <table:table-cell office:value-type="string" calcext:value-type="string">
            <text:p> корова</text:p>
          </table:table-cell>
          <table:table-cell table:formula="of:=LEN([.A39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494-crack" xlink:type="simple">crack</text:a></text:p>
          </table:table-cell>
          <table:table-cell office:value-type="string" calcext:value-type="string">
            <text:p> трещина, треск, трещать</text:p>
          </table:table-cell>
          <table:table-cell table:formula="of:=LEN([.A393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496-crash" xlink:type="simple">crash</text:a></text:p>
          </table:table-cell>
          <table:table-cell office:value-type="string" calcext:value-type="string">
            <text:p> крах, крушение, разбивать(ся)</text:p>
          </table:table-cell>
          <table:table-cell table:formula="of:=LEN([.A394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497-crazy" xlink:type="simple">crazy</text:a></text:p>
          </table:table-cell>
          <table:table-cell office:value-type="string" calcext:value-type="string">
            <text:p> сумасшедший, безумный, сумасшедший</text:p>
          </table:table-cell>
          <table:table-cell table:formula="of:=LEN([.A39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498-cream" xlink:type="simple">cream</text:a></text:p>
          </table:table-cell>
          <table:table-cell office:value-type="string" calcext:value-type="string">
            <text:p> крем, сливки, кремовый</text:p>
          </table:table-cell>
          <table:table-cell table:formula="of:=LEN([.A39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6-create" xlink:type="simple">create</text:a></text:p>
          </table:table-cell>
          <table:table-cell office:value-type="string" calcext:value-type="string">
            <text:p> создавать, порождать</text:p>
          </table:table-cell>
          <table:table-cell table:formula="of:=LEN([.A39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499-creature" xlink:type="simple">creature</text:a></text:p>
          </table:table-cell>
          <table:table-cell office:value-type="string" calcext:value-type="string">
            <text:p> существо, создание</text:p>
          </table:table-cell>
          <table:table-cell table:formula="of:=LEN([.A398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742-crime" xlink:type="simple">crime</text:a></text:p>
          </table:table-cell>
          <table:table-cell office:value-type="string" calcext:value-type="string">
            <text:p> преступление, преступность</text:p>
          </table:table-cell>
          <table:table-cell table:formula="of:=LEN([.A399])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 <text:a xlink:href="http://www.7english.ru/1500-criminal" xlink:type="simple">criminal</text:a></text:p>
          </table:table-cell>
          <table:table-cell office:value-type="string" calcext:value-type="string">
            <text:p> преступный, криминальный, преступник</text:p>
          </table:table-cell>
          <table:table-cell table:formula="of:=LEN([.A40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505-criticize" xlink:type="simple">criticize</text:a></text:p>
          </table:table-cell>
          <table:table-cell office:value-type="string" calcext:value-type="string">
            <text:p> критиковать</text:p>
          </table:table-cell>
          <table:table-cell table:formula="of:=LEN([.A40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506-crop" xlink:type="simple">crop</text:a></text:p>
          </table:table-cell>
          <table:table-cell office:value-type="string" calcext:value-type="string">
            <text:p> с.-х. культура, урожай</text:p>
          </table:table-cell>
          <table:table-cell table:formula="of:=LEN([.A40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507-cross" xlink:type="simple">cross</text:a></text:p>
          </table:table-cell>
          <table:table-cell office:value-type="string" calcext:value-type="string">
            <text:p> пересекать(ся), крест</text:p>
          </table:table-cell>
          <table:table-cell table:formula="of:=LEN([.A403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508-crowd" xlink:type="simple">crowd</text:a></text:p>
          </table:table-cell>
          <table:table-cell office:value-type="string" calcext:value-type="string">
            <text:p> толпа, множество, толпиться</text:p>
          </table:table-cell>
          <table:table-cell table:formula="of:=LEN([.A40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512-cruel" xlink:type="simple">cruel</text:a></text:p>
          </table:table-cell>
          <table:table-cell office:value-type="string" calcext:value-type="string">
            <text:p> жестокий</text:p>
          </table:table-cell>
          <table:table-cell table:formula="of:=LEN([.A40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513-crush" xlink:type="simple">crush</text:a></text:p>
          </table:table-cell>
          <table:table-cell office:value-type="string" calcext:value-type="string">
            <text:p> (раз)давить, дробить</text:p>
          </table:table-cell>
          <table:table-cell table:formula="of:=LEN([.A40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514-cry" xlink:type="simple">cry</text:a></text:p>
          </table:table-cell>
          <table:table-cell office:value-type="string" calcext:value-type="string">
            <text:p> плакать, кричать, плач</text:p>
          </table:table-cell>
          <table:table-cell table:formula="of:=LEN([.A40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537-culture" xlink:type="simple">culture</text:a></text:p>
          </table:table-cell>
          <table:table-cell office:value-type="string" calcext:value-type="string">
            <text:p> культура</text:p>
          </table:table-cell>
          <table:table-cell table:formula="of:=LEN([.A40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695-cup" xlink:type="simple">cup</text:a></text:p>
          </table:table-cell>
          <table:table-cell office:value-type="string" calcext:value-type="string">
            <text:p> чашка, чаша</text:p>
          </table:table-cell>
          <table:table-cell table:formula="of:=LEN([.A40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515-cupboard" xlink:type="simple">cupboard</text:a></text:p>
          </table:table-cell>
          <table:table-cell office:value-type="string" calcext:value-type="string">
            <text:p> шкаф, буфет</text:p>
          </table:table-cell>
          <table:table-cell table:formula="of:=LEN([.A41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517-cure" xlink:type="simple">cure</text:a></text:p>
          </table:table-cell>
          <table:table-cell office:value-type="string" calcext:value-type="string">
            <text:p> лечить, исцелять, лечение</text:p>
          </table:table-cell>
          <table:table-cell table:formula="of:=LEN([.A4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519-curl" xlink:type="simple">curl</text:a></text:p>
          </table:table-cell>
          <table:table-cell office:value-type="string" calcext:value-type="string">
            <text:p> локон, завиток, виться</text:p>
          </table:table-cell>
          <table:table-cell table:formula="of:=LEN([.A41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576-current" xlink:type="simple">current</text:a></text:p>
          </table:table-cell>
          <table:table-cell office:value-type="string" calcext:value-type="string">
            <text:p> текущий, действующий, течение</text:p>
          </table:table-cell>
          <table:table-cell table:formula="of:=LEN([.A41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522-curtain" xlink:type="simple">curtain</text:a></text:p>
          </table:table-cell>
          <table:table-cell office:value-type="string" calcext:value-type="string">
            <text:p> занавес(ка), штора</text:p>
          </table:table-cell>
          <table:table-cell table:formula="of:=LEN([.A414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1523-curve" xlink:type="simple">curve</text:a></text:p>
          </table:table-cell>
          <table:table-cell office:value-type="string" calcext:value-type="string">
            <text:p> кривая, изгиб, изгибать(ся)</text:p>
          </table:table-cell>
          <table:table-cell table:formula="of:=LEN([.A4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973-customer" xlink:type="simple">customer</text:a></text:p>
          </table:table-cell>
          <table:table-cell office:value-type="string" calcext:value-type="string">
            <text:p> клиент, покупатель</text:p>
          </table:table-cell>
          <table:table-cell table:formula="of:=LEN([.A416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360-cut" xlink:type="simple">cut</text:a></text:p>
          </table:table-cell>
          <table:table-cell office:value-type="string" calcext:value-type="string">
            <text:p> резать, разрезать, разрезание</text:p>
          </table:table-cell>
          <table:table-cell table:formula="of:=LEN([.A41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529-daily" xlink:type="simple">daily</text:a></text:p>
          </table:table-cell>
          <table:table-cell office:value-type="string" calcext:value-type="string">
            <text:p> ежедневный, ежедневно</text:p>
          </table:table-cell>
          <table:table-cell table:formula="of:=LEN([.A418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530-damage" xlink:type="simple">damage</text:a></text:p>
          </table:table-cell>
          <table:table-cell office:value-type="string" calcext:value-type="string">
            <text:p> повреждение, ущерб, повреждать</text:p>
          </table:table-cell>
          <table:table-cell table:formula="of:=LEN([.A41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532-dance" xlink:type="simple">dance</text:a></text:p>
          </table:table-cell>
          <table:table-cell office:value-type="string" calcext:value-type="string">
            <text:p> танцевать, танец</text:p>
          </table:table-cell>
          <table:table-cell table:formula="of:=LEN([.A4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534-danger" xlink:type="simple">danger</text:a></text:p>
          </table:table-cell>
          <table:table-cell office:value-type="string" calcext:value-type="string">
            <text:p> опасность</text:p>
          </table:table-cell>
          <table:table-cell table:formula="of:=LEN([.A42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535-dangerous" xlink:type="simple">dangerous</text:a></text:p>
          </table:table-cell>
          <table:table-cell office:value-type="string" calcext:value-type="string">
            <text:p> опасный</text:p>
          </table:table-cell>
          <table:table-cell table:formula="of:=LEN([.A422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1536-dare" xlink:type="simple">dare</text:a></text:p>
          </table:table-cell>
          <table:table-cell office:value-type="string" calcext:value-type="string">
            <text:p> сметь, отваживаться, вызов</text:p>
          </table:table-cell>
          <table:table-cell table:formula="of:=LEN([.A42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67-dark" xlink:type="simple">dark</text:a></text:p>
          </table:table-cell>
          <table:table-cell office:value-type="string" calcext:value-type="string">
            <text:p> темный, черный, темнота</text:p>
          </table:table-cell>
          <table:table-cell table:formula="of:=LEN([.A4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537-date" xlink:type="simple">date</text:a></text:p>
          </table:table-cell>
          <table:table-cell office:value-type="string" calcext:value-type="string">
            <text:p> дата, день, датировать(ся)</text:p>
          </table:table-cell>
          <table:table-cell table:formula="of:=LEN([.A42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60-daughter" xlink:type="simple">daughter</text:a></text:p>
          </table:table-cell>
          <table:table-cell office:value-type="string" calcext:value-type="string">
            <text:p> дочь</text:p>
          </table:table-cell>
          <table:table-cell table:formula="of:=LEN([.A4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54-day" xlink:type="simple">day</text:a></text:p>
          </table:table-cell>
          <table:table-cell office:value-type="string" calcext:value-type="string">
            <text:p> день, сутки</text:p>
          </table:table-cell>
          <table:table-cell table:formula="of:=LEN([.A427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644-dead" xlink:type="simple">dead</text:a></text:p>
          </table:table-cell>
          <table:table-cell office:value-type="string" calcext:value-type="string">
            <text:p> мертвый, умерший, покойник</text:p>
          </table:table-cell>
          <table:table-cell table:formula="of:=LEN([.A4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98-deal" xlink:type="simple">deal</text:a></text:p>
          </table:table-cell>
          <table:table-cell office:value-type="string" calcext:value-type="string">
            <text:p> дело, сделка, иметь дело</text:p>
          </table:table-cell>
          <table:table-cell table:formula="of:=LEN([.A4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63-death" xlink:type="simple">death</text:a></text:p>
          </table:table-cell>
          <table:table-cell office:value-type="string" calcext:value-type="string">
            <text:p> смерть</text:p>
          </table:table-cell>
          <table:table-cell table:formula="of:=LEN([.A4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540-debt" xlink:type="simple">debt</text:a></text:p>
          </table:table-cell>
          <table:table-cell office:value-type="string" calcext:value-type="string">
            <text:p> долг, задолженность</text:p>
          </table:table-cell>
          <table:table-cell table:formula="of:=LEN([.A43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542-December" xlink:type="simple">December</text:a></text:p>
          </table:table-cell>
          <table:table-cell office:value-type="string" calcext:value-type="string">
            <text:p> декабрь</text:p>
          </table:table-cell>
          <table:table-cell table:formula="of:=LEN([.A432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397-decide" xlink:type="simple">decide</text:a></text:p>
          </table:table-cell>
          <table:table-cell office:value-type="string" calcext:value-type="string">
            <text:p> решать, принимать решение</text:p>
          </table:table-cell>
          <table:table-cell table:formula="of:=LEN([.A4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418-decision" xlink:type="simple">decision</text:a></text:p>
          </table:table-cell>
          <table:table-cell office:value-type="string" calcext:value-type="string">
            <text:p> решение, определение</text:p>
          </table:table-cell>
          <table:table-cell table:formula="of:=LEN([.A434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1548-decrease" xlink:type="simple">decrease</text:a></text:p>
          </table:table-cell>
          <table:table-cell office:value-type="string" calcext:value-type="string">
            <text:p> снижать(ся), уменьшать(ся), снижение</text:p>
          </table:table-cell>
          <table:table-cell table:formula="of:=LEN([.A4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861-deep" xlink:type="simple">deep</text:a></text:p>
          </table:table-cell>
          <table:table-cell office:value-type="string" calcext:value-type="string">
            <text:p> глубокий, глубоко</text:p>
          </table:table-cell>
          <table:table-cell table:formula="of:=LEN([.A436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1550-defeat" xlink:type="simple">defeat</text:a></text:p>
          </table:table-cell>
          <table:table-cell office:value-type="string" calcext:value-type="string">
            <text:p> наносить поражение, побеждать, поражение</text:p>
          </table:table-cell>
          <table:table-cell table:formula="of:=LEN([.A43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551-defence" xlink:type="simple">defence</text:a></text:p>
          </table:table-cell>
          <table:table-cell office:value-type="string" calcext:value-type="string">
            <text:p> защита</text:p>
          </table:table-cell>
          <table:table-cell table:formula="of:=LEN([.A43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581-defend" xlink:type="simple">defend</text:a></text:p>
          </table:table-cell>
          <table:table-cell office:value-type="string" calcext:value-type="string">
            <text:p> защищать(ся)</text:p>
          </table:table-cell>
          <table:table-cell table:formula="of:=LEN([.A43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705-degree" xlink:type="simple">degree</text:a></text:p>
          </table:table-cell>
          <table:table-cell office:value-type="string" calcext:value-type="string">
            <text:p> степень, градус</text:p>
          </table:table-cell>
          <table:table-cell table:formula="of:=LEN([.A440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556-delay" xlink:type="simple">delay</text:a></text:p>
          </table:table-cell>
          <table:table-cell office:value-type="string" calcext:value-type="string">
            <text:p> медлить, задерживать, задержка</text:p>
          </table:table-cell>
          <table:table-cell table:formula="of:=LEN([.A4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559-delicate" xlink:type="simple">delicate</text:a></text:p>
          </table:table-cell>
          <table:table-cell office:value-type="string" calcext:value-type="string">
            <text:p> деликатный, тонкий</text:p>
          </table:table-cell>
          <table:table-cell table:formula="of:=LEN([.A44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561-deliver" xlink:type="simple">deliver</text:a></text:p>
          </table:table-cell>
          <table:table-cell office:value-type="string" calcext:value-type="string">
            <text:p> доставлять</text:p>
          </table:table-cell>
          <table:table-cell table:formula="of:=LEN([.A443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1563-demand" xlink:type="simple">demand</text:a></text:p>
          </table:table-cell>
          <table:table-cell office:value-type="string" calcext:value-type="string">
            <text:p> требование, спрос, требовать</text:p>
          </table:table-cell>
          <table:table-cell table:formula="of:=LEN([.A44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567-department" xlink:type="simple">department</text:a></text:p>
          </table:table-cell>
          <table:table-cell office:value-type="string" calcext:value-type="string">
            <text:p> отдел, департамент</text:p>
          </table:table-cell>
          <table:table-cell table:formula="of:=LEN([.A44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1569-depend" xlink:type="simple">depend</text:a></text:p>
          </table:table-cell>
          <table:table-cell office:value-type="string" calcext:value-type="string">
            <text:p> зависеть, рассчитывать</text:p>
          </table:table-cell>
          <table:table-cell table:formula="of:=LEN([.A44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573-depth" xlink:type="simple">depth</text:a></text:p>
          </table:table-cell>
          <table:table-cell office:value-type="string" calcext:value-type="string">
            <text:p> глубина</text:p>
          </table:table-cell>
          <table:table-cell table:formula="of:=LEN([.A4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500-describe" xlink:type="simple">describe</text:a></text:p>
          </table:table-cell>
          <table:table-cell office:value-type="string" calcext:value-type="string">
            <text:p> описывать</text:p>
          </table:table-cell>
          <table:table-cell table:formula="of:=LEN([.A44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575-description" xlink:type="simple">description</text:a></text:p>
          </table:table-cell>
          <table:table-cell office:value-type="string" calcext:value-type="string">
            <text:p> описание</text:p>
          </table:table-cell>
          <table:table-cell table:formula="of:=LEN([.A44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1576-desert" xlink:type="simple">desert</text:a></text:p>
          </table:table-cell>
          <table:table-cell office:value-type="string" calcext:value-type="string">
            <text:p> пустыня, пустынный</text:p>
          </table:table-cell>
          <table:table-cell table:formula="of:=LEN([.A450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577-deserve" xlink:type="simple">deserve</text:a></text:p>
          </table:table-cell>
          <table:table-cell office:value-type="string" calcext:value-type="string">
            <text:p> заслуживать, быть достойным</text:p>
          </table:table-cell>
          <table:table-cell table:formula="of:=LEN([.A451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747-design" xlink:type="simple">design</text:a></text:p>
          </table:table-cell>
          <table:table-cell office:value-type="string" calcext:value-type="string">
            <text:p> дизайн, замысел, проектировать</text:p>
          </table:table-cell>
          <table:table-cell table:formula="of:=LEN([.A45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578-desire" xlink:type="simple">desire</text:a></text:p>
          </table:table-cell>
          <table:table-cell office:value-type="string" calcext:value-type="string">
            <text:p> желание, желать</text:p>
          </table:table-cell>
          <table:table-cell table:formula="of:=LEN([.A45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579-desk" xlink:type="simple">desk</text:a></text:p>
          </table:table-cell>
          <table:table-cell office:value-type="string" calcext:value-type="string">
            <text:p> письменный стол, парта</text:p>
          </table:table-cell>
          <table:table-cell table:formula="of:=LEN([.A45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58-despite" xlink:type="simple">despite</text:a></text:p>
          </table:table-cell>
          <table:table-cell office:value-type="string" calcext:value-type="string">
            <text:p> несмотря на, злоба</text:p>
          </table:table-cell>
          <table:table-cell table:formula="of:=LEN([.A45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581-destroy" xlink:type="simple">destroy</text:a></text:p>
          </table:table-cell>
          <table:table-cell office:value-type="string" calcext:value-type="string">
            <text:p> уничтожать, разрушать</text:p>
          </table:table-cell>
          <table:table-cell table:formula="of:=LEN([.A456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881-detail" xlink:type="simple">detail</text:a></text:p>
          </table:table-cell>
          <table:table-cell office:value-type="string" calcext:value-type="string">
            <text:p> деталь, подробность, детализировать</text:p>
          </table:table-cell>
          <table:table-cell table:formula="of:=LEN([.A45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583-determination" xlink:type="simple">determination</text:a></text:p>
          </table:table-cell>
          <table:table-cell office:value-type="string" calcext:value-type="string">
            <text:p> решительность, решение</text:p>
          </table:table-cell>
          <table:table-cell table:formula="of:=LEN([.A45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 <text:a xlink:href="http://www.7english.ru/689-determine" xlink:type="simple">determine</text:a></text:p>
          </table:table-cell>
          <table:table-cell office:value-type="string" calcext:value-type="string">
            <text:p> определять, устанавливать</text:p>
          </table:table-cell>
          <table:table-cell table:formula="of:=LEN([.A45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422-develop" xlink:type="simple">develop</text:a></text:p>
          </table:table-cell>
          <table:table-cell office:value-type="string" calcext:value-type="string">
            <text:p> развивать, разрабатывать</text:p>
          </table:table-cell>
          <table:table-cell table:formula="of:=LEN([.A46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589-dictionary" xlink:type="simple">dictionary</text:a></text:p>
          </table:table-cell>
          <table:table-cell office:value-type="string" calcext:value-type="string">
            <text:p> словарь</text:p>
          </table:table-cell>
          <table:table-cell table:formula="of:=LEN([.A46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351-die" xlink:type="simple">die</text:a></text:p>
          </table:table-cell>
          <table:table-cell office:value-type="string" calcext:value-type="string">
            <text:p> умирать</text:p>
          </table:table-cell>
          <table:table-cell table:formula="of:=LEN([.A46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433-difference" xlink:type="simple">difference</text:a></text:p>
          </table:table-cell>
          <table:table-cell office:value-type="string" calcext:value-type="string">
            <text:p> разница, отличие</text:p>
          </table:table-cell>
          <table:table-cell table:formula="of:=LEN([.A46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00-different" xlink:type="simple">different</text:a></text:p>
          </table:table-cell>
          <table:table-cell office:value-type="string" calcext:value-type="string">
            <text:p> другой, иной</text:p>
          </table:table-cell>
          <table:table-cell table:formula="of:=LEN([.A46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534-difficult" xlink:type="simple">difficult</text:a></text:p>
          </table:table-cell>
          <table:table-cell office:value-type="string" calcext:value-type="string">
            <text:p> трудный, тяжелый</text:p>
          </table:table-cell>
          <table:table-cell table:formula="of:=LEN([.A46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591-difficulty" xlink:type="simple">difficulty</text:a></text:p>
          </table:table-cell>
          <table:table-cell office:value-type="string" calcext:value-type="string">
            <text:p> трудность</text:p>
          </table:table-cell>
          <table:table-cell table:formula="of:=LEN([.A46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1592-dig" xlink:type="simple">dig</text:a></text:p>
          </table:table-cell>
          <table:table-cell office:value-type="string" calcext:value-type="string">
            <text:p> копать, рыть</text:p>
          </table:table-cell>
          <table:table-cell table:formula="of:=LEN([.A46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952-dinner" xlink:type="simple">dinner</text:a></text:p>
          </table:table-cell>
          <table:table-cell office:value-type="string" calcext:value-type="string">
            <text:p> обед</text:p>
          </table:table-cell>
          <table:table-cell table:formula="of:=LEN([.A46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593-direct" xlink:type="simple">direct</text:a></text:p>
          </table:table-cell>
          <table:table-cell office:value-type="string" calcext:value-type="string">
            <text:p> прямой, направлять</text:p>
          </table:table-cell>
          <table:table-cell table:formula="of:=LEN([.A46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22-direction" xlink:type="simple">direction</text:a></text:p>
          </table:table-cell>
          <table:table-cell office:value-type="string" calcext:value-type="string">
            <text:p> направление, руководство</text:p>
          </table:table-cell>
          <table:table-cell table:formula="of:=LEN([.A470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446-director" xlink:type="simple">director</text:a></text:p>
          </table:table-cell>
          <table:table-cell table:style-name="ce2" office:value-type="string" calcext:value-type="string">
            <text:p> директор, руководитель</text:p>
          </table:table-cell>
          <table:table-cell table:formula="of:=LEN([.A47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594-dirt" xlink:type="simple">dirt</text:a></text:p>
          </table:table-cell>
          <table:table-cell office:value-type="string" calcext:value-type="string">
            <text:p> грязь</text:p>
          </table:table-cell>
          <table:table-cell table:formula="of:=LEN([.A47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595-dirty" xlink:type="simple">dirty</text:a></text:p>
          </table:table-cell>
          <table:table-cell office:value-type="string" calcext:value-type="string">
            <text:p> грязный</text:p>
          </table:table-cell>
          <table:table-cell table:formula="of:=LEN([.A47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601-disappoint" xlink:type="simple">disappoint</text:a></text:p>
          </table:table-cell>
          <table:table-cell office:value-type="string" calcext:value-type="string">
            <text:p> разочаровывать</text:p>
          </table:table-cell>
          <table:table-cell table:formula="of:=LEN([.A47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846-discover" xlink:type="simple">discover</text:a></text:p>
          </table:table-cell>
          <table:table-cell office:value-type="string" calcext:value-type="string">
            <text:p> открывать, обнаруживать</text:p>
          </table:table-cell>
          <table:table-cell table:formula="of:=LEN([.A47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610-discovery" xlink:type="simple">discovery</text:a></text:p>
          </table:table-cell>
          <table:table-cell office:value-type="string" calcext:value-type="string">
            <text:p> открытие</text:p>
          </table:table-cell>
          <table:table-cell table:formula="of:=LEN([.A47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759-discuss" xlink:type="simple">discuss</text:a></text:p>
          </table:table-cell>
          <table:table-cell office:value-type="string" calcext:value-type="string">
            <text:p> обсуждать</text:p>
          </table:table-cell>
          <table:table-cell table:formula="of:=LEN([.A47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919-discussion" xlink:type="simple">discussion</text:a></text:p>
          </table:table-cell>
          <table:table-cell office:value-type="string" calcext:value-type="string">
            <text:p> дискуссия, обсуждение</text:p>
          </table:table-cell>
          <table:table-cell table:formula="of:=LEN([.A47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691-disease" xlink:type="simple">disease</text:a></text:p>
          </table:table-cell>
          <table:table-cell office:value-type="string" calcext:value-type="string">
            <text:p> болезнь, заболевание</text:p>
          </table:table-cell>
          <table:table-cell table:formula="of:=LEN([.A47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612-disgusting" xlink:type="simple">disgusting</text:a></text:p>
          </table:table-cell>
          <table:table-cell office:value-type="string" calcext:value-type="string">
            <text:p> отвратительный</text:p>
          </table:table-cell>
          <table:table-cell table:formula="of:=LEN([.A48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1613-dish" xlink:type="simple">dish</text:a></text:p>
          </table:table-cell>
          <table:table-cell office:value-type="string" calcext:value-type="string">
            <text:p> блюдо</text:p>
          </table:table-cell>
          <table:table-cell table:formula="of:=LEN([.A4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616-dismiss" xlink:type="simple">dismiss</text:a></text:p>
          </table:table-cell>
          <table:table-cell office:value-type="string" calcext:value-type="string">
            <text:p> распускать, увольнять</text:p>
          </table:table-cell>
          <table:table-cell table:formula="of:=LEN([.A48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619-distance" xlink:type="simple">distance</text:a></text:p>
          </table:table-cell>
          <table:table-cell office:value-type="string" calcext:value-type="string">
            <text:p> дистанция, расстояние</text:p>
          </table:table-cell>
          <table:table-cell table:formula="of:=LEN([.A48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626-divide" xlink:type="simple">divide</text:a></text:p>
          </table:table-cell>
          <table:table-cell office:value-type="string" calcext:value-type="string">
            <text:p> делить(ся), разделять(ся)</text:p>
          </table:table-cell>
          <table:table-cell table:formula="of:=LEN([.A48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2-do" xlink:type="simple">do</text:a></text:p>
          </table:table-cell>
          <table:table-cell office:value-type="string" calcext:value-type="string">
            <text:p> делать</text:p>
          </table:table-cell>
          <table:table-cell table:formula="of:=LEN([.A48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502-doctor" xlink:type="simple">doctor</text:a></text:p>
          </table:table-cell>
          <table:table-cell office:value-type="string" calcext:value-type="string">
            <text:p> врач, доктор, лечить</text:p>
          </table:table-cell>
          <table:table-cell table:formula="of:=LEN([.A486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629-document" xlink:type="simple">document</text:a></text:p>
          </table:table-cell>
          <table:table-cell office:value-type="string" calcext:value-type="string">
            <text:p> документ, документировать</text:p>
          </table:table-cell>
          <table:table-cell table:formula="of:=LEN([.A48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670-dog" xlink:type="simple">dog</text:a></text:p>
          </table:table-cell>
          <table:table-cell office:value-type="string" calcext:value-type="string">
            <text:p> собака</text:p>
          </table:table-cell>
          <table:table-cell table:formula="of:=LEN([.A48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630-dollar" xlink:type="simple">dollar</text:a></text:p>
          </table:table-cell>
          <table:table-cell office:value-type="string" calcext:value-type="string">
            <text:p> доллар</text:p>
          </table:table-cell>
          <table:table-cell table:formula="of:=LEN([.A48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96-door" xlink:type="simple">door</text:a></text:p>
          </table:table-cell>
          <table:table-cell office:value-type="string" calcext:value-type="string">
            <text:p> дверь</text:p>
          </table:table-cell>
          <table:table-cell table:formula="of:=LEN([.A49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634-double" xlink:type="simple">double</text:a></text:p>
          </table:table-cell>
          <table:table-cell office:value-type="string" calcext:value-type="string">
            <text:p> двойной, удваивать(ся)</text:p>
          </table:table-cell>
          <table:table-cell table:formula="of:=LEN([.A49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635-doubt" xlink:type="simple">doubt</text:a></text:p>
          </table:table-cell>
          <table:table-cell office:value-type="string" calcext:value-type="string">
            <text:p> сомнение, сомневаться</text:p>
          </table:table-cell>
          <table:table-cell table:formula="of:=LEN([.A49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76-down" xlink:type="simple">down</text:a></text:p>
          </table:table-cell>
          <table:table-cell office:value-type="string" calcext:value-type="string">
            <text:p> вниз</text:p>
          </table:table-cell>
          <table:table-cell table:formula="of:=LEN([.A49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21-draw" xlink:type="simple">draw</text:a></text:p>
          </table:table-cell>
          <table:table-cell office:value-type="string" calcext:value-type="string">
            <text:p> рисовать, чертить, ничья</text:p>
          </table:table-cell>
          <table:table-cell table:formula="of:=LEN([.A49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74-dream" xlink:type="simple">dream</text:a></text:p>
          </table:table-cell>
          <table:table-cell office:value-type="string" calcext:value-type="string">
            <text:p> мечта, сон, мечтать</text:p>
          </table:table-cell>
          <table:table-cell table:formula="of:=LEN([.A495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645-dress" xlink:type="simple">dress</text:a></text:p>
          </table:table-cell>
          <table:table-cell office:value-type="string" calcext:value-type="string">
            <text:p> платье, одежда, одевать(ся)</text:p>
          </table:table-cell>
          <table:table-cell table:formula="of:=LEN([.A49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646-drink" xlink:type="simple">drink</text:a></text:p>
          </table:table-cell>
          <table:table-cell office:value-type="string" calcext:value-type="string">
            <text:p> пить, напиток</text:p>
          </table:table-cell>
          <table:table-cell table:formula="of:=LEN([.A49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28-drive" xlink:type="simple">drive</text:a></text:p>
          </table:table-cell>
          <table:table-cell office:value-type="string" calcext:value-type="string">
            <text:p> ехать, вести, езда</text:p>
          </table:table-cell>
          <table:table-cell table:formula="of:=LEN([.A49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613-drop" xlink:type="simple">drop</text:a></text:p>
          </table:table-cell>
          <table:table-cell office:value-type="string" calcext:value-type="string">
            <text:p> ронять, капать, падение</text:p>
          </table:table-cell>
          <table:table-cell table:formula="of:=LEN([.A499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402-drug" xlink:type="simple">drug</text:a></text:p>
          </table:table-cell>
          <table:table-cell office:value-type="string" calcext:value-type="string">
            <text:p> лекарство, наркотик, давать наркотики</text:p>
          </table:table-cell>
          <table:table-cell table:formula="of:=LEN([.A5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650-drum" xlink:type="simple">drum</text:a></text:p>
          </table:table-cell>
          <table:table-cell office:value-type="string" calcext:value-type="string">
            <text:p> барабан</text:p>
          </table:table-cell>
          <table:table-cell table:formula="of:=LEN([.A5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651-drunk" xlink:type="simple">drunk</text:a></text:p>
          </table:table-cell>
          <table:table-cell office:value-type="string" calcext:value-type="string">
            <text:p> пьяный</text:p>
          </table:table-cell>
          <table:table-cell table:formula="of:=LEN([.A50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652-dry" xlink:type="simple">dry</text:a></text:p>
          </table:table-cell>
          <table:table-cell office:value-type="string" calcext:value-type="string">
            <text:p> сухой, сушить(ся)</text:p>
          </table:table-cell>
          <table:table-cell table:formula="of:=LEN([.A50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3172-duck" xlink:type="simple">duck</text:a></text:p>
          </table:table-cell>
          <table:table-cell office:value-type="string" calcext:value-type="string">
            <text:p> утка</text:p>
          </table:table-cell>
          <table:table-cell table:formula="of:=LEN([.A50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1653-due" xlink:type="simple">due</text:a></text:p>
          </table:table-cell>
          <table:table-cell office:value-type="string" calcext:value-type="string">
            <text:p> (+ to) обусловленный, должный</text:p>
          </table:table-cell>
          <table:table-cell table:formula="of:=LEN([.A50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654-dull" xlink:type="simple">dull</text:a></text:p>
          </table:table-cell>
          <table:table-cell office:value-type="string" calcext:value-type="string">
            <text:p> тупой, глупый</text:p>
          </table:table-cell>
          <table:table-cell table:formula="of:=LEN([.A50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81-during" xlink:type="simple">during</text:a></text:p>
          </table:table-cell>
          <table:table-cell office:value-type="string" calcext:value-type="string">
            <text:p> во время, в течение</text:p>
          </table:table-cell>
          <table:table-cell table:formula="of:=LEN([.A50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656-dust" xlink:type="simple">dust</text:a></text:p>
          </table:table-cell>
          <table:table-cell office:value-type="string" calcext:value-type="string">
            <text:p> пыль, вытирать пыль</text:p>
          </table:table-cell>
          <table:table-cell table:formula="of:=LEN([.A5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657-duty" xlink:type="simple">duty</text:a></text:p>
          </table:table-cell>
          <table:table-cell office:value-type="string" calcext:value-type="string">
            <text:p> долг, обязанность</text:p>
          </table:table-cell>
          <table:table-cell table:formula="of:=LEN([.A50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37-each" xlink:type="simple">each</text:a></text:p>
          </table:table-cell>
          <table:table-cell office:value-type="string" calcext:value-type="string">
            <text:p> каждый, каждый</text:p>
          </table:table-cell>
          <table:table-cell table:formula="of:=LEN([.A5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659-ear" xlink:type="simple">ear</text:a></text:p>
          </table:table-cell>
          <table:table-cell office:value-type="string" calcext:value-type="string">
            <text:p> ухо</text:p>
          </table:table-cell>
          <table:table-cell table:formula="of:=LEN([.A5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316-early" xlink:type="simple">early</text:a></text:p>
          </table:table-cell>
          <table:table-cell office:value-type="string" calcext:value-type="string">
            <text:p> ранний, рано</text:p>
          </table:table-cell>
          <table:table-cell table:formula="of:=LEN([.A5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660-earn" xlink:type="simple">earn</text:a></text:p>
          </table:table-cell>
          <table:table-cell office:value-type="string" calcext:value-type="string">
            <text:p> зарабатывать</text:p>
          </table:table-cell>
          <table:table-cell table:formula="of:=LEN([.A5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661-earth" xlink:type="simple">earth</text:a></text:p>
          </table:table-cell>
          <table:table-cell office:value-type="string" calcext:value-type="string">
            <text:p> земля</text:p>
          </table:table-cell>
          <table:table-cell table:formula="of:=LEN([.A5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651-east" xlink:type="simple">east</text:a></text:p>
          </table:table-cell>
          <table:table-cell office:value-type="string" calcext:value-type="string">
            <text:p> восток, восточный</text:p>
          </table:table-cell>
          <table:table-cell table:formula="of:=LEN([.A5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664-eastern" xlink:type="simple">eastern</text:a></text:p>
          </table:table-cell>
          <table:table-cell office:value-type="string" calcext:value-type="string">
            <text:p> восточный</text:p>
          </table:table-cell>
          <table:table-cell table:formula="of:=LEN([.A51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482-easy" xlink:type="simple">easy</text:a></text:p>
          </table:table-cell>
          <table:table-cell office:value-type="string" calcext:value-type="string">
            <text:p> легкий, нетрудный, легко</text:p>
          </table:table-cell>
          <table:table-cell table:formula="of:=LEN([.A5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476-eat" xlink:type="simple">eat</text:a></text:p>
          </table:table-cell>
          <table:table-cell office:value-type="string" calcext:value-type="string">
            <text:p> есть, кушать</text:p>
          </table:table-cell>
          <table:table-cell table:formula="of:=LEN([.A518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395-economic" xlink:type="simple">economic</text:a></text:p>
          </table:table-cell>
          <table:table-cell office:value-type="string" calcext:value-type="string">
            <text:p> экономический, экономичный</text:p>
          </table:table-cell>
          <table:table-cell table:formula="of:=LEN([.A519])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 <text:a xlink:href="http://www.7english.ru/569-economy" xlink:type="simple">economy</text:a></text:p>
          </table:table-cell>
          <table:table-cell office:value-type="string" calcext:value-type="string">
            <text:p> экономика, экономичность, экономичный</text:p>
          </table:table-cell>
          <table:table-cell table:formula="of:=LEN([.A52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862-edge" xlink:type="simple">edge</text:a></text:p>
          </table:table-cell>
          <table:table-cell office:value-type="string" calcext:value-type="string">
            <text:p> край, грань</text:p>
          </table:table-cell>
          <table:table-cell table:formula="of:=LEN([.A5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667-educate" xlink:type="simple">educate</text:a></text:p>
          </table:table-cell>
          <table:table-cell office:value-type="string" calcext:value-type="string">
            <text:p> воспитывать, обучать</text:p>
          </table:table-cell>
          <table:table-cell table:formula="of:=LEN([.A52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25-education" xlink:type="simple">education</text:a></text:p>
          </table:table-cell>
          <table:table-cell office:value-type="string" calcext:value-type="string">
            <text:p> образование, обучение</text:p>
          </table:table-cell>
          <table:table-cell table:formula="of:=LEN([.A523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373-effect" xlink:type="simple">effect</text:a></text:p>
          </table:table-cell>
          <table:table-cell office:value-type="string" calcext:value-type="string">
            <text:p> эффект, результат, осуществлять</text:p>
          </table:table-cell>
          <table:table-cell table:formula="of:=LEN([.A5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002-effective" xlink:type="simple">effective</text:a></text:p>
          </table:table-cell>
          <table:table-cell office:value-type="string" calcext:value-type="string">
            <text:p> эффективный</text:p>
          </table:table-cell>
          <table:table-cell table:formula="of:=LEN([.A52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396-effort" xlink:type="simple">effort</text:a></text:p>
          </table:table-cell>
          <table:table-cell office:value-type="string" calcext:value-type="string">
            <text:p> усилие, попытка</text:p>
          </table:table-cell>
          <table:table-cell table:formula="of:=LEN([.A52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670-egg" xlink:type="simple">egg</text:a></text:p>
          </table:table-cell>
          <table:table-cell office:value-type="string" calcext:value-type="string">
            <text:p> яйцо</text:p>
          </table:table-cell>
          <table:table-cell table:formula="of:=LEN([.A52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660-eight" xlink:type="simple">eight</text:a></text:p>
          </table:table-cell>
          <table:table-cell office:value-type="string" calcext:value-type="string">
            <text:p> восемь, восьмерка</text:p>
          </table:table-cell>
          <table:table-cell table:formula="of:=LEN([.A5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671-eighteen" xlink:type="simple">eighteen</text:a></text:p>
          </table:table-cell>
          <table:table-cell office:value-type="string" calcext:value-type="string">
            <text:p> восемнадцать</text:p>
          </table:table-cell>
          <table:table-cell table:formula="of:=LEN([.A5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672-eighty" xlink:type="simple">eighty</text:a></text:p>
          </table:table-cell>
          <table:table-cell office:value-type="string" calcext:value-type="string">
            <text:p> восемьдесят</text:p>
          </table:table-cell>
          <table:table-cell table:formula="of:=LEN([.A53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490-either" xlink:type="simple">either</text:a></text:p>
          </table:table-cell>
          <table:table-cell office:value-type="string" calcext:value-type="string">
            <text:p> или, любой из двух</text:p>
          </table:table-cell>
          <table:table-cell table:formula="of:=LEN([.A53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673-elbow" xlink:type="simple">elbow</text:a></text:p>
          </table:table-cell>
          <table:table-cell office:value-type="string" calcext:value-type="string">
            <text:p> локоть</text:p>
          </table:table-cell>
          <table:table-cell table:formula="of:=LEN([.A5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675-elect" xlink:type="simple">elect</text:a></text:p>
          </table:table-cell>
          <table:table-cell office:value-type="string" calcext:value-type="string">
            <text:p> избирать, выбирать</text:p>
          </table:table-cell>
          <table:table-cell table:formula="of:=LEN([.A53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716-election" xlink:type="simple">election</text:a></text:p>
          </table:table-cell>
          <table:table-cell office:value-type="string" calcext:value-type="string">
            <text:p> выборы</text:p>
          </table:table-cell>
          <table:table-cell table:formula="of:=LEN([.A53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677-electric" xlink:type="simple">electric</text:a></text:p>
          </table:table-cell>
          <table:table-cell office:value-type="string" calcext:value-type="string">
            <text:p> электрический</text:p>
          </table:table-cell>
          <table:table-cell table:formula="of:=LEN([.A5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678-electricity" xlink:type="simple">electricity</text:a></text:p>
          </table:table-cell>
          <table:table-cell office:value-type="string" calcext:value-type="string">
            <text:p> электричество</text:p>
          </table:table-cell>
          <table:table-cell table:formula="of:=LEN([.A53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1679-electronic" xlink:type="simple">electronic</text:a></text:p>
          </table:table-cell>
          <table:table-cell office:value-type="string" calcext:value-type="string">
            <text:p> электронный</text:p>
          </table:table-cell>
          <table:table-cell table:formula="of:=LEN([.A53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1683-eleven" xlink:type="simple">eleven</text:a></text:p>
          </table:table-cell>
          <table:table-cell office:value-type="string" calcext:value-type="string">
            <text:p> одиннадцать</text:p>
          </table:table-cell>
          <table:table-cell table:formula="of:=LEN([.A53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83-else" xlink:type="simple">else</text:a></text:p>
          </table:table-cell>
          <table:table-cell office:value-type="string" calcext:value-type="string">
            <text:p> еще, кроме</text:p>
          </table:table-cell>
          <table:table-cell table:formula="of:=LEN([.A53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685-embarrass" xlink:type="simple">embarrass</text:a></text:p>
          </table:table-cell>
          <table:table-cell office:value-type="string" calcext:value-type="string">
            <text:p> смущать, стеснять</text:p>
          </table:table-cell>
          <table:table-cell table:formula="of:=LEN([.A54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691-emotion" xlink:type="simple">emotion</text:a></text:p>
          </table:table-cell>
          <table:table-cell office:value-type="string" calcext:value-type="string">
            <text:p> эмоция, волнение</text:p>
          </table:table-cell>
          <table:table-cell table:formula="of:=LEN([.A541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1693-emphasize" xlink:type="simple">emphasize</text:a></text:p>
          </table:table-cell>
          <table:table-cell office:value-type="string" calcext:value-type="string">
            <text:p> подчеркивать, акцентировать</text:p>
          </table:table-cell>
          <table:table-cell table:formula="of:=LEN([.A54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695-employ" xlink:type="simple">employ</text:a></text:p>
          </table:table-cell>
          <table:table-cell office:value-type="string" calcext:value-type="string">
            <text:p> нанимать, применять</text:p>
          </table:table-cell>
          <table:table-cell table:formula="of:=LEN([.A54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24-employee" xlink:type="simple">employee</text:a></text:p>
          </table:table-cell>
          <table:table-cell office:value-type="string" calcext:value-type="string">
            <text:p> сотрудник, работник</text:p>
          </table:table-cell>
          <table:table-cell table:formula="of:=LEN([.A54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698-empty" xlink:type="simple">empty</text:a></text:p>
          </table:table-cell>
          <table:table-cell office:value-type="string" calcext:value-type="string">
            <text:p> пустой</text:p>
          </table:table-cell>
          <table:table-cell table:formula="of:=LEN([.A54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701-encourage" xlink:type="simple">encourage</text:a></text:p>
          </table:table-cell>
          <table:table-cell office:value-type="string" calcext:value-type="string">
            <text:p> поощрять</text:p>
          </table:table-cell>
          <table:table-cell table:formula="of:=LEN([.A54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38-end" xlink:type="simple">end</text:a></text:p>
          </table:table-cell>
          <table:table-cell office:value-type="string" calcext:value-type="string">
            <text:p> конец, кончать</text:p>
          </table:table-cell>
          <table:table-cell table:formula="of:=LEN([.A5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704-enemy" xlink:type="simple">enemy</text:a></text:p>
          </table:table-cell>
          <table:table-cell office:value-type="string" calcext:value-type="string">
            <text:p> враг, противник</text:p>
          </table:table-cell>
          <table:table-cell table:formula="of:=LEN([.A54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541-energy" xlink:type="simple">energy</text:a></text:p>
          </table:table-cell>
          <table:table-cell office:value-type="string" calcext:value-type="string">
            <text:p> энергия</text:p>
          </table:table-cell>
          <table:table-cell table:formula="of:=LEN([.A54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706-engine" xlink:type="simple">engine</text:a></text:p>
          </table:table-cell>
          <table:table-cell office:value-type="string" calcext:value-type="string">
            <text:p> двигатель, машина</text:p>
          </table:table-cell>
          <table:table-cell table:formula="of:=LEN([.A550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707-engineer" xlink:type="simple">engineer</text:a></text:p>
          </table:table-cell>
          <table:table-cell office:value-type="string" calcext:value-type="string">
            <text:p> инженер, механик, проектировать</text:p>
          </table:table-cell>
          <table:table-cell table:formula="of:=LEN([.A551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1049-English" xlink:type="simple">English</text:a></text:p>
          </table:table-cell>
          <table:table-cell office:value-type="string" calcext:value-type="string">
            <text:p> английский язык, англичане, английский</text:p>
          </table:table-cell>
          <table:table-cell table:formula="of:=LEN([.A552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781-enjoy" xlink:type="simple">enjoy</text:a></text:p>
          </table:table-cell>
          <table:table-cell office:value-type="string" calcext:value-type="string">
            <text:p> наслаждаться, получать удовольствие</text:p>
          </table:table-cell>
          <table:table-cell table:formula="of:=LEN([.A5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24-enough" xlink:type="simple">enough</text:a></text:p>
          </table:table-cell>
          <table:table-cell office:value-type="string" calcext:value-type="string">
            <text:p> достаточный, достаточно</text:p>
          </table:table-cell>
          <table:table-cell table:formula="of:=LEN([.A55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630-enter" xlink:type="simple">enter</text:a></text:p>
          </table:table-cell>
          <table:table-cell office:value-type="string" calcext:value-type="string">
            <text:p> входить, вводить</text:p>
          </table:table-cell>
          <table:table-cell table:formula="of:=LEN([.A55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715-entertain" xlink:type="simple">entertain</text:a></text:p>
          </table:table-cell>
          <table:table-cell office:value-type="string" calcext:value-type="string">
            <text:p> развлекать</text:p>
          </table:table-cell>
          <table:table-cell table:formula="of:=LEN([.A55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775-entire" xlink:type="simple">entire</text:a></text:p>
          </table:table-cell>
          <table:table-cell office:value-type="string" calcext:value-type="string">
            <text:p> весь, целый</text:p>
          </table:table-cell>
          <table:table-cell table:formula="of:=LEN([.A55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722-entrance" xlink:type="simple">entrance</text:a></text:p>
          </table:table-cell>
          <table:table-cell office:value-type="string" calcext:value-type="string">
            <text:p> вход</text:p>
          </table:table-cell>
          <table:table-cell table:formula="of:=LEN([.A55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724-envelope" xlink:type="simple">envelope</text:a></text:p>
          </table:table-cell>
          <table:table-cell office:value-type="string" calcext:value-type="string">
            <text:p> конверт</text:p>
          </table:table-cell>
          <table:table-cell table:formula="of:=LEN([.A559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735-environment" xlink:type="simple">environment</text:a></text:p>
          </table:table-cell>
          <table:table-cell office:value-type="string" calcext:value-type="string">
            <text:p> окружающая среда, окружение</text:p>
          </table:table-cell>
          <table:table-cell table:formula="of:=LEN([.A560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 <text:a xlink:href="http://www.7english.ru/1725-equal" xlink:type="simple">equal</text:a></text:p>
          </table:table-cell>
          <table:table-cell office:value-type="string" calcext:value-type="string">
            <text:p> равный, одинаковый, равняться</text:p>
          </table:table-cell>
          <table:table-cell table:formula="of:=LEN([.A56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727-equipment" xlink:type="simple">equipment</text:a></text:p>
          </table:table-cell>
          <table:table-cell office:value-type="string" calcext:value-type="string">
            <text:p> оборудование, снаряжение</text:p>
          </table:table-cell>
          <table:table-cell table:formula="of:=LEN([.A562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1730-escape" xlink:type="simple">escape</text:a></text:p>
          </table:table-cell>
          <table:table-cell office:value-type="string" calcext:value-type="string">
            <text:p> побег, бегство, бежать (из заключения)</text:p>
          </table:table-cell>
          <table:table-cell table:formula="of:=LEN([.A56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450-especially" xlink:type="simple">especially</text:a></text:p>
          </table:table-cell>
          <table:table-cell office:value-type="string" calcext:value-type="string">
            <text:p> особенно, в особенности</text:p>
          </table:table-cell>
          <table:table-cell table:formula="of:=LEN([.A564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795-establish" xlink:type="simple">establish</text:a></text:p>
          </table:table-cell>
          <table:table-cell table:style-name="ce2" office:value-type="string" calcext:value-type="string">
            <text:p> учреждать, устанавливать</text:p>
          </table:table-cell>
          <table:table-cell table:formula="of:=LEN([.A56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66-even" xlink:type="simple">even</text:a></text:p>
          </table:table-cell>
          <table:table-cell office:value-type="string" calcext:value-type="string">
            <text:p> даже, плоский</text:p>
          </table:table-cell>
          <table:table-cell table:formula="of:=LEN([.A56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51-evening" xlink:type="simple">evening</text:a></text:p>
          </table:table-cell>
          <table:table-cell office:value-type="string" calcext:value-type="string">
            <text:p> вечер</text:p>
          </table:table-cell>
          <table:table-cell table:formula="of:=LEN([.A56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460-event" xlink:type="simple">event</text:a></text:p>
          </table:table-cell>
          <table:table-cell office:value-type="string" calcext:value-type="string">
            <text:p> событие, происшествие</text:p>
          </table:table-cell>
          <table:table-cell table:formula="of:=LEN([.A56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40-ever" xlink:type="simple">ever</text:a></text:p>
          </table:table-cell>
          <table:table-cell office:value-type="string" calcext:value-type="string">
            <text:p> всегда, вечно</text:p>
          </table:table-cell>
          <table:table-cell table:formula="of:=LEN([.A5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3-every" xlink:type="simple">every</text:a></text:p>
          </table:table-cell>
          <table:table-cell office:value-type="string" calcext:value-type="string">
            <text:p> каждый, любой</text:p>
          </table:table-cell>
          <table:table-cell table:formula="of:=LEN([.A57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717-everybody" xlink:type="simple">everybody</text:a></text:p>
          </table:table-cell>
          <table:table-cell office:value-type="string" calcext:value-type="string">
            <text:p> всякий, каждый</text:p>
          </table:table-cell>
          <table:table-cell table:formula="of:=LEN([.A57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464-everyone" xlink:type="simple">everyone</text:a></text:p>
          </table:table-cell>
          <table:table-cell office:value-type="string" calcext:value-type="string">
            <text:p> каждый, все</text:p>
          </table:table-cell>
          <table:table-cell table:formula="of:=LEN([.A57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337-everything" xlink:type="simple">everything</text:a></text:p>
          </table:table-cell>
          <table:table-cell office:value-type="string" calcext:value-type="string">
            <text:p> все</text:p>
          </table:table-cell>
          <table:table-cell table:formula="of:=LEN([.A57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1737-everywhere" xlink:type="simple">everywhere</text:a></text:p>
          </table:table-cell>
          <table:table-cell office:value-type="string" calcext:value-type="string">
            <text:p> везде, всюду</text:p>
          </table:table-cell>
          <table:table-cell table:formula="of:=LEN([.A574])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 <text:a xlink:href="http://www.7english.ru/532-evidence" xlink:type="simple">evidence</text:a></text:p>
          </table:table-cell>
          <table:table-cell office:value-type="string" calcext:value-type="string">
            <text:p> доказательства, данные, свидетельствовать</text:p>
          </table:table-cell>
          <table:table-cell table:formula="of:=LEN([.A57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738-evil" xlink:type="simple">evil</text:a></text:p>
          </table:table-cell>
          <table:table-cell office:value-type="string" calcext:value-type="string">
            <text:p> зло, злой</text:p>
          </table:table-cell>
          <table:table-cell table:formula="of:=LEN([.A5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739-exact" xlink:type="simple">exact</text:a></text:p>
          </table:table-cell>
          <table:table-cell office:value-type="string" calcext:value-type="string">
            <text:p> точный</text:p>
          </table:table-cell>
          <table:table-cell table:formula="of:=LEN([.A57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665-exactly" xlink:type="simple">exactly</text:a></text:p>
          </table:table-cell>
          <table:table-cell office:value-type="string" calcext:value-type="string">
            <text:p> точно, именно</text:p>
          </table:table-cell>
          <table:table-cell table:formula="of:=LEN([.A57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033-examine" xlink:type="simple">examine</text:a></text:p>
          </table:table-cell>
          <table:table-cell office:value-type="string" calcext:value-type="string">
            <text:p> исследовать, изучать</text:p>
          </table:table-cell>
          <table:table-cell table:formula="of:=LEN([.A57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763-example" xlink:type="simple">example</text:a></text:p>
          </table:table-cell>
          <table:table-cell office:value-type="string" calcext:value-type="string">
            <text:p> пример</text:p>
          </table:table-cell>
          <table:table-cell table:formula="of:=LEN([.A58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743-excellent" xlink:type="simple">excellent</text:a></text:p>
          </table:table-cell>
          <table:table-cell office:value-type="string" calcext:value-type="string">
            <text:p> отличный</text:p>
          </table:table-cell>
          <table:table-cell table:formula="of:=LEN([.A581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1744-except" xlink:type="simple">except</text:a></text:p>
          </table:table-cell>
          <table:table-cell office:value-type="string" calcext:value-type="string">
            <text:p> кроме, за исключением того, что</text:p>
          </table:table-cell>
          <table:table-cell table:formula="of:=LEN([.A5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746-exchange" xlink:type="simple">exchange</text:a></text:p>
          </table:table-cell>
          <table:table-cell office:value-type="string" calcext:value-type="string">
            <text:p> обмен, обменивать</text:p>
          </table:table-cell>
          <table:table-cell table:formula="of:=LEN([.A583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1750-exciting" xlink:type="simple">exciting</text:a></text:p>
          </table:table-cell>
          <table:table-cell office:value-type="string" calcext:value-type="string">
            <text:p> захватывающий, волнующий</text:p>
          </table:table-cell>
          <table:table-cell table:formula="of:=LEN([.A58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752-excuse" xlink:type="simple">excuse</text:a></text:p>
          </table:table-cell>
          <table:table-cell office:value-type="string" calcext:value-type="string">
            <text:p> извинять(ся), извинение</text:p>
          </table:table-cell>
          <table:table-cell table:formula="of:=LEN([.A58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753-exercise" xlink:type="simple">exercise</text:a></text:p>
          </table:table-cell>
          <table:table-cell office:value-type="string" calcext:value-type="string">
            <text:p> упражнение, осуществлять</text:p>
          </table:table-cell>
          <table:table-cell table:formula="of:=LEN([.A58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897-exist" xlink:type="simple">exist</text:a></text:p>
          </table:table-cell>
          <table:table-cell office:value-type="string" calcext:value-type="string">
            <text:p> существовать, быть</text:p>
          </table:table-cell>
          <table:table-cell table:formula="of:=LEN([.A58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756-existence" xlink:type="simple">existence</text:a></text:p>
          </table:table-cell>
          <table:table-cell office:value-type="string" calcext:value-type="string">
            <text:p> существование, бытие</text:p>
          </table:table-cell>
          <table:table-cell table:formula="of:=LEN([.A58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353-expect" xlink:type="simple">expect</text:a></text:p>
          </table:table-cell>
          <table:table-cell office:value-type="string" calcext:value-type="string">
            <text:p> ждать, ожидать</text:p>
          </table:table-cell>
          <table:table-cell table:formula="of:=LEN([.A58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761-expensive" xlink:type="simple">expensive</text:a></text:p>
          </table:table-cell>
          <table:table-cell office:value-type="string" calcext:value-type="string">
            <text:p> дорогой</text:p>
          </table:table-cell>
          <table:table-cell table:formula="of:=LEN([.A590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366-experience" xlink:type="simple">experience</text:a></text:p>
          </table:table-cell>
          <table:table-cell office:value-type="string" calcext:value-type="string">
            <text:p> опыт, опытность, испытывать</text:p>
          </table:table-cell>
          <table:table-cell table:formula="of:=LEN([.A591])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 <text:a xlink:href="http://www.7english.ru/798-expert" xlink:type="simple">expert</text:a></text:p>
          </table:table-cell>
          <table:table-cell office:value-type="string" calcext:value-type="string">
            <text:p> эксперт, специалист, экспертный</text:p>
          </table:table-cell>
          <table:table-cell table:formula="of:=LEN([.A59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419-explain" xlink:type="simple">explain</text:a></text:p>
          </table:table-cell>
          <table:table-cell office:value-type="string" calcext:value-type="string">
            <text:p> объяснять, разъяснять</text:p>
          </table:table-cell>
          <table:table-cell table:formula="of:=LEN([.A59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764-explanation" xlink:type="simple">explanation</text:a></text:p>
          </table:table-cell>
          <table:table-cell office:value-type="string" calcext:value-type="string">
            <text:p> объяснение, разъяснение</text:p>
          </table:table-cell>
          <table:table-cell table:formula="of:=LEN([.A59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1765-explode" xlink:type="simple">explode</text:a></text:p>
          </table:table-cell>
          <table:table-cell office:value-type="string" calcext:value-type="string">
            <text:p> взрывать(ся)</text:p>
          </table:table-cell>
          <table:table-cell table:formula="of:=LEN([.A59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767-explosion" xlink:type="simple">explosion</text:a></text:p>
          </table:table-cell>
          <table:table-cell office:value-type="string" calcext:value-type="string">
            <text:p> взрыв, вспышка</text:p>
          </table:table-cell>
          <table:table-cell table:formula="of:=LEN([.A596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1770-express" xlink:type="simple">express</text:a></text:p>
          </table:table-cell>
          <table:table-cell office:value-type="string" calcext:value-type="string">
            <text:p> выражать, высказывать, экспресс (поезд)</text:p>
          </table:table-cell>
          <table:table-cell table:formula="of:=LEN([.A59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771-expression" xlink:type="simple">expression</text:a></text:p>
          </table:table-cell>
          <table:table-cell office:value-type="string" calcext:value-type="string">
            <text:p> выражение</text:p>
          </table:table-cell>
          <table:table-cell table:formula="of:=LEN([.A59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1777-extreme" xlink:type="simple">extreme</text:a></text:p>
          </table:table-cell>
          <table:table-cell office:value-type="string" calcext:value-type="string">
            <text:p> крайний, экстремальный</text:p>
          </table:table-cell>
          <table:table-cell table:formula="of:=LEN([.A59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04-eye" xlink:type="simple">eye</text:a></text:p>
          </table:table-cell>
          <table:table-cell office:value-type="string" calcext:value-type="string">
            <text:p> глаз</text:p>
          </table:table-cell>
          <table:table-cell table:formula="of:=LEN([.A6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84-face" xlink:type="simple">face</text:a></text:p>
          </table:table-cell>
          <table:table-cell office:value-type="string" calcext:value-type="string">
            <text:p> лицо, встречаться</text:p>
          </table:table-cell>
          <table:table-cell table:formula="of:=LEN([.A6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8-fact" xlink:type="simple">fact</text:a></text:p>
          </table:table-cell>
          <table:table-cell office:value-type="string" calcext:value-type="string">
            <text:p> факт, явление</text:p>
          </table:table-cell>
          <table:table-cell table:formula="of:=LEN([.A60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46-factor" xlink:type="simple">factor</text:a></text:p>
          </table:table-cell>
          <table:table-cell office:value-type="string" calcext:value-type="string">
            <text:p> фактор</text:p>
          </table:table-cell>
          <table:table-cell table:formula="of:=LEN([.A60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780-factory" xlink:type="simple">factory</text:a></text:p>
          </table:table-cell>
          <table:table-cell office:value-type="string" calcext:value-type="string">
            <text:p> завод, фабрика</text:p>
          </table:table-cell>
          <table:table-cell table:formula="of:=LEN([.A604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725-fail" xlink:type="simple">fail</text:a></text:p>
          </table:table-cell>
          <table:table-cell office:value-type="string" calcext:value-type="string">
            <text:p> терпеть неудачу, подводить, неудача</text:p>
          </table:table-cell>
          <table:table-cell table:formula="of:=LEN([.A6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781-failure" xlink:type="simple">failure</text:a></text:p>
          </table:table-cell>
          <table:table-cell office:value-type="string" calcext:value-type="string">
            <text:p> провал, неудача</text:p>
          </table:table-cell>
          <table:table-cell table:formula="of:=LEN([.A606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1783-fair" xlink:type="simple">fair</text:a></text:p>
          </table:table-cell>
          <table:table-cell table:style-name="ce2" office:value-type="string" calcext:value-type="string">
            <text:p> честный, справедливый</text:p>
          </table:table-cell>
          <table:table-cell table:formula="of:=LEN([.A6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784-fairly" xlink:type="simple">fairly</text:a></text:p>
          </table:table-cell>
          <table:table-cell office:value-type="string" calcext:value-type="string">
            <text:p> довольно-таки, достаточно</text:p>
          </table:table-cell>
          <table:table-cell table:formula="of:=LEN([.A60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785-faith" xlink:type="simple">faith</text:a></text:p>
          </table:table-cell>
          <table:table-cell office:value-type="string" calcext:value-type="string">
            <text:p> вера</text:p>
          </table:table-cell>
          <table:table-cell table:formula="of:=LEN([.A60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57-fall" xlink:type="simple">fall</text:a></text:p>
          </table:table-cell>
          <table:table-cell office:value-type="string" calcext:value-type="string">
            <text:p> падать, падение</text:p>
          </table:table-cell>
          <table:table-cell table:formula="of:=LEN([.A6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787-false" xlink:type="simple">false</text:a></text:p>
          </table:table-cell>
          <table:table-cell office:value-type="string" calcext:value-type="string">
            <text:p> ложный</text:p>
          </table:table-cell>
          <table:table-cell table:formula="of:=LEN([.A611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1789-familiar" xlink:type="simple">familiar</text:a></text:p>
          </table:table-cell>
          <table:table-cell table:style-name="ce2" office:value-type="string" calcext:value-type="string">
            <text:p> знакомый, привычный</text:p>
          </table:table-cell>
          <table:table-cell table:formula="of:=LEN([.A6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99-family" xlink:type="simple">family</text:a></text:p>
          </table:table-cell>
          <table:table-cell office:value-type="string" calcext:value-type="string">
            <text:p> семья</text:p>
          </table:table-cell>
          <table:table-cell table:formula="of:=LEN([.A61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790-famous" xlink:type="simple">famous</text:a></text:p>
          </table:table-cell>
          <table:table-cell office:value-type="string" calcext:value-type="string">
            <text:p> известный, знаменитый</text:p>
          </table:table-cell>
          <table:table-cell table:formula="of:=LEN([.A614]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214-far" xlink:type="simple">far</text:a></text:p>
          </table:table-cell>
          <table:table-cell table:style-name="ce2" office:value-type="string" calcext:value-type="string">
            <text:p> далекий, далеко</text:p>
          </table:table-cell>
          <table:table-cell table:formula="of:=LEN([.A61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794-farm" xlink:type="simple">farm</text:a></text:p>
          </table:table-cell>
          <table:table-cell office:value-type="string" calcext:value-type="string">
            <text:p> ферма</text:p>
          </table:table-cell>
          <table:table-cell table:formula="of:=LEN([.A6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793-farmer" xlink:type="simple">farmer</text:a></text:p>
          </table:table-cell>
          <table:table-cell office:value-type="string" calcext:value-type="string">
            <text:p> фермер</text:p>
          </table:table-cell>
          <table:table-cell table:formula="of:=LEN([.A6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798-fashion" xlink:type="simple">fashion</text:a></text:p>
          </table:table-cell>
          <table:table-cell office:value-type="string" calcext:value-type="string">
            <text:p> мода</text:p>
          </table:table-cell>
          <table:table-cell table:formula="of:=LEN([.A61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797-fashionable" xlink:type="simple">fashionable</text:a></text:p>
          </table:table-cell>
          <table:table-cell office:value-type="string" calcext:value-type="string">
            <text:p> модный</text:p>
          </table:table-cell>
          <table:table-cell table:formula="of:=LEN([.A61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971-fast" xlink:type="simple">fast</text:a></text:p>
          </table:table-cell>
          <table:table-cell office:value-type="string" calcext:value-type="string">
            <text:p> быстрый, быстро</text:p>
          </table:table-cell>
          <table:table-cell table:formula="of:=LEN([.A6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800-fat" xlink:type="simple">fat</text:a></text:p>
          </table:table-cell>
          <table:table-cell office:value-type="string" calcext:value-type="string">
            <text:p> жир, жирный</text:p>
          </table:table-cell>
          <table:table-cell table:formula="of:=LEN([.A6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27-father" xlink:type="simple">father</text:a></text:p>
          </table:table-cell>
          <table:table-cell office:value-type="string" calcext:value-type="string">
            <text:p> отец</text:p>
          </table:table-cell>
          <table:table-cell table:formula="of:=LEN([.A62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802-fault" xlink:type="simple">fault</text:a></text:p>
          </table:table-cell>
          <table:table-cell office:value-type="string" calcext:value-type="string">
            <text:p> вина, ошибка</text:p>
          </table:table-cell>
          <table:table-cell table:formula="of:=LEN([.A623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803-favor" xlink:type="simple">favor</text:a></text:p>
          </table:table-cell>
          <table:table-cell office:value-type="string" calcext:value-type="string">
            <text:p> одолжение, благосклонность</text:p>
          </table:table-cell>
          <table:table-cell table:formula="of:=LEN([.A6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804-favorite" xlink:type="simple">favorite</text:a></text:p>
          </table:table-cell>
          <table:table-cell office:value-type="string" calcext:value-type="string">
            <text:p> любимый, фаворит</text:p>
          </table:table-cell>
          <table:table-cell table:formula="of:=LEN([.A62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869-fear" xlink:type="simple">fear</text:a></text:p>
          </table:table-cell>
          <table:table-cell office:value-type="string" calcext:value-type="string">
            <text:p> страх, боязнь, страшиться</text:p>
          </table:table-cell>
          <table:table-cell table:formula="of:=LEN([.A62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805-feather" xlink:type="simple">feather</text:a></text:p>
          </table:table-cell>
          <table:table-cell office:value-type="string" calcext:value-type="string">
            <text:p> перо</text:p>
          </table:table-cell>
          <table:table-cell table:formula="of:=LEN([.A627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1806-feature" xlink:type="simple">feature</text:a></text:p>
          </table:table-cell>
          <table:table-cell office:value-type="string" calcext:value-type="string">
            <text:p> особенность, черта, показывать</text:p>
          </table:table-cell>
          <table:table-cell table:formula="of:=LEN([.A62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807-February" xlink:type="simple">February</text:a></text:p>
          </table:table-cell>
          <table:table-cell office:value-type="string" calcext:value-type="string">
            <text:p> февраль</text:p>
          </table:table-cell>
          <table:table-cell table:formula="of:=LEN([.A6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816-feed" xlink:type="simple">feed</text:a></text:p>
          </table:table-cell>
          <table:table-cell office:value-type="string" calcext:value-type="string">
            <text:p> кормить(ся)</text:p>
          </table:table-cell>
          <table:table-cell table:formula="of:=LEN([.A6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90-feel" xlink:type="simple">feel</text:a></text:p>
          </table:table-cell>
          <table:table-cell office:value-type="string" calcext:value-type="string">
            <text:p> чувствовать, ощущать</text:p>
          </table:table-cell>
          <table:table-cell table:formula="of:=LEN([.A63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21-feeling" xlink:type="simple">feeling</text:a></text:p>
          </table:table-cell>
          <table:table-cell office:value-type="string" calcext:value-type="string">
            <text:p> чувство, ощущение</text:p>
          </table:table-cell>
          <table:table-cell table:formula="of:=LEN([.A632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1819-female" xlink:type="simple">female</text:a></text:p>
          </table:table-cell>
          <table:table-cell table:style-name="ce2" office:value-type="string" calcext:value-type="string">
            <text:p> женщина, женский</text:p>
          </table:table-cell>
          <table:table-cell table:formula="of:=LEN([.A6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820-fence" xlink:type="simple">fence</text:a></text:p>
          </table:table-cell>
          <table:table-cell office:value-type="string" calcext:value-type="string">
            <text:p> забор, ограда</text:p>
          </table:table-cell>
          <table:table-cell table:formula="of:=LEN([.A6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823-fever" xlink:type="simple">fever</text:a></text:p>
          </table:table-cell>
          <table:table-cell office:value-type="string" calcext:value-type="string">
            <text:p> жар, лихорадка</text:p>
          </table:table-cell>
          <table:table-cell table:formula="of:=LEN([.A635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32-few" xlink:type="simple">few</text:a></text:p>
          </table:table-cell>
          <table:table-cell office:value-type="string" calcext:value-type="string">
            <text:p> немного, несколько, незначительное число</text:p>
          </table:table-cell>
          <table:table-cell table:formula="of:=LEN([.A63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382-field" xlink:type="simple">field</text:a></text:p>
          </table:table-cell>
          <table:table-cell office:value-type="string" calcext:value-type="string">
            <text:p> поле, область, полевой</text:p>
          </table:table-cell>
          <table:table-cell table:formula="of:=LEN([.A6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824-fifteen" xlink:type="simple">fifteen</text:a></text:p>
          </table:table-cell>
          <table:table-cell office:value-type="string" calcext:value-type="string">
            <text:p> пятнадцать</text:p>
          </table:table-cell>
          <table:table-cell table:formula="of:=LEN([.A63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836-fifty" xlink:type="simple">fifty</text:a></text:p>
          </table:table-cell>
          <table:table-cell office:value-type="string" calcext:value-type="string">
            <text:p> пятьдесят, 50</text:p>
          </table:table-cell>
          <table:table-cell table:formula="of:=LEN([.A63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600-fight" xlink:type="simple">fight</text:a></text:p>
          </table:table-cell>
          <table:table-cell office:value-type="string" calcext:value-type="string">
            <text:p> драться, сражаться, бой</text:p>
          </table:table-cell>
          <table:table-cell table:formula="of:=LEN([.A640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485-figure" xlink:type="simple">figure</text:a></text:p>
          </table:table-cell>
          <table:table-cell office:value-type="string" calcext:value-type="string">
            <text:p> фигура, внешний вид, изображать</text:p>
          </table:table-cell>
          <table:table-cell table:formula="of:=LEN([.A64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609-fill" xlink:type="simple">fill</text:a></text:p>
          </table:table-cell>
          <table:table-cell office:value-type="string" calcext:value-type="string">
            <text:p> заполнять, наполнять</text:p>
          </table:table-cell>
          <table:table-cell table:formula="of:=LEN([.A6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22-film" xlink:type="simple">film</text:a></text:p>
          </table:table-cell>
          <table:table-cell office:value-type="string" calcext:value-type="string">
            <text:p> фильм, снимать фильм</text:p>
          </table:table-cell>
          <table:table-cell table:formula="of:=LEN([.A6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86-final" xlink:type="simple">final</text:a></text:p>
          </table:table-cell>
          <table:table-cell office:value-type="string" calcext:value-type="string">
            <text:p> финальный, последний</text:p>
          </table:table-cell>
          <table:table-cell table:formula="of:=LEN([.A64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10-finally" xlink:type="simple">finally</text:a></text:p>
          </table:table-cell>
          <table:table-cell office:value-type="string" calcext:value-type="string">
            <text:p> в конце концов, наконец</text:p>
          </table:table-cell>
          <table:table-cell table:formula="of:=LEN([.A645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741-financial" xlink:type="simple">financial</text:a></text:p>
          </table:table-cell>
          <table:table-cell table:style-name="ce2" office:value-type="string" calcext:value-type="string">
            <text:p> финансовый</text:p>
          </table:table-cell>
          <table:table-cell table:formula="of:=LEN([.A64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57-find" xlink:type="simple">find</text:a></text:p>
          </table:table-cell>
          <table:table-cell office:value-type="string" calcext:value-type="string">
            <text:p> находить, встречать</text:p>
          </table:table-cell>
          <table:table-cell table:formula="of:=LEN([.A647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626-fine" xlink:type="simple">fine</text:a></text:p>
          </table:table-cell>
          <table:table-cell office:value-type="string" calcext:value-type="string">
            <text:p> прекрасно, хорошо, прекрасный</text:p>
          </table:table-cell>
          <table:table-cell table:formula="of:=LEN([.A6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920-finger" xlink:type="simple">finger</text:a></text:p>
          </table:table-cell>
          <table:table-cell office:value-type="string" calcext:value-type="string">
            <text:p> палец</text:p>
          </table:table-cell>
          <table:table-cell table:formula="of:=LEN([.A649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810-finish" xlink:type="simple">finish</text:a></text:p>
          </table:table-cell>
          <table:table-cell office:value-type="string" calcext:value-type="string">
            <text:p> заканчивать, завершать, конец</text:p>
          </table:table-cell>
          <table:table-cell table:formula="of:=LEN([.A65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577-fire" xlink:type="simple">fire</text:a></text:p>
          </table:table-cell>
          <table:table-cell office:value-type="string" calcext:value-type="string">
            <text:p> огонь, пожар, стрелять</text:p>
          </table:table-cell>
          <table:table-cell table:formula="of:=LEN([.A6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00-firm" xlink:type="simple">firm</text:a></text:p>
          </table:table-cell>
          <table:table-cell office:value-type="string" calcext:value-type="string">
            <text:p> твердый, крепкий, фирма</text:p>
          </table:table-cell>
          <table:table-cell table:formula="of:=LEN([.A65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37-fish" xlink:type="simple">fish</text:a></text:p>
          </table:table-cell>
          <table:table-cell office:value-type="string" calcext:value-type="string">
            <text:p> рыба, рыбачить</text:p>
          </table:table-cell>
          <table:table-cell table:formula="of:=LEN([.A653]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 <text:a xlink:href="http://www.7english.ru/1845-fit" xlink:type="simple">fit</text:a></text:p>
          </table:table-cell>
          <table:table-cell office:value-type="string" calcext:value-type="string">
            <text:p> подходить, соответствовать, в хорошей форме</text:p>
          </table:table-cell>
          <table:table-cell table:formula="of:=LEN([.A65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57-five" xlink:type="simple">five</text:a></text:p>
          </table:table-cell>
          <table:table-cell office:value-type="string" calcext:value-type="string">
            <text:p> пять</text:p>
          </table:table-cell>
          <table:table-cell table:formula="of:=LEN([.A655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1846-fix" xlink:type="simple">fix</text:a></text:p>
          </table:table-cell>
          <table:table-cell table:style-name="ce2" office:value-type="string" calcext:value-type="string">
            <text:p> исправлять, фиксировать</text:p>
          </table:table-cell>
          <table:table-cell table:formula="of:=LEN([.A65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847-flag" xlink:type="simple">flag</text:a></text:p>
          </table:table-cell>
          <table:table-cell office:value-type="string" calcext:value-type="string">
            <text:p> флаг</text:p>
          </table:table-cell>
          <table:table-cell table:formula="of:=LEN([.A65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848-flame" xlink:type="simple">flame</text:a></text:p>
          </table:table-cell>
          <table:table-cell office:value-type="string" calcext:value-type="string">
            <text:p> пламя</text:p>
          </table:table-cell>
          <table:table-cell table:formula="of:=LEN([.A658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850-flat" xlink:type="simple">flat</text:a></text:p>
          </table:table-cell>
          <table:table-cell office:value-type="string" calcext:value-type="string">
            <text:p> плоский, ровный, квартира</text:p>
          </table:table-cell>
          <table:table-cell table:formula="of:=LEN([.A65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853-flight" xlink:type="simple">flight</text:a></text:p>
          </table:table-cell>
          <table:table-cell office:value-type="string" calcext:value-type="string">
            <text:p> полет, рейс</text:p>
          </table:table-cell>
          <table:table-cell table:formula="of:=LEN([.A660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854-float" xlink:type="simple">float</text:a></text:p>
          </table:table-cell>
          <table:table-cell office:value-type="string" calcext:value-type="string">
            <text:p> плыть на поверхности, всплывать</text:p>
          </table:table-cell>
          <table:table-cell table:formula="of:=LEN([.A66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565-floor" xlink:type="simple">floor</text:a></text:p>
          </table:table-cell>
          <table:table-cell office:value-type="string" calcext:value-type="string">
            <text:p> пол, этаж</text:p>
          </table:table-cell>
          <table:table-cell table:formula="of:=LEN([.A66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858-flow" xlink:type="simple">flow</text:a></text:p>
          </table:table-cell>
          <table:table-cell office:value-type="string" calcext:value-type="string">
            <text:p> поток, течение, течь</text:p>
          </table:table-cell>
          <table:table-cell table:formula="of:=LEN([.A6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857-flower" xlink:type="simple">flower</text:a></text:p>
          </table:table-cell>
          <table:table-cell office:value-type="string" calcext:value-type="string">
            <text:p> цветок</text:p>
          </table:table-cell>
          <table:table-cell table:formula="of:=LEN([.A66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33-fly" xlink:type="simple">fly</text:a></text:p>
          </table:table-cell>
          <table:table-cell office:value-type="string" calcext:value-type="string">
            <text:p> летать, муха</text:p>
          </table:table-cell>
          <table:table-cell table:formula="of:=LEN([.A66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861-fold" xlink:type="simple">fold</text:a></text:p>
          </table:table-cell>
          <table:table-cell office:value-type="string" calcext:value-type="string">
            <text:p> складывать, складка</text:p>
          </table:table-cell>
          <table:table-cell table:formula="of:=LEN([.A66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81-follow" xlink:type="simple">follow</text:a></text:p>
          </table:table-cell>
          <table:table-cell office:value-type="string" calcext:value-type="string">
            <text:p> следовать, идти за</text:p>
          </table:table-cell>
          <table:table-cell table:formula="of:=LEN([.A66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17-food" xlink:type="simple">food</text:a></text:p>
          </table:table-cell>
          <table:table-cell office:value-type="string" calcext:value-type="string">
            <text:p> еда, пища</text:p>
          </table:table-cell>
          <table:table-cell table:formula="of:=LEN([.A66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29-foot" xlink:type="simple">foot</text:a></text:p>
          </table:table-cell>
          <table:table-cell office:value-type="string" calcext:value-type="string">
            <text:p> ступня</text:p>
          </table:table-cell>
          <table:table-cell table:formula="of:=LEN([.A6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864-football" xlink:type="simple">football</text:a></text:p>
          </table:table-cell>
          <table:table-cell office:value-type="string" calcext:value-type="string">
            <text:p> футбол</text:p>
          </table:table-cell>
          <table:table-cell table:formula="of:=LEN([.A67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73-for" xlink:type="simple">for</text:a></text:p>
          </table:table-cell>
          <table:table-cell office:value-type="string" calcext:value-type="string">
            <text:p> для, за, ибо</text:p>
          </table:table-cell>
          <table:table-cell table:formula="of:=LEN([.A67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443-forbid" xlink:type="simple">forbid</text:a></text:p>
          </table:table-cell>
          <table:table-cell office:value-type="string" calcext:value-type="string">
            <text:p> запрещать</text:p>
          </table:table-cell>
          <table:table-cell table:formula="of:=LEN([.A67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22-force" xlink:type="simple">force</text:a></text:p>
          </table:table-cell>
          <table:table-cell office:value-type="string" calcext:value-type="string">
            <text:p> сила, заставлять</text:p>
          </table:table-cell>
          <table:table-cell table:formula="of:=LEN([.A67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612-foreign" xlink:type="simple">foreign</text:a></text:p>
          </table:table-cell>
          <table:table-cell office:value-type="string" calcext:value-type="string">
            <text:p> иностранный, зарубежный</text:p>
          </table:table-cell>
          <table:table-cell table:formula="of:=LEN([.A67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982-forest" xlink:type="simple">forest</text:a></text:p>
          </table:table-cell>
          <table:table-cell office:value-type="string" calcext:value-type="string">
            <text:p> лес, лесной</text:p>
          </table:table-cell>
          <table:table-cell table:formula="of:=LEN([.A67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866-forever" xlink:type="simple">forever</text:a></text:p>
          </table:table-cell>
          <table:table-cell office:value-type="string" calcext:value-type="string">
            <text:p> (на)всегда, (на)вечно</text:p>
          </table:table-cell>
          <table:table-cell table:formula="of:=LEN([.A67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777-forget" xlink:type="simple">forget</text:a></text:p>
          </table:table-cell>
          <table:table-cell office:value-type="string" calcext:value-type="string">
            <text:p> забывать</text:p>
          </table:table-cell>
          <table:table-cell table:formula="of:=LEN([.A67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867-forgive" xlink:type="simple">forgive</text:a></text:p>
          </table:table-cell>
          <table:table-cell office:value-type="string" calcext:value-type="string">
            <text:p> прощать</text:p>
          </table:table-cell>
          <table:table-cell table:formula="of:=LEN([.A67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868-fork" xlink:type="simple">fork</text:a></text:p>
          </table:table-cell>
          <table:table-cell office:value-type="string" calcext:value-type="string">
            <text:p> вилка, вилы</text:p>
          </table:table-cell>
          <table:table-cell table:formula="of:=LEN([.A67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458-form" xlink:type="simple">form</text:a></text:p>
          </table:table-cell>
          <table:table-cell office:value-type="string" calcext:value-type="string">
            <text:p> форма, вид, формировать</text:p>
          </table:table-cell>
          <table:table-cell table:formula="of:=LEN([.A680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1869-formal" xlink:type="simple">formal</text:a></text:p>
          </table:table-cell>
          <table:table-cell office:value-type="string" calcext:value-type="string">
            <text:p> формальный, официальный</text:p>
          </table:table-cell>
          <table:table-cell table:formula="of:=LEN([.A68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85-former" xlink:type="simple">former</text:a></text:p>
          </table:table-cell>
          <table:table-cell office:value-type="string" calcext:value-type="string">
            <text:p> бывший, предшествующий</text:p>
          </table:table-cell>
          <table:table-cell table:formula="of:=LEN([.A6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835-forty" xlink:type="simple">forty</text:a></text:p>
          </table:table-cell>
          <table:table-cell office:value-type="string" calcext:value-type="string">
            <text:p> сорок</text:p>
          </table:table-cell>
          <table:table-cell table:formula="of:=LEN([.A68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731-forward" xlink:type="simple">forward</text:a></text:p>
          </table:table-cell>
          <table:table-cell office:value-type="string" calcext:value-type="string">
            <text:p> вперед, дальше, передний</text:p>
          </table:table-cell>
          <table:table-cell table:formula="of:=LEN([.A68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12-four" xlink:type="simple">four</text:a></text:p>
          </table:table-cell>
          <table:table-cell office:value-type="string" calcext:value-type="string">
            <text:p> четыре</text:p>
          </table:table-cell>
          <table:table-cell table:formula="of:=LEN([.A68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829-fourteen" xlink:type="simple">fourteen</text:a></text:p>
          </table:table-cell>
          <table:table-cell office:value-type="string" calcext:value-type="string">
            <text:p> четырнадцать</text:p>
          </table:table-cell>
          <table:table-cell table:formula="of:=LEN([.A68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875-frame" xlink:type="simple">frame</text:a></text:p>
          </table:table-cell>
          <table:table-cell office:value-type="string" calcext:value-type="string">
            <text:p> рамка, рама</text:p>
          </table:table-cell>
          <table:table-cell table:formula="of:=LEN([.A687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413-free" xlink:type="simple">free</text:a></text:p>
          </table:table-cell>
          <table:table-cell office:value-type="string" calcext:value-type="string">
            <text:p> свободный, бесплатный, свободно</text:p>
          </table:table-cell>
          <table:table-cell table:formula="of:=LEN([.A68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015-freedom" xlink:type="simple">freedom</text:a></text:p>
          </table:table-cell>
          <table:table-cell office:value-type="string" calcext:value-type="string">
            <text:p> свобода</text:p>
          </table:table-cell>
          <table:table-cell table:formula="of:=LEN([.A689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1877-freeze" xlink:type="simple">freeze</text:a></text:p>
          </table:table-cell>
          <table:table-cell office:value-type="string" calcext:value-type="string">
            <text:p> замерзать, замораживать, мороз</text:p>
          </table:table-cell>
          <table:table-cell table:formula="of:=LEN([.A69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878-frequent" xlink:type="simple">frequent</text:a></text:p>
          </table:table-cell>
          <table:table-cell office:value-type="string" calcext:value-type="string">
            <text:p> частый</text:p>
          </table:table-cell>
          <table:table-cell table:formula="of:=LEN([.A69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980-fresh" xlink:type="simple">fresh</text:a></text:p>
          </table:table-cell>
          <table:table-cell office:value-type="string" calcext:value-type="string">
            <text:p> свежий</text:p>
          </table:table-cell>
          <table:table-cell table:formula="of:=LEN([.A69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881-Friday" xlink:type="simple">Friday</text:a></text:p>
          </table:table-cell>
          <table:table-cell office:value-type="string" calcext:value-type="string">
            <text:p> пятница</text:p>
          </table:table-cell>
          <table:table-cell table:formula="of:=LEN([.A69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25-friend" xlink:type="simple">friend</text:a></text:p>
          </table:table-cell>
          <table:table-cell office:value-type="string" calcext:value-type="string">
            <text:p> друг</text:p>
          </table:table-cell>
          <table:table-cell table:formula="of:=LEN([.A694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892-friendly" xlink:type="simple">friendly</text:a></text:p>
          </table:table-cell>
          <table:table-cell office:value-type="string" calcext:value-type="string">
            <text:p> дружелюбный, дружественный</text:p>
          </table:table-cell>
          <table:table-cell table:formula="of:=LEN([.A69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895-frightening" xlink:type="simple">frightening</text:a></text:p>
          </table:table-cell>
          <table:table-cell office:value-type="string" calcext:value-type="string">
            <text:p> пугающий</text:p>
          </table:table-cell>
          <table:table-cell table:formula="of:=LEN([.A69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177-from" xlink:type="simple">from</text:a></text:p>
          </table:table-cell>
          <table:table-cell office:value-type="string" calcext:value-type="string">
            <text:p> от, из</text:p>
          </table:table-cell>
          <table:table-cell table:formula="of:=LEN([.A6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962-front" xlink:type="simple">front</text:a></text:p>
          </table:table-cell>
          <table:table-cell office:value-type="string" calcext:value-type="string">
            <text:p> передний, перед</text:p>
          </table:table-cell>
          <table:table-cell table:formula="of:=LEN([.A69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897-fruit" xlink:type="simple">fruit</text:a></text:p>
          </table:table-cell>
          <table:table-cell office:value-type="string" calcext:value-type="string">
            <text:p> фрукт(ы)</text:p>
          </table:table-cell>
          <table:table-cell table:formula="of:=LEN([.A69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40-full" xlink:type="simple">full</text:a></text:p>
          </table:table-cell>
          <table:table-cell office:value-type="string" calcext:value-type="string">
            <text:p> полный, целый</text:p>
          </table:table-cell>
          <table:table-cell table:formula="of:=LEN([.A7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04-fun" xlink:type="simple">fun</text:a></text:p>
          </table:table-cell>
          <table:table-cell office:value-type="string" calcext:value-type="string">
            <text:p> веселье, веселый</text:p>
          </table:table-cell>
          <table:table-cell table:formula="of:=LEN([.A70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903-funeral" xlink:type="simple">funeral</text:a></text:p>
          </table:table-cell>
          <table:table-cell office:value-type="string" calcext:value-type="string">
            <text:p> похороны</text:p>
          </table:table-cell>
          <table:table-cell table:formula="of:=LEN([.A70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905-funny" xlink:type="simple">funny</text:a></text:p>
          </table:table-cell>
          <table:table-cell office:value-type="string" calcext:value-type="string">
            <text:p> смешной, забавный</text:p>
          </table:table-cell>
          <table:table-cell table:formula="of:=LEN([.A70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906-fur" xlink:type="simple">fur</text:a></text:p>
          </table:table-cell>
          <table:table-cell office:value-type="string" calcext:value-type="string">
            <text:p> мех</text:p>
          </table:table-cell>
          <table:table-cell table:formula="of:=LEN([.A70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908-furniture" xlink:type="simple">furniture</text:a></text:p>
          </table:table-cell>
          <table:table-cell office:value-type="string" calcext:value-type="string">
            <text:p> мебель</text:p>
          </table:table-cell>
          <table:table-cell table:formula="of:=LEN([.A70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796-further" xlink:type="simple">further</text:a></text:p>
          </table:table-cell>
          <table:table-cell office:value-type="string" calcext:value-type="string">
            <text:p> дальнейший, далее</text:p>
          </table:table-cell>
          <table:table-cell table:formula="of:=LEN([.A70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578-future" xlink:type="simple">future</text:a></text:p>
          </table:table-cell>
          <table:table-cell office:value-type="string" calcext:value-type="string">
            <text:p> будущее, будущий</text:p>
          </table:table-cell>
          <table:table-cell table:formula="of:=LEN([.A707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909-gain" xlink:type="simple">gain</text:a></text:p>
          </table:table-cell>
          <table:table-cell office:value-type="string" calcext:value-type="string">
            <text:p> получать, приобретать, прирост</text:p>
          </table:table-cell>
          <table:table-cell table:formula="of:=LEN([.A7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33-game" xlink:type="simple">game</text:a></text:p>
          </table:table-cell>
          <table:table-cell office:value-type="string" calcext:value-type="string">
            <text:p> игра, играть</text:p>
          </table:table-cell>
          <table:table-cell table:formula="of:=LEN([.A70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921-garden" xlink:type="simple">garden</text:a></text:p>
          </table:table-cell>
          <table:table-cell office:value-type="string" calcext:value-type="string">
            <text:p> сад</text:p>
          </table:table-cell>
          <table:table-cell table:formula="of:=LEN([.A7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904-gas" xlink:type="simple">gas</text:a></text:p>
          </table:table-cell>
          <table:table-cell office:value-type="string" calcext:value-type="string">
            <text:p> газ, горючее</text:p>
          </table:table-cell>
          <table:table-cell table:formula="of:=LEN([.A7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917-gate" xlink:type="simple">gate</text:a></text:p>
          </table:table-cell>
          <table:table-cell office:value-type="string" calcext:value-type="string">
            <text:p> ворота, калитка</text:p>
          </table:table-cell>
          <table:table-cell table:formula="of:=LEN([.A7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18-gather" xlink:type="simple">gather</text:a></text:p>
          </table:table-cell>
          <table:table-cell office:value-type="string" calcext:value-type="string">
            <text:p> собирать(ся)</text:p>
          </table:table-cell>
          <table:table-cell table:formula="of:=LEN([.A71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720-general" xlink:type="simple">general</text:a></text:p>
          </table:table-cell>
          <table:table-cell office:value-type="string" calcext:value-type="string">
            <text:p> общий, обычный, генерал</text:p>
          </table:table-cell>
          <table:table-cell table:formula="of:=LEN([.A71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920-generally" xlink:type="simple">generally</text:a></text:p>
          </table:table-cell>
          <table:table-cell office:value-type="string" calcext:value-type="string">
            <text:p> обычно, как правило</text:p>
          </table:table-cell>
          <table:table-cell table:formula="of:=LEN([.A71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922-generous" xlink:type="simple">generous</text:a></text:p>
          </table:table-cell>
          <table:table-cell office:value-type="string" calcext:value-type="string">
            <text:p> щедрый, великодушный</text:p>
          </table:table-cell>
          <table:table-cell table:formula="of:=LEN([.A71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923-gentle" xlink:type="simple">gentle</text:a></text:p>
          </table:table-cell>
          <table:table-cell office:value-type="string" calcext:value-type="string">
            <text:p> нежный, легкий</text:p>
          </table:table-cell>
          <table:table-cell table:formula="of:=LEN([.A7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2-get" xlink:type="simple">get</text:a></text:p>
          </table:table-cell>
          <table:table-cell office:value-type="string" calcext:value-type="string">
            <text:p> получить</text:p>
          </table:table-cell>
          <table:table-cell table:formula="of:=LEN([.A7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930-gift" xlink:type="simple">gift</text:a></text:p>
          </table:table-cell>
          <table:table-cell office:value-type="string" calcext:value-type="string">
            <text:p> подарок, дар, дарить</text:p>
          </table:table-cell>
          <table:table-cell table:formula="of:=LEN([.A71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4-girl" xlink:type="simple">girl</text:a></text:p>
          </table:table-cell>
          <table:table-cell office:value-type="string" calcext:value-type="string">
            <text:p> девочка</text:p>
          </table:table-cell>
          <table:table-cell table:formula="of:=LEN([.A7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0-give" xlink:type="simple">give</text:a></text:p>
          </table:table-cell>
          <table:table-cell office:value-type="string" calcext:value-type="string">
            <text:p> дать, передать</text:p>
          </table:table-cell>
          <table:table-cell table:formula="of:=LEN([.A7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32-glad" xlink:type="simple">glad</text:a></text:p>
          </table:table-cell>
          <table:table-cell office:value-type="string" calcext:value-type="string">
            <text:p> довольный</text:p>
          </table:table-cell>
          <table:table-cell table:formula="of:=LEN([.A72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736-glass" xlink:type="simple">glass</text:a></text:p>
          </table:table-cell>
          <table:table-cell office:value-type="string" calcext:value-type="string">
            <text:p> стекло, стакан, стеклянный</text:p>
          </table:table-cell>
          <table:table-cell table:formula="of:=LEN([.A7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984-global" xlink:type="simple">global</text:a></text:p>
          </table:table-cell>
          <table:table-cell office:value-type="string" calcext:value-type="string">
            <text:p> глобальный</text:p>
          </table:table-cell>
          <table:table-cell table:formula="of:=LEN([.A7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934-glue" xlink:type="simple">glue</text:a></text:p>
          </table:table-cell>
          <table:table-cell office:value-type="string" calcext:value-type="string">
            <text:p> клей, клеить(ся)</text:p>
          </table:table-cell>
          <table:table-cell table:formula="of:=LEN([.A72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-go" xlink:type="simple">go</text:a></text:p>
          </table:table-cell>
          <table:table-cell office:value-type="string" calcext:value-type="string">
            <text:p> идти</text:p>
          </table:table-cell>
          <table:table-cell table:formula="of:=LEN([.A72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605-goal" xlink:type="simple">goal</text:a></text:p>
          </table:table-cell>
          <table:table-cell office:value-type="string" calcext:value-type="string">
            <text:p> цель, задача</text:p>
          </table:table-cell>
          <table:table-cell table:formula="of:=LEN([.A7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35-god" xlink:type="simple">god</text:a></text:p>
          </table:table-cell>
          <table:table-cell office:value-type="string" calcext:value-type="string">
            <text:p> Бог, божество</text:p>
          </table:table-cell>
          <table:table-cell table:formula="of:=LEN([.A72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936-gold" xlink:type="simple">gold</text:a></text:p>
          </table:table-cell>
          <table:table-cell office:value-type="string" calcext:value-type="string">
            <text:p> золото, золотой</text:p>
          </table:table-cell>
          <table:table-cell table:formula="of:=LEN([.A7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9-good" xlink:type="simple">good</text:a></text:p>
          </table:table-cell>
          <table:table-cell office:value-type="string" calcext:value-type="string">
            <text:p> хороший</text:p>
          </table:table-cell>
          <table:table-cell table:formula="of:=LEN([.A7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38-goodbye" xlink:type="simple">goodbye</text:a></text:p>
          </table:table-cell>
          <table:table-cell office:value-type="string" calcext:value-type="string">
            <text:p> до свидания!</text:p>
          </table:table-cell>
          <table:table-cell table:formula="of:=LEN([.A73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940-govern" xlink:type="simple">govern</text:a></text:p>
          </table:table-cell>
          <table:table-cell office:value-type="string" calcext:value-type="string">
            <text:p> управлять, править</text:p>
          </table:table-cell>
          <table:table-cell table:formula="of:=LEN([.A732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43-government" xlink:type="simple">government</text:a></text:p>
          </table:table-cell>
          <table:table-cell office:value-type="string" calcext:value-type="string">
            <text:p> государство, правительство</text:p>
          </table:table-cell>
          <table:table-cell table:formula="of:=LEN([.A73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1943-grade" xlink:type="simple">grade</text:a></text:p>
          </table:table-cell>
          <table:table-cell office:value-type="string" calcext:value-type="string">
            <text:p> класс, оценка, сортировать</text:p>
          </table:table-cell>
          <table:table-cell table:formula="of:=LEN([.A7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944-gradual" xlink:type="simple">gradual</text:a></text:p>
          </table:table-cell>
          <table:table-cell office:value-type="string" calcext:value-type="string">
            <text:p> постепенный</text:p>
          </table:table-cell>
          <table:table-cell table:formula="of:=LEN([.A73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946-grain" xlink:type="simple">grain</text:a></text:p>
          </table:table-cell>
          <table:table-cell office:value-type="string" calcext:value-type="string">
            <text:p> зерно</text:p>
          </table:table-cell>
          <table:table-cell table:formula="of:=LEN([.A73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947-gram" xlink:type="simple">gram</text:a></text:p>
          </table:table-cell>
          <table:table-cell office:value-type="string" calcext:value-type="string">
            <text:p> грамм</text:p>
          </table:table-cell>
          <table:table-cell table:formula="of:=LEN([.A73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54-grand" xlink:type="simple">grand</text:a></text:p>
          </table:table-cell>
          <table:table-cell office:value-type="string" calcext:value-type="string">
            <text:p> великий, большой</text:p>
          </table:table-cell>
          <table:table-cell table:formula="of:=LEN([.A7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952-grandfather" xlink:type="simple">grandfather</text:a></text:p>
          </table:table-cell>
          <table:table-cell office:value-type="string" calcext:value-type="string">
            <text:p> дедушка</text:p>
          </table:table-cell>
          <table:table-cell table:formula="of:=LEN([.A73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1953-grandmother" xlink:type="simple">grandmother</text:a></text:p>
          </table:table-cell>
          <table:table-cell office:value-type="string" calcext:value-type="string">
            <text:p> бабушка</text:p>
          </table:table-cell>
          <table:table-cell table:formula="of:=LEN([.A74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1955-grandparent" xlink:type="simple">grandparent</text:a></text:p>
          </table:table-cell>
          <table:table-cell office:value-type="string" calcext:value-type="string">
            <text:p> бабушка или дедушка</text:p>
          </table:table-cell>
          <table:table-cell table:formula="of:=LEN([.A74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1957-grass" xlink:type="simple">grass</text:a></text:p>
          </table:table-cell>
          <table:table-cell office:value-type="string" calcext:value-type="string">
            <text:p> трава</text:p>
          </table:table-cell>
          <table:table-cell table:formula="of:=LEN([.A742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958-grateful" xlink:type="simple">grateful</text:a></text:p>
          </table:table-cell>
          <table:table-cell office:value-type="string" calcext:value-type="string">
            <text:p> благодарный, признательный</text:p>
          </table:table-cell>
          <table:table-cell table:formula="of:=LEN([.A74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959-grave" xlink:type="simple">grave</text:a></text:p>
          </table:table-cell>
          <table:table-cell office:value-type="string" calcext:value-type="string">
            <text:p> могила, серьезный</text:p>
          </table:table-cell>
          <table:table-cell table:formula="of:=LEN([.A74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961-gray" xlink:type="simple">gray</text:a></text:p>
          </table:table-cell>
          <table:table-cell office:value-type="string" calcext:value-type="string">
            <text:p> серый, седой, серый цвет</text:p>
          </table:table-cell>
          <table:table-cell table:formula="of:=LEN([.A74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10-great" xlink:type="simple">great</text:a></text:p>
          </table:table-cell>
          <table:table-cell office:value-type="string" calcext:value-type="string">
            <text:p> огромный, большой</text:p>
          </table:table-cell>
          <table:table-cell table:formula="of:=LEN([.A74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789-green" xlink:type="simple">green</text:a></text:p>
          </table:table-cell>
          <table:table-cell office:value-type="string" calcext:value-type="string">
            <text:p> зеленый, зеленый цвет</text:p>
          </table:table-cell>
          <table:table-cell table:formula="of:=LEN([.A7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57-ground" xlink:type="simple">ground</text:a></text:p>
          </table:table-cell>
          <table:table-cell office:value-type="string" calcext:value-type="string">
            <text:p> земля, грунт, заземлять</text:p>
          </table:table-cell>
          <table:table-cell table:formula="of:=LEN([.A74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13-group" xlink:type="simple">group</text:a></text:p>
          </table:table-cell>
          <table:table-cell office:value-type="string" calcext:value-type="string">
            <text:p> группа, группировать</text:p>
          </table:table-cell>
          <table:table-cell table:formula="of:=LEN([.A74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05-grow" xlink:type="simple">grow</text:a></text:p>
          </table:table-cell>
          <table:table-cell office:value-type="string" calcext:value-type="string">
            <text:p> расти, произрастать</text:p>
          </table:table-cell>
          <table:table-cell table:formula="of:=LEN([.A7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03-growth" xlink:type="simple">growth</text:a></text:p>
          </table:table-cell>
          <table:table-cell office:value-type="string" calcext:value-type="string">
            <text:p> рост</text:p>
          </table:table-cell>
          <table:table-cell table:formula="of:=LEN([.A75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964-guard" xlink:type="simple">guard</text:a></text:p>
          </table:table-cell>
          <table:table-cell office:value-type="string" calcext:value-type="string">
            <text:p> охрана, охранять</text:p>
          </table:table-cell>
          <table:table-cell table:formula="of:=LEN([.A752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771-guess" xlink:type="simple">guess</text:a></text:p>
          </table:table-cell>
          <table:table-cell office:value-type="string" calcext:value-type="string">
            <text:p> гадать, догадываться, предположение</text:p>
          </table:table-cell>
          <table:table-cell table:formula="of:=LEN([.A7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965-guest" xlink:type="simple">guest</text:a></text:p>
          </table:table-cell>
          <table:table-cell office:value-type="string" calcext:value-type="string">
            <text:p> гость, гостить</text:p>
          </table:table-cell>
          <table:table-cell table:formula="of:=LEN([.A75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966-guide" xlink:type="simple">guide</text:a></text:p>
          </table:table-cell>
          <table:table-cell office:value-type="string" calcext:value-type="string">
            <text:p> путеводитель, гид, вести</text:p>
          </table:table-cell>
          <table:table-cell table:formula="of:=LEN([.A75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967-guilty" xlink:type="simple">guilty</text:a></text:p>
          </table:table-cell>
          <table:table-cell office:value-type="string" calcext:value-type="string">
            <text:p> виновный, виноватый</text:p>
          </table:table-cell>
          <table:table-cell table:formula="of:=LEN([.A75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753-gun" xlink:type="simple">gun</text:a></text:p>
          </table:table-cell>
          <table:table-cell office:value-type="string" calcext:value-type="string">
            <text:p> пистолет, пушка</text:p>
          </table:table-cell>
          <table:table-cell table:formula="of:=LEN([.A75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968-habit" xlink:type="simple">habit</text:a></text:p>
          </table:table-cell>
          <table:table-cell office:value-type="string" calcext:value-type="string">
            <text:p> привычка, обычай</text:p>
          </table:table-cell>
          <table:table-cell table:formula="of:=LEN([.A75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530-hair" xlink:type="simple">hair</text:a></text:p>
          </table:table-cell>
          <table:table-cell office:value-type="string" calcext:value-type="string">
            <text:p> волосы</text:p>
          </table:table-cell>
          <table:table-cell table:formula="of:=LEN([.A75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480-half" xlink:type="simple">half</text:a></text:p>
          </table:table-cell>
          <table:table-cell office:value-type="string" calcext:value-type="string">
            <text:p> половина, наполовину</text:p>
          </table:table-cell>
          <table:table-cell table:formula="of:=LEN([.A76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70-hall" xlink:type="simple">hall</text:a></text:p>
          </table:table-cell>
          <table:table-cell office:value-type="string" calcext:value-type="string">
            <text:p> зал, холл</text:p>
          </table:table-cell>
          <table:table-cell table:formula="of:=LEN([.A76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71-hammer" xlink:type="simple">hammer</text:a></text:p>
          </table:table-cell>
          <table:table-cell office:value-type="string" calcext:value-type="string">
            <text:p> молот(ок)</text:p>
          </table:table-cell>
          <table:table-cell table:formula="of:=LEN([.A76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25-hand" xlink:type="simple">hand</text:a></text:p>
          </table:table-cell>
          <table:table-cell office:value-type="string" calcext:value-type="string">
            <text:p> рука</text:p>
          </table:table-cell>
          <table:table-cell table:formula="of:=LEN([.A7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72-handle" xlink:type="simple">handle</text:a></text:p>
          </table:table-cell>
          <table:table-cell office:value-type="string" calcext:value-type="string">
            <text:p> ручка, рукоять, обращаться</text:p>
          </table:table-cell>
          <table:table-cell table:formula="of:=LEN([.A76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774-hang" xlink:type="simple">hang</text:a></text:p>
          </table:table-cell>
          <table:table-cell office:value-type="string" calcext:value-type="string">
            <text:p> вешать, висеть</text:p>
          </table:table-cell>
          <table:table-cell table:formula="of:=LEN([.A76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57-happen" xlink:type="simple">happen</text:a></text:p>
          </table:table-cell>
          <table:table-cell office:value-type="string" calcext:value-type="string">
            <text:p> случаться, происходить</text:p>
          </table:table-cell>
          <table:table-cell table:formula="of:=LEN([.A76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664-happy" xlink:type="simple">happy</text:a></text:p>
          </table:table-cell>
          <table:table-cell office:value-type="string" calcext:value-type="string">
            <text:p> счастливый, довольный</text:p>
          </table:table-cell>
          <table:table-cell table:formula="of:=LEN([.A76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81-hard" xlink:type="simple">hard</text:a></text:p>
          </table:table-cell>
          <table:table-cell office:value-type="string" calcext:value-type="string">
            <text:p> трудный, твёрдый, жестко</text:p>
          </table:table-cell>
          <table:table-cell table:formula="of:=LEN([.A76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74-hardly" xlink:type="simple">hardly</text:a></text:p>
          </table:table-cell>
          <table:table-cell office:value-type="string" calcext:value-type="string">
            <text:p> вряд ли, едва ли</text:p>
          </table:table-cell>
          <table:table-cell table:formula="of:=LEN([.A76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976-harm" xlink:type="simple">harm</text:a></text:p>
          </table:table-cell>
          <table:table-cell office:value-type="string" calcext:value-type="string">
            <text:p> вред, вредить</text:p>
          </table:table-cell>
          <table:table-cell table:formula="of:=LEN([.A77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75-harmful" xlink:type="simple">harmful</text:a></text:p>
          </table:table-cell>
          <table:table-cell office:value-type="string" calcext:value-type="string">
            <text:p> вредный</text:p>
          </table:table-cell>
          <table:table-cell table:formula="of:=LEN([.A77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979-hat" xlink:type="simple">hat</text:a></text:p>
          </table:table-cell>
          <table:table-cell office:value-type="string" calcext:value-type="string">
            <text:p> шапка, шляпа</text:p>
          </table:table-cell>
          <table:table-cell table:formula="of:=LEN([.A77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978-hate" xlink:type="simple">hate</text:a></text:p>
          </table:table-cell>
          <table:table-cell office:value-type="string" calcext:value-type="string">
            <text:p> ненавидеть, ненависть</text:p>
          </table:table-cell>
          <table:table-cell table:formula="of:=LEN([.A77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-have" xlink:type="simple">have</text:a></text:p>
          </table:table-cell>
          <table:table-cell office:value-type="string" calcext:value-type="string">
            <text:p> иметь, обладать</text:p>
          </table:table-cell>
          <table:table-cell table:formula="of:=LEN([.A77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-he" xlink:type="simple">he</text:a></text:p>
          </table:table-cell>
          <table:table-cell office:value-type="string" calcext:value-type="string">
            <text:p> он</text:p>
          </table:table-cell>
          <table:table-cell table:formula="of:=LEN([.A77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213-head" xlink:type="simple">head</text:a></text:p>
          </table:table-cell>
          <table:table-cell office:value-type="string" calcext:value-type="string">
            <text:p> голова, возглавлять</text:p>
          </table:table-cell>
          <table:table-cell table:formula="of:=LEN([.A7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97-health" xlink:type="simple">health</text:a></text:p>
          </table:table-cell>
          <table:table-cell office:value-type="string" calcext:value-type="string">
            <text:p> здоровье</text:p>
          </table:table-cell>
          <table:table-cell table:formula="of:=LEN([.A77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984-healthy" xlink:type="simple">healthy</text:a></text:p>
          </table:table-cell>
          <table:table-cell office:value-type="string" calcext:value-type="string">
            <text:p> здоровый</text:p>
          </table:table-cell>
          <table:table-cell table:formula="of:=LEN([.A77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40-hear" xlink:type="simple">hear</text:a></text:p>
          </table:table-cell>
          <table:table-cell office:value-type="string" calcext:value-type="string">
            <text:p> слышать</text:p>
          </table:table-cell>
          <table:table-cell table:formula="of:=LEN([.A77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401-heart" xlink:type="simple">heart</text:a></text:p>
          </table:table-cell>
          <table:table-cell office:value-type="string" calcext:value-type="string">
            <text:p> сердце</text:p>
          </table:table-cell>
          <table:table-cell table:formula="of:=LEN([.A78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891-heat" xlink:type="simple">heat</text:a></text:p>
          </table:table-cell>
          <table:table-cell office:value-type="string" calcext:value-type="string">
            <text:p> тепло, жара, нагревать (ся)</text:p>
          </table:table-cell>
          <table:table-cell table:formula="of:=LEN([.A7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87-heaven" xlink:type="simple">heaven</text:a></text:p>
          </table:table-cell>
          <table:table-cell office:value-type="string" calcext:value-type="string">
            <text:p> небеса, небо</text:p>
          </table:table-cell>
          <table:table-cell table:formula="of:=LEN([.A7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88-heavy" xlink:type="simple">heavy</text:a></text:p>
          </table:table-cell>
          <table:table-cell office:value-type="string" calcext:value-type="string">
            <text:p> тяжелый</text:p>
          </table:table-cell>
          <table:table-cell table:formula="of:=LEN([.A78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989-heel" xlink:type="simple">heel</text:a></text:p>
          </table:table-cell>
          <table:table-cell office:value-type="string" calcext:value-type="string">
            <text:p> пятка, каблук</text:p>
          </table:table-cell>
          <table:table-cell table:formula="of:=LEN([.A78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90-height" xlink:type="simple">height</text:a></text:p>
          </table:table-cell>
          <table:table-cell office:value-type="string" calcext:value-type="string">
            <text:p> высота, рост</text:p>
          </table:table-cell>
          <table:table-cell table:formula="of:=LEN([.A78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992-hello" xlink:type="simple">hello</text:a></text:p>
          </table:table-cell>
          <table:table-cell office:value-type="string" calcext:value-type="string">
            <text:p> привет, здравствуйте</text:p>
          </table:table-cell>
          <table:table-cell table:formula="of:=LEN([.A78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18-help" xlink:type="simple">help</text:a></text:p>
          </table:table-cell>
          <table:table-cell office:value-type="string" calcext:value-type="string">
            <text:p> помощь, помогать</text:p>
          </table:table-cell>
          <table:table-cell table:formula="of:=LEN([.A7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93-helpful" xlink:type="simple">helpful</text:a></text:p>
          </table:table-cell>
          <table:table-cell office:value-type="string" calcext:value-type="string">
            <text:p> полезный</text:p>
          </table:table-cell>
          <table:table-cell table:formula="of:=LEN([.A78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58-here" xlink:type="simple">here</text:a></text:p>
          </table:table-cell>
          <table:table-cell office:value-type="string" calcext:value-type="string">
            <text:p> здесь, тут</text:p>
          </table:table-cell>
          <table:table-cell table:formula="of:=LEN([.A7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08-herself" xlink:type="simple">herself</text:a></text:p>
          </table:table-cell>
          <table:table-cell office:value-type="string" calcext:value-type="string">
            <text:p> себя, сама</text:p>
          </table:table-cell>
          <table:table-cell table:formula="of:=LEN([.A79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001-hi" xlink:type="simple">hi</text:a></text:p>
          </table:table-cell>
          <table:table-cell office:value-type="string" calcext:value-type="string">
            <text:p> привет</text:p>
          </table:table-cell>
          <table:table-cell table:formula="of:=LEN([.A79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1997-hide" xlink:type="simple">hide</text:a></text:p>
          </table:table-cell>
          <table:table-cell office:value-type="string" calcext:value-type="string">
            <text:p> скрывать(ся)</text:p>
          </table:table-cell>
          <table:table-cell table:formula="of:=LEN([.A7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94-high" xlink:type="simple">high</text:a></text:p>
          </table:table-cell>
          <table:table-cell office:value-type="string" calcext:value-type="string">
            <text:p> высоко, высокий</text:p>
          </table:table-cell>
          <table:table-cell table:formula="of:=LEN([.A79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002-hill" xlink:type="simple">hill</text:a></text:p>
          </table:table-cell>
          <table:table-cell office:value-type="string" calcext:value-type="string">
            <text:p> холм</text:p>
          </table:table-cell>
          <table:table-cell table:formula="of:=LEN([.A79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9-himself" xlink:type="simple">himself</text:a></text:p>
          </table:table-cell>
          <table:table-cell office:value-type="string" calcext:value-type="string">
            <text:p> сам, себя</text:p>
          </table:table-cell>
          <table:table-cell table:formula="of:=LEN([.A79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02-history" xlink:type="simple">history</text:a></text:p>
          </table:table-cell>
          <table:table-cell office:value-type="string" calcext:value-type="string">
            <text:p> история</text:p>
          </table:table-cell>
          <table:table-cell table:formula="of:=LEN([.A79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469-hit" xlink:type="simple">hit</text:a></text:p>
          </table:table-cell>
          <table:table-cell office:value-type="string" calcext:value-type="string">
            <text:p> ударять, поражать, удар</text:p>
          </table:table-cell>
          <table:table-cell table:formula="of:=LEN([.A79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54-hold" xlink:type="simple">hold</text:a></text:p>
          </table:table-cell>
          <table:table-cell office:value-type="string" calcext:value-type="string">
            <text:p> держать, удерживать</text:p>
          </table:table-cell>
          <table:table-cell table:formula="of:=LEN([.A7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007-hole" xlink:type="simple">hole</text:a></text:p>
          </table:table-cell>
          <table:table-cell office:value-type="string" calcext:value-type="string">
            <text:p> дыра, отверстие</text:p>
          </table:table-cell>
          <table:table-cell table:formula="of:=LEN([.A79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008-holiday" xlink:type="simple">holiday</text:a></text:p>
          </table:table-cell>
          <table:table-cell office:value-type="string" calcext:value-type="string">
            <text:p> праздник, отпуск</text:p>
          </table:table-cell>
          <table:table-cell table:formula="of:=LEN([.A80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010-holy" xlink:type="simple">holy</text:a></text:p>
          </table:table-cell>
          <table:table-cell office:value-type="string" calcext:value-type="string">
            <text:p> священный, святой</text:p>
          </table:table-cell>
          <table:table-cell table:formula="of:=LEN([.A8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87-home" xlink:type="simple">home</text:a></text:p>
          </table:table-cell>
          <table:table-cell office:value-type="string" calcext:value-type="string">
            <text:p> дом, дома</text:p>
          </table:table-cell>
          <table:table-cell table:formula="of:=LEN([.A80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012-honest" xlink:type="simple">honest</text:a></text:p>
          </table:table-cell>
          <table:table-cell office:value-type="string" calcext:value-type="string">
            <text:p> честный</text:p>
          </table:table-cell>
          <table:table-cell table:formula="of:=LEN([.A80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014-honor" xlink:type="simple">honor</text:a></text:p>
          </table:table-cell>
          <table:table-cell office:value-type="string" calcext:value-type="string">
            <text:p> честь</text:p>
          </table:table-cell>
          <table:table-cell table:formula="of:=LEN([.A80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21-hope" xlink:type="simple">hope</text:a></text:p>
          </table:table-cell>
          <table:table-cell office:value-type="string" calcext:value-type="string">
            <text:p> надеяться, надежда</text:p>
          </table:table-cell>
          <table:table-cell table:formula="of:=LEN([.A8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017-horn" xlink:type="simple">horn</text:a></text:p>
          </table:table-cell>
          <table:table-cell office:value-type="string" calcext:value-type="string">
            <text:p> рог</text:p>
          </table:table-cell>
          <table:table-cell table:formula="of:=LEN([.A80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019-horse" xlink:type="simple">horse</text:a></text:p>
          </table:table-cell>
          <table:table-cell office:value-type="string" calcext:value-type="string">
            <text:p> лошадь</text:p>
          </table:table-cell>
          <table:table-cell table:formula="of:=LEN([.A80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571-hospital" xlink:type="simple">hospital</text:a></text:p>
          </table:table-cell>
          <table:table-cell office:value-type="string" calcext:value-type="string">
            <text:p> больница, госпиталь</text:p>
          </table:table-cell>
          <table:table-cell table:formula="of:=LEN([.A80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640-hot" xlink:type="simple">hot</text:a></text:p>
          </table:table-cell>
          <table:table-cell office:value-type="string" calcext:value-type="string">
            <text:p> горячий, жаркий, горячо</text:p>
          </table:table-cell>
          <table:table-cell table:formula="of:=LEN([.A80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885-hotel" xlink:type="simple">hotel</text:a></text:p>
          </table:table-cell>
          <table:table-cell office:value-type="string" calcext:value-type="string">
            <text:p> отель, гостиница</text:p>
          </table:table-cell>
          <table:table-cell table:formula="of:=LEN([.A8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32-hour" xlink:type="simple">hour</text:a></text:p>
          </table:table-cell>
          <table:table-cell office:value-type="string" calcext:value-type="string">
            <text:p> час</text:p>
          </table:table-cell>
          <table:table-cell table:formula="of:=LEN([.A8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9-house" xlink:type="simple">house</text:a></text:p>
          </table:table-cell>
          <table:table-cell office:value-type="string" calcext:value-type="string">
            <text:p> дом, жилище</text:p>
          </table:table-cell>
          <table:table-cell table:formula="of:=LEN([.A8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5-how" xlink:type="simple">how</text:a></text:p>
          </table:table-cell>
          <table:table-cell office:value-type="string" calcext:value-type="string">
            <text:p> как</text:p>
          </table:table-cell>
          <table:table-cell table:formula="of:=LEN([.A81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44-however" xlink:type="simple">however</text:a></text:p>
          </table:table-cell>
          <table:table-cell office:value-type="string" calcext:value-type="string">
            <text:p> как бы ни, однако</text:p>
          </table:table-cell>
          <table:table-cell table:formula="of:=LEN([.A81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808-huge" xlink:type="simple">huge</text:a></text:p>
          </table:table-cell>
          <table:table-cell office:value-type="string" calcext:value-type="string">
            <text:p> огромный</text:p>
          </table:table-cell>
          <table:table-cell table:formula="of:=LEN([.A8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47-human" xlink:type="simple">human</text:a></text:p>
          </table:table-cell>
          <table:table-cell office:value-type="string" calcext:value-type="string">
            <text:p> человек, человеческий</text:p>
          </table:table-cell>
          <table:table-cell table:formula="of:=LEN([.A8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545-hundred" xlink:type="simple">hundred</text:a></text:p>
          </table:table-cell>
          <table:table-cell office:value-type="string" calcext:value-type="string">
            <text:p> сто, сотня</text:p>
          </table:table-cell>
          <table:table-cell table:formula="of:=LEN([.A81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025-hungry" xlink:type="simple">hungry</text:a></text:p>
          </table:table-cell>
          <table:table-cell office:value-type="string" calcext:value-type="string">
            <text:p> голодный</text:p>
          </table:table-cell>
          <table:table-cell table:formula="of:=LEN([.A8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026-hunt" xlink:type="simple">hunt</text:a></text:p>
          </table:table-cell>
          <table:table-cell office:value-type="string" calcext:value-type="string">
            <text:p> охотиться, охота</text:p>
          </table:table-cell>
          <table:table-cell table:formula="of:=LEN([.A81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028-hurry" xlink:type="simple">hurry</text:a></text:p>
          </table:table-cell>
          <table:table-cell office:value-type="string" calcext:value-type="string">
            <text:p> спешка, торопить(ся)</text:p>
          </table:table-cell>
          <table:table-cell table:formula="of:=LEN([.A8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008-hurt" xlink:type="simple">hurt</text:a></text:p>
          </table:table-cell>
          <table:table-cell office:value-type="string" calcext:value-type="string">
            <text:p> болеть, повредить, боль</text:p>
          </table:table-cell>
          <table:table-cell table:formula="of:=LEN([.A8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63-husband" xlink:type="simple">husband</text:a></text:p>
          </table:table-cell>
          <table:table-cell office:value-type="string" calcext:value-type="string">
            <text:p> муж, супруг</text:p>
          </table:table-cell>
          <table:table-cell table:formula="of:=LEN([.A82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5-I" xlink:type="simple">I</text:a></text:p>
          </table:table-cell>
          <table:table-cell office:value-type="string" calcext:value-type="string">
            <text:p> я</text:p>
          </table:table-cell>
          <table:table-cell table:formula="of:=LEN([.A82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 <text:a xlink:href="http://www.7english.ru/2029-ice" xlink:type="simple">ice</text:a></text:p>
          </table:table-cell>
          <table:table-cell office:value-type="string" calcext:value-type="string">
            <text:p> лед, ледяной</text:p>
          </table:table-cell>
          <table:table-cell table:formula="of:=LEN([.A82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69-idea" xlink:type="simple">idea</text:a></text:p>
          </table:table-cell>
          <table:table-cell office:value-type="string" calcext:value-type="string">
            <text:p> идея, мысль</text:p>
          </table:table-cell>
          <table:table-cell table:formula="of:=LEN([.A82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3-if" xlink:type="simple">if</text:a></text:p>
          </table:table-cell>
          <table:table-cell office:value-type="string" calcext:value-type="string">
            <text:p> если</text:p>
          </table:table-cell>
          <table:table-cell table:formula="of:=LEN([.A82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2032-ignore" xlink:type="simple">ignore</text:a></text:p>
          </table:table-cell>
          <table:table-cell office:value-type="string" calcext:value-type="string">
            <text:p> игнорировать</text:p>
          </table:table-cell>
          <table:table-cell table:formula="of:=LEN([.A8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034-ill" xlink:type="simple">ill</text:a></text:p>
          </table:table-cell>
          <table:table-cell office:value-type="string" calcext:value-type="string">
            <text:p> больной</text:p>
          </table:table-cell>
          <table:table-cell table:formula="of:=LEN([.A82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035-illness" xlink:type="simple">illness</text:a></text:p>
          </table:table-cell>
          <table:table-cell office:value-type="string" calcext:value-type="string">
            <text:p> болезнь</text:p>
          </table:table-cell>
          <table:table-cell table:formula="of:=LEN([.A82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487-image" xlink:type="simple">image</text:a></text:p>
          </table:table-cell>
          <table:table-cell office:value-type="string" calcext:value-type="string">
            <text:p> изображение, образ</text:p>
          </table:table-cell>
          <table:table-cell table:formula="of:=LEN([.A8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038-imagination" xlink:type="simple">imagination</text:a></text:p>
          </table:table-cell>
          <table:table-cell office:value-type="string" calcext:value-type="string">
            <text:p> воображение</text:p>
          </table:table-cell>
          <table:table-cell table:formula="of:=LEN([.A83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806-imagine" xlink:type="simple">imagine</text:a></text:p>
          </table:table-cell>
          <table:table-cell office:value-type="string" calcext:value-type="string">
            <text:p> воображать, представлять</text:p>
          </table:table-cell>
          <table:table-cell table:formula="of:=LEN([.A83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039-immediate" xlink:type="simple">immediate</text:a></text:p>
          </table:table-cell>
          <table:table-cell office:value-type="string" calcext:value-type="string">
            <text:p> немедленный, ближайший</text:p>
          </table:table-cell>
          <table:table-cell table:formula="of:=LEN([.A83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010-immediately" xlink:type="simple">immediately</text:a></text:p>
          </table:table-cell>
          <table:table-cell office:value-type="string" calcext:value-type="string">
            <text:p> немедленно</text:p>
          </table:table-cell>
          <table:table-cell table:formula="of:=LEN([.A83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2044-importance" xlink:type="simple">importance</text:a></text:p>
          </table:table-cell>
          <table:table-cell office:value-type="string" calcext:value-type="string">
            <text:p> важность, значимость</text:p>
          </table:table-cell>
          <table:table-cell table:formula="of:=LEN([.A83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26-important" xlink:type="simple">important</text:a></text:p>
          </table:table-cell>
          <table:table-cell office:value-type="string" calcext:value-type="string">
            <text:p> важный, значительный</text:p>
          </table:table-cell>
          <table:table-cell table:formula="of:=LEN([.A83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051-impressive" xlink:type="simple">impressive</text:a></text:p>
          </table:table-cell>
          <table:table-cell office:value-type="string" calcext:value-type="string">
            <text:p> впечатляющий</text:p>
          </table:table-cell>
          <table:table-cell table:formula="of:=LEN([.A837])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 <text:a xlink:href="http://www.7english.ru/879-improve" xlink:type="simple">improve</text:a></text:p>
          </table:table-cell>
          <table:table-cell office:value-type="string" calcext:value-type="string">
            <text:p> улучшать(ся), совершенствовать(ся)</text:p>
          </table:table-cell>
          <table:table-cell table:formula="of:=LEN([.A838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2052-improvement" xlink:type="simple">improvement</text:a></text:p>
          </table:table-cell>
          <table:table-cell office:value-type="string" calcext:value-type="string">
            <text:p> улучшение, совершенствование</text:p>
          </table:table-cell>
          <table:table-cell table:formula="of:=LEN([.A83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171-in" xlink:type="simple">in</text:a></text:p>
          </table:table-cell>
          <table:table-cell office:value-type="string" calcext:value-type="string">
            <text:p> в, внутри, внутри</text:p>
          </table:table-cell>
          <table:table-cell table:formula="of:=LEN([.A84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2054-inch" xlink:type="simple">inch</text:a></text:p>
          </table:table-cell>
          <table:table-cell office:value-type="string" calcext:value-type="string">
            <text:p> дюйм, 2,54 см</text:p>
          </table:table-cell>
          <table:table-cell table:formula="of:=LEN([.A84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52-include" xlink:type="simple">include</text:a></text:p>
          </table:table-cell>
          <table:table-cell office:value-type="string" calcext:value-type="string">
            <text:p> включать в себя</text:p>
          </table:table-cell>
          <table:table-cell table:formula="of:=LEN([.A84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41-including" xlink:type="simple">including</text:a></text:p>
          </table:table-cell>
          <table:table-cell office:value-type="string" calcext:value-type="string">
            <text:p> включая</text:p>
          </table:table-cell>
          <table:table-cell table:formula="of:=LEN([.A84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006-income" xlink:type="simple">income</text:a></text:p>
          </table:table-cell>
          <table:table-cell office:value-type="string" calcext:value-type="string">
            <text:p> доход, прибыль</text:p>
          </table:table-cell>
          <table:table-cell table:formula="of:=LEN([.A844])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 <text:a xlink:href="http://www.7english.ru/583-increase" xlink:type="simple">increase</text:a></text:p>
          </table:table-cell>
          <table:table-cell office:value-type="string" calcext:value-type="string">
            <text:p> возрастать, увеличивать(ся), увеличение</text:p>
          </table:table-cell>
          <table:table-cell table:formula="of:=LEN([.A845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760-indeed" xlink:type="simple">indeed</text:a></text:p>
          </table:table-cell>
          <table:table-cell office:value-type="string" calcext:value-type="string">
            <text:p> в самом деле, действительно</text:p>
          </table:table-cell>
          <table:table-cell table:formula="of:=LEN([.A846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058-independent" xlink:type="simple">independent</text:a></text:p>
          </table:table-cell>
          <table:table-cell office:value-type="string" calcext:value-type="string">
            <text:p> независимый, самостоятельный</text:p>
          </table:table-cell>
          <table:table-cell table:formula="of:=LEN([.A847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 <text:a xlink:href="http://www.7english.ru/679-individual" xlink:type="simple">individual</text:a></text:p>
          </table:table-cell>
          <table:table-cell office:value-type="string" calcext:value-type="string">
            <text:p> индивидуальный, отдельный, индивид</text:p>
          </table:table-cell>
          <table:table-cell table:formula="of:=LEN([.A848])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 <text:a xlink:href="http://www.7english.ru/484-industry" xlink:type="simple">industry</text:a></text:p>
          </table:table-cell>
          <table:table-cell office:value-type="string" calcext:value-type="string">
            <text:p> индустрия, промышленность</text:p>
          </table:table-cell>
          <table:table-cell table:formula="of:=LEN([.A84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068-infection" xlink:type="simple">infection</text:a></text:p>
          </table:table-cell>
          <table:table-cell office:value-type="string" calcext:value-type="string">
            <text:p> инфекция, заражение</text:p>
          </table:table-cell>
          <table:table-cell table:formula="of:=LEN([.A85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070-influence" xlink:type="simple">influence</text:a></text:p>
          </table:table-cell>
          <table:table-cell office:value-type="string" calcext:value-type="string">
            <text:p> влияние, влиять</text:p>
          </table:table-cell>
          <table:table-cell table:formula="of:=LEN([.A85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072-inform" xlink:type="simple">inform</text:a></text:p>
          </table:table-cell>
          <table:table-cell office:value-type="string" calcext:value-type="string">
            <text:p> сообщить, информировать</text:p>
          </table:table-cell>
          <table:table-cell table:formula="of:=LEN([.A85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72-information" xlink:type="simple">information</text:a></text:p>
          </table:table-cell>
          <table:table-cell office:value-type="string" calcext:value-type="string">
            <text:p> информация</text:p>
          </table:table-cell>
          <table:table-cell table:formula="of:=LEN([.A85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2077-injure" xlink:type="simple">injure</text:a></text:p>
          </table:table-cell>
          <table:table-cell office:value-type="string" calcext:value-type="string">
            <text:p> ранить, повредить</text:p>
          </table:table-cell>
          <table:table-cell table:formula="of:=LEN([.A85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078-injury" xlink:type="simple">injury</text:a></text:p>
          </table:table-cell>
          <table:table-cell office:value-type="string" calcext:value-type="string">
            <text:p> травма, повреждение</text:p>
          </table:table-cell>
          <table:table-cell table:formula="of:=LEN([.A85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080-inner" xlink:type="simple">inner</text:a></text:p>
          </table:table-cell>
          <table:table-cell office:value-type="string" calcext:value-type="string">
            <text:p> внутренний</text:p>
          </table:table-cell>
          <table:table-cell table:formula="of:=LEN([.A85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082-insect" xlink:type="simple">insect</text:a></text:p>
          </table:table-cell>
          <table:table-cell office:value-type="string" calcext:value-type="string">
            <text:p> насекомое</text:p>
          </table:table-cell>
          <table:table-cell table:formula="of:=LEN([.A85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53-inside" xlink:type="simple">inside</text:a></text:p>
          </table:table-cell>
          <table:table-cell office:value-type="string" calcext:value-type="string">
            <text:p> внутри, в</text:p>
          </table:table-cell>
          <table:table-cell table:formula="of:=LEN([.A85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78-instead" xlink:type="simple">instead</text:a></text:p>
          </table:table-cell>
          <table:table-cell office:value-type="string" calcext:value-type="string">
            <text:p> вместо, взамен</text:p>
          </table:table-cell>
          <table:table-cell table:formula="of:=LEN([.A85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871-institution" xlink:type="simple">institution</text:a></text:p>
          </table:table-cell>
          <table:table-cell office:value-type="string" calcext:value-type="string">
            <text:p> учреждение, организация</text:p>
          </table:table-cell>
          <table:table-cell table:formula="of:=LEN([.A86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2088-instruction" xlink:type="simple">instruction</text:a></text:p>
          </table:table-cell>
          <table:table-cell office:value-type="string" calcext:value-type="string">
            <text:p> инструкция, указание</text:p>
          </table:table-cell>
          <table:table-cell table:formula="of:=LEN([.A86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2089-instrument" xlink:type="simple">instrument</text:a></text:p>
          </table:table-cell>
          <table:table-cell office:value-type="string" calcext:value-type="string">
            <text:p> инструмент</text:p>
          </table:table-cell>
          <table:table-cell table:formula="of:=LEN([.A86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091-insult" xlink:type="simple">insult</text:a></text:p>
          </table:table-cell>
          <table:table-cell office:value-type="string" calcext:value-type="string">
            <text:p> оскорбление, оскорблять</text:p>
          </table:table-cell>
          <table:table-cell table:formula="of:=LEN([.A86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092-insurance" xlink:type="simple">insurance</text:a></text:p>
          </table:table-cell>
          <table:table-cell office:value-type="string" calcext:value-type="string">
            <text:p> страхование, страховка</text:p>
          </table:table-cell>
          <table:table-cell table:formula="of:=LEN([.A86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094-intelligent" xlink:type="simple">intelligent</text:a></text:p>
          </table:table-cell>
          <table:table-cell office:value-type="string" calcext:value-type="string">
            <text:p> интеллектуальный, умный</text:p>
          </table:table-cell>
          <table:table-cell table:formula="of:=LEN([.A86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2095-intend" xlink:type="simple">intend</text:a></text:p>
          </table:table-cell>
          <table:table-cell office:value-type="string" calcext:value-type="string">
            <text:p> намереваться</text:p>
          </table:table-cell>
          <table:table-cell table:formula="of:=LEN([.A86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096-intention" xlink:type="simple">intention</text:a></text:p>
          </table:table-cell>
          <table:table-cell office:value-type="string" calcext:value-type="string">
            <text:p> намерение</text:p>
          </table:table-cell>
          <table:table-cell table:formula="of:=LEN([.A867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362-interest" xlink:type="simple">interest</text:a></text:p>
          </table:table-cell>
          <table:table-cell office:value-type="string" calcext:value-type="string">
            <text:p> интерес, выгода, интересовать</text:p>
          </table:table-cell>
          <table:table-cell table:formula="of:=LEN([.A86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949-interesting" xlink:type="simple">interesting</text:a></text:p>
          </table:table-cell>
          <table:table-cell office:value-type="string" calcext:value-type="string">
            <text:p> интересный</text:p>
          </table:table-cell>
          <table:table-cell table:formula="of:=LEN([.A869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 <text:a xlink:href="http://www.7english.ru/437-international" xlink:type="simple">international</text:a></text:p>
          </table:table-cell>
          <table:table-cell office:value-type="string" calcext:value-type="string">
            <text:p> международный, интернациональный</text:p>
          </table:table-cell>
          <table:table-cell table:formula="of:=LEN([.A87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 <text:a xlink:href="http://www.7english.ru/2103-interrupt" xlink:type="simple">interrupt</text:a></text:p>
          </table:table-cell>
          <table:table-cell office:value-type="string" calcext:value-type="string">
            <text:p> прерывать, перебивать</text:p>
          </table:table-cell>
          <table:table-cell table:formula="of:=LEN([.A87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79-into" xlink:type="simple">into</text:a></text:p>
          </table:table-cell>
          <table:table-cell office:value-type="string" calcext:value-type="string">
            <text:p> в, внутрь</text:p>
          </table:table-cell>
          <table:table-cell table:formula="of:=LEN([.A87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06-introduce" xlink:type="simple">introduce</text:a></text:p>
          </table:table-cell>
          <table:table-cell office:value-type="string" calcext:value-type="string">
            <text:p> представлять, вводить</text:p>
          </table:table-cell>
          <table:table-cell table:formula="of:=LEN([.A873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2107-introduction" xlink:type="simple">introduction</text:a></text:p>
          </table:table-cell>
          <table:table-cell office:value-type="string" calcext:value-type="string">
            <text:p> введение, представление кого-л.</text:p>
          </table:table-cell>
          <table:table-cell table:formula="of:=LEN([.A87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 <text:a xlink:href="http://www.7english.ru/2108-invent" xlink:type="simple">invent</text:a></text:p>
          </table:table-cell>
          <table:table-cell office:value-type="string" calcext:value-type="string">
            <text:p> изобретать, придумывать</text:p>
          </table:table-cell>
          <table:table-cell table:formula="of:=LEN([.A87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112-invitation" xlink:type="simple">invitation</text:a></text:p>
          </table:table-cell>
          <table:table-cell office:value-type="string" calcext:value-type="string">
            <text:p> приглашение</text:p>
          </table:table-cell>
          <table:table-cell table:formula="of:=LEN([.A87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113-invite" xlink:type="simple">invite</text:a></text:p>
          </table:table-cell>
          <table:table-cell office:value-type="string" calcext:value-type="string">
            <text:p> приглашать</text:p>
          </table:table-cell>
          <table:table-cell table:formula="of:=LEN([.A87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580-involve" xlink:type="simple">involve</text:a></text:p>
          </table:table-cell>
          <table:table-cell office:value-type="string" calcext:value-type="string">
            <text:p> вовлекать, включать</text:p>
          </table:table-cell>
          <table:table-cell table:formula="of:=LEN([.A87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115-iron" xlink:type="simple">iron</text:a></text:p>
          </table:table-cell>
          <table:table-cell office:value-type="string" calcext:value-type="string">
            <text:p> железо, утюг, железный</text:p>
          </table:table-cell>
          <table:table-cell table:formula="of:=LEN([.A87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17-island" xlink:type="simple">island</text:a></text:p>
          </table:table-cell>
          <table:table-cell office:value-type="string" calcext:value-type="string">
            <text:p> остров</text:p>
          </table:table-cell>
          <table:table-cell table:formula="of:=LEN([.A88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09-issue" xlink:type="simple">issue</text:a></text:p>
          </table:table-cell>
          <table:table-cell office:value-type="string" calcext:value-type="string">
            <text:p> проблема, пункт</text:p>
          </table:table-cell>
          <table:table-cell table:formula="of:=LEN([.A88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-it" xlink:type="simple">it</text:a></text:p>
          </table:table-cell>
          <table:table-cell office:value-type="string" calcext:value-type="string">
            <text:p> это</text:p>
          </table:table-cell>
          <table:table-cell table:formula="of:=LEN([.A88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488-itself" xlink:type="simple">itself</text:a></text:p>
          </table:table-cell>
          <table:table-cell office:value-type="string" calcext:value-type="string">
            <text:p> сам, себя</text:p>
          </table:table-cell>
          <table:table-cell table:formula="of:=LEN([.A88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808-January" xlink:type="simple">January</text:a></text:p>
          </table:table-cell>
          <table:table-cell office:value-type="string" calcext:value-type="string">
            <text:p> январь</text:p>
          </table:table-cell>
          <table:table-cell table:formula="of:=LEN([.A88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05-job" xlink:type="simple">job</text:a></text:p>
          </table:table-cell>
          <table:table-cell office:value-type="string" calcext:value-type="string">
            <text:p> работа</text:p>
          </table:table-cell>
          <table:table-cell table:formula="of:=LEN([.A885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442-join" xlink:type="simple">join</text:a></text:p>
          </table:table-cell>
          <table:table-cell office:value-type="string" calcext:value-type="string">
            <text:p> соединять, присоединиться</text:p>
          </table:table-cell>
          <table:table-cell table:formula="of:=LEN([.A8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25-joke" xlink:type="simple">joke</text:a></text:p>
          </table:table-cell>
          <table:table-cell office:value-type="string" calcext:value-type="string">
            <text:p> шутка, шутить</text:p>
          </table:table-cell>
          <table:table-cell table:formula="of:=LEN([.A8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988-judge" xlink:type="simple">judge</text:a></text:p>
          </table:table-cell>
          <table:table-cell office:value-type="string" calcext:value-type="string">
            <text:p> судить, судья</text:p>
          </table:table-cell>
          <table:table-cell table:formula="of:=LEN([.A888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129-judgment" xlink:type="simple">judgment</text:a></text:p>
          </table:table-cell>
          <table:table-cell office:value-type="string" calcext:value-type="string">
            <text:p> суждение, заключение суда</text:p>
          </table:table-cell>
          <table:table-cell table:formula="of:=LEN([.A88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130-juice" xlink:type="simple">juice</text:a></text:p>
          </table:table-cell>
          <table:table-cell office:value-type="string" calcext:value-type="string">
            <text:p> сок</text:p>
          </table:table-cell>
          <table:table-cell table:formula="of:=LEN([.A89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812-July" xlink:type="simple">July</text:a></text:p>
          </table:table-cell>
          <table:table-cell office:value-type="string" calcext:value-type="string">
            <text:p> июль</text:p>
          </table:table-cell>
          <table:table-cell table:formula="of:=LEN([.A89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31-jump" xlink:type="simple">jump</text:a></text:p>
          </table:table-cell>
          <table:table-cell office:value-type="string" calcext:value-type="string">
            <text:p> прыгать, прыжок</text:p>
          </table:table-cell>
          <table:table-cell table:formula="of:=LEN([.A8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811-June" xlink:type="simple">June</text:a></text:p>
          </table:table-cell>
          <table:table-cell office:value-type="string" calcext:value-type="string">
            <text:p> июнь</text:p>
          </table:table-cell>
          <table:table-cell table:formula="of:=LEN([.A89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38-just" xlink:type="simple">just</text:a></text:p>
          </table:table-cell>
          <table:table-cell office:value-type="string" calcext:value-type="string">
            <text:p> точно, как раз, справедливый</text:p>
          </table:table-cell>
          <table:table-cell table:formula="of:=LEN([.A89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133-justice" xlink:type="simple">justice</text:a></text:p>
          </table:table-cell>
          <table:table-cell office:value-type="string" calcext:value-type="string">
            <text:p> справедливость, правосудие</text:p>
          </table:table-cell>
          <table:table-cell table:formula="of:=LEN([.A89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06-keep" xlink:type="simple">keep</text:a></text:p>
          </table:table-cell>
          <table:table-cell office:value-type="string" calcext:value-type="string">
            <text:p> держать, хранить</text:p>
          </table:table-cell>
          <table:table-cell table:formula="of:=LEN([.A89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968-key" xlink:type="simple">key</text:a></text:p>
          </table:table-cell>
          <table:table-cell office:value-type="string" calcext:value-type="string">
            <text:p> ключ, клавиша, ключевой</text:p>
          </table:table-cell>
          <table:table-cell table:formula="of:=LEN([.A897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2137-kick" xlink:type="simple">kick</text:a></text:p>
          </table:table-cell>
          <table:table-cell office:value-type="string" calcext:value-type="string">
            <text:p> пинать, ударять ногой, пинок</text:p>
          </table:table-cell>
          <table:table-cell table:formula="of:=LEN([.A8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70-kid" xlink:type="simple">kid</text:a></text:p>
          </table:table-cell>
          <table:table-cell office:value-type="string" calcext:value-type="string">
            <text:p> ребенок, дурачить</text:p>
          </table:table-cell>
          <table:table-cell table:formula="of:=LEN([.A89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370-kill" xlink:type="simple">kill</text:a></text:p>
          </table:table-cell>
          <table:table-cell office:value-type="string" calcext:value-type="string">
            <text:p> убивать</text:p>
          </table:table-cell>
          <table:table-cell table:formula="of:=LEN([.A9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39-kilogram" xlink:type="simple">kilogram</text:a></text:p>
          </table:table-cell>
          <table:table-cell office:value-type="string" calcext:value-type="string">
            <text:p> килограмм</text:p>
          </table:table-cell>
          <table:table-cell table:formula="of:=LEN([.A90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140-kilometer" xlink:type="simple">kilometer</text:a></text:p>
          </table:table-cell>
          <table:table-cell office:value-type="string" calcext:value-type="string">
            <text:p> километр</text:p>
          </table:table-cell>
          <table:table-cell table:formula="of:=LEN([.A90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11-kind" xlink:type="simple">kind</text:a></text:p>
          </table:table-cell>
          <table:table-cell office:value-type="string" calcext:value-type="string">
            <text:p> добрый, любезный, сорт</text:p>
          </table:table-cell>
          <table:table-cell table:formula="of:=LEN([.A90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43-king" xlink:type="simple">king</text:a></text:p>
          </table:table-cell>
          <table:table-cell office:value-type="string" calcext:value-type="string">
            <text:p> король</text:p>
          </table:table-cell>
          <table:table-cell table:formula="of:=LEN([.A90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44-kiss" xlink:type="simple">kiss</text:a></text:p>
          </table:table-cell>
          <table:table-cell office:value-type="string" calcext:value-type="string">
            <text:p> поцелуй, целовать</text:p>
          </table:table-cell>
          <table:table-cell table:formula="of:=LEN([.A9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929-kitchen" xlink:type="simple">kitchen</text:a></text:p>
          </table:table-cell>
          <table:table-cell office:value-type="string" calcext:value-type="string">
            <text:p> кухня</text:p>
          </table:table-cell>
          <table:table-cell table:formula="of:=LEN([.A90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145-knee" xlink:type="simple">knee</text:a></text:p>
          </table:table-cell>
          <table:table-cell office:value-type="string" calcext:value-type="string">
            <text:p> колено</text:p>
          </table:table-cell>
          <table:table-cell table:formula="of:=LEN([.A9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46-knife" xlink:type="simple">knife</text:a></text:p>
          </table:table-cell>
          <table:table-cell office:value-type="string" calcext:value-type="string">
            <text:p> нож</text:p>
          </table:table-cell>
          <table:table-cell table:formula="of:=LEN([.A90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149-knock" xlink:type="simple">knock</text:a></text:p>
          </table:table-cell>
          <table:table-cell office:value-type="string" calcext:value-type="string">
            <text:p> стучать(ся), стук</text:p>
          </table:table-cell>
          <table:table-cell table:formula="of:=LEN([.A90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150-knot" xlink:type="simple">knot</text:a></text:p>
          </table:table-cell>
          <table:table-cell office:value-type="string" calcext:value-type="string">
            <text:p> узел, завязывать узел</text:p>
          </table:table-cell>
          <table:table-cell table:formula="of:=LEN([.A9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6-know" xlink:type="simple">know</text:a></text:p>
          </table:table-cell>
          <table:table-cell office:value-type="string" calcext:value-type="string">
            <text:p> знать</text:p>
          </table:table-cell>
          <table:table-cell table:formula="of:=LEN([.A9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52-knowledge" xlink:type="simple">knowledge</text:a></text:p>
          </table:table-cell>
          <table:table-cell office:value-type="string" calcext:value-type="string">
            <text:p> знание</text:p>
          </table:table-cell>
          <table:table-cell table:formula="of:=LEN([.A912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2156-lack" xlink:type="simple">lack</text:a></text:p>
          </table:table-cell>
          <table:table-cell office:value-type="string" calcext:value-type="string">
            <text:p> нехватка, отсутствие, нуждаться</text:p>
          </table:table-cell>
          <table:table-cell table:formula="of:=LEN([.A9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57-lady" xlink:type="simple">lady</text:a></text:p>
          </table:table-cell>
          <table:table-cell office:value-type="string" calcext:value-type="string">
            <text:p> леди, дама</text:p>
          </table:table-cell>
          <table:table-cell table:formula="of:=LEN([.A91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58-lake" xlink:type="simple">lake</text:a></text:p>
          </table:table-cell>
          <table:table-cell office:value-type="string" calcext:value-type="string">
            <text:p> озеро</text:p>
          </table:table-cell>
          <table:table-cell table:formula="of:=LEN([.A9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59-lamp" xlink:type="simple">lamp</text:a></text:p>
          </table:table-cell>
          <table:table-cell office:value-type="string" calcext:value-type="string">
            <text:p> лампа</text:p>
          </table:table-cell>
          <table:table-cell table:formula="of:=LEN([.A9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498-land" xlink:type="simple">land</text:a></text:p>
          </table:table-cell>
          <table:table-cell office:value-type="string" calcext:value-type="string">
            <text:p> земля, высаживаться</text:p>
          </table:table-cell>
          <table:table-cell table:formula="of:=LEN([.A9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41-language" xlink:type="simple">language</text:a></text:p>
          </table:table-cell>
          <table:table-cell office:value-type="string" calcext:value-type="string">
            <text:p> язык</text:p>
          </table:table-cell>
          <table:table-cell table:formula="of:=LEN([.A91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84-large" xlink:type="simple">large</text:a></text:p>
          </table:table-cell>
          <table:table-cell office:value-type="string" calcext:value-type="string">
            <text:p> большой, крупный</text:p>
          </table:table-cell>
          <table:table-cell table:formula="of:=LEN([.A9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86-last" xlink:type="simple">last</text:a></text:p>
          </table:table-cell>
          <table:table-cell office:value-type="string" calcext:value-type="string">
            <text:p> последний, продолжаться</text:p>
          </table:table-cell>
          <table:table-cell table:formula="of:=LEN([.A9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80-late" xlink:type="simple">late</text:a></text:p>
          </table:table-cell>
          <table:table-cell office:value-type="string" calcext:value-type="string">
            <text:p> поздний, поздно</text:p>
          </table:table-cell>
          <table:table-cell table:formula="of:=LEN([.A9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70-laugh" xlink:type="simple">laugh</text:a></text:p>
          </table:table-cell>
          <table:table-cell office:value-type="string" calcext:value-type="string">
            <text:p> смеяться, смех</text:p>
          </table:table-cell>
          <table:table-cell table:formula="of:=LEN([.A9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47-law" xlink:type="simple">law</text:a></text:p>
          </table:table-cell>
          <table:table-cell office:value-type="string" calcext:value-type="string">
            <text:p> закон, право</text:p>
          </table:table-cell>
          <table:table-cell table:formula="of:=LEN([.A92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732-lawyer" xlink:type="simple">lawyer</text:a></text:p>
          </table:table-cell>
          <table:table-cell office:value-type="string" calcext:value-type="string">
            <text:p> адвокат, юрист</text:p>
          </table:table-cell>
          <table:table-cell table:formula="of:=LEN([.A9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165-layer" xlink:type="simple">layer</text:a></text:p>
          </table:table-cell>
          <table:table-cell office:value-type="string" calcext:value-type="string">
            <text:p> слой, класть слоями</text:p>
          </table:table-cell>
          <table:table-cell table:formula="of:=LEN([.A9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166-lazy" xlink:type="simple">lazy</text:a></text:p>
          </table:table-cell>
          <table:table-cell office:value-type="string" calcext:value-type="string">
            <text:p> ленивый</text:p>
          </table:table-cell>
          <table:table-cell table:formula="of:=LEN([.A926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75-lead" xlink:type="simple">lead</text:a></text:p>
          </table:table-cell>
          <table:table-cell office:value-type="string" calcext:value-type="string">
            <text:p> вести, сопровождать, лидерство</text:p>
          </table:table-cell>
          <table:table-cell table:formula="of:=LEN([.A9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403-leader" xlink:type="simple">leader</text:a></text:p>
          </table:table-cell>
          <table:table-cell office:value-type="string" calcext:value-type="string">
            <text:p> лидер, руководитель</text:p>
          </table:table-cell>
          <table:table-cell table:formula="of:=LEN([.A92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168-leaf" xlink:type="simple">leaf</text:a></text:p>
          </table:table-cell>
          <table:table-cell office:value-type="string" calcext:value-type="string">
            <text:p> лист</text:p>
          </table:table-cell>
          <table:table-cell table:formula="of:=LEN([.A9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62-learn" xlink:type="simple">learn</text:a></text:p>
          </table:table-cell>
          <table:table-cell office:value-type="string" calcext:value-type="string">
            <text:p> учиться, учить</text:p>
          </table:table-cell>
          <table:table-cell table:formula="of:=LEN([.A930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60-least" xlink:type="simple">least</text:a></text:p>
          </table:table-cell>
          <table:table-cell office:value-type="string" calcext:value-type="string">
            <text:p> менее всего, минимальное количество</text:p>
          </table:table-cell>
          <table:table-cell table:formula="of:=LEN([.A9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171-leather" xlink:type="simple">leather</text:a></text:p>
          </table:table-cell>
          <table:table-cell office:value-type="string" calcext:value-type="string">
            <text:p> кожа, кожаный</text:p>
          </table:table-cell>
          <table:table-cell table:formula="of:=LEN([.A93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01-leave" xlink:type="simple">leave</text:a></text:p>
          </table:table-cell>
          <table:table-cell office:value-type="string" calcext:value-type="string">
            <text:p> покидать, оставлять</text:p>
          </table:table-cell>
          <table:table-cell table:formula="of:=LEN([.A93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687-left" xlink:type="simple">left</text:a></text:p>
          </table:table-cell>
          <table:table-cell office:value-type="string" calcext:value-type="string">
            <text:p> левый, левая сторона</text:p>
          </table:table-cell>
          <table:table-cell table:formula="of:=LEN([.A9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66-leg" xlink:type="simple">leg</text:a></text:p>
          </table:table-cell>
          <table:table-cell office:value-type="string" calcext:value-type="string">
            <text:p> нога</text:p>
          </table:table-cell>
          <table:table-cell table:formula="of:=LEN([.A93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783-legal" xlink:type="simple">legal</text:a></text:p>
          </table:table-cell>
          <table:table-cell office:value-type="string" calcext:value-type="string">
            <text:p> легальный, законный</text:p>
          </table:table-cell>
          <table:table-cell table:formula="of:=LEN([.A936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175-lend" xlink:type="simple">lend</text:a></text:p>
          </table:table-cell>
          <table:table-cell office:value-type="string" calcext:value-type="string">
            <text:p> давать взаймы, одалживать</text:p>
          </table:table-cell>
          <table:table-cell table:formula="of:=LEN([.A93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76-length" xlink:type="simple">length</text:a></text:p>
          </table:table-cell>
          <table:table-cell office:value-type="string" calcext:value-type="string">
            <text:p> длина</text:p>
          </table:table-cell>
          <table:table-cell table:formula="of:=LEN([.A93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417-less" xlink:type="simple">less</text:a></text:p>
          </table:table-cell>
          <table:table-cell office:value-type="string" calcext:value-type="string">
            <text:p> меньше, менее, меньший</text:p>
          </table:table-cell>
          <table:table-cell table:formula="of:=LEN([.A93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77-lesson" xlink:type="simple">lesson</text:a></text:p>
          </table:table-cell>
          <table:table-cell office:value-type="string" calcext:value-type="string">
            <text:p> урок</text:p>
          </table:table-cell>
          <table:table-cell table:formula="of:=LEN([.A94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09-let" xlink:type="simple">let</text:a></text:p>
          </table:table-cell>
          <table:table-cell office:value-type="string" calcext:value-type="string">
            <text:p> позволять, разрешать</text:p>
          </table:table-cell>
          <table:table-cell table:formula="of:=LEN([.A94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555-letter" xlink:type="simple">letter</text:a></text:p>
          </table:table-cell>
          <table:table-cell office:value-type="string" calcext:value-type="string">
            <text:p> письмо, буква</text:p>
          </table:table-cell>
          <table:table-cell table:formula="of:=LEN([.A94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91-level" xlink:type="simple">level</text:a></text:p>
          </table:table-cell>
          <table:table-cell office:value-type="string" calcext:value-type="string">
            <text:p> уровень, степень, плоский</text:p>
          </table:table-cell>
          <table:table-cell table:formula="of:=LEN([.A94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178-library" xlink:type="simple">library</text:a></text:p>
          </table:table-cell>
          <table:table-cell office:value-type="string" calcext:value-type="string">
            <text:p> библиотека</text:p>
          </table:table-cell>
          <table:table-cell table:formula="of:=LEN([.A94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180-lid" xlink:type="simple">lid</text:a></text:p>
          </table:table-cell>
          <table:table-cell office:value-type="string" calcext:value-type="string">
            <text:p> крышка, веко</text:p>
          </table:table-cell>
          <table:table-cell table:formula="of:=LEN([.A94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668-lie" xlink:type="simple">lie</text:a></text:p>
          </table:table-cell>
          <table:table-cell office:value-type="string" calcext:value-type="string">
            <text:p> лежать, лгать, ложь</text:p>
          </table:table-cell>
          <table:table-cell table:formula="of:=LEN([.A94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72-life" xlink:type="simple">life</text:a></text:p>
          </table:table-cell>
          <table:table-cell office:value-type="string" calcext:value-type="string">
            <text:p> жизнь</text:p>
          </table:table-cell>
          <table:table-cell table:formula="of:=LEN([.A9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81-lift" xlink:type="simple">lift</text:a></text:p>
          </table:table-cell>
          <table:table-cell office:value-type="string" calcext:value-type="string">
            <text:p> поднимать(ся), подъем</text:p>
          </table:table-cell>
          <table:table-cell table:formula="of:=LEN([.A9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404-light" xlink:type="simple">light</text:a></text:p>
          </table:table-cell>
          <table:table-cell office:value-type="string" calcext:value-type="string">
            <text:p> светить, освещать, свет</text:p>
          </table:table-cell>
          <table:table-cell table:formula="of:=LEN([.A949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43-like" xlink:type="simple">like</text:a></text:p>
          </table:table-cell>
          <table:table-cell office:value-type="string" calcext:value-type="string">
            <text:p> любить, нравиться, подобно</text:p>
          </table:table-cell>
          <table:table-cell table:formula="of:=LEN([.A9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51-likely" xlink:type="simple">likely</text:a></text:p>
          </table:table-cell>
          <table:table-cell office:value-type="string" calcext:value-type="string">
            <text:p> вероятно, вероятный</text:p>
          </table:table-cell>
          <table:table-cell table:formula="of:=LEN([.A95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184-limit" xlink:type="simple">limit</text:a></text:p>
          </table:table-cell>
          <table:table-cell office:value-type="string" calcext:value-type="string">
            <text:p> ограничивать, предел</text:p>
          </table:table-cell>
          <table:table-cell table:formula="of:=LEN([.A95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36-line" xlink:type="simple">line</text:a></text:p>
          </table:table-cell>
          <table:table-cell office:value-type="string" calcext:value-type="string">
            <text:p> линия, черта</text:p>
          </table:table-cell>
          <table:table-cell table:formula="of:=LEN([.A9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86-lip" xlink:type="simple">lip</text:a></text:p>
          </table:table-cell>
          <table:table-cell office:value-type="string" calcext:value-type="string">
            <text:p> губа</text:p>
          </table:table-cell>
          <table:table-cell table:formula="of:=LEN([.A95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187-liquid" xlink:type="simple">liquid</text:a></text:p>
          </table:table-cell>
          <table:table-cell office:value-type="string" calcext:value-type="string">
            <text:p> жидкость, жидкий</text:p>
          </table:table-cell>
          <table:table-cell table:formula="of:=LEN([.A955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678-list" xlink:type="simple">list</text:a></text:p>
          </table:table-cell>
          <table:table-cell office:value-type="string" calcext:value-type="string">
            <text:p> список, перечень, перечислять</text:p>
          </table:table-cell>
          <table:table-cell table:formula="of:=LEN([.A95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35-listen" xlink:type="simple">listen</text:a></text:p>
          </table:table-cell>
          <table:table-cell office:value-type="string" calcext:value-type="string">
            <text:p> слушать</text:p>
          </table:table-cell>
          <table:table-cell table:formula="of:=LEN([.A95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189-liter" xlink:type="simple">liter</text:a></text:p>
          </table:table-cell>
          <table:table-cell office:value-type="string" calcext:value-type="string">
            <text:p> литр</text:p>
          </table:table-cell>
          <table:table-cell table:formula="of:=LEN([.A95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188-literature" xlink:type="simple">literature</text:a></text:p>
          </table:table-cell>
          <table:table-cell office:value-type="string" calcext:value-type="string">
            <text:p> литература</text:p>
          </table:table-cell>
          <table:table-cell table:formula="of:=LEN([.A95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18-little" xlink:type="simple">little</text:a></text:p>
          </table:table-cell>
          <table:table-cell office:value-type="string" calcext:value-type="string">
            <text:p> маленький, немного</text:p>
          </table:table-cell>
          <table:table-cell table:formula="of:=LEN([.A96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51-live" xlink:type="simple">live</text:a></text:p>
          </table:table-cell>
          <table:table-cell office:value-type="string" calcext:value-type="string">
            <text:p> жить, живой</text:p>
          </table:table-cell>
          <table:table-cell table:formula="of:=LEN([.A961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192-load" xlink:type="simple">load</text:a></text:p>
          </table:table-cell>
          <table:table-cell office:value-type="string" calcext:value-type="string">
            <text:p> загружать, грузить(ся), груз</text:p>
          </table:table-cell>
          <table:table-cell table:formula="of:=LEN([.A96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327-loaf" xlink:type="simple">loaf</text:a></text:p>
          </table:table-cell>
          <table:table-cell office:value-type="string" calcext:value-type="string">
            <text:p> буханка, батон</text:p>
          </table:table-cell>
          <table:table-cell table:formula="of:=LEN([.A96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369-local" xlink:type="simple">local</text:a></text:p>
          </table:table-cell>
          <table:table-cell office:value-type="string" calcext:value-type="string">
            <text:p> местный, локальный, местный (житель)</text:p>
          </table:table-cell>
          <table:table-cell table:formula="of:=LEN([.A96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196-lock" xlink:type="simple">lock</text:a></text:p>
          </table:table-cell>
          <table:table-cell office:value-type="string" calcext:value-type="string">
            <text:p> запирать, замок</text:p>
          </table:table-cell>
          <table:table-cell table:formula="of:=LEN([.A96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99-lonely" xlink:type="simple">lonely</text:a></text:p>
          </table:table-cell>
          <table:table-cell office:value-type="string" calcext:value-type="string">
            <text:p> одинокий</text:p>
          </table:table-cell>
          <table:table-cell table:formula="of:=LEN([.A96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16-long" xlink:type="simple">long</text:a></text:p>
          </table:table-cell>
          <table:table-cell office:value-type="string" calcext:value-type="string">
            <text:p> длинный, долго</text:p>
          </table:table-cell>
          <table:table-cell table:formula="of:=LEN([.A96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0-look" xlink:type="simple">look</text:a></text:p>
          </table:table-cell>
          <table:table-cell office:value-type="string" calcext:value-type="string">
            <text:p> смотреть, глядеть, взгляд</text:p>
          </table:table-cell>
          <table:table-cell table:formula="of:=LEN([.A96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43-lose" xlink:type="simple">lose</text:a></text:p>
          </table:table-cell>
          <table:table-cell office:value-type="string" calcext:value-type="string">
            <text:p> терять, утрачивать</text:p>
          </table:table-cell>
          <table:table-cell table:formula="of:=LEN([.A9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04-loss" xlink:type="simple">loss</text:a></text:p>
          </table:table-cell>
          <table:table-cell office:value-type="string" calcext:value-type="string">
            <text:p> потеря, утрата</text:p>
          </table:table-cell>
          <table:table-cell table:formula="of:=LEN([.A97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01-lot" xlink:type="simple">lot</text:a></text:p>
          </table:table-cell>
          <table:table-cell office:value-type="string" calcext:value-type="string">
            <text:p> много, уйма, намного</text:p>
          </table:table-cell>
          <table:table-cell table:formula="of:=LEN([.A97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207-loud" xlink:type="simple">loud</text:a></text:p>
          </table:table-cell>
          <table:table-cell office:value-type="string" calcext:value-type="string">
            <text:p> громкий, громко</text:p>
          </table:table-cell>
          <table:table-cell table:formula="of:=LEN([.A97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38-love" xlink:type="simple">love</text:a></text:p>
          </table:table-cell>
          <table:table-cell office:value-type="string" calcext:value-type="string">
            <text:p> любовь, любить</text:p>
          </table:table-cell>
          <table:table-cell table:formula="of:=LEN([.A97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1-low" xlink:type="simple">low</text:a></text:p>
          </table:table-cell>
          <table:table-cell office:value-type="string" calcext:value-type="string">
            <text:p> низкий, невысокий, низко</text:p>
          </table:table-cell>
          <table:table-cell table:formula="of:=LEN([.A97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210-loyal" xlink:type="simple">loyal</text:a></text:p>
          </table:table-cell>
          <table:table-cell office:value-type="string" calcext:value-type="string">
            <text:p> лояльный, верный</text:p>
          </table:table-cell>
          <table:table-cell table:formula="of:=LEN([.A9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211-luck" xlink:type="simple">luck</text:a></text:p>
          </table:table-cell>
          <table:table-cell office:value-type="string" calcext:value-type="string">
            <text:p> удача</text:p>
          </table:table-cell>
          <table:table-cell table:formula="of:=LEN([.A9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212-lucky" xlink:type="simple">lucky</text:a></text:p>
          </table:table-cell>
          <table:table-cell office:value-type="string" calcext:value-type="string">
            <text:p> удачливый, удачный</text:p>
          </table:table-cell>
          <table:table-cell table:formula="of:=LEN([.A97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216-lung" xlink:type="simple">lung</text:a></text:p>
          </table:table-cell>
          <table:table-cell office:value-type="string" calcext:value-type="string">
            <text:p> легкое</text:p>
          </table:table-cell>
          <table:table-cell table:formula="of:=LEN([.A97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903-machine" xlink:type="simple">machine</text:a></text:p>
          </table:table-cell>
          <table:table-cell office:value-type="string" calcext:value-type="string">
            <text:p> машина, машинный</text:p>
          </table:table-cell>
          <table:table-cell table:formula="of:=LEN([.A97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884-magazine" xlink:type="simple">magazine</text:a></text:p>
          </table:table-cell>
          <table:table-cell office:value-type="string" calcext:value-type="string">
            <text:p> журнал</text:p>
          </table:table-cell>
          <table:table-cell table:formula="of:=LEN([.A98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219-magic" xlink:type="simple">magic</text:a></text:p>
          </table:table-cell>
          <table:table-cell office:value-type="string" calcext:value-type="string">
            <text:p> магия, волшебство</text:p>
          </table:table-cell>
          <table:table-cell table:formula="of:=LEN([.A98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220-mail" xlink:type="simple">mail</text:a></text:p>
          </table:table-cell>
          <table:table-cell office:value-type="string" calcext:value-type="string">
            <text:p> почта, посылать по почте</text:p>
          </table:table-cell>
          <table:table-cell table:formula="of:=LEN([.A98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87-main" xlink:type="simple">main</text:a></text:p>
          </table:table-cell>
          <table:table-cell office:value-type="string" calcext:value-type="string">
            <text:p> главный, основной</text:p>
          </table:table-cell>
          <table:table-cell table:formula="of:=LEN([.A9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87-major" xlink:type="simple">major</text:a></text:p>
          </table:table-cell>
          <table:table-cell office:value-type="string" calcext:value-type="string">
            <text:p> основной, главный, майор</text:p>
          </table:table-cell>
          <table:table-cell table:formula="of:=LEN([.A98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5-make" xlink:type="simple">make</text:a></text:p>
          </table:table-cell>
          <table:table-cell office:value-type="string" calcext:value-type="string">
            <text:p> делать, создавать</text:p>
          </table:table-cell>
          <table:table-cell table:formula="of:=LEN([.A98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224-male" xlink:type="simple">male</text:a></text:p>
          </table:table-cell>
          <table:table-cell office:value-type="string" calcext:value-type="string">
            <text:p> мужчина, самец, мужской</text:p>
          </table:table-cell>
          <table:table-cell table:formula="of:=LEN([.A9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6-man" xlink:type="simple">man</text:a></text:p>
          </table:table-cell>
          <table:table-cell office:value-type="string" calcext:value-type="string">
            <text:p> мужчина, человек</text:p>
          </table:table-cell>
          <table:table-cell table:formula="of:=LEN([.A98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835-manage" xlink:type="simple">manage</text:a></text:p>
          </table:table-cell>
          <table:table-cell office:value-type="string" calcext:value-type="string">
            <text:p> управлять, справляться</text:p>
          </table:table-cell>
          <table:table-cell table:formula="of:=LEN([.A98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780-manager" xlink:type="simple">manager</text:a></text:p>
          </table:table-cell>
          <table:table-cell office:value-type="string" calcext:value-type="string">
            <text:p> менеджер, управляющий</text:p>
          </table:table-cell>
          <table:table-cell table:formula="of:=LEN([.A98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61-many" xlink:type="simple">many</text:a></text:p>
          </table:table-cell>
          <table:table-cell office:value-type="string" calcext:value-type="string">
            <text:p> многие, много, масса</text:p>
          </table:table-cell>
          <table:table-cell table:formula="of:=LEN([.A99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230-map" xlink:type="simple">map</text:a></text:p>
          </table:table-cell>
          <table:table-cell office:value-type="string" calcext:value-type="string">
            <text:p> карта</text:p>
          </table:table-cell>
          <table:table-cell table:formula="of:=LEN([.A99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809-March" xlink:type="simple">March</text:a></text:p>
          </table:table-cell>
          <table:table-cell office:value-type="string" calcext:value-type="string">
            <text:p> март</text:p>
          </table:table-cell>
          <table:table-cell table:formula="of:=LEN([.A99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232-mark" xlink:type="simple">mark</text:a></text:p>
          </table:table-cell>
          <table:table-cell office:value-type="string" calcext:value-type="string">
            <text:p> знак, отметка, помечать</text:p>
          </table:table-cell>
          <table:table-cell table:formula="of:=LEN([.A99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50-market" xlink:type="simple">market</text:a></text:p>
          </table:table-cell>
          <table:table-cell office:value-type="string" calcext:value-type="string">
            <text:p> рынок</text:p>
          </table:table-cell>
          <table:table-cell table:formula="of:=LEN([.A99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92-marriage" xlink:type="simple">marriage</text:a></text:p>
          </table:table-cell>
          <table:table-cell office:value-type="string" calcext:value-type="string">
            <text:p> брак, замужество</text:p>
          </table:table-cell>
          <table:table-cell table:formula="of:=LEN([.A99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233-married" xlink:type="simple">married</text:a></text:p>
          </table:table-cell>
          <table:table-cell office:value-type="string" calcext:value-type="string">
            <text:p> женатый, замужняя</text:p>
          </table:table-cell>
          <table:table-cell table:formula="of:=LEN([.A99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234-marry" xlink:type="simple">marry</text:a></text:p>
          </table:table-cell>
          <table:table-cell office:value-type="string" calcext:value-type="string">
            <text:p> жениться, выходить замуж</text:p>
          </table:table-cell>
          <table:table-cell table:formula="of:=LEN([.A99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236-mass" xlink:type="simple">mass</text:a></text:p>
          </table:table-cell>
          <table:table-cell office:value-type="string" calcext:value-type="string">
            <text:p> масса, массовый</text:p>
          </table:table-cell>
          <table:table-cell table:formula="of:=LEN([.A998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238-match" xlink:type="simple">match</text:a></text:p>
          </table:table-cell>
          <table:table-cell office:value-type="string" calcext:value-type="string">
            <text:p> соответствовать, совпадать, матч, спичка</text:p>
          </table:table-cell>
          <table:table-cell table:formula="of:=LEN([.A999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567-material" xlink:type="simple">material</text:a></text:p>
          </table:table-cell>
          <table:table-cell office:value-type="string" calcext:value-type="string">
            <text:p> материал, вещество, материальный</text:p>
          </table:table-cell>
          <table:table-cell table:formula="of:=LEN([.A100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240-mathematics" xlink:type="simple">mathematics</text:a></text:p>
          </table:table-cell>
          <table:table-cell office:value-type="string" calcext:value-type="string">
            <text:p> математика</text:p>
          </table:table-cell>
          <table:table-cell table:formula="of:=LEN([.A1001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 <text:a xlink:href="http://www.7english.ru/463-matter" xlink:type="simple">matter</text:a></text:p>
          </table:table-cell>
          <table:table-cell office:value-type="string" calcext:value-type="string">
            <text:p> вещество, вопрос, иметь значение</text:p>
          </table:table-cell>
          <table:table-cell table:formula="of:=LEN([.A100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77-may" xlink:type="simple">may</text:a></text:p>
          </table:table-cell>
          <table:table-cell office:value-type="string" calcext:value-type="string">
            <text:p> быть вероятным, мочь</text:p>
          </table:table-cell>
          <table:table-cell table:formula="of:=LEN([.A100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810-May" xlink:type="simple">May</text:a></text:p>
          </table:table-cell>
          <table:table-cell office:value-type="string" calcext:value-type="string">
            <text:p> май</text:p>
          </table:table-cell>
          <table:table-cell table:formula="of:=LEN([.A100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332-maybe" xlink:type="simple">maybe</text:a></text:p>
          </table:table-cell>
          <table:table-cell office:value-type="string" calcext:value-type="string">
            <text:p> может быть</text:p>
          </table:table-cell>
          <table:table-cell table:formula="of:=LEN([.A100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243-meal" xlink:type="simple">meal</text:a></text:p>
          </table:table-cell>
          <table:table-cell office:value-type="string" calcext:value-type="string">
            <text:p> принятие пищи, еда</text:p>
          </table:table-cell>
          <table:table-cell table:formula="of:=LEN([.A1006]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 <text:a xlink:href="http://www.7english.ru/105-mean" xlink:type="simple">mean</text:a></text:p>
          </table:table-cell>
          <table:table-cell office:value-type="string" calcext:value-type="string">
            <text:p> иметь в виду, подразумевать, неприятный</text:p>
          </table:table-cell>
          <table:table-cell table:formula="of:=LEN([.A10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244-meaning" xlink:type="simple">meaning</text:a></text:p>
          </table:table-cell>
          <table:table-cell office:value-type="string" calcext:value-type="string">
            <text:p> смысл, значение</text:p>
          </table:table-cell>
          <table:table-cell table:formula="of:=LEN([.A100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245-means" xlink:type="simple">means</text:a></text:p>
          </table:table-cell>
          <table:table-cell office:value-type="string" calcext:value-type="string">
            <text:p> средство, способ</text:p>
          </table:table-cell>
          <table:table-cell table:formula="of:=LEN([.A100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830-measure" xlink:type="simple">measure</text:a></text:p>
          </table:table-cell>
          <table:table-cell office:value-type="string" calcext:value-type="string">
            <text:p> измерять, оценивать, мера</text:p>
          </table:table-cell>
          <table:table-cell table:formula="of:=LEN([.A101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248-meat" xlink:type="simple">meat</text:a></text:p>
          </table:table-cell>
          <table:table-cell office:value-type="string" calcext:value-type="string">
            <text:p> мясо</text:p>
          </table:table-cell>
          <table:table-cell table:formula="of:=LEN([.A10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74-media" xlink:type="simple">media</text:a></text:p>
          </table:table-cell>
          <table:table-cell office:value-type="string" calcext:value-type="string">
            <text:p> СМИ, масс-медиа</text:p>
          </table:table-cell>
          <table:table-cell table:formula="of:=LEN([.A10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570-medical" xlink:type="simple">medical</text:a></text:p>
          </table:table-cell>
          <table:table-cell office:value-type="string" calcext:value-type="string">
            <text:p> медицинский</text:p>
          </table:table-cell>
          <table:table-cell table:formula="of:=LEN([.A101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249-medicine" xlink:type="simple">medicine</text:a></text:p>
          </table:table-cell>
          <table:table-cell office:value-type="string" calcext:value-type="string">
            <text:p> медицина, лекарство</text:p>
          </table:table-cell>
          <table:table-cell table:formula="of:=LEN([.A101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48-meet" xlink:type="simple">meet</text:a></text:p>
          </table:table-cell>
          <table:table-cell office:value-type="string" calcext:value-type="string">
            <text:p> встречать, встречаться</text:p>
          </table:table-cell>
          <table:table-cell table:formula="of:=LEN([.A10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88-meeting" xlink:type="simple">meeting</text:a></text:p>
          </table:table-cell>
          <table:table-cell office:value-type="string" calcext:value-type="string">
            <text:p> собрание, встреча</text:p>
          </table:table-cell>
          <table:table-cell table:formula="of:=LEN([.A101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251-melt" xlink:type="simple">melt</text:a></text:p>
          </table:table-cell>
          <table:table-cell office:value-type="string" calcext:value-type="string">
            <text:p> плавить(ся), таять</text:p>
          </table:table-cell>
          <table:table-cell table:formula="of:=LEN([.A10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45-member" xlink:type="simple">member</text:a></text:p>
          </table:table-cell>
          <table:table-cell office:value-type="string" calcext:value-type="string">
            <text:p> участник, член группы</text:p>
          </table:table-cell>
          <table:table-cell table:formula="of:=LEN([.A10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790-memory" xlink:type="simple">memory</text:a></text:p>
          </table:table-cell>
          <table:table-cell office:value-type="string" calcext:value-type="string">
            <text:p> память, воспоминание</text:p>
          </table:table-cell>
          <table:table-cell table:formula="of:=LEN([.A101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254-mental" xlink:type="simple">mental</text:a></text:p>
          </table:table-cell>
          <table:table-cell office:value-type="string" calcext:value-type="string">
            <text:p> психический, умственный</text:p>
          </table:table-cell>
          <table:table-cell table:formula="of:=LEN([.A10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60-mention" xlink:type="simple">mention</text:a></text:p>
          </table:table-cell>
          <table:table-cell office:value-type="string" calcext:value-type="string">
            <text:p> упоминать, упоминание</text:p>
          </table:table-cell>
          <table:table-cell table:formula="of:=LEN([.A1021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2258-mess" xlink:type="simple">mess</text:a></text:p>
          </table:table-cell>
          <table:table-cell office:value-type="string" calcext:value-type="string">
            <text:p> беспорядок, путаница, пачкать</text:p>
          </table:table-cell>
          <table:table-cell table:formula="of:=LEN([.A102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724-message" xlink:type="simple">message</text:a></text:p>
          </table:table-cell>
          <table:table-cell office:value-type="string" calcext:value-type="string">
            <text:p> сообщение, послание, посылать сообщение</text:p>
          </table:table-cell>
          <table:table-cell table:formula="of:=LEN([.A10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259-metal" xlink:type="simple">metal</text:a></text:p>
          </table:table-cell>
          <table:table-cell office:value-type="string" calcext:value-type="string">
            <text:p> металл, металлический</text:p>
          </table:table-cell>
          <table:table-cell table:formula="of:=LEN([.A10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260-meter" xlink:type="simple">meter</text:a></text:p>
          </table:table-cell>
          <table:table-cell office:value-type="string" calcext:value-type="string">
            <text:p> метр</text:p>
          </table:table-cell>
          <table:table-cell table:formula="of:=LEN([.A10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882-method" xlink:type="simple">method</text:a></text:p>
          </table:table-cell>
          <table:table-cell office:value-type="string" calcext:value-type="string">
            <text:p> прием, метод</text:p>
          </table:table-cell>
          <table:table-cell table:formula="of:=LEN([.A102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72-middle" xlink:type="simple">middle</text:a></text:p>
          </table:table-cell>
          <table:table-cell office:value-type="string" calcext:value-type="string">
            <text:p> середина, средний</text:p>
          </table:table-cell>
          <table:table-cell table:formula="of:=LEN([.A10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181-might" xlink:type="simple">might</text:a></text:p>
          </table:table-cell>
          <table:table-cell office:value-type="string" calcext:value-type="string">
            <text:p> мощь, могущество</text:p>
          </table:table-cell>
          <table:table-cell table:formula="of:=LEN([.A10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267-mile" xlink:type="simple">mile</text:a></text:p>
          </table:table-cell>
          <table:table-cell office:value-type="string" calcext:value-type="string">
            <text:p> миля, 1609 метров</text:p>
          </table:table-cell>
          <table:table-cell table:formula="of:=LEN([.A1029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414-military" xlink:type="simple">military</text:a></text:p>
          </table:table-cell>
          <table:table-cell office:value-type="string" calcext:value-type="string">
            <text:p> военный, воинский, военные</text:p>
          </table:table-cell>
          <table:table-cell table:formula="of:=LEN([.A10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268-milk" xlink:type="simple">milk</text:a></text:p>
          </table:table-cell>
          <table:table-cell office:value-type="string" calcext:value-type="string">
            <text:p> молоко</text:p>
          </table:table-cell>
          <table:table-cell table:formula="of:=LEN([.A103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85-million" xlink:type="simple">million</text:a></text:p>
          </table:table-cell>
          <table:table-cell office:value-type="string" calcext:value-type="string">
            <text:p> миллион</text:p>
          </table:table-cell>
          <table:table-cell table:formula="of:=LEN([.A103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409-mind" xlink:type="simple">mind</text:a></text:p>
          </table:table-cell>
          <table:table-cell office:value-type="string" calcext:value-type="string">
            <text:p> разум, ум, иметь в виду</text:p>
          </table:table-cell>
          <table:table-cell table:formula="of:=LEN([.A10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271-mine" xlink:type="simple">mine</text:a></text:p>
          </table:table-cell>
          <table:table-cell office:value-type="string" calcext:value-type="string">
            <text:p> шахта, рудник</text:p>
          </table:table-cell>
          <table:table-cell table:formula="of:=LEN([.A103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272-mineral" xlink:type="simple">mineral</text:a></text:p>
          </table:table-cell>
          <table:table-cell office:value-type="string" calcext:value-type="string">
            <text:p> минерал, руда, минеральный</text:p>
          </table:table-cell>
          <table:table-cell table:formula="of:=LEN([.A103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274-minister" xlink:type="simple">minister</text:a></text:p>
          </table:table-cell>
          <table:table-cell office:value-type="string" calcext:value-type="string">
            <text:p> министр</text:p>
          </table:table-cell>
          <table:table-cell table:formula="of:=LEN([.A103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66-minute" xlink:type="simple">minute</text:a></text:p>
          </table:table-cell>
          <table:table-cell office:value-type="string" calcext:value-type="string">
            <text:p> минута</text:p>
          </table:table-cell>
          <table:table-cell table:formula="of:=LEN([.A103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278-mirror" xlink:type="simple">mirror</text:a></text:p>
          </table:table-cell>
          <table:table-cell office:value-type="string" calcext:value-type="string">
            <text:p> зеркало</text:p>
          </table:table-cell>
          <table:table-cell table:formula="of:=LEN([.A1038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746-miss" xlink:type="simple">miss</text:a></text:p>
          </table:table-cell>
          <table:table-cell office:value-type="string" calcext:value-type="string">
            <text:p> скучать, упускать, пропускать, потеря</text:p>
          </table:table-cell>
          <table:table-cell table:formula="of:=LEN([.A103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279-mistake" xlink:type="simple">mistake</text:a></text:p>
          </table:table-cell>
          <table:table-cell office:value-type="string" calcext:value-type="string">
            <text:p> ошибка, ошибаться</text:p>
          </table:table-cell>
          <table:table-cell table:formula="of:=LEN([.A1040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2280-mix" xlink:type="simple">mix</text:a></text:p>
          </table:table-cell>
          <table:table-cell office:value-type="string" calcext:value-type="string">
            <text:p> смешивать(ся), сочетать(ся), смесь</text:p>
          </table:table-cell>
          <table:table-cell table:formula="of:=LEN([.A104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281-mixture" xlink:type="simple">mixture</text:a></text:p>
          </table:table-cell>
          <table:table-cell office:value-type="string" calcext:value-type="string">
            <text:p> смесь</text:p>
          </table:table-cell>
          <table:table-cell table:formula="of:=LEN([.A1042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441-model" xlink:type="simple">model</text:a></text:p>
          </table:table-cell>
          <table:table-cell office:value-type="string" calcext:value-type="string">
            <text:p> модель, образец, моделировать</text:p>
          </table:table-cell>
          <table:table-cell table:formula="of:=LEN([.A104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924-modern" xlink:type="simple">modern</text:a></text:p>
          </table:table-cell>
          <table:table-cell office:value-type="string" calcext:value-type="string">
            <text:p> современный</text:p>
          </table:table-cell>
          <table:table-cell table:formula="of:=LEN([.A104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18-moment" xlink:type="simple">moment</text:a></text:p>
          </table:table-cell>
          <table:table-cell office:value-type="string" calcext:value-type="string">
            <text:p> момент</text:p>
          </table:table-cell>
          <table:table-cell table:formula="of:=LEN([.A104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882-Monday" xlink:type="simple">Monday</text:a></text:p>
          </table:table-cell>
          <table:table-cell office:value-type="string" calcext:value-type="string">
            <text:p> понедельник</text:p>
          </table:table-cell>
          <table:table-cell table:formula="of:=LEN([.A104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95-money" xlink:type="simple">money</text:a></text:p>
          </table:table-cell>
          <table:table-cell office:value-type="string" calcext:value-type="string">
            <text:p> деньги</text:p>
          </table:table-cell>
          <table:table-cell table:formula="of:=LEN([.A10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317-monkey" xlink:type="simple">monkey</text:a></text:p>
          </table:table-cell>
          <table:table-cell office:value-type="string" calcext:value-type="string">
            <text:p> обезьяна</text:p>
          </table:table-cell>
          <table:table-cell table:formula="of:=LEN([.A104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99-month" xlink:type="simple">month</text:a></text:p>
          </table:table-cell>
          <table:table-cell office:value-type="string" calcext:value-type="string">
            <text:p> месяц</text:p>
          </table:table-cell>
          <table:table-cell table:formula="of:=LEN([.A104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284-mood" xlink:type="simple">mood</text:a></text:p>
          </table:table-cell>
          <table:table-cell office:value-type="string" calcext:value-type="string">
            <text:p> настроение</text:p>
          </table:table-cell>
          <table:table-cell table:formula="of:=LEN([.A10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285-moon" xlink:type="simple">moon</text:a></text:p>
          </table:table-cell>
          <table:table-cell office:value-type="string" calcext:value-type="string">
            <text:p> луна</text:p>
          </table:table-cell>
          <table:table-cell table:formula="of:=LEN([.A1051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287-moral" xlink:type="simple">moral</text:a></text:p>
          </table:table-cell>
          <table:table-cell office:value-type="string" calcext:value-type="string">
            <text:p> моральный, нравственный, мораль</text:p>
          </table:table-cell>
          <table:table-cell table:formula="of:=LEN([.A105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7-more" xlink:type="simple">more</text:a></text:p>
          </table:table-cell>
          <table:table-cell office:value-type="string" calcext:value-type="string">
            <text:p> еще, больше</text:p>
          </table:table-cell>
          <table:table-cell table:formula="of:=LEN([.A10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08-morning" xlink:type="simple">morning</text:a></text:p>
          </table:table-cell>
          <table:table-cell office:value-type="string" calcext:value-type="string">
            <text:p> утро</text:p>
          </table:table-cell>
          <table:table-cell table:formula="of:=LEN([.A105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97-most" xlink:type="simple">most</text:a></text:p>
          </table:table-cell>
          <table:table-cell office:value-type="string" calcext:value-type="string">
            <text:p> наиболее, самый большой</text:p>
          </table:table-cell>
          <table:table-cell table:formula="of:=LEN([.A105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2-mother" xlink:type="simple">mother</text:a></text:p>
          </table:table-cell>
          <table:table-cell office:value-type="string" calcext:value-type="string">
            <text:p> мать</text:p>
          </table:table-cell>
          <table:table-cell table:formula="of:=LEN([.A105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293-motor" xlink:type="simple">motor</text:a></text:p>
          </table:table-cell>
          <table:table-cell office:value-type="string" calcext:value-type="string">
            <text:p> мотор, двигатель</text:p>
          </table:table-cell>
          <table:table-cell table:formula="of:=LEN([.A105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294-mountain" xlink:type="simple">mountain</text:a></text:p>
          </table:table-cell>
          <table:table-cell office:value-type="string" calcext:value-type="string">
            <text:p> гора</text:p>
          </table:table-cell>
          <table:table-cell table:formula="of:=LEN([.A105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296-mouse" xlink:type="simple">mouse</text:a></text:p>
          </table:table-cell>
          <table:table-cell office:value-type="string" calcext:value-type="string">
            <text:p> мышь</text:p>
          </table:table-cell>
          <table:table-cell table:formula="of:=LEN([.A105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939-mouth" xlink:type="simple">mouth</text:a></text:p>
          </table:table-cell>
          <table:table-cell office:value-type="string" calcext:value-type="string">
            <text:p> рот</text:p>
          </table:table-cell>
          <table:table-cell table:formula="of:=LEN([.A1060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49-move" xlink:type="simple">move</text:a></text:p>
          </table:table-cell>
          <table:table-cell office:value-type="string" calcext:value-type="string">
            <text:p> передвигать, двигаться, движение</text:p>
          </table:table-cell>
          <table:table-cell table:formula="of:=LEN([.A1061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628-movement" xlink:type="simple">movement</text:a></text:p>
          </table:table-cell>
          <table:table-cell table:style-name="ce2" office:value-type="string" calcext:value-type="string">
            <text:p> движение</text:p>
          </table:table-cell>
          <table:table-cell table:formula="of:=LEN([.A106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508-movie" xlink:type="simple">movie</text:a></text:p>
          </table:table-cell>
          <table:table-cell office:value-type="string" calcext:value-type="string">
            <text:p> кино, фильм</text:p>
          </table:table-cell>
          <table:table-cell table:formula="of:=LEN([.A106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297-movie" xlink:type="simple">movie</text:a></text:p>
          </table:table-cell>
          <table:table-cell office:value-type="string" calcext:value-type="string">
            <text:p> кино</text:p>
          </table:table-cell>
          <table:table-cell table:formula="of:=LEN([.A106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98-much" xlink:type="simple">much</text:a></text:p>
          </table:table-cell>
          <table:table-cell office:value-type="string" calcext:value-type="string">
            <text:p> весьма, очень</text:p>
          </table:table-cell>
          <table:table-cell table:formula="of:=LEN([.A106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298-mud" xlink:type="simple">mud</text:a></text:p>
          </table:table-cell>
          <table:table-cell office:value-type="string" calcext:value-type="string">
            <text:p> грязь</text:p>
          </table:table-cell>
          <table:table-cell table:formula="of:=LEN([.A1066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2299-multiply" xlink:type="simple">multiply</text:a></text:p>
          </table:table-cell>
          <table:table-cell office:value-type="string" calcext:value-type="string">
            <text:p> умножать(ся), увеличивать(ся)</text:p>
          </table:table-cell>
          <table:table-cell table:formula="of:=LEN([.A106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300-murder" xlink:type="simple">murder</text:a></text:p>
          </table:table-cell>
          <table:table-cell office:value-type="string" calcext:value-type="string">
            <text:p> убийство, убивать</text:p>
          </table:table-cell>
          <table:table-cell table:formula="of:=LEN([.A106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301-muscle" xlink:type="simple">muscle</text:a></text:p>
          </table:table-cell>
          <table:table-cell office:value-type="string" calcext:value-type="string">
            <text:p> мышца, мускул</text:p>
          </table:table-cell>
          <table:table-cell table:formula="of:=LEN([.A106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40-music" xlink:type="simple">music</text:a></text:p>
          </table:table-cell>
          <table:table-cell office:value-type="string" calcext:value-type="string">
            <text:p> музыка</text:p>
          </table:table-cell>
          <table:table-cell table:formula="of:=LEN([.A107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304-musician" xlink:type="simple">musician</text:a></text:p>
          </table:table-cell>
          <table:table-cell office:value-type="string" calcext:value-type="string">
            <text:p> музыкант</text:p>
          </table:table-cell>
          <table:table-cell table:formula="of:=LEN([.A1071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186-must" xlink:type="simple">must</text:a></text:p>
          </table:table-cell>
          <table:table-cell office:value-type="string" calcext:value-type="string">
            <text:p> должен, обязан, необходимость</text:p>
          </table:table-cell>
          <table:table-cell table:formula="of:=LEN([.A107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86-myself" xlink:type="simple">myself</text:a></text:p>
          </table:table-cell>
          <table:table-cell office:value-type="string" calcext:value-type="string">
            <text:p> сам, себя</text:p>
          </table:table-cell>
          <table:table-cell table:formula="of:=LEN([.A107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305-mysterious" xlink:type="simple">mysterious</text:a></text:p>
          </table:table-cell>
          <table:table-cell office:value-type="string" calcext:value-type="string">
            <text:p> таинственный, загадочный</text:p>
          </table:table-cell>
          <table:table-cell table:formula="of:=LEN([.A107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306-mystery" xlink:type="simple">mystery</text:a></text:p>
          </table:table-cell>
          <table:table-cell office:value-type="string" calcext:value-type="string">
            <text:p> тайна, таинство</text:p>
          </table:table-cell>
          <table:table-cell table:formula="of:=LEN([.A1075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2307-nail" xlink:type="simple">nail</text:a></text:p>
          </table:table-cell>
          <table:table-cell office:value-type="string" calcext:value-type="string">
            <text:p> гвоздь, ноготь, прибивать (гвоздями)</text:p>
          </table:table-cell>
          <table:table-cell table:formula="of:=LEN([.A10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56-name" xlink:type="simple">name</text:a></text:p>
          </table:table-cell>
          <table:table-cell office:value-type="string" calcext:value-type="string">
            <text:p> имя, название, называть</text:p>
          </table:table-cell>
          <table:table-cell table:formula="of:=LEN([.A10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309-narrow" xlink:type="simple">narrow</text:a></text:p>
          </table:table-cell>
          <table:table-cell office:value-type="string" calcext:value-type="string">
            <text:p> узкий</text:p>
          </table:table-cell>
          <table:table-cell table:formula="of:=LEN([.A107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58-nation" xlink:type="simple">nation</text:a></text:p>
          </table:table-cell>
          <table:table-cell office:value-type="string" calcext:value-type="string">
            <text:p> народ, нация</text:p>
          </table:table-cell>
          <table:table-cell table:formula="of:=LEN([.A107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94-national" xlink:type="simple">national</text:a></text:p>
          </table:table-cell>
          <table:table-cell office:value-type="string" calcext:value-type="string">
            <text:p> национальный, гражданин</text:p>
          </table:table-cell>
          <table:table-cell table:formula="of:=LEN([.A1080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634-natural" xlink:type="simple">natural</text:a></text:p>
          </table:table-cell>
          <table:table-cell office:value-type="string" calcext:value-type="string">
            <text:p> естественный, натуральный</text:p>
          </table:table-cell>
          <table:table-cell table:formula="of:=LEN([.A108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618-nature" xlink:type="simple">nature</text:a></text:p>
          </table:table-cell>
          <table:table-cell office:value-type="string" calcext:value-type="string">
            <text:p> природа, сущность</text:p>
          </table:table-cell>
          <table:table-cell table:formula="of:=LEN([.A10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311-navy" xlink:type="simple">navy</text:a></text:p>
          </table:table-cell>
          <table:table-cell office:value-type="string" calcext:value-type="string">
            <text:p> военно-морской флот</text:p>
          </table:table-cell>
          <table:table-cell table:formula="of:=LEN([.A10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27-near" xlink:type="simple">near</text:a></text:p>
          </table:table-cell>
          <table:table-cell office:value-type="string" calcext:value-type="string">
            <text:p> возле, около, недалеко</text:p>
          </table:table-cell>
          <table:table-cell table:formula="of:=LEN([.A108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26-nearly" xlink:type="simple">nearly</text:a></text:p>
          </table:table-cell>
          <table:table-cell office:value-type="string" calcext:value-type="string">
            <text:p> близко, около</text:p>
          </table:table-cell>
          <table:table-cell table:formula="of:=LEN([.A108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313-neat" xlink:type="simple">neat</text:a></text:p>
          </table:table-cell>
          <table:table-cell office:value-type="string" calcext:value-type="string">
            <text:p> опрятный, чистый</text:p>
          </table:table-cell>
          <table:table-cell table:formula="of:=LEN([.A10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66-necessary" xlink:type="simple">necessary</text:a></text:p>
          </table:table-cell>
          <table:table-cell office:value-type="string" calcext:value-type="string">
            <text:p> необходимый, необходимо</text:p>
          </table:table-cell>
          <table:table-cell table:formula="of:=LEN([.A108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315-neck" xlink:type="simple">neck</text:a></text:p>
          </table:table-cell>
          <table:table-cell office:value-type="string" calcext:value-type="string">
            <text:p> шея</text:p>
          </table:table-cell>
          <table:table-cell table:formula="of:=LEN([.A108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8-need" xlink:type="simple">need</text:a></text:p>
          </table:table-cell>
          <table:table-cell office:value-type="string" calcext:value-type="string">
            <text:p> нуждаться, необходимость</text:p>
          </table:table-cell>
          <table:table-cell table:formula="of:=LEN([.A10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316-needle" xlink:type="simple">needle</text:a></text:p>
          </table:table-cell>
          <table:table-cell office:value-type="string" calcext:value-type="string">
            <text:p> игла, иголка</text:p>
          </table:table-cell>
          <table:table-cell table:formula="of:=LEN([.A1090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317-negative" xlink:type="simple">negative</text:a></text:p>
          </table:table-cell>
          <table:table-cell office:value-type="string" calcext:value-type="string">
            <text:p> отрицательный, негативный</text:p>
          </table:table-cell>
          <table:table-cell table:formula="of:=LEN([.A1091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2319-neither" xlink:type="simple">neither</text:a></text:p>
          </table:table-cell>
          <table:table-cell office:value-type="string" calcext:value-type="string">
            <text:p> ни один, никто (из двух), тоже не</text:p>
          </table:table-cell>
          <table:table-cell table:formula="of:=LEN([.A109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321-nerve" xlink:type="simple">nerve</text:a></text:p>
          </table:table-cell>
          <table:table-cell office:value-type="string" calcext:value-type="string">
            <text:p> нерв</text:p>
          </table:table-cell>
          <table:table-cell table:formula="of:=LEN([.A109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322-nervous" xlink:type="simple">nervous</text:a></text:p>
          </table:table-cell>
          <table:table-cell office:value-type="string" calcext:value-type="string">
            <text:p> нервный, нервничающий</text:p>
          </table:table-cell>
          <table:table-cell table:formula="of:=LEN([.A109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323-nest" xlink:type="simple">nest</text:a></text:p>
          </table:table-cell>
          <table:table-cell office:value-type="string" calcext:value-type="string">
            <text:p> гнездо, гнездиться</text:p>
          </table:table-cell>
          <table:table-cell table:formula="of:=LEN([.A109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324-net" xlink:type="simple">net</text:a></text:p>
          </table:table-cell>
          <table:table-cell office:value-type="string" calcext:value-type="string">
            <text:p> сеть</text:p>
          </table:table-cell>
          <table:table-cell table:formula="of:=LEN([.A109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782-network" xlink:type="simple">network</text:a></text:p>
          </table:table-cell>
          <table:table-cell office:value-type="string" calcext:value-type="string">
            <text:p> сеть</text:p>
          </table:table-cell>
          <table:table-cell table:formula="of:=LEN([.A109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91-never" xlink:type="simple">never</text:a></text:p>
          </table:table-cell>
          <table:table-cell office:value-type="string" calcext:value-type="string">
            <text:p> никогда</text:p>
          </table:table-cell>
          <table:table-cell table:formula="of:=LEN([.A109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52-new" xlink:type="simple">new</text:a></text:p>
          </table:table-cell>
          <table:table-cell office:value-type="string" calcext:value-type="string">
            <text:p> новый</text:p>
          </table:table-cell>
          <table:table-cell table:formula="of:=LEN([.A109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506-news" xlink:type="simple">news</text:a></text:p>
          </table:table-cell>
          <table:table-cell office:value-type="string" calcext:value-type="string">
            <text:p> новости</text:p>
          </table:table-cell>
          <table:table-cell table:formula="of:=LEN([.A11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942-newspaper" xlink:type="simple">newspaper</text:a></text:p>
          </table:table-cell>
          <table:table-cell office:value-type="string" calcext:value-type="string">
            <text:p> газета</text:p>
          </table:table-cell>
          <table:table-cell table:formula="of:=LEN([.A110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58-next" xlink:type="simple">next</text:a></text:p>
          </table:table-cell>
          <table:table-cell office:value-type="string" calcext:value-type="string">
            <text:p> следующий, затем</text:p>
          </table:table-cell>
          <table:table-cell table:formula="of:=LEN([.A110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96-nice" xlink:type="simple">nice</text:a></text:p>
          </table:table-cell>
          <table:table-cell office:value-type="string" calcext:value-type="string">
            <text:p> хороший, приятный</text:p>
          </table:table-cell>
          <table:table-cell table:formula="of:=LEN([.A110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50-night" xlink:type="simple">night</text:a></text:p>
          </table:table-cell>
          <table:table-cell office:value-type="string" calcext:value-type="string">
            <text:p> ночь</text:p>
          </table:table-cell>
          <table:table-cell table:formula="of:=LEN([.A110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028-nine" xlink:type="simple">nine</text:a></text:p>
          </table:table-cell>
          <table:table-cell office:value-type="string" calcext:value-type="string">
            <text:p> девять, девятка</text:p>
          </table:table-cell>
          <table:table-cell table:formula="of:=LEN([.A11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832-nineteen" xlink:type="simple">nineteen</text:a></text:p>
          </table:table-cell>
          <table:table-cell office:value-type="string" calcext:value-type="string">
            <text:p> девятнадцать</text:p>
          </table:table-cell>
          <table:table-cell table:formula="of:=LEN([.A110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839-ninety" xlink:type="simple">ninety</text:a></text:p>
          </table:table-cell>
          <table:table-cell office:value-type="string" calcext:value-type="string">
            <text:p> девяносто</text:p>
          </table:table-cell>
          <table:table-cell table:formula="of:=LEN([.A110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620-no" xlink:type="simple">no</text:a></text:p>
          </table:table-cell>
          <table:table-cell office:value-type="string" calcext:value-type="string">
            <text:p> нет, не, никакой</text:p>
          </table:table-cell>
          <table:table-cell table:formula="of:=LEN([.A110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2329-nobody" xlink:type="simple">nobody</text:a></text:p>
          </table:table-cell>
          <table:table-cell office:value-type="string" calcext:value-type="string">
            <text:p> никто</text:p>
          </table:table-cell>
          <table:table-cell table:formula="of:=LEN([.A110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330-noise" xlink:type="simple">noise</text:a></text:p>
          </table:table-cell>
          <table:table-cell office:value-type="string" calcext:value-type="string">
            <text:p> шум</text:p>
          </table:table-cell>
          <table:table-cell table:formula="of:=LEN([.A11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961-none" xlink:type="simple">none</text:a></text:p>
          </table:table-cell>
          <table:table-cell office:value-type="string" calcext:value-type="string">
            <text:p> никто, ни один</text:p>
          </table:table-cell>
          <table:table-cell table:formula="of:=LEN([.A11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332-nonsense" xlink:type="simple">nonsense</text:a></text:p>
          </table:table-cell>
          <table:table-cell office:value-type="string" calcext:value-type="string">
            <text:p> ерунда, вздор</text:p>
          </table:table-cell>
          <table:table-cell table:formula="of:=LEN([.A11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940-nor" xlink:type="simple">nor</text:a></text:p>
          </table:table-cell>
          <table:table-cell office:value-type="string" calcext:value-type="string">
            <text:p> ни</text:p>
          </table:table-cell>
          <table:table-cell table:formula="of:=LEN([.A111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334-normal" xlink:type="simple">normal</text:a></text:p>
          </table:table-cell>
          <table:table-cell office:value-type="string" calcext:value-type="string">
            <text:p> нормальный, обычный</text:p>
          </table:table-cell>
          <table:table-cell table:formula="of:=LEN([.A111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510-north" xlink:type="simple">north</text:a></text:p>
          </table:table-cell>
          <table:table-cell office:value-type="string" calcext:value-type="string">
            <text:p> север, северный</text:p>
          </table:table-cell>
          <table:table-cell table:formula="of:=LEN([.A11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335-northern" xlink:type="simple">northern</text:a></text:p>
          </table:table-cell>
          <table:table-cell office:value-type="string" calcext:value-type="string">
            <text:p> северный</text:p>
          </table:table-cell>
          <table:table-cell table:formula="of:=LEN([.A111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336-nose" xlink:type="simple">nose</text:a></text:p>
          </table:table-cell>
          <table:table-cell office:value-type="string" calcext:value-type="string">
            <text:p> нос</text:p>
          </table:table-cell>
          <table:table-cell table:formula="of:=LEN([.A11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338-not" xlink:type="simple">not</text:a></text:p>
          </table:table-cell>
          <table:table-cell office:value-type="string" calcext:value-type="string">
            <text:p> не, нет</text:p>
          </table:table-cell>
          <table:table-cell table:formula="of:=LEN([.A11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625-note" xlink:type="simple">note</text:a></text:p>
          </table:table-cell>
          <table:table-cell office:value-type="string" calcext:value-type="string">
            <text:p> заметка, записка, замечать</text:p>
          </table:table-cell>
          <table:table-cell table:formula="of:=LEN([.A111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73-nothing" xlink:type="simple">nothing</text:a></text:p>
          </table:table-cell>
          <table:table-cell office:value-type="string" calcext:value-type="string">
            <text:p> ничто, ничто</text:p>
          </table:table-cell>
          <table:table-cell table:formula="of:=LEN([.A112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922-notice" xlink:type="simple">notice</text:a></text:p>
          </table:table-cell>
          <table:table-cell office:value-type="string" calcext:value-type="string">
            <text:p> замечать, внимание</text:p>
          </table:table-cell>
          <table:table-cell table:formula="of:=LEN([.A112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236-noun" xlink:type="simple">noun</text:a></text:p>
          </table:table-cell>
          <table:table-cell office:value-type="string" calcext:value-type="string">
            <text:p> существительное</text:p>
          </table:table-cell>
          <table:table-cell table:formula="of:=LEN([.A11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815-November" xlink:type="simple">November</text:a></text:p>
          </table:table-cell>
          <table:table-cell office:value-type="string" calcext:value-type="string">
            <text:p> ноябрь</text:p>
          </table:table-cell>
          <table:table-cell table:formula="of:=LEN([.A1123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41-now" xlink:type="simple">now</text:a></text:p>
          </table:table-cell>
          <table:table-cell office:value-type="string" calcext:value-type="string">
            <text:p> сейчас, в настоящий момент</text:p>
          </table:table-cell>
          <table:table-cell table:formula="of:=LEN([.A112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340-nowhere" xlink:type="simple">nowhere</text:a></text:p>
          </table:table-cell>
          <table:table-cell office:value-type="string" calcext:value-type="string">
            <text:p> нигде, никуда</text:p>
          </table:table-cell>
          <table:table-cell table:formula="of:=LEN([.A11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46-number" xlink:type="simple">number</text:a></text:p>
          </table:table-cell>
          <table:table-cell office:value-type="string" calcext:value-type="string">
            <text:p> число, нумеровать</text:p>
          </table:table-cell>
          <table:table-cell table:formula="of:=LEN([.A1126]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2341-nurse" xlink:type="simple">nurse</text:a></text:p>
          </table:table-cell>
          <table:table-cell table:style-name="ce2" office:value-type="string" calcext:value-type="string">
            <text:p> медсестра, сиделка</text:p>
          </table:table-cell>
          <table:table-cell table:formula="of:=LEN([.A11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342-nut" xlink:type="simple">nut</text:a></text:p>
          </table:table-cell>
          <table:table-cell office:value-type="string" calcext:value-type="string">
            <text:p> орех, чудак</text:p>
          </table:table-cell>
          <table:table-cell table:formula="of:=LEN([.A112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343-obey" xlink:type="simple">obey</text:a></text:p>
          </table:table-cell>
          <table:table-cell office:value-type="string" calcext:value-type="string">
            <text:p> повиноваться, слушаться</text:p>
          </table:table-cell>
          <table:table-cell table:formula="of:=LEN([.A1129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1020-object" xlink:type="simple">object</text:a></text:p>
          </table:table-cell>
          <table:table-cell office:value-type="string" calcext:value-type="string">
            <text:p> объект, предмет, возражать</text:p>
          </table:table-cell>
          <table:table-cell table:formula="of:=LEN([.A113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347-obtain" xlink:type="simple">obtain</text:a></text:p>
          </table:table-cell>
          <table:table-cell office:value-type="string" calcext:value-type="string">
            <text:p> получать</text:p>
          </table:table-cell>
          <table:table-cell table:formula="of:=LEN([.A113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351-occasion" xlink:type="simple">occasion</text:a></text:p>
          </table:table-cell>
          <table:table-cell office:value-type="string" calcext:value-type="string">
            <text:p> случай, повод</text:p>
          </table:table-cell>
          <table:table-cell table:formula="of:=LEN([.A113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353-ocean" xlink:type="simple">ocean</text:a></text:p>
          </table:table-cell>
          <table:table-cell office:value-type="string" calcext:value-type="string">
            <text:p> океан</text:p>
          </table:table-cell>
          <table:table-cell table:formula="of:=LEN([.A113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814-October" xlink:type="simple">October</text:a></text:p>
          </table:table-cell>
          <table:table-cell office:value-type="string" calcext:value-type="string">
            <text:p> октябрь</text:p>
          </table:table-cell>
          <table:table-cell table:formula="of:=LEN([.A113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355-odd" xlink:type="simple">odd</text:a></text:p>
          </table:table-cell>
          <table:table-cell office:value-type="string" calcext:value-type="string">
            <text:p> странный, нечетный</text:p>
          </table:table-cell>
          <table:table-cell table:formula="of:=LEN([.A1135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170-of" xlink:type="simple">of</text:a></text:p>
          </table:table-cell>
          <table:table-cell office:value-type="string" calcext:value-type="string">
            <text:p> указывает на отношение принадлежности</text:p>
          </table:table-cell>
          <table:table-cell table:formula="of:=LEN([.A1136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 <text:a xlink:href="http://www.7english.ru/147-off" xlink:type="simple">off</text:a></text:p>
          </table:table-cell>
          <table:table-cell office:value-type="string" calcext:value-type="string">
            <text:p> указывает на дистанцию, выключение, дальний</text:p>
          </table:table-cell>
          <table:table-cell table:formula="of:=LEN([.A1137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2357-offend" xlink:type="simple">offend</text:a></text:p>
          </table:table-cell>
          <table:table-cell office:value-type="string" calcext:value-type="string">
            <text:p> оскорблять, нарушать что-л.</text:p>
          </table:table-cell>
          <table:table-cell table:formula="of:=LEN([.A1138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356-offense" xlink:type="simple">offense</text:a></text:p>
          </table:table-cell>
          <table:table-cell office:value-type="string" calcext:value-type="string">
            <text:p> правонарушение, оскорбление</text:p>
          </table:table-cell>
          <table:table-cell table:formula="of:=LEN([.A1139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2358-offensive" xlink:type="simple">offensive</text:a></text:p>
          </table:table-cell>
          <table:table-cell office:value-type="string" calcext:value-type="string">
            <text:p> оскорбительный, наступательный</text:p>
          </table:table-cell>
          <table:table-cell table:formula="of:=LEN([.A114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323-offer" xlink:type="simple">offer</text:a></text:p>
          </table:table-cell>
          <table:table-cell office:value-type="string" calcext:value-type="string">
            <text:p> предлагать, предложение</text:p>
          </table:table-cell>
          <table:table-cell table:formula="of:=LEN([.A11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94-office" xlink:type="simple">office</text:a></text:p>
          </table:table-cell>
          <table:table-cell office:value-type="string" calcext:value-type="string">
            <text:p> офис, служба</text:p>
          </table:table-cell>
          <table:table-cell table:formula="of:=LEN([.A114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594-officer" xlink:type="simple">officer</text:a></text:p>
          </table:table-cell>
          <table:table-cell office:value-type="string" calcext:value-type="string">
            <text:p> офицер, полицейский</text:p>
          </table:table-cell>
          <table:table-cell table:formula="of:=LEN([.A1143])"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 <text:a xlink:href="http://www.7english.ru/461-official" xlink:type="simple">official</text:a></text:p>
          </table:table-cell>
          <table:table-cell table:style-name="ce2" office:value-type="string" calcext:value-type="string">
            <text:p> официальный, служебный, должностное лицо</text:p>
          </table:table-cell>
          <table:table-cell table:formula="of:=LEN([.A114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34-often" xlink:type="simple">often</text:a></text:p>
          </table:table-cell>
          <table:table-cell office:value-type="string" calcext:value-type="string">
            <text:p> часто</text:p>
          </table:table-cell>
          <table:table-cell table:formula="of:=LEN([.A114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79-oil" xlink:type="simple">oil</text:a></text:p>
          </table:table-cell>
          <table:table-cell office:value-type="string" calcext:value-type="string">
            <text:p> масло, нефть, смазать</text:p>
          </table:table-cell>
          <table:table-cell table:formula="of:=LEN([.A114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3364-OK" xlink:type="simple">OK</text:a></text:p>
          </table:table-cell>
          <table:table-cell office:value-type="string" calcext:value-type="string">
            <text:p> хорошо, ладно, в порядке</text:p>
          </table:table-cell>
          <table:table-cell table:formula="of:=LEN([.A11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103-old" xlink:type="simple">old</text:a></text:p>
          </table:table-cell>
          <table:table-cell office:value-type="string" calcext:value-type="string">
            <text:p> старый</text:p>
          </table:table-cell>
          <table:table-cell table:formula="of:=LEN([.A114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75-on" xlink:type="simple">on</text:a></text:p>
          </table:table-cell>
          <table:table-cell office:value-type="string" calcext:value-type="string">
            <text:p> на</text:p>
          </table:table-cell>
          <table:table-cell table:formula="of:=LEN([.A114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258-once" xlink:type="simple">once</text:a></text:p>
          </table:table-cell>
          <table:table-cell office:value-type="string" calcext:value-type="string">
            <text:p> раз, однажды, один раз</text:p>
          </table:table-cell>
          <table:table-cell table:formula="of:=LEN([.A11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49-one" xlink:type="simple">one</text:a></text:p>
          </table:table-cell>
          <table:table-cell office:value-type="string" calcext:value-type="string">
            <text:p> один, один</text:p>
          </table:table-cell>
          <table:table-cell table:formula="of:=LEN([.A115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360-onion" xlink:type="simple">onion</text:a></text:p>
          </table:table-cell>
          <table:table-cell office:value-type="string" calcext:value-type="string">
            <text:p> лук</text:p>
          </table:table-cell>
          <table:table-cell table:formula="of:=LEN([.A115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63-only" xlink:type="simple">only</text:a></text:p>
          </table:table-cell>
          <table:table-cell office:value-type="string" calcext:value-type="string">
            <text:p> единственный, только</text:p>
          </table:table-cell>
          <table:table-cell table:formula="of:=LEN([.A11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20-onto" xlink:type="simple">onto</text:a></text:p>
          </table:table-cell>
          <table:table-cell office:value-type="string" calcext:value-type="string">
            <text:p> на</text:p>
          </table:table-cell>
          <table:table-cell table:formula="of:=LEN([.A115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07-open" xlink:type="simple">open</text:a></text:p>
          </table:table-cell>
          <table:table-cell office:value-type="string" calcext:value-type="string">
            <text:p> открытый, открывать</text:p>
          </table:table-cell>
          <table:table-cell table:formula="of:=LEN([.A115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363-operate" xlink:type="simple">operate</text:a></text:p>
          </table:table-cell>
          <table:table-cell office:value-type="string" calcext:value-type="string">
            <text:p> работать, действовать</text:p>
          </table:table-cell>
          <table:table-cell table:formula="of:=LEN([.A115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740-operation" xlink:type="simple">operation</text:a></text:p>
          </table:table-cell>
          <table:table-cell office:value-type="string" calcext:value-type="string">
            <text:p> операция, действие</text:p>
          </table:table-cell>
          <table:table-cell table:formula="of:=LEN([.A115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993-opinion" xlink:type="simple">opinion</text:a></text:p>
          </table:table-cell>
          <table:table-cell office:value-type="string" calcext:value-type="string">
            <text:p> мнение</text:p>
          </table:table-cell>
          <table:table-cell table:formula="of:=LEN([.A115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364-opponent" xlink:type="simple">opponent</text:a></text:p>
          </table:table-cell>
          <table:table-cell office:value-type="string" calcext:value-type="string">
            <text:p> оппонент, противник</text:p>
          </table:table-cell>
          <table:table-cell table:formula="of:=LEN([.A1159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552-opportunity" xlink:type="simple">opportunity</text:a></text:p>
          </table:table-cell>
          <table:table-cell office:value-type="string" calcext:value-type="string">
            <text:p> возможность, удобный случай</text:p>
          </table:table-cell>
          <table:table-cell table:formula="of:=LEN([.A1160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 <text:a xlink:href="http://www.7english.ru/2365-oppose" xlink:type="simple">oppose</text:a></text:p>
          </table:table-cell>
          <table:table-cell office:value-type="string" calcext:value-type="string">
            <text:p> выступать против, противодействовать</text:p>
          </table:table-cell>
          <table:table-cell table:formula="of:=LEN([.A1161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366-opposite" xlink:type="simple">opposite</text:a></text:p>
          </table:table-cell>
          <table:table-cell office:value-type="string" calcext:value-type="string">
            <text:p> противоположный, обратный, напротив</text:p>
          </table:table-cell>
          <table:table-cell table:formula="of:=LEN([.A116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367-opposition" xlink:type="simple">opposition</text:a></text:p>
          </table:table-cell>
          <table:table-cell office:value-type="string" calcext:value-type="string">
            <text:p> оппозиция, сопротивление</text:p>
          </table:table-cell>
          <table:table-cell table:formula="of:=LEN([.A116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977-option" xlink:type="simple">option</text:a></text:p>
          </table:table-cell>
          <table:table-cell office:value-type="string" calcext:value-type="string">
            <text:p> вариант, выбор</text:p>
          </table:table-cell>
          <table:table-cell table:formula="of:=LEN([.A116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6-or" xlink:type="simple">or</text:a></text:p>
          </table:table-cell>
          <table:table-cell office:value-type="string" calcext:value-type="string">
            <text:p> или</text:p>
          </table:table-cell>
          <table:table-cell table:formula="of:=LEN([.A1165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 <text:a xlink:href="http://www.7english.ru/2368-orange" xlink:type="simple">orange</text:a></text:p>
          </table:table-cell>
          <table:table-cell office:value-type="string" calcext:value-type="string">
            <text:p> апельсин, оранжевый цвет, оранжевый</text:p>
          </table:table-cell>
          <table:table-cell table:formula="of:=LEN([.A1166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607-order" xlink:type="simple">order</text:a></text:p>
          </table:table-cell>
          <table:table-cell office:value-type="string" calcext:value-type="string">
            <text:p> порядок, приказ, приказывать</text:p>
          </table:table-cell>
          <table:table-cell table:formula="of:=LEN([.A116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369-ordinary" xlink:type="simple">ordinary</text:a></text:p>
          </table:table-cell>
          <table:table-cell office:value-type="string" calcext:value-type="string">
            <text:p> обычный, обыкновенный</text:p>
          </table:table-cell>
          <table:table-cell table:formula="of:=LEN([.A116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371-organ" xlink:type="simple">organ</text:a></text:p>
          </table:table-cell>
          <table:table-cell office:value-type="string" calcext:value-type="string">
            <text:p> орган</text:p>
          </table:table-cell>
          <table:table-cell table:formula="of:=LEN([.A116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527-organization" xlink:type="simple">organization</text:a></text:p>
          </table:table-cell>
          <table:table-cell office:value-type="string" calcext:value-type="string">
            <text:p> организация</text:p>
          </table:table-cell>
          <table:table-cell table:formula="of:=LEN([.A1170])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 <text:a xlink:href="http://www.7english.ru/2370-organize" xlink:type="simple">organize</text:a></text:p>
          </table:table-cell>
          <table:table-cell office:value-type="string" calcext:value-type="string">
            <text:p> организовывать, устраивать</text:p>
          </table:table-cell>
          <table:table-cell table:formula="of:=LEN([.A117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373-origin" xlink:type="simple">origin</text:a></text:p>
          </table:table-cell>
          <table:table-cell office:value-type="string" calcext:value-type="string">
            <text:p> начало, происхождение</text:p>
          </table:table-cell>
          <table:table-cell table:formula="of:=LEN([.A1172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004-original" xlink:type="simple">original</text:a></text:p>
          </table:table-cell>
          <table:table-cell office:value-type="string" calcext:value-type="string">
            <text:p> оригинальный, первоначальный , оригинал</text:p>
          </table:table-cell>
          <table:table-cell table:formula="of:=LEN([.A117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44-other" xlink:type="simple">other</text:a></text:p>
          </table:table-cell>
          <table:table-cell office:value-type="string" calcext:value-type="string">
            <text:p> другой, иной, другой</text:p>
          </table:table-cell>
          <table:table-cell table:formula="of:=LEN([.A117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375-ought" xlink:type="simple">ought</text:a></text:p>
          </table:table-cell>
          <table:table-cell office:value-type="string" calcext:value-type="string">
            <text:p> (+ to) должен</text:p>
          </table:table-cell>
          <table:table-cell table:formula="of:=LEN([.A11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376-ourselves" xlink:type="simple">ourselves</text:a></text:p>
          </table:table-cell>
          <table:table-cell office:value-type="string" calcext:value-type="string">
            <text:p> себя, собой</text:p>
          </table:table-cell>
          <table:table-cell table:formula="of:=LEN([.A117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37-out" xlink:type="simple">out</text:a></text:p>
          </table:table-cell>
          <table:table-cell office:value-type="string" calcext:value-type="string">
            <text:p> вне, снаружи, из</text:p>
          </table:table-cell>
          <table:table-cell table:formula="of:=LEN([.A117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377-outdoor" xlink:type="simple">outdoor</text:a></text:p>
          </table:table-cell>
          <table:table-cell office:value-type="string" calcext:value-type="string">
            <text:p> наружный, внешний</text:p>
          </table:table-cell>
          <table:table-cell table:formula="of:=LEN([.A117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379-outer" xlink:type="simple">outer</text:a></text:p>
          </table:table-cell>
          <table:table-cell office:value-type="string" calcext:value-type="string">
            <text:p> внешний, наружный</text:p>
          </table:table-cell>
          <table:table-cell table:formula="of:=LEN([.A117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726-outside" xlink:type="simple">outside</text:a></text:p>
          </table:table-cell>
          <table:table-cell office:value-type="string" calcext:value-type="string">
            <text:p> вне, снаружи, внешний</text:p>
          </table:table-cell>
          <table:table-cell table:formula="of:=LEN([.A118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82-over" xlink:type="simple">over</text:a></text:p>
          </table:table-cell>
          <table:table-cell office:value-type="string" calcext:value-type="string">
            <text:p> через, за, через</text:p>
          </table:table-cell>
          <table:table-cell table:formula="of:=LEN([.A11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386-owe" xlink:type="simple">owe</text:a></text:p>
          </table:table-cell>
          <table:table-cell office:value-type="string" calcext:value-type="string">
            <text:p> задолжать, быть должным</text:p>
          </table:table-cell>
          <table:table-cell table:formula="of:=LEN([.A1182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100-own" xlink:type="simple">own</text:a></text:p>
          </table:table-cell>
          <table:table-cell office:value-type="string" calcext:value-type="string">
            <text:p> свой, собственный, владеть</text:p>
          </table:table-cell>
          <table:table-cell table:formula="of:=LEN([.A118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902-owner" xlink:type="simple">owner</text:a></text:p>
          </table:table-cell>
          <table:table-cell office:value-type="string" calcext:value-type="string">
            <text:p> владелец</text:p>
          </table:table-cell>
          <table:table-cell table:formula="of:=LEN([.A1184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390-pack" xlink:type="simple">pack</text:a></text:p>
          </table:table-cell>
          <table:table-cell office:value-type="string" calcext:value-type="string">
            <text:p> упаковывать, собирать, упаковка</text:p>
          </table:table-cell>
          <table:table-cell table:formula="of:=LEN([.A1185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388-package" xlink:type="simple">package</text:a></text:p>
          </table:table-cell>
          <table:table-cell office:value-type="string" calcext:value-type="string">
            <text:p> пакет, сверток, упаковывать</text:p>
          </table:table-cell>
          <table:table-cell table:formula="of:=LEN([.A118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629-page" xlink:type="simple">page</text:a></text:p>
          </table:table-cell>
          <table:table-cell office:value-type="string" calcext:value-type="string">
            <text:p> страница</text:p>
          </table:table-cell>
          <table:table-cell table:formula="of:=LEN([.A11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28-pain" xlink:type="simple">pain</text:a></text:p>
          </table:table-cell>
          <table:table-cell office:value-type="string" calcext:value-type="string">
            <text:p> боль, причинять боль</text:p>
          </table:table-cell>
          <table:table-cell table:formula="of:=LEN([.A1188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391-painful" xlink:type="simple">painful</text:a></text:p>
          </table:table-cell>
          <table:table-cell office:value-type="string" calcext:value-type="string">
            <text:p> болезненный, мучительный</text:p>
          </table:table-cell>
          <table:table-cell table:formula="of:=LEN([.A1189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2393-paint" xlink:type="simple">paint</text:a></text:p>
          </table:table-cell>
          <table:table-cell office:value-type="string" calcext:value-type="string">
            <text:p> краска, рисовать (красками)</text:p>
          </table:table-cell>
          <table:table-cell table:formula="of:=LEN([.A119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934-painting" xlink:type="simple">painting</text:a></text:p>
          </table:table-cell>
          <table:table-cell office:value-type="string" calcext:value-type="string">
            <text:p> картина, живопись</text:p>
          </table:table-cell>
          <table:table-cell table:formula="of:=LEN([.A119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394-pair" xlink:type="simple">pair</text:a></text:p>
          </table:table-cell>
          <table:table-cell office:value-type="string" calcext:value-type="string">
            <text:p> пара, образовывать пару</text:p>
          </table:table-cell>
          <table:table-cell table:formula="of:=LEN([.A11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396-pale" xlink:type="simple">pale</text:a></text:p>
          </table:table-cell>
          <table:table-cell office:value-type="string" calcext:value-type="string">
            <text:p> бледный</text:p>
          </table:table-cell>
          <table:table-cell table:formula="of:=LEN([.A119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398-pan" xlink:type="simple">pan</text:a></text:p>
          </table:table-cell>
          <table:table-cell office:value-type="string" calcext:value-type="string">
            <text:p> кастрюля, сковорода</text:p>
          </table:table-cell>
          <table:table-cell table:formula="of:=LEN([.A119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399-pants" xlink:type="simple">pants</text:a></text:p>
          </table:table-cell>
          <table:table-cell office:value-type="string" calcext:value-type="string">
            <text:p> брюки, штаны</text:p>
          </table:table-cell>
          <table:table-cell table:formula="of:=LEN([.A119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54-paper" xlink:type="simple">paper</text:a></text:p>
          </table:table-cell>
          <table:table-cell office:value-type="string" calcext:value-type="string">
            <text:p> бумага</text:p>
          </table:table-cell>
          <table:table-cell table:formula="of:=LEN([.A119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400-parallel" xlink:type="simple">parallel</text:a></text:p>
          </table:table-cell>
          <table:table-cell office:value-type="string" calcext:value-type="string">
            <text:p> параллельный, параллель</text:p>
          </table:table-cell>
          <table:table-cell table:formula="of:=LEN([.A119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82-parent" xlink:type="simple">parent</text:a></text:p>
          </table:table-cell>
          <table:table-cell office:value-type="string" calcext:value-type="string">
            <text:p> родитель, предок</text:p>
          </table:table-cell>
          <table:table-cell table:formula="of:=LEN([.A119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401-park" xlink:type="simple">park</text:a></text:p>
          </table:table-cell>
          <table:table-cell office:value-type="string" calcext:value-type="string">
            <text:p> парк, парковать(ся)</text:p>
          </table:table-cell>
          <table:table-cell table:formula="of:=LEN([.A119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7-part" xlink:type="simple">part</text:a></text:p>
          </table:table-cell>
          <table:table-cell office:value-type="string" calcext:value-type="string">
            <text:p> часть, доля</text:p>
          </table:table-cell>
          <table:table-cell table:formula="of:=LEN([.A12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38-particular" xlink:type="simple">particular</text:a></text:p>
          </table:table-cell>
          <table:table-cell office:value-type="string" calcext:value-type="string">
            <text:p> конкретный, особый</text:p>
          </table:table-cell>
          <table:table-cell table:formula="of:=LEN([.A120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403-partly" xlink:type="simple">partly</text:a></text:p>
          </table:table-cell>
          <table:table-cell office:value-type="string" calcext:value-type="string">
            <text:p> частично, отчасти</text:p>
          </table:table-cell>
          <table:table-cell table:formula="of:=LEN([.A120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926-partner" xlink:type="simple">partner</text:a></text:p>
          </table:table-cell>
          <table:table-cell office:value-type="string" calcext:value-type="string">
            <text:p> партнер</text:p>
          </table:table-cell>
          <table:table-cell table:formula="of:=LEN([.A120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03-party" xlink:type="simple">party</text:a></text:p>
          </table:table-cell>
          <table:table-cell office:value-type="string" calcext:value-type="string">
            <text:p> партия, группа</text:p>
          </table:table-cell>
          <table:table-cell table:formula="of:=LEN([.A1204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384-pass" xlink:type="simple">pass</text:a></text:p>
          </table:table-cell>
          <table:table-cell office:value-type="string" calcext:value-type="string">
            <text:p> проходить, сдавать, проход</text:p>
          </table:table-cell>
          <table:table-cell table:formula="of:=LEN([.A12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405-passage" xlink:type="simple">passage</text:a></text:p>
          </table:table-cell>
          <table:table-cell office:value-type="string" calcext:value-type="string">
            <text:p> проход, коридор</text:p>
          </table:table-cell>
          <table:table-cell table:formula="of:=LEN([.A120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406-passenger" xlink:type="simple">passenger</text:a></text:p>
          </table:table-cell>
          <table:table-cell office:value-type="string" calcext:value-type="string">
            <text:p> пассажир</text:p>
          </table:table-cell>
          <table:table-cell table:formula="of:=LEN([.A120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604-past" xlink:type="simple">past</text:a></text:p>
          </table:table-cell>
          <table:table-cell office:value-type="string" calcext:value-type="string">
            <text:p> прошлое, прошлый</text:p>
          </table:table-cell>
          <table:table-cell table:formula="of:=LEN([.A12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409-path" xlink:type="simple">path</text:a></text:p>
          </table:table-cell>
          <table:table-cell office:value-type="string" calcext:value-type="string">
            <text:p> путь, дорожка</text:p>
          </table:table-cell>
          <table:table-cell table:formula="of:=LEN([.A120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410-patience" xlink:type="simple">patience</text:a></text:p>
          </table:table-cell>
          <table:table-cell office:value-type="string" calcext:value-type="string">
            <text:p> терпение</text:p>
          </table:table-cell>
          <table:table-cell table:formula="of:=LEN([.A121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504-patient" xlink:type="simple">patient</text:a></text:p>
          </table:table-cell>
          <table:table-cell office:value-type="string" calcext:value-type="string">
            <text:p> терпеливый, пациент</text:p>
          </table:table-cell>
          <table:table-cell table:formula="of:=LEN([.A12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898-pattern" xlink:type="simple">pattern</text:a></text:p>
          </table:table-cell>
          <table:table-cell office:value-type="string" calcext:value-type="string">
            <text:p> образец, шаблон</text:p>
          </table:table-cell>
          <table:table-cell table:formula="of:=LEN([.A121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411-pause" xlink:type="simple">pause</text:a></text:p>
          </table:table-cell>
          <table:table-cell office:value-type="string" calcext:value-type="string">
            <text:p> пауза, делать паузу</text:p>
          </table:table-cell>
          <table:table-cell table:formula="of:=LEN([.A12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46-pay" xlink:type="simple">pay</text:a></text:p>
          </table:table-cell>
          <table:table-cell office:value-type="string" calcext:value-type="string">
            <text:p> платить, плата</text:p>
          </table:table-cell>
          <table:table-cell table:formula="of:=LEN([.A121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412-payment" xlink:type="simple">payment</text:a></text:p>
          </table:table-cell>
          <table:table-cell office:value-type="string" calcext:value-type="string">
            <text:p> оплата, платеж</text:p>
          </table:table-cell>
          <table:table-cell table:formula="of:=LEN([.A121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827-peace" xlink:type="simple">peace</text:a></text:p>
          </table:table-cell>
          <table:table-cell office:value-type="string" calcext:value-type="string">
            <text:p> мир, покой</text:p>
          </table:table-cell>
          <table:table-cell table:formula="of:=LEN([.A12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413-peaceful" xlink:type="simple">peaceful</text:a></text:p>
          </table:table-cell>
          <table:table-cell office:value-type="string" calcext:value-type="string">
            <text:p> мирный, спокойный</text:p>
          </table:table-cell>
          <table:table-cell table:formula="of:=LEN([.A121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417-pen" xlink:type="simple">pen</text:a></text:p>
          </table:table-cell>
          <table:table-cell office:value-type="string" calcext:value-type="string">
            <text:p> ручка</text:p>
          </table:table-cell>
          <table:table-cell table:formula="of:=LEN([.A12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415-pencil" xlink:type="simple">pencil</text:a></text:p>
          </table:table-cell>
          <table:table-cell office:value-type="string" calcext:value-type="string">
            <text:p> карандаш</text:p>
          </table:table-cell>
          <table:table-cell table:formula="of:=LEN([.A121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5-people" xlink:type="simple">people</text:a></text:p>
          </table:table-cell>
          <table:table-cell office:value-type="string" calcext:value-type="string">
            <text:p> люди</text:p>
          </table:table-cell>
          <table:table-cell table:formula="of:=LEN([.A12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419-pepper" xlink:type="simple">pepper</text:a></text:p>
          </table:table-cell>
          <table:table-cell office:value-type="string" calcext:value-type="string">
            <text:p> перец, перчить</text:p>
          </table:table-cell>
          <table:table-cell table:formula="of:=LEN([.A122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592-per" xlink:type="simple">per</text:a></text:p>
          </table:table-cell>
          <table:table-cell office:value-type="string" calcext:value-type="string">
            <text:p> из расчета на, в</text:p>
          </table:table-cell>
          <table:table-cell table:formula="of:=LEN([.A12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027-perfect" xlink:type="simple">perfect</text:a></text:p>
          </table:table-cell>
          <table:table-cell office:value-type="string" calcext:value-type="string">
            <text:p> идеальный, совершенный</text:p>
          </table:table-cell>
          <table:table-cell table:formula="of:=LEN([.A12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842-perform" xlink:type="simple">perform</text:a></text:p>
          </table:table-cell>
          <table:table-cell office:value-type="string" calcext:value-type="string">
            <text:p> исполнять, выполнять</text:p>
          </table:table-cell>
          <table:table-cell table:formula="of:=LEN([.A122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599-performance" xlink:type="simple">performance</text:a></text:p>
          </table:table-cell>
          <table:table-cell office:value-type="string" calcext:value-type="string">
            <text:p> исполнение, выступление</text:p>
          </table:table-cell>
          <table:table-cell table:formula="of:=LEN([.A122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379-perhaps" xlink:type="simple">perhaps</text:a></text:p>
          </table:table-cell>
          <table:table-cell office:value-type="string" calcext:value-type="string">
            <text:p> может быть, возможно</text:p>
          </table:table-cell>
          <table:table-cell table:formula="of:=LEN([.A122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542-period" xlink:type="simple">period</text:a></text:p>
          </table:table-cell>
          <table:table-cell office:value-type="string" calcext:value-type="string">
            <text:p> период, срок</text:p>
          </table:table-cell>
          <table:table-cell table:formula="of:=LEN([.A1227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422-permanent" xlink:type="simple">permanent</text:a></text:p>
          </table:table-cell>
          <table:table-cell office:value-type="string" calcext:value-type="string">
            <text:p> постоянный, перманентный</text:p>
          </table:table-cell>
          <table:table-cell table:formula="of:=LEN([.A122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423-permission" xlink:type="simple">permission</text:a></text:p>
          </table:table-cell>
          <table:table-cell office:value-type="string" calcext:value-type="string">
            <text:p> разрешение, позволение</text:p>
          </table:table-cell>
          <table:table-cell table:formula="of:=LEN([.A122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98-person" xlink:type="simple">person</text:a></text:p>
          </table:table-cell>
          <table:table-cell office:value-type="string" calcext:value-type="string">
            <text:p> человек, личность</text:p>
          </table:table-cell>
          <table:table-cell table:formula="of:=LEN([.A123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511-personal" xlink:type="simple">personal</text:a></text:p>
          </table:table-cell>
          <table:table-cell office:value-type="string" calcext:value-type="string">
            <text:p> личный, персональный</text:p>
          </table:table-cell>
          <table:table-cell table:formula="of:=LEN([.A12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427-persuade" xlink:type="simple">persuade</text:a></text:p>
          </table:table-cell>
          <table:table-cell office:value-type="string" calcext:value-type="string">
            <text:p> убеждать</text:p>
          </table:table-cell>
          <table:table-cell table:formula="of:=LEN([.A1232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2428-pet" xlink:type="simple">pet</text:a></text:p>
          </table:table-cell>
          <table:table-cell office:value-type="string" calcext:value-type="string">
            <text:p> домашнее животное, ласкать</text:p>
          </table:table-cell>
          <table:table-cell table:formula="of:=LEN([.A1233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489-phone" xlink:type="simple">phone</text:a></text:p>
          </table:table-cell>
          <table:table-cell office:value-type="string" calcext:value-type="string">
            <text:p> телефон, звонить по телефону</text:p>
          </table:table-cell>
          <table:table-cell table:formula="of:=LEN([.A1234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434-photograph" xlink:type="simple">photograph</text:a></text:p>
          </table:table-cell>
          <table:table-cell office:value-type="string" calcext:value-type="string">
            <text:p> фотографировать, фотография</text:p>
          </table:table-cell>
          <table:table-cell table:formula="of:=LEN([.A123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437-phrase" xlink:type="simple">phrase</text:a></text:p>
          </table:table-cell>
          <table:table-cell office:value-type="string" calcext:value-type="string">
            <text:p> фраза, выражение</text:p>
          </table:table-cell>
          <table:table-cell table:formula="of:=LEN([.A1236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718-physical" xlink:type="simple">physical</text:a></text:p>
          </table:table-cell>
          <table:table-cell office:value-type="string" calcext:value-type="string">
            <text:p> физический, материальный</text:p>
          </table:table-cell>
          <table:table-cell table:formula="of:=LEN([.A123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890-piano" xlink:type="simple">piano</text:a></text:p>
          </table:table-cell>
          <table:table-cell office:value-type="string" calcext:value-type="string">
            <text:p> пианино, фортепьяно</text:p>
          </table:table-cell>
          <table:table-cell table:formula="of:=LEN([.A12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52-pick" xlink:type="simple">pick</text:a></text:p>
          </table:table-cell>
          <table:table-cell office:value-type="string" calcext:value-type="string">
            <text:p> собирать, выбирать, выбор</text:p>
          </table:table-cell>
          <table:table-cell table:formula="of:=LEN([.A1239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494-picture" xlink:type="simple">picture</text:a></text:p>
          </table:table-cell>
          <table:table-cell office:value-type="string" calcext:value-type="string">
            <text:p> картинка, рисунок, изобразить</text:p>
          </table:table-cell>
          <table:table-cell table:formula="of:=LEN([.A124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497-piece" xlink:type="simple">piece</text:a></text:p>
          </table:table-cell>
          <table:table-cell office:value-type="string" calcext:value-type="string">
            <text:p> часть, кусок</text:p>
          </table:table-cell>
          <table:table-cell table:formula="of:=LEN([.A12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440-pig" xlink:type="simple">pig</text:a></text:p>
          </table:table-cell>
          <table:table-cell office:value-type="string" calcext:value-type="string">
            <text:p> свинья</text:p>
          </table:table-cell>
          <table:table-cell table:formula="of:=LEN([.A124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441-pile" xlink:type="simple">pile</text:a></text:p>
          </table:table-cell>
          <table:table-cell office:value-type="string" calcext:value-type="string">
            <text:p> куча, груда, складывать</text:p>
          </table:table-cell>
          <table:table-cell table:formula="of:=LEN([.A124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445-pilot" xlink:type="simple">pilot</text:a></text:p>
          </table:table-cell>
          <table:table-cell office:value-type="string" calcext:value-type="string">
            <text:p> пилот, летчик, пилотировать</text:p>
          </table:table-cell>
          <table:table-cell table:formula="of:=LEN([.A124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447-pin" xlink:type="simple">pin</text:a></text:p>
          </table:table-cell>
          <table:table-cell office:value-type="string" calcext:value-type="string">
            <text:p> булавка, приколоть</text:p>
          </table:table-cell>
          <table:table-cell table:formula="of:=LEN([.A124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446-pink" xlink:type="simple">pink</text:a></text:p>
          </table:table-cell>
          <table:table-cell office:value-type="string" calcext:value-type="string">
            <text:p> розовый, розовый цвет</text:p>
          </table:table-cell>
          <table:table-cell table:formula="of:=LEN([.A124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448-pipe" xlink:type="simple">pipe</text:a></text:p>
          </table:table-cell>
          <table:table-cell office:value-type="string" calcext:value-type="string">
            <text:p> труба, трубка</text:p>
          </table:table-cell>
          <table:table-cell table:formula="of:=LEN([.A1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449-pity" xlink:type="simple">pity</text:a></text:p>
          </table:table-cell>
          <table:table-cell office:value-type="string" calcext:value-type="string">
            <text:p> жалость</text:p>
          </table:table-cell>
          <table:table-cell table:formula="of:=LEN([.A12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9-place" xlink:type="simple">place</text:a></text:p>
          </table:table-cell>
          <table:table-cell office:value-type="string" calcext:value-type="string">
            <text:p> место, помещать</text:p>
          </table:table-cell>
          <table:table-cell table:formula="of:=LEN([.A124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450-plain" xlink:type="simple">plain</text:a></text:p>
          </table:table-cell>
          <table:table-cell office:value-type="string" calcext:value-type="string">
            <text:p> равнина, простой</text:p>
          </table:table-cell>
          <table:table-cell table:formula="of:=LEN([.A125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59-plan" xlink:type="simple">plan</text:a></text:p>
          </table:table-cell>
          <table:table-cell office:value-type="string" calcext:value-type="string">
            <text:p> план, проект, планировать</text:p>
          </table:table-cell>
          <table:table-cell table:formula="of:=LEN([.A1251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1017-plane" xlink:type="simple">plane</text:a></text:p>
          </table:table-cell>
          <table:table-cell office:value-type="string" calcext:value-type="string">
            <text:p> самолет, плоскость, плоский</text:p>
          </table:table-cell>
          <table:table-cell table:formula="of:=LEN([.A125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547-plant" xlink:type="simple">plant</text:a></text:p>
          </table:table-cell>
          <table:table-cell office:value-type="string" calcext:value-type="string">
            <text:p> растение, завод, сажать</text:p>
          </table:table-cell>
          <table:table-cell table:formula="of:=LEN([.A1253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452-plastic" xlink:type="simple">plastic</text:a></text:p>
          </table:table-cell>
          <table:table-cell office:value-type="string" calcext:value-type="string">
            <text:p> пластик, пластмасса, пластиковый</text:p>
          </table:table-cell>
          <table:table-cell table:formula="of:=LEN([.A125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453-plate" xlink:type="simple">plate</text:a></text:p>
          </table:table-cell>
          <table:table-cell office:value-type="string" calcext:value-type="string">
            <text:p> тарелка, пластинка</text:p>
          </table:table-cell>
          <table:table-cell table:formula="of:=LEN([.A125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42-play" xlink:type="simple">play</text:a></text:p>
          </table:table-cell>
          <table:table-cell office:value-type="string" calcext:value-type="string">
            <text:p> играть, игра</text:p>
          </table:table-cell>
          <table:table-cell table:formula="of:=LEN([.A125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448-player" xlink:type="simple">player</text:a></text:p>
          </table:table-cell>
          <table:table-cell office:value-type="string" calcext:value-type="string">
            <text:p> игрок, плеер</text:p>
          </table:table-cell>
          <table:table-cell table:formula="of:=LEN([.A125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455-pleasant" xlink:type="simple">pleasant</text:a></text:p>
          </table:table-cell>
          <table:table-cell office:value-type="string" calcext:value-type="string">
            <text:p> приятный</text:p>
          </table:table-cell>
          <table:table-cell table:formula="of:=LEN([.A125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035-please" xlink:type="simple">please</text:a></text:p>
          </table:table-cell>
          <table:table-cell office:value-type="string" calcext:value-type="string">
            <text:p> пожалуйста, радовать</text:p>
          </table:table-cell>
          <table:table-cell table:formula="of:=LEN([.A125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456-pleasure" xlink:type="simple">pleasure</text:a></text:p>
          </table:table-cell>
          <table:table-cell office:value-type="string" calcext:value-type="string">
            <text:p> удовольствие</text:p>
          </table:table-cell>
          <table:table-cell table:formula="of:=LEN([.A1260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2457-plenty" xlink:type="simple">plenty</text:a></text:p>
          </table:table-cell>
          <table:table-cell office:value-type="string" calcext:value-type="string">
            <text:p> достаточно, много, множество</text:p>
          </table:table-cell>
          <table:table-cell table:formula="of:=LEN([.A1261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3280-plural" xlink:type="simple">plural</text:a></text:p>
          </table:table-cell>
          <table:table-cell office:value-type="string" calcext:value-type="string">
            <text:p> множественный, множественное число</text:p>
          </table:table-cell>
          <table:table-cell table:formula="of:=LEN([.A126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461-pocket" xlink:type="simple">pocket</text:a></text:p>
          </table:table-cell>
          <table:table-cell office:value-type="string" calcext:value-type="string">
            <text:p> карман</text:p>
          </table:table-cell>
          <table:table-cell table:formula="of:=LEN([.A126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462-poem" xlink:type="simple">poem</text:a></text:p>
          </table:table-cell>
          <table:table-cell office:value-type="string" calcext:value-type="string">
            <text:p> стихотворение</text:p>
          </table:table-cell>
          <table:table-cell table:formula="of:=LEN([.A12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463-poetry" xlink:type="simple">poetry</text:a></text:p>
          </table:table-cell>
          <table:table-cell office:value-type="string" calcext:value-type="string">
            <text:p> поэзия, стихи</text:p>
          </table:table-cell>
          <table:table-cell table:formula="of:=LEN([.A126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52-point" xlink:type="simple">point</text:a></text:p>
          </table:table-cell>
          <table:table-cell office:value-type="string" calcext:value-type="string">
            <text:p> точка, момент, указывать</text:p>
          </table:table-cell>
          <table:table-cell table:formula="of:=LEN([.A126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465-poison" xlink:type="simple">poison</text:a></text:p>
          </table:table-cell>
          <table:table-cell office:value-type="string" calcext:value-type="string">
            <text:p> яд, отравлять</text:p>
          </table:table-cell>
          <table:table-cell table:formula="of:=LEN([.A126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464-poisonous" xlink:type="simple">poisonous</text:a></text:p>
          </table:table-cell>
          <table:table-cell office:value-type="string" calcext:value-type="string">
            <text:p> ядовитый</text:p>
          </table:table-cell>
          <table:table-cell table:formula="of:=LEN([.A126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466-pole" xlink:type="simple">pole</text:a></text:p>
          </table:table-cell>
          <table:table-cell office:value-type="string" calcext:value-type="string">
            <text:p> столб, шест</text:p>
          </table:table-cell>
          <table:table-cell table:formula="of:=LEN([.A12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408-police" xlink:type="simple">police</text:a></text:p>
          </table:table-cell>
          <table:table-cell office:value-type="string" calcext:value-type="string">
            <text:p> полиция, полицейские</text:p>
          </table:table-cell>
          <table:table-cell table:formula="of:=LEN([.A1270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467-polish" xlink:type="simple">polish</text:a></text:p>
          </table:table-cell>
          <table:table-cell office:value-type="string" calcext:value-type="string">
            <text:p> полировать, наводить лоск, полировка</text:p>
          </table:table-cell>
          <table:table-cell table:formula="of:=LEN([.A127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468-polite" xlink:type="simple">polite</text:a></text:p>
          </table:table-cell>
          <table:table-cell office:value-type="string" calcext:value-type="string">
            <text:p> вежливый</text:p>
          </table:table-cell>
          <table:table-cell table:formula="of:=LEN([.A127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37-political" xlink:type="simple">political</text:a></text:p>
          </table:table-cell>
          <table:table-cell office:value-type="string" calcext:value-type="string">
            <text:p> политический</text:p>
          </table:table-cell>
          <table:table-cell table:formula="of:=LEN([.A127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469-politician" xlink:type="simple">politician</text:a></text:p>
          </table:table-cell>
          <table:table-cell office:value-type="string" calcext:value-type="string">
            <text:p> политик</text:p>
          </table:table-cell>
          <table:table-cell table:formula="of:=LEN([.A127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841-politics" xlink:type="simple">politics</text:a></text:p>
          </table:table-cell>
          <table:table-cell office:value-type="string" calcext:value-type="string">
            <text:p> политика</text:p>
          </table:table-cell>
          <table:table-cell table:formula="of:=LEN([.A127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471-pool" xlink:type="simple">pool</text:a></text:p>
          </table:table-cell>
          <table:table-cell office:value-type="string" calcext:value-type="string">
            <text:p> бассейн, лужа</text:p>
          </table:table-cell>
          <table:table-cell table:formula="of:=LEN([.A12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33-poor" xlink:type="simple">poor</text:a></text:p>
          </table:table-cell>
          <table:table-cell office:value-type="string" calcext:value-type="string">
            <text:p> бедный</text:p>
          </table:table-cell>
          <table:table-cell table:formula="of:=LEN([.A12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18-popular" xlink:type="simple">popular</text:a></text:p>
          </table:table-cell>
          <table:table-cell office:value-type="string" calcext:value-type="string">
            <text:p> популярный</text:p>
          </table:table-cell>
          <table:table-cell table:formula="of:=LEN([.A127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568-population" xlink:type="simple">population</text:a></text:p>
          </table:table-cell>
          <table:table-cell office:value-type="string" calcext:value-type="string">
            <text:p> население, жители</text:p>
          </table:table-cell>
          <table:table-cell table:formula="of:=LEN([.A127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472-port" xlink:type="simple">port</text:a></text:p>
          </table:table-cell>
          <table:table-cell office:value-type="string" calcext:value-type="string">
            <text:p> порт</text:p>
          </table:table-cell>
          <table:table-cell table:formula="of:=LEN([.A12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447-position" xlink:type="simple">position</text:a></text:p>
          </table:table-cell>
          <table:table-cell office:value-type="string" calcext:value-type="string">
            <text:p> положение, позиция</text:p>
          </table:table-cell>
          <table:table-cell table:formula="of:=LEN([.A1281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927-positive" xlink:type="simple">positive</text:a></text:p>
          </table:table-cell>
          <table:table-cell office:value-type="string" calcext:value-type="string">
            <text:p> позитивный, положительный</text:p>
          </table:table-cell>
          <table:table-cell table:formula="of:=LEN([.A128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475-possess" xlink:type="simple">possess</text:a></text:p>
          </table:table-cell>
          <table:table-cell office:value-type="string" calcext:value-type="string">
            <text:p> владеть, обладать</text:p>
          </table:table-cell>
          <table:table-cell table:formula="of:=LEN([.A128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474-possession" xlink:type="simple">possession</text:a></text:p>
          </table:table-cell>
          <table:table-cell office:value-type="string" calcext:value-type="string">
            <text:p> владение, собственность</text:p>
          </table:table-cell>
          <table:table-cell table:formula="of:=LEN([.A128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476-possibility" xlink:type="simple">possibility</text:a></text:p>
          </table:table-cell>
          <table:table-cell office:value-type="string" calcext:value-type="string">
            <text:p> возможность, вероятность</text:p>
          </table:table-cell>
          <table:table-cell table:formula="of:=LEN([.A128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400-possible" xlink:type="simple">possible</text:a></text:p>
          </table:table-cell>
          <table:table-cell office:value-type="string" calcext:value-type="string">
            <text:p> возможный, вероятный</text:p>
          </table:table-cell>
          <table:table-cell table:formula="of:=LEN([.A128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477-possibly" xlink:type="simple">possibly</text:a></text:p>
          </table:table-cell>
          <table:table-cell office:value-type="string" calcext:value-type="string">
            <text:p> возможно, может быть</text:p>
          </table:table-cell>
          <table:table-cell table:formula="of:=LEN([.A128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478-post" xlink:type="simple">post</text:a></text:p>
          </table:table-cell>
          <table:table-cell office:value-type="string" calcext:value-type="string">
            <text:p> почта, пост, вывешивать</text:p>
          </table:table-cell>
          <table:table-cell table:formula="of:=LEN([.A128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482-pot" xlink:type="simple">pot</text:a></text:p>
          </table:table-cell>
          <table:table-cell office:value-type="string" calcext:value-type="string">
            <text:p> горшок, кастрюля</text:p>
          </table:table-cell>
          <table:table-cell table:formula="of:=LEN([.A128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479-potato" xlink:type="simple">potato</text:a></text:p>
          </table:table-cell>
          <table:table-cell office:value-type="string" calcext:value-type="string">
            <text:p> картофель</text:p>
          </table:table-cell>
          <table:table-cell table:formula="of:=LEN([.A1290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483-pound" xlink:type="simple">pound</text:a></text:p>
          </table:table-cell>
          <table:table-cell office:value-type="string" calcext:value-type="string">
            <text:p> фунт (453,6 г), фунт стерлингов</text:p>
          </table:table-cell>
          <table:table-cell table:formula="of:=LEN([.A129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485-pour" xlink:type="simple">pour</text:a></text:p>
          </table:table-cell>
          <table:table-cell office:value-type="string" calcext:value-type="string">
            <text:p> лить(ся), наливать</text:p>
          </table:table-cell>
          <table:table-cell table:formula="of:=LEN([.A12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486-powder" xlink:type="simple">powder</text:a></text:p>
          </table:table-cell>
          <table:table-cell office:value-type="string" calcext:value-type="string">
            <text:p> порошок, пудра</text:p>
          </table:table-cell>
          <table:table-cell table:formula="of:=LEN([.A1293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31-power" xlink:type="simple">power</text:a></text:p>
          </table:table-cell>
          <table:table-cell office:value-type="string" calcext:value-type="string">
            <text:p> сила, мощь, питать энергией</text:p>
          </table:table-cell>
          <table:table-cell table:formula="of:=LEN([.A129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026-powerful" xlink:type="simple">powerful</text:a></text:p>
          </table:table-cell>
          <table:table-cell office:value-type="string" calcext:value-type="string">
            <text:p> мощный, сильный</text:p>
          </table:table-cell>
          <table:table-cell table:formula="of:=LEN([.A1295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2488-practical" xlink:type="simple">practical</text:a></text:p>
          </table:table-cell>
          <table:table-cell office:value-type="string" calcext:value-type="string">
            <text:p> практичный, практический</text:p>
          </table:table-cell>
          <table:table-cell table:formula="of:=LEN([.A129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496-practice" xlink:type="simple">practice</text:a></text:p>
          </table:table-cell>
          <table:table-cell office:value-type="string" calcext:value-type="string">
            <text:p> практика, практиковаться</text:p>
          </table:table-cell>
          <table:table-cell table:formula="of:=LEN([.A129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489-praise" xlink:type="simple">praise</text:a></text:p>
          </table:table-cell>
          <table:table-cell office:value-type="string" calcext:value-type="string">
            <text:p> похвала, хвалить</text:p>
          </table:table-cell>
          <table:table-cell table:formula="of:=LEN([.A129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491-pray" xlink:type="simple">pray</text:a></text:p>
          </table:table-cell>
          <table:table-cell office:value-type="string" calcext:value-type="string">
            <text:p> молить(ся)</text:p>
          </table:table-cell>
          <table:table-cell table:formula="of:=LEN([.A129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490-prayer" xlink:type="simple">prayer</text:a></text:p>
          </table:table-cell>
          <table:table-cell office:value-type="string" calcext:value-type="string">
            <text:p> молитва, мольба</text:p>
          </table:table-cell>
          <table:table-cell table:formula="of:=LEN([.A130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496-prefer" xlink:type="simple">prefer</text:a></text:p>
          </table:table-cell>
          <table:table-cell office:value-type="string" calcext:value-type="string">
            <text:p> предпочитать</text:p>
          </table:table-cell>
          <table:table-cell table:formula="of:=LEN([.A130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499-preparation" xlink:type="simple">preparation</text:a></text:p>
          </table:table-cell>
          <table:table-cell office:value-type="string" calcext:value-type="string">
            <text:p> подготовка</text:p>
          </table:table-cell>
          <table:table-cell table:formula="of:=LEN([.A130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690-prepare" xlink:type="simple">prepare</text:a></text:p>
          </table:table-cell>
          <table:table-cell office:value-type="string" calcext:value-type="string">
            <text:p> готовить, подготавливать</text:p>
          </table:table-cell>
          <table:table-cell table:formula="of:=LEN([.A1303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733-present" xlink:type="simple">present</text:a></text:p>
          </table:table-cell>
          <table:table-cell office:value-type="string" calcext:value-type="string">
            <text:p> настоящее время, текущий момент, настоящий</text:p>
          </table:table-cell>
          <table:table-cell table:formula="of:=LEN([.A130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502-preserve" xlink:type="simple">preserve</text:a></text:p>
          </table:table-cell>
          <table:table-cell office:value-type="string" calcext:value-type="string">
            <text:p> сохранять, хранить</text:p>
          </table:table-cell>
          <table:table-cell table:formula="of:=LEN([.A130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61-president" xlink:type="simple">president</text:a></text:p>
          </table:table-cell>
          <table:table-cell office:value-type="string" calcext:value-type="string">
            <text:p> президент, председатель</text:p>
          </table:table-cell>
          <table:table-cell table:formula="of:=LEN([.A130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044-press" xlink:type="simple">press</text:a></text:p>
          </table:table-cell>
          <table:table-cell office:value-type="string" calcext:value-type="string">
            <text:p> нажимать, давить, пресса</text:p>
          </table:table-cell>
          <table:table-cell table:formula="of:=LEN([.A130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682-pressure" xlink:type="simple">pressure</text:a></text:p>
          </table:table-cell>
          <table:table-cell office:value-type="string" calcext:value-type="string">
            <text:p> давление</text:p>
          </table:table-cell>
          <table:table-cell table:formula="of:=LEN([.A130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504-pretend" xlink:type="simple">pretend</text:a></text:p>
          </table:table-cell>
          <table:table-cell office:value-type="string" calcext:value-type="string">
            <text:p> притворяться</text:p>
          </table:table-cell>
          <table:table-cell table:formula="of:=LEN([.A1309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714-pretty" xlink:type="simple">pretty</text:a></text:p>
          </table:table-cell>
          <table:table-cell office:value-type="string" calcext:value-type="string">
            <text:p> симпатичный, хорошенький, довольно</text:p>
          </table:table-cell>
          <table:table-cell table:formula="of:=LEN([.A1310]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958-prevent" xlink:type="simple">prevent</text:a></text:p>
          </table:table-cell>
          <table:table-cell table:style-name="ce2" office:value-type="string" calcext:value-type="string">
            <text:p> предотвращать</text:p>
          </table:table-cell>
          <table:table-cell table:formula="of:=LEN([.A13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505-previous" xlink:type="simple">previous</text:a></text:p>
          </table:table-cell>
          <table:table-cell office:value-type="string" calcext:value-type="string">
            <text:p> предыдущий</text:p>
          </table:table-cell>
          <table:table-cell table:formula="of:=LEN([.A13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508-previously" xlink:type="simple">previously</text:a></text:p>
          </table:table-cell>
          <table:table-cell office:value-type="string" calcext:value-type="string">
            <text:p> ранее, заранее</text:p>
          </table:table-cell>
          <table:table-cell table:formula="of:=LEN([.A131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415-price" xlink:type="simple">price</text:a></text:p>
          </table:table-cell>
          <table:table-cell office:value-type="string" calcext:value-type="string">
            <text:p> цена, оценивать</text:p>
          </table:table-cell>
          <table:table-cell table:formula="of:=LEN([.A13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507-priest" xlink:type="simple">priest</text:a></text:p>
          </table:table-cell>
          <table:table-cell office:value-type="string" calcext:value-type="string">
            <text:p> священник, жрец</text:p>
          </table:table-cell>
          <table:table-cell table:formula="of:=LEN([.A13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511-prince" xlink:type="simple">prince</text:a></text:p>
          </table:table-cell>
          <table:table-cell office:value-type="string" calcext:value-type="string">
            <text:p> принц, князь</text:p>
          </table:table-cell>
          <table:table-cell table:formula="of:=LEN([.A131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513-principle" xlink:type="simple">principle</text:a></text:p>
          </table:table-cell>
          <table:table-cell office:value-type="string" calcext:value-type="string">
            <text:p> принцип</text:p>
          </table:table-cell>
          <table:table-cell table:formula="of:=LEN([.A1317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2514-print" xlink:type="simple">print</text:a></text:p>
          </table:table-cell>
          <table:table-cell office:value-type="string" calcext:value-type="string">
            <text:p> печать, отпечаток, печатать</text:p>
          </table:table-cell>
          <table:table-cell table:formula="of:=LEN([.A13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518-prison" xlink:type="simple">prison</text:a></text:p>
          </table:table-cell>
          <table:table-cell office:value-type="string" calcext:value-type="string">
            <text:p> тюрьма</text:p>
          </table:table-cell>
          <table:table-cell table:formula="of:=LEN([.A131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517-prisoner" xlink:type="simple">prisoner</text:a></text:p>
          </table:table-cell>
          <table:table-cell office:value-type="string" calcext:value-type="string">
            <text:p> заключенный</text:p>
          </table:table-cell>
          <table:table-cell table:formula="of:=LEN([.A132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595-private" xlink:type="simple">private</text:a></text:p>
          </table:table-cell>
          <table:table-cell office:value-type="string" calcext:value-type="string">
            <text:p> частный, личный</text:p>
          </table:table-cell>
          <table:table-cell table:formula="of:=LEN([.A13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519-prize" xlink:type="simple">prize</text:a></text:p>
          </table:table-cell>
          <table:table-cell office:value-type="string" calcext:value-type="string">
            <text:p> приз</text:p>
          </table:table-cell>
          <table:table-cell table:formula="of:=LEN([.A1322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346-probably" xlink:type="simple">probably</text:a></text:p>
          </table:table-cell>
          <table:table-cell table:style-name="ce2" office:value-type="string" calcext:value-type="string">
            <text:p> вероятно, наверное</text:p>
          </table:table-cell>
          <table:table-cell table:formula="of:=LEN([.A132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22-problem" xlink:type="simple">problem</text:a></text:p>
          </table:table-cell>
          <table:table-cell office:value-type="string" calcext:value-type="string">
            <text:p> проблема, проблемный</text:p>
          </table:table-cell>
          <table:table-cell table:formula="of:=LEN([.A1324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339-process" xlink:type="simple">process</text:a></text:p>
          </table:table-cell>
          <table:table-cell office:value-type="string" calcext:value-type="string">
            <text:p> процесс, подвергать процессу</text:p>
          </table:table-cell>
          <table:table-cell table:formula="of:=LEN([.A1325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475-produce" xlink:type="simple">produce</text:a></text:p>
          </table:table-cell>
          <table:table-cell office:value-type="string" calcext:value-type="string">
            <text:p> производить, выпускать, изделие</text:p>
          </table:table-cell>
          <table:table-cell table:formula="of:=LEN([.A132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501-product" xlink:type="simple">product</text:a></text:p>
          </table:table-cell>
          <table:table-cell office:value-type="string" calcext:value-type="string">
            <text:p> продукт, продукция</text:p>
          </table:table-cell>
          <table:table-cell table:formula="of:=LEN([.A132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848-production" xlink:type="simple">production</text:a></text:p>
          </table:table-cell>
          <table:table-cell office:value-type="string" calcext:value-type="string">
            <text:p> производство, продукция</text:p>
          </table:table-cell>
          <table:table-cell table:formula="of:=LEN([.A132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524-profession" xlink:type="simple">profession</text:a></text:p>
          </table:table-cell>
          <table:table-cell office:value-type="string" calcext:value-type="string">
            <text:p> профессия</text:p>
          </table:table-cell>
          <table:table-cell table:formula="of:=LEN([.A1329])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 <text:a xlink:href="http://www.7english.ru/969-professional" xlink:type="simple">professional</text:a></text:p>
          </table:table-cell>
          <table:table-cell office:value-type="string" calcext:value-type="string">
            <text:p> профессиональный, профессионал</text:p>
          </table:table-cell>
          <table:table-cell table:formula="of:=LEN([.A133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 <text:a xlink:href="http://www.7english.ru/2525-profit" xlink:type="simple">profit</text:a></text:p>
          </table:table-cell>
          <table:table-cell office:value-type="string" calcext:value-type="string">
            <text:p> прибыль, выгода</text:p>
          </table:table-cell>
          <table:table-cell table:formula="of:=LEN([.A1331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139-program" xlink:type="simple">program</text:a></text:p>
          </table:table-cell>
          <table:table-cell office:value-type="string" calcext:value-type="string">
            <text:p> программа, программировать</text:p>
          </table:table-cell>
          <table:table-cell table:formula="of:=LEN([.A1332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2526-progress" xlink:type="simple">progress</text:a></text:p>
          </table:table-cell>
          <table:table-cell office:value-type="string" calcext:value-type="string">
            <text:p> прогресс, движение вперед, развиваться</text:p>
          </table:table-cell>
          <table:table-cell table:formula="of:=LEN([.A133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527-promise" xlink:type="simple">promise</text:a></text:p>
          </table:table-cell>
          <table:table-cell office:value-type="string" calcext:value-type="string">
            <text:p> обещание, обещать</text:p>
          </table:table-cell>
          <table:table-cell table:formula="of:=LEN([.A133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532-pronounce" xlink:type="simple">pronounce</text:a></text:p>
          </table:table-cell>
          <table:table-cell office:value-type="string" calcext:value-type="string">
            <text:p> произносить</text:p>
          </table:table-cell>
          <table:table-cell table:formula="of:=LEN([.A133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533-pronunciation" xlink:type="simple">pronunciation</text:a></text:p>
          </table:table-cell>
          <table:table-cell office:value-type="string" calcext:value-type="string">
            <text:p> произношение</text:p>
          </table:table-cell>
          <table:table-cell table:formula="of:=LEN([.A1336]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 <text:a xlink:href="http://www.7english.ru/2534-proof" xlink:type="simple">proof</text:a></text:p>
          </table:table-cell>
          <table:table-cell office:value-type="string" calcext:value-type="string">
            <text:p> доказательство, непроницаемый</text:p>
          </table:table-cell>
          <table:table-cell table:formula="of:=LEN([.A13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877-property" xlink:type="simple">property</text:a></text:p>
          </table:table-cell>
          <table:table-cell office:value-type="string" calcext:value-type="string">
            <text:p> собственность, имущество</text:p>
          </table:table-cell>
          <table:table-cell table:formula="of:=LEN([.A133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538-proposal" xlink:type="simple">proposal</text:a></text:p>
          </table:table-cell>
          <table:table-cell office:value-type="string" calcext:value-type="string">
            <text:p> предложение</text:p>
          </table:table-cell>
          <table:table-cell table:formula="of:=LEN([.A133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666-protect" xlink:type="simple">protect</text:a></text:p>
          </table:table-cell>
          <table:table-cell office:value-type="string" calcext:value-type="string">
            <text:p> защищать, охранять</text:p>
          </table:table-cell>
          <table:table-cell table:formula="of:=LEN([.A134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541-protection" xlink:type="simple">protection</text:a></text:p>
          </table:table-cell>
          <table:table-cell office:value-type="string" calcext:value-type="string">
            <text:p> защита</text:p>
          </table:table-cell>
          <table:table-cell table:formula="of:=LEN([.A134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542-protest" xlink:type="simple">protest</text:a></text:p>
          </table:table-cell>
          <table:table-cell office:value-type="string" calcext:value-type="string">
            <text:p> протест, протестовать</text:p>
          </table:table-cell>
          <table:table-cell table:formula="of:=LEN([.A134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543-proud" xlink:type="simple">proud</text:a></text:p>
          </table:table-cell>
          <table:table-cell office:value-type="string" calcext:value-type="string">
            <text:p> гордый</text:p>
          </table:table-cell>
          <table:table-cell table:formula="of:=LEN([.A134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773-prove" xlink:type="simple">prove</text:a></text:p>
          </table:table-cell>
          <table:table-cell office:value-type="string" calcext:value-type="string">
            <text:p> доказывать</text:p>
          </table:table-cell>
          <table:table-cell table:formula="of:=LEN([.A134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22-provide" xlink:type="simple">provide</text:a></text:p>
          </table:table-cell>
          <table:table-cell office:value-type="string" calcext:value-type="string">
            <text:p> снабжать, предоставлять</text:p>
          </table:table-cell>
          <table:table-cell table:formula="of:=LEN([.A1345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287-public" xlink:type="simple">public</text:a></text:p>
          </table:table-cell>
          <table:table-cell office:value-type="string" calcext:value-type="string">
            <text:p> общественный, народный, публика</text:p>
          </table:table-cell>
          <table:table-cell table:formula="of:=LEN([.A134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411-pull" xlink:type="simple">pull</text:a></text:p>
          </table:table-cell>
          <table:table-cell office:value-type="string" calcext:value-type="string">
            <text:p> тянуть</text:p>
          </table:table-cell>
          <table:table-cell table:formula="of:=LEN([.A13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90-pump" xlink:type="simple">pump</text:a></text:p>
          </table:table-cell>
          <table:table-cell office:value-type="string" calcext:value-type="string">
            <text:p> насос, помпа</text:p>
          </table:table-cell>
          <table:table-cell table:formula="of:=LEN([.A13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552-punish" xlink:type="simple">punish</text:a></text:p>
          </table:table-cell>
          <table:table-cell office:value-type="string" calcext:value-type="string">
            <text:p> наказывать</text:p>
          </table:table-cell>
          <table:table-cell table:formula="of:=LEN([.A134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551-punishment" xlink:type="simple">punishment</text:a></text:p>
          </table:table-cell>
          <table:table-cell office:value-type="string" calcext:value-type="string">
            <text:p> наказание</text:p>
          </table:table-cell>
          <table:table-cell table:formula="of:=LEN([.A135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555-pure" xlink:type="simple">pure</text:a></text:p>
          </table:table-cell>
          <table:table-cell office:value-type="string" calcext:value-type="string">
            <text:p> чистый</text:p>
          </table:table-cell>
          <table:table-cell table:formula="of:=LEN([.A1351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556-purple" xlink:type="simple">purple</text:a></text:p>
          </table:table-cell>
          <table:table-cell office:value-type="string" calcext:value-type="string">
            <text:p> фиолетовый, пурпурный, пурпур</text:p>
          </table:table-cell>
          <table:table-cell table:formula="of:=LEN([.A135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96-purpose" xlink:type="simple">purpose</text:a></text:p>
          </table:table-cell>
          <table:table-cell office:value-type="string" calcext:value-type="string">
            <text:p> цель, назначение</text:p>
          </table:table-cell>
          <table:table-cell table:formula="of:=LEN([.A135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617-push" xlink:type="simple">push</text:a></text:p>
          </table:table-cell>
          <table:table-cell office:value-type="string" calcext:value-type="string">
            <text:p> толкать, жать, толчок</text:p>
          </table:table-cell>
          <table:table-cell table:formula="of:=LEN([.A135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02-put" xlink:type="simple">put</text:a></text:p>
          </table:table-cell>
          <table:table-cell office:value-type="string" calcext:value-type="string">
            <text:p> класть, ставить</text:p>
          </table:table-cell>
          <table:table-cell table:formula="of:=LEN([.A135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681-quality" xlink:type="simple">quality</text:a></text:p>
          </table:table-cell>
          <table:table-cell office:value-type="string" calcext:value-type="string">
            <text:p> качество</text:p>
          </table:table-cell>
          <table:table-cell table:formula="of:=LEN([.A135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561-quantity" xlink:type="simple">quantity</text:a></text:p>
          </table:table-cell>
          <table:table-cell office:value-type="string" calcext:value-type="string">
            <text:p> количество</text:p>
          </table:table-cell>
          <table:table-cell table:formula="of:=LEN([.A135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3191-quarrel" xlink:type="simple">quarrel</text:a></text:p>
          </table:table-cell>
          <table:table-cell office:value-type="string" calcext:value-type="string">
            <text:p> ссора, спор, ссориться</text:p>
          </table:table-cell>
          <table:table-cell table:formula="of:=LEN([.A135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562-quarter" xlink:type="simple">quarter</text:a></text:p>
          </table:table-cell>
          <table:table-cell office:value-type="string" calcext:value-type="string">
            <text:p> четверть, квартал</text:p>
          </table:table-cell>
          <table:table-cell table:formula="of:=LEN([.A135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563-queen" xlink:type="simple">queen</text:a></text:p>
          </table:table-cell>
          <table:table-cell office:value-type="string" calcext:value-type="string">
            <text:p> королева</text:p>
          </table:table-cell>
          <table:table-cell table:formula="of:=LEN([.A136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41-question" xlink:type="simple">question</text:a></text:p>
          </table:table-cell>
          <table:table-cell office:value-type="string" calcext:value-type="string">
            <text:p> вопрос, спрашивать</text:p>
          </table:table-cell>
          <table:table-cell table:formula="of:=LEN([.A136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564-quick" xlink:type="simple">quick</text:a></text:p>
          </table:table-cell>
          <table:table-cell office:value-type="string" calcext:value-type="string">
            <text:p> быстрый, быстро</text:p>
          </table:table-cell>
          <table:table-cell table:formula="of:=LEN([.A136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603-quickly" xlink:type="simple">quickly</text:a></text:p>
          </table:table-cell>
          <table:table-cell office:value-type="string" calcext:value-type="string">
            <text:p> быстро</text:p>
          </table:table-cell>
          <table:table-cell table:formula="of:=LEN([.A136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565-quiet" xlink:type="simple">quiet</text:a></text:p>
          </table:table-cell>
          <table:table-cell office:value-type="string" calcext:value-type="string">
            <text:p> тихий, тишина</text:p>
          </table:table-cell>
          <table:table-cell table:formula="of:=LEN([.A136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93-quite" xlink:type="simple">quite</text:a></text:p>
          </table:table-cell>
          <table:table-cell office:value-type="string" calcext:value-type="string">
            <text:p> вполне, совершенно</text:p>
          </table:table-cell>
          <table:table-cell table:formula="of:=LEN([.A1365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635-race" xlink:type="simple">race</text:a></text:p>
          </table:table-cell>
          <table:table-cell office:value-type="string" calcext:value-type="string">
            <text:p> гонка, заезд, участвовать в гонках</text:p>
          </table:table-cell>
          <table:table-cell table:formula="of:=LEN([.A136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02-radio" xlink:type="simple">radio</text:a></text:p>
          </table:table-cell>
          <table:table-cell office:value-type="string" calcext:value-type="string">
            <text:p> радио</text:p>
          </table:table-cell>
          <table:table-cell table:formula="of:=LEN([.A136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570-railroad" xlink:type="simple">railroad</text:a></text:p>
          </table:table-cell>
          <table:table-cell office:value-type="string" calcext:value-type="string">
            <text:p> железная дорога</text:p>
          </table:table-cell>
          <table:table-cell table:formula="of:=LEN([.A136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571-rain" xlink:type="simple">rain</text:a></text:p>
          </table:table-cell>
          <table:table-cell office:value-type="string" calcext:value-type="string">
            <text:p> дождь, идти (о дожде)</text:p>
          </table:table-cell>
          <table:table-cell table:formula="of:=LEN([.A1369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377-raise" xlink:type="simple">raise</text:a></text:p>
          </table:table-cell>
          <table:table-cell office:value-type="string" calcext:value-type="string">
            <text:p> повышать, поднимать, увеличение</text:p>
          </table:table-cell>
          <table:table-cell table:formula="of:=LEN([.A137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859-range" xlink:type="simple">range</text:a></text:p>
          </table:table-cell>
          <table:table-cell office:value-type="string" calcext:value-type="string">
            <text:p> диапазон, спектр</text:p>
          </table:table-cell>
          <table:table-cell table:formula="of:=LEN([.A137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572-rank" xlink:type="simple">rank</text:a></text:p>
          </table:table-cell>
          <table:table-cell office:value-type="string" calcext:value-type="string">
            <text:p> ранг, звание, ранжировать</text:p>
          </table:table-cell>
          <table:table-cell table:formula="of:=LEN([.A137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573-rapid" xlink:type="simple">rapid</text:a></text:p>
          </table:table-cell>
          <table:table-cell office:value-type="string" calcext:value-type="string">
            <text:p> быстрый, скорый</text:p>
          </table:table-cell>
          <table:table-cell table:formula="of:=LEN([.A137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575-rare" xlink:type="simple">rare</text:a></text:p>
          </table:table-cell>
          <table:table-cell office:value-type="string" calcext:value-type="string">
            <text:p> редкий</text:p>
          </table:table-cell>
          <table:table-cell table:formula="of:=LEN([.A137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398-rate" xlink:type="simple">rate</text:a></text:p>
          </table:table-cell>
          <table:table-cell office:value-type="string" calcext:value-type="string">
            <text:p> показатель чего-л., ставка, присваивать рейтинг</text:p>
          </table:table-cell>
          <table:table-cell table:formula="of:=LEN([.A137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69-rather" xlink:type="simple">rather</text:a></text:p>
          </table:table-cell>
          <table:table-cell office:value-type="string" calcext:value-type="string">
            <text:p> скорее, лучше</text:p>
          </table:table-cell>
          <table:table-cell table:formula="of:=LEN([.A137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576-raw" xlink:type="simple">raw</text:a></text:p>
          </table:table-cell>
          <table:table-cell office:value-type="string" calcext:value-type="string">
            <text:p> сырой, необработанный</text:p>
          </table:table-cell>
          <table:table-cell table:formula="of:=LEN([.A1377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368-reach" xlink:type="simple">reach</text:a></text:p>
          </table:table-cell>
          <table:table-cell office:value-type="string" calcext:value-type="string">
            <text:p> достигать, добираться, охват</text:p>
          </table:table-cell>
          <table:table-cell table:formula="of:=LEN([.A137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578-react" xlink:type="simple">react</text:a></text:p>
          </table:table-cell>
          <table:table-cell office:value-type="string" calcext:value-type="string">
            <text:p> реагировать</text:p>
          </table:table-cell>
          <table:table-cell table:formula="of:=LEN([.A137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577-reaction" xlink:type="simple">reaction</text:a></text:p>
          </table:table-cell>
          <table:table-cell office:value-type="string" calcext:value-type="string">
            <text:p> реакция</text:p>
          </table:table-cell>
          <table:table-cell table:formula="of:=LEN([.A138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90-read" xlink:type="simple">read</text:a></text:p>
          </table:table-cell>
          <table:table-cell office:value-type="string" calcext:value-type="string">
            <text:p> читать, чтение</text:p>
          </table:table-cell>
          <table:table-cell table:formula="of:=LEN([.A13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75-ready" xlink:type="simple">ready</text:a></text:p>
          </table:table-cell>
          <table:table-cell office:value-type="string" calcext:value-type="string">
            <text:p> готовый</text:p>
          </table:table-cell>
          <table:table-cell table:formula="of:=LEN([.A1382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63-real" xlink:type="simple">real</text:a></text:p>
          </table:table-cell>
          <table:table-cell office:value-type="string" calcext:value-type="string">
            <text:p> реальный, подлинный, реально</text:p>
          </table:table-cell>
          <table:table-cell table:formula="of:=LEN([.A13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44-realize" xlink:type="simple">realize</text:a></text:p>
          </table:table-cell>
          <table:table-cell office:value-type="string" calcext:value-type="string">
            <text:p> реализовать, понимать</text:p>
          </table:table-cell>
          <table:table-cell table:formula="of:=LEN([.A1384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95-really" xlink:type="simple">really</text:a></text:p>
          </table:table-cell>
          <table:table-cell office:value-type="string" calcext:value-type="string">
            <text:p> действительно, в самом деле</text:p>
          </table:table-cell>
          <table:table-cell table:formula="of:=LEN([.A1385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310-reason" xlink:type="simple">reason</text:a></text:p>
          </table:table-cell>
          <table:table-cell office:value-type="string" calcext:value-type="string">
            <text:p> причина, повод, рассуждать</text:p>
          </table:table-cell>
          <table:table-cell table:formula="of:=LEN([.A138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582-reasonable" xlink:type="simple">reasonable</text:a></text:p>
          </table:table-cell>
          <table:table-cell office:value-type="string" calcext:value-type="string">
            <text:p> разумный</text:p>
          </table:table-cell>
          <table:table-cell table:formula="of:=LEN([.A1387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435-receive" xlink:type="simple">receive</text:a></text:p>
          </table:table-cell>
          <table:table-cell table:style-name="ce2" office:value-type="string" calcext:value-type="string">
            <text:p> получать</text:p>
          </table:table-cell>
          <table:table-cell table:formula="of:=LEN([.A138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499-recent" xlink:type="simple">recent</text:a></text:p>
          </table:table-cell>
          <table:table-cell office:value-type="string" calcext:value-type="string">
            <text:p> недавний, последний</text:p>
          </table:table-cell>
          <table:table-cell table:formula="of:=LEN([.A138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621-recently" xlink:type="simple">recently</text:a></text:p>
          </table:table-cell>
          <table:table-cell office:value-type="string" calcext:value-type="string">
            <text:p> недавно</text:p>
          </table:table-cell>
          <table:table-cell table:formula="of:=LEN([.A139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700-recognize" xlink:type="simple">recognize</text:a></text:p>
          </table:table-cell>
          <table:table-cell office:value-type="string" calcext:value-type="string">
            <text:p> распознавать, признавать</text:p>
          </table:table-cell>
          <table:table-cell table:formula="of:=LEN([.A139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588-recommend" xlink:type="simple">recommend</text:a></text:p>
          </table:table-cell>
          <table:table-cell office:value-type="string" calcext:value-type="string">
            <text:p> рекомендовать</text:p>
          </table:table-cell>
          <table:table-cell table:formula="of:=LEN([.A1392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451-record" xlink:type="simple">record</text:a></text:p>
          </table:table-cell>
          <table:table-cell office:value-type="string" calcext:value-type="string">
            <text:p> запись, регистрация, записывать</text:p>
          </table:table-cell>
          <table:table-cell table:formula="of:=LEN([.A139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525-red" xlink:type="simple">red</text:a></text:p>
          </table:table-cell>
          <table:table-cell office:value-type="string" calcext:value-type="string">
            <text:p> красный, красный цвет</text:p>
          </table:table-cell>
          <table:table-cell table:formula="of:=LEN([.A139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623-reduce" xlink:type="simple">reduce</text:a></text:p>
          </table:table-cell>
          <table:table-cell office:value-type="string" calcext:value-type="string">
            <text:p> уменьшить, сокращать</text:p>
          </table:table-cell>
          <table:table-cell table:formula="of:=LEN([.A139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591-reduction" xlink:type="simple">reduction</text:a></text:p>
          </table:table-cell>
          <table:table-cell office:value-type="string" calcext:value-type="string">
            <text:p> сокращение, снижение</text:p>
          </table:table-cell>
          <table:table-cell table:formula="of:=LEN([.A139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887-reflect" xlink:type="simple">reflect</text:a></text:p>
          </table:table-cell>
          <table:table-cell office:value-type="string" calcext:value-type="string">
            <text:p> отражать, размышлять</text:p>
          </table:table-cell>
          <table:table-cell table:formula="of:=LEN([.A139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594-refusal" xlink:type="simple">refusal</text:a></text:p>
          </table:table-cell>
          <table:table-cell office:value-type="string" calcext:value-type="string">
            <text:p> отказ</text:p>
          </table:table-cell>
          <table:table-cell table:formula="of:=LEN([.A139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595-refuse" xlink:type="simple">refuse</text:a></text:p>
          </table:table-cell>
          <table:table-cell office:value-type="string" calcext:value-type="string">
            <text:p> отказывать(ся)</text:p>
          </table:table-cell>
          <table:table-cell table:formula="of:=LEN([.A1399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597-regard" xlink:type="simple">regard</text:a></text:p>
          </table:table-cell>
          <table:table-cell office:value-type="string" calcext:value-type="string">
            <text:p> уважение, отношение, уважать</text:p>
          </table:table-cell>
          <table:table-cell table:formula="of:=LEN([.A140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709-region" xlink:type="simple">region</text:a></text:p>
          </table:table-cell>
          <table:table-cell office:value-type="string" calcext:value-type="string">
            <text:p> регион, область</text:p>
          </table:table-cell>
          <table:table-cell table:formula="of:=LEN([.A140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602-regular" xlink:type="simple">regular</text:a></text:p>
          </table:table-cell>
          <table:table-cell office:value-type="string" calcext:value-type="string">
            <text:p> регулярный</text:p>
          </table:table-cell>
          <table:table-cell table:formula="of:=LEN([.A1402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955-relate" xlink:type="simple">relate</text:a></text:p>
          </table:table-cell>
          <table:table-cell office:value-type="string" calcext:value-type="string">
            <text:p> соотносить(ся), иметь отношение</text:p>
          </table:table-cell>
          <table:table-cell table:formula="of:=LEN([.A140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605-related" xlink:type="simple">related</text:a></text:p>
          </table:table-cell>
          <table:table-cell office:value-type="string" calcext:value-type="string">
            <text:p> связанные</text:p>
          </table:table-cell>
          <table:table-cell table:formula="of:=LEN([.A140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990-relation" xlink:type="simple">relation</text:a></text:p>
          </table:table-cell>
          <table:table-cell office:value-type="string" calcext:value-type="string">
            <text:p> связь, отношение</text:p>
          </table:table-cell>
          <table:table-cell table:formula="of:=LEN([.A1405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424-relationship" xlink:type="simple">relationship</text:a></text:p>
          </table:table-cell>
          <table:table-cell office:value-type="string" calcext:value-type="string">
            <text:p> взаимоотношение, отношение</text:p>
          </table:table-cell>
          <table:table-cell table:formula="of:=LEN([.A1406])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 <text:a xlink:href="http://www.7english.ru/2609-relative" xlink:type="simple">relative</text:a></text:p>
          </table:table-cell>
          <table:table-cell office:value-type="string" calcext:value-type="string">
            <text:p> родственник, относительный</text:p>
          </table:table-cell>
          <table:table-cell table:formula="of:=LEN([.A140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610-relax" xlink:type="simple">relax</text:a></text:p>
          </table:table-cell>
          <table:table-cell office:value-type="string" calcext:value-type="string">
            <text:p> расслаблять(ся)</text:p>
          </table:table-cell>
          <table:table-cell table:formula="of:=LEN([.A140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613-religion" xlink:type="simple">religion</text:a></text:p>
          </table:table-cell>
          <table:table-cell office:value-type="string" calcext:value-type="string">
            <text:p> религия</text:p>
          </table:table-cell>
          <table:table-cell table:formula="of:=LEN([.A140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784-religious" xlink:type="simple">religious</text:a></text:p>
          </table:table-cell>
          <table:table-cell office:value-type="string" calcext:value-type="string">
            <text:p> религиозный, верующий</text:p>
          </table:table-cell>
          <table:table-cell table:formula="of:=LEN([.A1410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372-remain" xlink:type="simple">remain</text:a></text:p>
          </table:table-cell>
          <table:table-cell office:value-type="string" calcext:value-type="string">
            <text:p> оставаться в каком-л. состоянии</text:p>
          </table:table-cell>
          <table:table-cell table:formula="of:=LEN([.A1411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617-remark" xlink:type="simple">remark</text:a></text:p>
          </table:table-cell>
          <table:table-cell office:value-type="string" calcext:value-type="string">
            <text:p> замечание, высказывание, замечать</text:p>
          </table:table-cell>
          <table:table-cell table:formula="of:=LEN([.A141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28-remember" xlink:type="simple">remember</text:a></text:p>
          </table:table-cell>
          <table:table-cell office:value-type="string" calcext:value-type="string">
            <text:p> помнить, вспоминать</text:p>
          </table:table-cell>
          <table:table-cell table:formula="of:=LEN([.A14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618-remind" xlink:type="simple">remind</text:a></text:p>
          </table:table-cell>
          <table:table-cell office:value-type="string" calcext:value-type="string">
            <text:p> напоминать</text:p>
          </table:table-cell>
          <table:table-cell table:formula="of:=LEN([.A141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779-remove" xlink:type="simple">remove</text:a></text:p>
          </table:table-cell>
          <table:table-cell office:value-type="string" calcext:value-type="string">
            <text:p> удалять, убирать</text:p>
          </table:table-cell>
          <table:table-cell table:formula="of:=LEN([.A14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621-rent" xlink:type="simple">rent</text:a></text:p>
          </table:table-cell>
          <table:table-cell office:value-type="string" calcext:value-type="string">
            <text:p> аренда, арендовать</text:p>
          </table:table-cell>
          <table:table-cell table:formula="of:=LEN([.A1416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622-repair" xlink:type="simple">repair</text:a></text:p>
          </table:table-cell>
          <table:table-cell office:value-type="string" calcext:value-type="string">
            <text:p> ремонтировать, чинить, ремонт</text:p>
          </table:table-cell>
          <table:table-cell table:formula="of:=LEN([.A14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623-repeat" xlink:type="simple">repeat</text:a></text:p>
          </table:table-cell>
          <table:table-cell office:value-type="string" calcext:value-type="string">
            <text:p> повторять</text:p>
          </table:table-cell>
          <table:table-cell table:formula="of:=LEN([.A14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047-replace" xlink:type="simple">replace</text:a></text:p>
          </table:table-cell>
          <table:table-cell office:value-type="string" calcext:value-type="string">
            <text:p> заменять, замещать</text:p>
          </table:table-cell>
          <table:table-cell table:formula="of:=LEN([.A1419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2624-reply" xlink:type="simple">reply</text:a></text:p>
          </table:table-cell>
          <table:table-cell table:style-name="ce2" office:value-type="string" calcext:value-type="string">
            <text:p> ответ, отвечать</text:p>
          </table:table-cell>
          <table:table-cell table:formula="of:=LEN([.A1420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416-report" xlink:type="simple">report</text:a></text:p>
          </table:table-cell>
          <table:table-cell office:value-type="string" calcext:value-type="string">
            <text:p> доклад, сообщение, сообщать</text:p>
          </table:table-cell>
          <table:table-cell table:formula="of:=LEN([.A142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610-represent" xlink:type="simple">represent</text:a></text:p>
          </table:table-cell>
          <table:table-cell office:value-type="string" calcext:value-type="string">
            <text:p> представлять, изображать</text:p>
          </table:table-cell>
          <table:table-cell table:formula="of:=LEN([.A1422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2625-representative" xlink:type="simple">representative</text:a></text:p>
          </table:table-cell>
          <table:table-cell office:value-type="string" calcext:value-type="string">
            <text:p> представитель, представительный</text:p>
          </table:table-cell>
          <table:table-cell table:formula="of:=LEN([.A142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 <text:a xlink:href="http://www.7english.ru/2628-request" xlink:type="simple">request</text:a></text:p>
          </table:table-cell>
          <table:table-cell office:value-type="string" calcext:value-type="string">
            <text:p> просьба, запрос, просить</text:p>
          </table:table-cell>
          <table:table-cell table:formula="of:=LEN([.A142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89-require" xlink:type="simple">require</text:a></text:p>
          </table:table-cell>
          <table:table-cell office:value-type="string" calcext:value-type="string">
            <text:p> требовать, нуждаться</text:p>
          </table:table-cell>
          <table:table-cell table:formula="of:=LEN([.A14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13-research" xlink:type="simple">research</text:a></text:p>
          </table:table-cell>
          <table:table-cell office:value-type="string" calcext:value-type="string">
            <text:p> исследование, исследовать</text:p>
          </table:table-cell>
          <table:table-cell table:formula="of:=LEN([.A14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636-respect" xlink:type="simple">respect</text:a></text:p>
          </table:table-cell>
          <table:table-cell office:value-type="string" calcext:value-type="string">
            <text:p> уважение, уважать</text:p>
          </table:table-cell>
          <table:table-cell table:formula="of:=LEN([.A142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643-response" xlink:type="simple">response</text:a></text:p>
          </table:table-cell>
          <table:table-cell office:value-type="string" calcext:value-type="string">
            <text:p> ответ, отклик</text:p>
          </table:table-cell>
          <table:table-cell table:formula="of:=LEN([.A142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637-responsible" xlink:type="simple">responsible</text:a></text:p>
          </table:table-cell>
          <table:table-cell office:value-type="string" calcext:value-type="string">
            <text:p> ответственный</text:p>
          </table:table-cell>
          <table:table-cell table:formula="of:=LEN([.A142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596-rest" xlink:type="simple">rest</text:a></text:p>
          </table:table-cell>
          <table:table-cell office:value-type="string" calcext:value-type="string">
            <text:p> отдых, сон, отдыхать</text:p>
          </table:table-cell>
          <table:table-cell table:formula="of:=LEN([.A14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987-restaurant" xlink:type="simple">restaurant</text:a></text:p>
          </table:table-cell>
          <table:table-cell office:value-type="string" calcext:value-type="string">
            <text:p> ресторан</text:p>
          </table:table-cell>
          <table:table-cell table:formula="of:=LEN([.A143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2640-restrict" xlink:type="simple">restrict</text:a></text:p>
          </table:table-cell>
          <table:table-cell office:value-type="string" calcext:value-type="string">
            <text:p> ограничивать</text:p>
          </table:table-cell>
          <table:table-cell table:formula="of:=LEN([.A143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306-result" xlink:type="simple">result</text:a></text:p>
          </table:table-cell>
          <table:table-cell office:value-type="string" calcext:value-type="string">
            <text:p> результат, следовать</text:p>
          </table:table-cell>
          <table:table-cell table:formula="of:=LEN([.A1433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412-return" xlink:type="simple">return</text:a></text:p>
          </table:table-cell>
          <table:table-cell office:value-type="string" calcext:value-type="string">
            <text:p> возвращать, возвращаться, возвращение</text:p>
          </table:table-cell>
          <table:table-cell table:formula="of:=LEN([.A1434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649-reward" xlink:type="simple">reward</text:a></text:p>
          </table:table-cell>
          <table:table-cell office:value-type="string" calcext:value-type="string">
            <text:p> награда, вознаграждение, вознаграждать</text:p>
          </table:table-cell>
          <table:table-cell table:formula="of:=LEN([.A143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651-rice" xlink:type="simple">rice</text:a></text:p>
          </table:table-cell>
          <table:table-cell office:value-type="string" calcext:value-type="string">
            <text:p> рис</text:p>
          </table:table-cell>
          <table:table-cell table:formula="of:=LEN([.A14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951-rich" xlink:type="simple">rich</text:a></text:p>
          </table:table-cell>
          <table:table-cell office:value-type="string" calcext:value-type="string">
            <text:p> богатый</text:p>
          </table:table-cell>
          <table:table-cell table:formula="of:=LEN([.A1437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655-rid" xlink:type="simple">rid</text:a></text:p>
          </table:table-cell>
          <table:table-cell office:value-type="string" calcext:value-type="string">
            <text:p> (+ of) освобождать, избавлять</text:p>
          </table:table-cell>
          <table:table-cell table:formula="of:=LEN([.A143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652-ride" xlink:type="simple">ride</text:a></text:p>
          </table:table-cell>
          <table:table-cell office:value-type="string" calcext:value-type="string">
            <text:p> ездить, кататься, езда</text:p>
          </table:table-cell>
          <table:table-cell table:formula="of:=LEN([.A1439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138-right" xlink:type="simple">right</text:a></text:p>
          </table:table-cell>
          <table:table-cell office:value-type="string" calcext:value-type="string">
            <text:p> правый, правильный, право</text:p>
          </table:table-cell>
          <table:table-cell table:formula="of:=LEN([.A144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656-ring" xlink:type="simple">ring</text:a></text:p>
          </table:table-cell>
          <table:table-cell office:value-type="string" calcext:value-type="string">
            <text:p> кольцо, звон, звонить</text:p>
          </table:table-cell>
          <table:table-cell table:formula="of:=LEN([.A1441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645-rise" xlink:type="simple">rise</text:a></text:p>
          </table:table-cell>
          <table:table-cell office:value-type="string" calcext:value-type="string">
            <text:p> подниматься, восходить, рост</text:p>
          </table:table-cell>
          <table:table-cell table:formula="of:=LEN([.A14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75-risk" xlink:type="simple">risk</text:a></text:p>
          </table:table-cell>
          <table:table-cell office:value-type="string" calcext:value-type="string">
            <text:p> риск, рисковать</text:p>
          </table:table-cell>
          <table:table-cell table:formula="of:=LEN([.A14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658-river" xlink:type="simple">river</text:a></text:p>
          </table:table-cell>
          <table:table-cell office:value-type="string" calcext:value-type="string">
            <text:p> река</text:p>
          </table:table-cell>
          <table:table-cell table:formula="of:=LEN([.A144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27-road" xlink:type="simple">road</text:a></text:p>
          </table:table-cell>
          <table:table-cell office:value-type="string" calcext:value-type="string">
            <text:p> дорога, путь</text:p>
          </table:table-cell>
          <table:table-cell table:formula="of:=LEN([.A144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659-rob" xlink:type="simple">rob</text:a></text:p>
          </table:table-cell>
          <table:table-cell office:value-type="string" calcext:value-type="string">
            <text:p> грабить</text:p>
          </table:table-cell>
          <table:table-cell table:formula="of:=LEN([.A144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776-rock" xlink:type="simple">rock</text:a></text:p>
          </table:table-cell>
          <table:table-cell office:value-type="string" calcext:value-type="string">
            <text:p> камень, скала</text:p>
          </table:table-cell>
          <table:table-cell table:formula="of:=LEN([.A14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93-role" xlink:type="simple">role</text:a></text:p>
          </table:table-cell>
          <table:table-cell office:value-type="string" calcext:value-type="string">
            <text:p> роль</text:p>
          </table:table-cell>
          <table:table-cell table:formula="of:=LEN([.A1448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660-roll" xlink:type="simple">roll</text:a></text:p>
          </table:table-cell>
          <table:table-cell office:value-type="string" calcext:value-type="string">
            <text:p> катить(ся), вращать(ся), рулон</text:p>
          </table:table-cell>
          <table:table-cell table:formula="of:=LEN([.A1449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661-romantic" xlink:type="simple">romantic</text:a></text:p>
          </table:table-cell>
          <table:table-cell office:value-type="string" calcext:value-type="string">
            <text:p> романтический, романтичный</text:p>
          </table:table-cell>
          <table:table-cell table:formula="of:=LEN([.A145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662-roof" xlink:type="simple">roof</text:a></text:p>
          </table:table-cell>
          <table:table-cell office:value-type="string" calcext:value-type="string">
            <text:p> крыша</text:p>
          </table:table-cell>
          <table:table-cell table:formula="of:=LEN([.A14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90-room" xlink:type="simple">room</text:a></text:p>
          </table:table-cell>
          <table:table-cell office:value-type="string" calcext:value-type="string">
            <text:p> комната, пространство</text:p>
          </table:table-cell>
          <table:table-cell table:formula="of:=LEN([.A145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663-root" xlink:type="simple">root</text:a></text:p>
          </table:table-cell>
          <table:table-cell office:value-type="string" calcext:value-type="string">
            <text:p> корень</text:p>
          </table:table-cell>
          <table:table-cell table:formula="of:=LEN([.A14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664-rope" xlink:type="simple">rope</text:a></text:p>
          </table:table-cell>
          <table:table-cell office:value-type="string" calcext:value-type="string">
            <text:p> веревка, канат</text:p>
          </table:table-cell>
          <table:table-cell table:formula="of:=LEN([.A145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666-rough" xlink:type="simple">rough</text:a></text:p>
          </table:table-cell>
          <table:table-cell office:value-type="string" calcext:value-type="string">
            <text:p> грубый, шероховатый</text:p>
          </table:table-cell>
          <table:table-cell table:formula="of:=LEN([.A145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667-round" xlink:type="simple">round</text:a></text:p>
          </table:table-cell>
          <table:table-cell office:value-type="string" calcext:value-type="string">
            <text:p> круглый, вокруг</text:p>
          </table:table-cell>
          <table:table-cell table:formula="of:=LEN([.A145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670-row" xlink:type="simple">row</text:a></text:p>
          </table:table-cell>
          <table:table-cell office:value-type="string" calcext:value-type="string">
            <text:p> ряд, строка, грести</text:p>
          </table:table-cell>
          <table:table-cell table:formula="of:=LEN([.A145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671-royal" xlink:type="simple">royal</text:a></text:p>
          </table:table-cell>
          <table:table-cell office:value-type="string" calcext:value-type="string">
            <text:p> королевский, царский</text:p>
          </table:table-cell>
          <table:table-cell table:formula="of:=LEN([.A145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674-rub" xlink:type="simple">rub</text:a></text:p>
          </table:table-cell>
          <table:table-cell office:value-type="string" calcext:value-type="string">
            <text:p> тереть(ся)</text:p>
          </table:table-cell>
          <table:table-cell table:formula="of:=LEN([.A145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672-rubber" xlink:type="simple">rubber</text:a></text:p>
          </table:table-cell>
          <table:table-cell office:value-type="string" calcext:value-type="string">
            <text:p> резина, каучук, резиновый</text:p>
          </table:table-cell>
          <table:table-cell table:formula="of:=LEN([.A146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675-rude" xlink:type="simple">rude</text:a></text:p>
          </table:table-cell>
          <table:table-cell office:value-type="string" calcext:value-type="string">
            <text:p> грубый, невежливый</text:p>
          </table:table-cell>
          <table:table-cell table:formula="of:=LEN([.A146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676-ruin" xlink:type="simple">ruin</text:a></text:p>
          </table:table-cell>
          <table:table-cell office:value-type="string" calcext:value-type="string">
            <text:p> разрушать, губить, руины</text:p>
          </table:table-cell>
          <table:table-cell table:formula="of:=LEN([.A146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59-rule" xlink:type="simple">rule</text:a></text:p>
          </table:table-cell>
          <table:table-cell office:value-type="string" calcext:value-type="string">
            <text:p> правило, править</text:p>
          </table:table-cell>
          <table:table-cell table:formula="of:=LEN([.A14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677-ruler" xlink:type="simple">ruler</text:a></text:p>
          </table:table-cell>
          <table:table-cell office:value-type="string" calcext:value-type="string">
            <text:p> правитель, линейка</text:p>
          </table:table-cell>
          <table:table-cell table:formula="of:=LEN([.A146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44-run" xlink:type="simple">run</text:a></text:p>
          </table:table-cell>
          <table:table-cell office:value-type="string" calcext:value-type="string">
            <text:p> бежать, бегать, бег</text:p>
          </table:table-cell>
          <table:table-cell table:formula="of:=LEN([.A1465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2681-rush" xlink:type="simple">rush</text:a></text:p>
          </table:table-cell>
          <table:table-cell office:value-type="string" calcext:value-type="string">
            <text:p> торопить(ся), мчаться, спешка</text:p>
          </table:table-cell>
          <table:table-cell table:formula="of:=LEN([.A146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684-sad" xlink:type="simple">sad</text:a></text:p>
          </table:table-cell>
          <table:table-cell office:value-type="string" calcext:value-type="string">
            <text:p> грустный, печальный</text:p>
          </table:table-cell>
          <table:table-cell table:formula="of:=LEN([.A1467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936-safe" xlink:type="simple">safe</text:a></text:p>
          </table:table-cell>
          <table:table-cell office:value-type="string" calcext:value-type="string">
            <text:p> безопасный, надежный, сейф</text:p>
          </table:table-cell>
          <table:table-cell table:formula="of:=LEN([.A146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001-safety" xlink:type="simple">safety</text:a></text:p>
          </table:table-cell>
          <table:table-cell office:value-type="string" calcext:value-type="string">
            <text:p> безопасность</text:p>
          </table:table-cell>
          <table:table-cell table:formula="of:=LEN([.A1469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687-sail" xlink:type="simple">sail</text:a></text:p>
          </table:table-cell>
          <table:table-cell office:value-type="string" calcext:value-type="string">
            <text:p> плавать (под парусом), совершать плавание, парус</text:p>
          </table:table-cell>
          <table:table-cell table:formula="of:=LEN([.A147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689-salary" xlink:type="simple">salary</text:a></text:p>
          </table:table-cell>
          <table:table-cell office:value-type="string" calcext:value-type="string">
            <text:p> зарплата, оклад</text:p>
          </table:table-cell>
          <table:table-cell table:formula="of:=LEN([.A147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690-sale" xlink:type="simple">sale</text:a></text:p>
          </table:table-cell>
          <table:table-cell office:value-type="string" calcext:value-type="string">
            <text:p> продажа, распродажа</text:p>
          </table:table-cell>
          <table:table-cell table:formula="of:=LEN([.A147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691-salt" xlink:type="simple">salt</text:a></text:p>
          </table:table-cell>
          <table:table-cell office:value-type="string" calcext:value-type="string">
            <text:p> соль, солить</text:p>
          </table:table-cell>
          <table:table-cell table:formula="of:=LEN([.A147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111-same" xlink:type="simple">same</text:a></text:p>
          </table:table-cell>
          <table:table-cell office:value-type="string" calcext:value-type="string">
            <text:p> тот (же) самый, такой же, то же</text:p>
          </table:table-cell>
          <table:table-cell table:formula="of:=LEN([.A147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694-sand" xlink:type="simple">sand</text:a></text:p>
          </table:table-cell>
          <table:table-cell office:value-type="string" calcext:value-type="string">
            <text:p> песок</text:p>
          </table:table-cell>
          <table:table-cell table:formula="of:=LEN([.A147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695-satisfaction" xlink:type="simple">satisfaction</text:a></text:p>
          </table:table-cell>
          <table:table-cell office:value-type="string" calcext:value-type="string">
            <text:p> удовлетворение</text:p>
          </table:table-cell>
          <table:table-cell table:formula="of:=LEN([.A147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 <text:a xlink:href="http://www.7english.ru/2696-satisfy" xlink:type="simple">satisfy</text:a></text:p>
          </table:table-cell>
          <table:table-cell office:value-type="string" calcext:value-type="string">
            <text:p> удовлетворять</text:p>
          </table:table-cell>
          <table:table-cell table:formula="of:=LEN([.A147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886-Saturday" xlink:type="simple">Saturday</text:a></text:p>
          </table:table-cell>
          <table:table-cell office:value-type="string" calcext:value-type="string">
            <text:p> суббота</text:p>
          </table:table-cell>
          <table:table-cell table:formula="of:=LEN([.A147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652-save" xlink:type="simple">save</text:a></text:p>
          </table:table-cell>
          <table:table-cell office:value-type="string" calcext:value-type="string">
            <text:p> сохранять, спасать</text:p>
          </table:table-cell>
          <table:table-cell table:formula="of:=LEN([.A147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3-say" xlink:type="simple">say</text:a></text:p>
          </table:table-cell>
          <table:table-cell office:value-type="string" calcext:value-type="string">
            <text:p> говорить, сказать</text:p>
          </table:table-cell>
          <table:table-cell table:formula="of:=LEN([.A148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699-scale" xlink:type="simple">scale</text:a></text:p>
          </table:table-cell>
          <table:table-cell office:value-type="string" calcext:value-type="string">
            <text:p> шкала, масштаб</text:p>
          </table:table-cell>
          <table:table-cell table:formula="of:=LEN([.A1481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3441-scatter" xlink:type="simple">scatter</text:a></text:p>
          </table:table-cell>
          <table:table-cell office:value-type="string" calcext:value-type="string">
            <text:p> рассеивать(ся), разбрасывать</text:p>
          </table:table-cell>
          <table:table-cell table:formula="of:=LEN([.A148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655-scene" xlink:type="simple">scene</text:a></text:p>
          </table:table-cell>
          <table:table-cell office:value-type="string" calcext:value-type="string">
            <text:p> сцена, вид</text:p>
          </table:table-cell>
          <table:table-cell table:formula="of:=LEN([.A148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83-school" xlink:type="simple">school</text:a></text:p>
          </table:table-cell>
          <table:table-cell office:value-type="string" calcext:value-type="string">
            <text:p> школа</text:p>
          </table:table-cell>
          <table:table-cell table:formula="of:=LEN([.A148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788-science" xlink:type="simple">science</text:a></text:p>
          </table:table-cell>
          <table:table-cell office:value-type="string" calcext:value-type="string">
            <text:p> наука</text:p>
          </table:table-cell>
          <table:table-cell table:formula="of:=LEN([.A148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703-scientific" xlink:type="simple">scientific</text:a></text:p>
          </table:table-cell>
          <table:table-cell office:value-type="string" calcext:value-type="string">
            <text:p> научный</text:p>
          </table:table-cell>
          <table:table-cell table:formula="of:=LEN([.A148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935-scientist" xlink:type="simple">scientist</text:a></text:p>
          </table:table-cell>
          <table:table-cell office:value-type="string" calcext:value-type="string">
            <text:p> ученый</text:p>
          </table:table-cell>
          <table:table-cell table:formula="of:=LEN([.A148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704-scissors" xlink:type="simple">scissors</text:a></text:p>
          </table:table-cell>
          <table:table-cell office:value-type="string" calcext:value-type="string">
            <text:p> ножницы</text:p>
          </table:table-cell>
          <table:table-cell table:formula="of:=LEN([.A148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707-screen" xlink:type="simple">screen</text:a></text:p>
          </table:table-cell>
          <table:table-cell office:value-type="string" calcext:value-type="string">
            <text:p> экран</text:p>
          </table:table-cell>
          <table:table-cell table:formula="of:=LEN([.A148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708-screw" xlink:type="simple">screw</text:a></text:p>
          </table:table-cell>
          <table:table-cell office:value-type="string" calcext:value-type="string">
            <text:p> винт, болт, завинчивать</text:p>
          </table:table-cell>
          <table:table-cell table:formula="of:=LEN([.A149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873-sea" xlink:type="simple">sea</text:a></text:p>
          </table:table-cell>
          <table:table-cell office:value-type="string" calcext:value-type="string">
            <text:p> море, морской</text:p>
          </table:table-cell>
          <table:table-cell table:formula="of:=LEN([.A149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711-search" xlink:type="simple">search</text:a></text:p>
          </table:table-cell>
          <table:table-cell office:value-type="string" calcext:value-type="string">
            <text:p> поиск, искать</text:p>
          </table:table-cell>
          <table:table-cell table:formula="of:=LEN([.A149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443-season" xlink:type="simple">season</text:a></text:p>
          </table:table-cell>
          <table:table-cell office:value-type="string" calcext:value-type="string">
            <text:p> сезон, время года</text:p>
          </table:table-cell>
          <table:table-cell table:formula="of:=LEN([.A149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793-seat" xlink:type="simple">seat</text:a></text:p>
          </table:table-cell>
          <table:table-cell office:value-type="string" calcext:value-type="string">
            <text:p> сиденье</text:p>
          </table:table-cell>
          <table:table-cell table:formula="of:=LEN([.A149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330-second" xlink:type="simple">second</text:a></text:p>
          </table:table-cell>
          <table:table-cell office:value-type="string" calcext:value-type="string">
            <text:p> секунда, второй по счёту, второй</text:p>
          </table:table-cell>
          <table:table-cell table:formula="of:=LEN([.A149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714-secret" xlink:type="simple">secret</text:a></text:p>
          </table:table-cell>
          <table:table-cell office:value-type="string" calcext:value-type="string">
            <text:p> секрет, тайна, тайный</text:p>
          </table:table-cell>
          <table:table-cell table:formula="of:=LEN([.A149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713-secretary" xlink:type="simple">secretary</text:a></text:p>
          </table:table-cell>
          <table:table-cell office:value-type="string" calcext:value-type="string">
            <text:p> секретарь</text:p>
          </table:table-cell>
          <table:table-cell table:formula="of:=LEN([.A149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584-security" xlink:type="simple">security</text:a></text:p>
          </table:table-cell>
          <table:table-cell office:value-type="string" calcext:value-type="string">
            <text:p> безопасность, защита</text:p>
          </table:table-cell>
          <table:table-cell table:formula="of:=LEN([.A149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39-see" xlink:type="simple">see</text:a></text:p>
          </table:table-cell>
          <table:table-cell office:value-type="string" calcext:value-type="string">
            <text:p> видеть, смотреть</text:p>
          </table:table-cell>
          <table:table-cell table:formula="of:=LEN([.A149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717-seed" xlink:type="simple">seed</text:a></text:p>
          </table:table-cell>
          <table:table-cell office:value-type="string" calcext:value-type="string">
            <text:p> семя, семечко</text:p>
          </table:table-cell>
          <table:table-cell table:formula="of:=LEN([.A15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91-seek" xlink:type="simple">seek</text:a></text:p>
          </table:table-cell>
          <table:table-cell office:value-type="string" calcext:value-type="string">
            <text:p> искать, разыскивать</text:p>
          </table:table-cell>
          <table:table-cell table:formula="of:=LEN([.A15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16-seem" xlink:type="simple">seem</text:a></text:p>
          </table:table-cell>
          <table:table-cell office:value-type="string" calcext:value-type="string">
            <text:p> казаться, представляться</text:p>
          </table:table-cell>
          <table:table-cell table:formula="of:=LEN([.A1502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386-sell" xlink:type="simple">sell</text:a></text:p>
          </table:table-cell>
          <table:table-cell table:style-name="ce2" office:value-type="string" calcext:value-type="string">
            <text:p> продавать</text:p>
          </table:table-cell>
          <table:table-cell table:formula="of:=LEN([.A150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52-send" xlink:type="simple">send</text:a></text:p>
          </table:table-cell>
          <table:table-cell office:value-type="string" calcext:value-type="string">
            <text:p> посылать</text:p>
          </table:table-cell>
          <table:table-cell table:formula="of:=LEN([.A150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354-sense" xlink:type="simple">sense</text:a></text:p>
          </table:table-cell>
          <table:table-cell office:value-type="string" calcext:value-type="string">
            <text:p> чувство, ощущение, чувствовать</text:p>
          </table:table-cell>
          <table:table-cell table:formula="of:=LEN([.A1505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723-sensible" xlink:type="simple">sensible</text:a></text:p>
          </table:table-cell>
          <table:table-cell office:value-type="string" calcext:value-type="string">
            <text:p> разумный, здравомыслящий</text:p>
          </table:table-cell>
          <table:table-cell table:formula="of:=LEN([.A150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724-sensitive" xlink:type="simple">sensitive</text:a></text:p>
          </table:table-cell>
          <table:table-cell office:value-type="string" calcext:value-type="string">
            <text:p> чувствительный</text:p>
          </table:table-cell>
          <table:table-cell table:formula="of:=LEN([.A150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725-sentence" xlink:type="simple">sentence</text:a></text:p>
          </table:table-cell>
          <table:table-cell office:value-type="string" calcext:value-type="string">
            <text:p> предложение, приговор</text:p>
          </table:table-cell>
          <table:table-cell table:formula="of:=LEN([.A150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727-separate" xlink:type="simple">separate</text:a></text:p>
          </table:table-cell>
          <table:table-cell office:value-type="string" calcext:value-type="string">
            <text:p> отдельный, отделять</text:p>
          </table:table-cell>
          <table:table-cell table:formula="of:=LEN([.A150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813-September" xlink:type="simple">September</text:a></text:p>
          </table:table-cell>
          <table:table-cell office:value-type="string" calcext:value-type="string">
            <text:p> сентябрь</text:p>
          </table:table-cell>
          <table:table-cell table:formula="of:=LEN([.A151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637-series" xlink:type="simple">series</text:a></text:p>
          </table:table-cell>
          <table:table-cell office:value-type="string" calcext:value-type="string">
            <text:p> ряд, последовательность</text:p>
          </table:table-cell>
          <table:table-cell table:formula="of:=LEN([.A151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672-serious" xlink:type="simple">serious</text:a></text:p>
          </table:table-cell>
          <table:table-cell office:value-type="string" calcext:value-type="string">
            <text:p> серьезный</text:p>
          </table:table-cell>
          <table:table-cell table:formula="of:=LEN([.A151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728-seriously" xlink:type="simple">seriously</text:a></text:p>
          </table:table-cell>
          <table:table-cell office:value-type="string" calcext:value-type="string">
            <text:p> серьезно, всерьез</text:p>
          </table:table-cell>
          <table:table-cell table:formula="of:=LEN([.A151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729-servant" xlink:type="simple">servant</text:a></text:p>
          </table:table-cell>
          <table:table-cell office:value-type="string" calcext:value-type="string">
            <text:p> слуга, прислуга</text:p>
          </table:table-cell>
          <table:table-cell table:formula="of:=LEN([.A151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49-serve" xlink:type="simple">serve</text:a></text:p>
          </table:table-cell>
          <table:table-cell office:value-type="string" calcext:value-type="string">
            <text:p> служить, обслуживать</text:p>
          </table:table-cell>
          <table:table-cell table:formula="of:=LEN([.A15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23-service" xlink:type="simple">service</text:a></text:p>
          </table:table-cell>
          <table:table-cell office:value-type="string" calcext:value-type="string">
            <text:p> обслуживание, сервис</text:p>
          </table:table-cell>
          <table:table-cell table:formula="of:=LEN([.A1516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254-set" xlink:type="simple">set</text:a></text:p>
          </table:table-cell>
          <table:table-cell office:value-type="string" calcext:value-type="string">
            <text:p> ставить, устанавливать, комплект</text:p>
          </table:table-cell>
          <table:table-cell table:formula="of:=LEN([.A151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731-settle" xlink:type="simple">settle</text:a></text:p>
          </table:table-cell>
          <table:table-cell office:value-type="string" calcext:value-type="string">
            <text:p> урегулировать, улаживать</text:p>
          </table:table-cell>
          <table:table-cell table:formula="of:=LEN([.A15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653-seven" xlink:type="simple">seven</text:a></text:p>
          </table:table-cell>
          <table:table-cell office:value-type="string" calcext:value-type="string">
            <text:p> семь, семерка</text:p>
          </table:table-cell>
          <table:table-cell table:formula="of:=LEN([.A15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831-seventeen" xlink:type="simple">seventeen</text:a></text:p>
          </table:table-cell>
          <table:table-cell office:value-type="string" calcext:value-type="string">
            <text:p> семнадцать</text:p>
          </table:table-cell>
          <table:table-cell table:formula="of:=LEN([.A152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838-seventy" xlink:type="simple">seventy</text:a></text:p>
          </table:table-cell>
          <table:table-cell office:value-type="string" calcext:value-type="string">
            <text:p> семьдесят, 70</text:p>
          </table:table-cell>
          <table:table-cell table:formula="of:=LEN([.A15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68-several" xlink:type="simple">several</text:a></text:p>
          </table:table-cell>
          <table:table-cell office:value-type="string" calcext:value-type="string">
            <text:p> несколько, несколько</text:p>
          </table:table-cell>
          <table:table-cell table:formula="of:=LEN([.A152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732-severe" xlink:type="simple">severe</text:a></text:p>
          </table:table-cell>
          <table:table-cell office:value-type="string" calcext:value-type="string">
            <text:p> суровый, серьезный</text:p>
          </table:table-cell>
          <table:table-cell table:formula="of:=LEN([.A152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734-sew" xlink:type="simple">sew</text:a></text:p>
          </table:table-cell>
          <table:table-cell office:value-type="string" calcext:value-type="string">
            <text:p> шить, зашивать</text:p>
          </table:table-cell>
          <table:table-cell table:formula="of:=LEN([.A152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730-sex" xlink:type="simple">sex</text:a></text:p>
          </table:table-cell>
          <table:table-cell office:value-type="string" calcext:value-type="string">
            <text:p> секс, пол</text:p>
          </table:table-cell>
          <table:table-cell table:formula="of:=LEN([.A152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889-sexual" xlink:type="simple">sexual</text:a></text:p>
          </table:table-cell>
          <table:table-cell office:value-type="string" calcext:value-type="string">
            <text:p> сексуальный, половой</text:p>
          </table:table-cell>
          <table:table-cell table:formula="of:=LEN([.A152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735-shade" xlink:type="simple">shade</text:a></text:p>
          </table:table-cell>
          <table:table-cell office:value-type="string" calcext:value-type="string">
            <text:p> тень, оттенок, затенять</text:p>
          </table:table-cell>
          <table:table-cell table:formula="of:=LEN([.A15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36-shadow" xlink:type="simple">shadow</text:a></text:p>
          </table:table-cell>
          <table:table-cell office:value-type="string" calcext:value-type="string">
            <text:p> тень</text:p>
          </table:table-cell>
          <table:table-cell table:formula="of:=LEN([.A152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32-shake" xlink:type="simple">shake</text:a></text:p>
          </table:table-cell>
          <table:table-cell office:value-type="string" calcext:value-type="string">
            <text:p> трясти, встряска</text:p>
          </table:table-cell>
          <table:table-cell table:formula="of:=LEN([.A1529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264-shall" xlink:type="simple">shall</text:a></text:p>
          </table:table-cell>
          <table:table-cell office:value-type="string" calcext:value-type="string">
            <text:p> образует будущее время, просьбу/предложение</text:p>
          </table:table-cell>
          <table:table-cell table:formula="of:=LEN([.A15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38-shame" xlink:type="simple">shame</text:a></text:p>
          </table:table-cell>
          <table:table-cell office:value-type="string" calcext:value-type="string">
            <text:p> позор, стыд, позорить</text:p>
          </table:table-cell>
          <table:table-cell table:formula="of:=LEN([.A15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39-shape" xlink:type="simple">shape</text:a></text:p>
          </table:table-cell>
          <table:table-cell office:value-type="string" calcext:value-type="string">
            <text:p> форма, придавать форму</text:p>
          </table:table-cell>
          <table:table-cell table:formula="of:=LEN([.A15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631-share" xlink:type="simple">share</text:a></text:p>
          </table:table-cell>
          <table:table-cell office:value-type="string" calcext:value-type="string">
            <text:p> делить, разделять, доля</text:p>
          </table:table-cell>
          <table:table-cell table:formula="of:=LEN([.A153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41-sharp" xlink:type="simple">sharp</text:a></text:p>
          </table:table-cell>
          <table:table-cell office:value-type="string" calcext:value-type="string">
            <text:p> острый, резкий, резко</text:p>
          </table:table-cell>
          <table:table-cell table:formula="of:=LEN([.A15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9-she" xlink:type="simple">she</text:a></text:p>
          </table:table-cell>
          <table:table-cell office:value-type="string" calcext:value-type="string">
            <text:p> она</text:p>
          </table:table-cell>
          <table:table-cell table:formula="of:=LEN([.A153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743-sheep" xlink:type="simple">sheep</text:a></text:p>
          </table:table-cell>
          <table:table-cell office:value-type="string" calcext:value-type="string">
            <text:p> овца, баран</text:p>
          </table:table-cell>
          <table:table-cell table:formula="of:=LEN([.A153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44-sheet" xlink:type="simple">sheet</text:a></text:p>
          </table:table-cell>
          <table:table-cell office:value-type="string" calcext:value-type="string">
            <text:p> лист, простыня</text:p>
          </table:table-cell>
          <table:table-cell table:formula="of:=LEN([.A15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45-shelf" xlink:type="simple">shelf</text:a></text:p>
          </table:table-cell>
          <table:table-cell office:value-type="string" calcext:value-type="string">
            <text:p> полка</text:p>
          </table:table-cell>
          <table:table-cell table:formula="of:=LEN([.A15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46-shell" xlink:type="simple">shell</text:a></text:p>
          </table:table-cell>
          <table:table-cell office:value-type="string" calcext:value-type="string">
            <text:p> раковина, скорлупа</text:p>
          </table:table-cell>
          <table:table-cell table:formula="of:=LEN([.A153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47-shelter" xlink:type="simple">shelter</text:a></text:p>
          </table:table-cell>
          <table:table-cell office:value-type="string" calcext:value-type="string">
            <text:p> приют, укрытие, приютить</text:p>
          </table:table-cell>
          <table:table-cell table:formula="of:=LEN([.A154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749-shine" xlink:type="simple">shine</text:a></text:p>
          </table:table-cell>
          <table:table-cell office:value-type="string" calcext:value-type="string">
            <text:p> светить(ся), сиять</text:p>
          </table:table-cell>
          <table:table-cell table:formula="of:=LEN([.A15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50-shiny" xlink:type="simple">shiny</text:a></text:p>
          </table:table-cell>
          <table:table-cell office:value-type="string" calcext:value-type="string">
            <text:p> солнечный, блестящий</text:p>
          </table:table-cell>
          <table:table-cell table:formula="of:=LEN([.A154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51-ship" xlink:type="simple">ship</text:a></text:p>
          </table:table-cell>
          <table:table-cell office:value-type="string" calcext:value-type="string">
            <text:p> корабль, судно</text:p>
          </table:table-cell>
          <table:table-cell table:formula="of:=LEN([.A15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752-shirt" xlink:type="simple">shirt</text:a></text:p>
          </table:table-cell>
          <table:table-cell office:value-type="string" calcext:value-type="string">
            <text:p> рубашка</text:p>
          </table:table-cell>
          <table:table-cell table:formula="of:=LEN([.A154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53-shock" xlink:type="simple">shock</text:a></text:p>
          </table:table-cell>
          <table:table-cell office:value-type="string" calcext:value-type="string">
            <text:p> удар, шок, шокировать</text:p>
          </table:table-cell>
          <table:table-cell table:formula="of:=LEN([.A154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54-shoe" xlink:type="simple">shoe</text:a></text:p>
          </table:table-cell>
          <table:table-cell office:value-type="string" calcext:value-type="string">
            <text:p> ботинок, туфля</text:p>
          </table:table-cell>
          <table:table-cell table:formula="of:=LEN([.A154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50-shoot" xlink:type="simple">shoot</text:a></text:p>
          </table:table-cell>
          <table:table-cell office:value-type="string" calcext:value-type="string">
            <text:p> стрелять</text:p>
          </table:table-cell>
          <table:table-cell table:formula="of:=LEN([.A1547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757-shop" xlink:type="simple">shop</text:a></text:p>
          </table:table-cell>
          <table:table-cell office:value-type="string" calcext:value-type="string">
            <text:p> магазин, совершать покупки</text:p>
          </table:table-cell>
          <table:table-cell table:formula="of:=LEN([.A15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54-short" xlink:type="simple">short</text:a></text:p>
          </table:table-cell>
          <table:table-cell office:value-type="string" calcext:value-type="string">
            <text:p> короткий, коротко</text:p>
          </table:table-cell>
          <table:table-cell table:formula="of:=LEN([.A154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931-shot" xlink:type="simple">shot</text:a></text:p>
          </table:table-cell>
          <table:table-cell office:value-type="string" calcext:value-type="string">
            <text:p> выстрел, кадр</text:p>
          </table:table-cell>
          <table:table-cell table:formula="of:=LEN([.A15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9-should" xlink:type="simple">should</text:a></text:p>
          </table:table-cell>
          <table:table-cell office:value-type="string" calcext:value-type="string">
            <text:p> должен</text:p>
          </table:table-cell>
          <table:table-cell table:formula="of:=LEN([.A155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70-shoulder" xlink:type="simple">shoulder</text:a></text:p>
          </table:table-cell>
          <table:table-cell office:value-type="string" calcext:value-type="string">
            <text:p> плечо</text:p>
          </table:table-cell>
          <table:table-cell table:formula="of:=LEN([.A155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759-shout" xlink:type="simple">shout</text:a></text:p>
          </table:table-cell>
          <table:table-cell office:value-type="string" calcext:value-type="string">
            <text:p> кричать, крик</text:p>
          </table:table-cell>
          <table:table-cell table:formula="of:=LEN([.A15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26-show" xlink:type="simple">show</text:a></text:p>
          </table:table-cell>
          <table:table-cell office:value-type="string" calcext:value-type="string">
            <text:p> показывать, шоу</text:p>
          </table:table-cell>
          <table:table-cell table:formula="of:=LEN([.A155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761-shut" xlink:type="simple">shut</text:a></text:p>
          </table:table-cell>
          <table:table-cell office:value-type="string" calcext:value-type="string">
            <text:p> закрывать(ся), запирать(ся)</text:p>
          </table:table-cell>
          <table:table-cell table:formula="of:=LEN([.A1555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762-shy" xlink:type="simple">shy</text:a></text:p>
          </table:table-cell>
          <table:table-cell office:value-type="string" calcext:value-type="string">
            <text:p> стеснительный, застенчивый</text:p>
          </table:table-cell>
          <table:table-cell table:formula="of:=LEN([.A155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763-sick" xlink:type="simple">sick</text:a></text:p>
          </table:table-cell>
          <table:table-cell office:value-type="string" calcext:value-type="string">
            <text:p> больной</text:p>
          </table:table-cell>
          <table:table-cell table:formula="of:=LEN([.A155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10-side" xlink:type="simple">side</text:a></text:p>
          </table:table-cell>
          <table:table-cell office:value-type="string" calcext:value-type="string">
            <text:p> сторона, боковой</text:p>
          </table:table-cell>
          <table:table-cell table:formula="of:=LEN([.A15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764-sight" xlink:type="simple">sight</text:a></text:p>
          </table:table-cell>
          <table:table-cell office:value-type="string" calcext:value-type="string">
            <text:p> зрение, вид</text:p>
          </table:table-cell>
          <table:table-cell table:formula="of:=LEN([.A1559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676-sign" xlink:type="simple">sign</text:a></text:p>
          </table:table-cell>
          <table:table-cell office:value-type="string" calcext:value-type="string">
            <text:p> знак, подпись, подписывать</text:p>
          </table:table-cell>
          <table:table-cell table:formula="of:=LEN([.A156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765-signal" xlink:type="simple">signal</text:a></text:p>
          </table:table-cell>
          <table:table-cell office:value-type="string" calcext:value-type="string">
            <text:p> сигнал, сигнализировать</text:p>
          </table:table-cell>
          <table:table-cell table:formula="of:=LEN([.A1561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638-significant" xlink:type="simple">significant</text:a></text:p>
          </table:table-cell>
          <table:table-cell office:value-type="string" calcext:value-type="string">
            <text:p> значительный, существенный</text:p>
          </table:table-cell>
          <table:table-cell table:formula="of:=LEN([.A156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2768-silence" xlink:type="simple">silence</text:a></text:p>
          </table:table-cell>
          <table:table-cell office:value-type="string" calcext:value-type="string">
            <text:p> тишина, молчание</text:p>
          </table:table-cell>
          <table:table-cell table:formula="of:=LEN([.A156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769-silent" xlink:type="simple">silent</text:a></text:p>
          </table:table-cell>
          <table:table-cell office:value-type="string" calcext:value-type="string">
            <text:p> тихий, бесшумный</text:p>
          </table:table-cell>
          <table:table-cell table:formula="of:=LEN([.A156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770-silk" xlink:type="simple">silk</text:a></text:p>
          </table:table-cell>
          <table:table-cell office:value-type="string" calcext:value-type="string">
            <text:p> шелк</text:p>
          </table:table-cell>
          <table:table-cell table:formula="of:=LEN([.A156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771-silly" xlink:type="simple">silly</text:a></text:p>
          </table:table-cell>
          <table:table-cell office:value-type="string" calcext:value-type="string">
            <text:p> глупый</text:p>
          </table:table-cell>
          <table:table-cell table:formula="of:=LEN([.A156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72-silver" xlink:type="simple">silver</text:a></text:p>
          </table:table-cell>
          <table:table-cell office:value-type="string" calcext:value-type="string">
            <text:p> серебро, серебряный</text:p>
          </table:table-cell>
          <table:table-cell table:formula="of:=LEN([.A156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639-similar" xlink:type="simple">similar</text:a></text:p>
          </table:table-cell>
          <table:table-cell office:value-type="string" calcext:value-type="string">
            <text:p> похожий, сходный</text:p>
          </table:table-cell>
          <table:table-cell table:formula="of:=LEN([.A156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680-simple" xlink:type="simple">simple</text:a></text:p>
          </table:table-cell>
          <table:table-cell office:value-type="string" calcext:value-type="string">
            <text:p> простой, несложный</text:p>
          </table:table-cell>
          <table:table-cell table:formula="of:=LEN([.A156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21-since" xlink:type="simple">since</text:a></text:p>
          </table:table-cell>
          <table:table-cell office:value-type="string" calcext:value-type="string">
            <text:p> с, с тех пор</text:p>
          </table:table-cell>
          <table:table-cell table:formula="of:=LEN([.A157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75-sincere" xlink:type="simple">sincere</text:a></text:p>
          </table:table-cell>
          <table:table-cell office:value-type="string" calcext:value-type="string">
            <text:p> искренний</text:p>
          </table:table-cell>
          <table:table-cell table:formula="of:=LEN([.A157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894-sing" xlink:type="simple">sing</text:a></text:p>
          </table:table-cell>
          <table:table-cell office:value-type="string" calcext:value-type="string">
            <text:p> петь</text:p>
          </table:table-cell>
          <table:table-cell table:formula="of:=LEN([.A157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558-single" xlink:type="simple">single</text:a></text:p>
          </table:table-cell>
          <table:table-cell office:value-type="string" calcext:value-type="string">
            <text:p> один, единственный, холостяк</text:p>
          </table:table-cell>
          <table:table-cell table:formula="of:=LEN([.A1573])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 <text:a xlink:href="http://www.7english.ru/3279-singular" xlink:type="simple">singular</text:a></text:p>
          </table:table-cell>
          <table:table-cell office:value-type="string" calcext:value-type="string">
            <text:p> единственный, исключительный, единственное число</text:p>
          </table:table-cell>
          <table:table-cell table:formula="of:=LEN([.A157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778-sink" xlink:type="simple">sink</text:a></text:p>
          </table:table-cell>
          <table:table-cell office:value-type="string" calcext:value-type="string">
            <text:p> тонуть, раковина</text:p>
          </table:table-cell>
          <table:table-cell table:formula="of:=LEN([.A157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38-sister" xlink:type="simple">sister</text:a></text:p>
          </table:table-cell>
          <table:table-cell office:value-type="string" calcext:value-type="string">
            <text:p> сестра</text:p>
          </table:table-cell>
          <table:table-cell table:formula="of:=LEN([.A157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28-sit" xlink:type="simple">sit</text:a></text:p>
          </table:table-cell>
          <table:table-cell office:value-type="string" calcext:value-type="string">
            <text:p> сидеть</text:p>
          </table:table-cell>
          <table:table-cell table:formula="of:=LEN([.A157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481-situation" xlink:type="simple">situation</text:a></text:p>
          </table:table-cell>
          <table:table-cell office:value-type="string" calcext:value-type="string">
            <text:p> ситуация</text:p>
          </table:table-cell>
          <table:table-cell table:formula="of:=LEN([.A157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371-six" xlink:type="simple">six</text:a></text:p>
          </table:table-cell>
          <table:table-cell office:value-type="string" calcext:value-type="string">
            <text:p> шесть</text:p>
          </table:table-cell>
          <table:table-cell table:formula="of:=LEN([.A157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830-sixteen" xlink:type="simple">sixteen</text:a></text:p>
          </table:table-cell>
          <table:table-cell office:value-type="string" calcext:value-type="string">
            <text:p> шестнадцать</text:p>
          </table:table-cell>
          <table:table-cell table:formula="of:=LEN([.A158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837-sixty" xlink:type="simple">sixty</text:a></text:p>
          </table:table-cell>
          <table:table-cell office:value-type="string" calcext:value-type="string">
            <text:p> шестьдесят, 60</text:p>
          </table:table-cell>
          <table:table-cell table:formula="of:=LEN([.A158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669-size" xlink:type="simple">size</text:a></text:p>
          </table:table-cell>
          <table:table-cell office:value-type="string" calcext:value-type="string">
            <text:p> размер</text:p>
          </table:table-cell>
          <table:table-cell table:formula="of:=LEN([.A158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37-skill" xlink:type="simple">skill</text:a></text:p>
          </table:table-cell>
          <table:table-cell office:value-type="string" calcext:value-type="string">
            <text:p> умение, навык</text:p>
          </table:table-cell>
          <table:table-cell table:formula="of:=LEN([.A158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80-skillful" xlink:type="simple">skillful</text:a></text:p>
          </table:table-cell>
          <table:table-cell office:value-type="string" calcext:value-type="string">
            <text:p> искусный, умелый</text:p>
          </table:table-cell>
          <table:table-cell table:formula="of:=LEN([.A158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900-skin" xlink:type="simple">skin</text:a></text:p>
          </table:table-cell>
          <table:table-cell office:value-type="string" calcext:value-type="string">
            <text:p> кожа, шкура</text:p>
          </table:table-cell>
          <table:table-cell table:formula="of:=LEN([.A158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781-skirt" xlink:type="simple">skirt</text:a></text:p>
          </table:table-cell>
          <table:table-cell office:value-type="string" calcext:value-type="string">
            <text:p> юбка</text:p>
          </table:table-cell>
          <table:table-cell table:formula="of:=LEN([.A158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014-sky" xlink:type="simple">sky</text:a></text:p>
          </table:table-cell>
          <table:table-cell office:value-type="string" calcext:value-type="string">
            <text:p> небо</text:p>
          </table:table-cell>
          <table:table-cell table:formula="of:=LEN([.A158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039-sleep" xlink:type="simple">sleep</text:a></text:p>
          </table:table-cell>
          <table:table-cell office:value-type="string" calcext:value-type="string">
            <text:p> спать, сон</text:p>
          </table:table-cell>
          <table:table-cell table:formula="of:=LEN([.A158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84-slide" xlink:type="simple">slide</text:a></text:p>
          </table:table-cell>
          <table:table-cell office:value-type="string" calcext:value-type="string">
            <text:p> скользить</text:p>
          </table:table-cell>
          <table:table-cell table:formula="of:=LEN([.A1589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786-slight" xlink:type="simple">slight</text:a></text:p>
          </table:table-cell>
          <table:table-cell office:value-type="string" calcext:value-type="string">
            <text:p> незначительный, небольшой</text:p>
          </table:table-cell>
          <table:table-cell table:formula="of:=LEN([.A159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787-slip" xlink:type="simple">slip</text:a></text:p>
          </table:table-cell>
          <table:table-cell office:value-type="string" calcext:value-type="string">
            <text:p> скользить, проскальзывать</text:p>
          </table:table-cell>
          <table:table-cell table:formula="of:=LEN([.A159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788-slope" xlink:type="simple">slope</text:a></text:p>
          </table:table-cell>
          <table:table-cell office:value-type="string" calcext:value-type="string">
            <text:p> склон, наклон</text:p>
          </table:table-cell>
          <table:table-cell table:formula="of:=LEN([.A159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90-slow" xlink:type="simple">slow</text:a></text:p>
          </table:table-cell>
          <table:table-cell office:value-type="string" calcext:value-type="string">
            <text:p> медленный, замедлять(ся)</text:p>
          </table:table-cell>
          <table:table-cell table:formula="of:=LEN([.A159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45-small" xlink:type="simple">small</text:a></text:p>
          </table:table-cell>
          <table:table-cell office:value-type="string" calcext:value-type="string">
            <text:p> маленький, небольшой</text:p>
          </table:table-cell>
          <table:table-cell table:formula="of:=LEN([.A159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91-smart" xlink:type="simple">smart</text:a></text:p>
          </table:table-cell>
          <table:table-cell office:value-type="string" calcext:value-type="string">
            <text:p> умный, элегантный</text:p>
          </table:table-cell>
          <table:table-cell table:formula="of:=LEN([.A159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93-smell" xlink:type="simple">smell</text:a></text:p>
          </table:table-cell>
          <table:table-cell office:value-type="string" calcext:value-type="string">
            <text:p> запах, обоняние, пахнуть</text:p>
          </table:table-cell>
          <table:table-cell table:formula="of:=LEN([.A159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945-smile" xlink:type="simple">smile</text:a></text:p>
          </table:table-cell>
          <table:table-cell office:value-type="string" calcext:value-type="string">
            <text:p> улыбаться, улыбка</text:p>
          </table:table-cell>
          <table:table-cell table:formula="of:=LEN([.A159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94-smoke" xlink:type="simple">smoke</text:a></text:p>
          </table:table-cell>
          <table:table-cell office:value-type="string" calcext:value-type="string">
            <text:p> дым, курить</text:p>
          </table:table-cell>
          <table:table-cell table:formula="of:=LEN([.A159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96-smooth" xlink:type="simple">smooth</text:a></text:p>
          </table:table-cell>
          <table:table-cell office:value-type="string" calcext:value-type="string">
            <text:p> гладкий, плавный</text:p>
          </table:table-cell>
          <table:table-cell table:formula="of:=LEN([.A159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797-snake" xlink:type="simple">snake</text:a></text:p>
          </table:table-cell>
          <table:table-cell office:value-type="string" calcext:value-type="string">
            <text:p> змея</text:p>
          </table:table-cell>
          <table:table-cell table:formula="of:=LEN([.A160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98-snow" xlink:type="simple">snow</text:a></text:p>
          </table:table-cell>
          <table:table-cell office:value-type="string" calcext:value-type="string">
            <text:p> снег, идти (о снеге)</text:p>
          </table:table-cell>
          <table:table-cell table:formula="of:=LEN([.A16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0-so" xlink:type="simple">so</text:a></text:p>
          </table:table-cell>
          <table:table-cell office:value-type="string" calcext:value-type="string">
            <text:p> так, настолько, так что</text:p>
          </table:table-cell>
          <table:table-cell table:formula="of:=LEN([.A160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2799-soap" xlink:type="simple">soap</text:a></text:p>
          </table:table-cell>
          <table:table-cell office:value-type="string" calcext:value-type="string">
            <text:p> мыло</text:p>
          </table:table-cell>
          <table:table-cell table:formula="of:=LEN([.A160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76-social" xlink:type="simple">social</text:a></text:p>
          </table:table-cell>
          <table:table-cell office:value-type="string" calcext:value-type="string">
            <text:p> общественный, социальный, собрание</text:p>
          </table:table-cell>
          <table:table-cell table:formula="of:=LEN([.A160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444-society" xlink:type="simple">society</text:a></text:p>
          </table:table-cell>
          <table:table-cell office:value-type="string" calcext:value-type="string">
            <text:p> общество</text:p>
          </table:table-cell>
          <table:table-cell table:formula="of:=LEN([.A160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800-sock" xlink:type="simple">sock</text:a></text:p>
          </table:table-cell>
          <table:table-cell office:value-type="string" calcext:value-type="string">
            <text:p> носок</text:p>
          </table:table-cell>
          <table:table-cell table:formula="of:=LEN([.A160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801-soft" xlink:type="simple">soft</text:a></text:p>
          </table:table-cell>
          <table:table-cell office:value-type="string" calcext:value-type="string">
            <text:p> мягкий</text:p>
          </table:table-cell>
          <table:table-cell table:formula="of:=LEN([.A16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803-soil" xlink:type="simple">soil</text:a></text:p>
          </table:table-cell>
          <table:table-cell office:value-type="string" calcext:value-type="string">
            <text:p> почва, земля, пачкать(ся)</text:p>
          </table:table-cell>
          <table:table-cell table:formula="of:=LEN([.A16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86-soldier" xlink:type="simple">soldier</text:a></text:p>
          </table:table-cell>
          <table:table-cell office:value-type="string" calcext:value-type="string">
            <text:p> солдат</text:p>
          </table:table-cell>
          <table:table-cell table:formula="of:=LEN([.A1609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2805-solid" xlink:type="simple">solid</text:a></text:p>
          </table:table-cell>
          <table:table-cell table:style-name="ce2" office:value-type="string" calcext:value-type="string">
            <text:p> твердый, сплошной</text:p>
          </table:table-cell>
          <table:table-cell table:formula="of:=LEN([.A1610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2806-solution" xlink:type="simple">solution</text:a></text:p>
          </table:table-cell>
          <table:table-cell table:style-name="ce2" office:value-type="string" calcext:value-type="string">
            <text:p> решение</text:p>
          </table:table-cell>
          <table:table-cell table:formula="of:=LEN([.A16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807-solve" xlink:type="simple">solve</text:a></text:p>
          </table:table-cell>
          <table:table-cell office:value-type="string" calcext:value-type="string">
            <text:p> решать, разрешать</text:p>
          </table:table-cell>
          <table:table-cell table:formula="of:=LEN([.A1612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34-some" xlink:type="simple">some</text:a></text:p>
          </table:table-cell>
          <table:table-cell office:value-type="string" calcext:value-type="string">
            <text:p> некоторое количество, некоторые</text:p>
          </table:table-cell>
          <table:table-cell table:formula="of:=LEN([.A16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83-somebody" xlink:type="simple">somebody</text:a></text:p>
          </table:table-cell>
          <table:table-cell office:value-type="string" calcext:value-type="string">
            <text:p> кто-то, кто-нибудь</text:p>
          </table:table-cell>
          <table:table-cell table:formula="of:=LEN([.A161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808-somehow" xlink:type="simple">somehow</text:a></text:p>
          </table:table-cell>
          <table:table-cell office:value-type="string" calcext:value-type="string">
            <text:p> как-то, так или иначе</text:p>
          </table:table-cell>
          <table:table-cell table:formula="of:=LEN([.A161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65-someone" xlink:type="simple">someone</text:a></text:p>
          </table:table-cell>
          <table:table-cell office:value-type="string" calcext:value-type="string">
            <text:p> кто-то, кто-нибудь</text:p>
          </table:table-cell>
          <table:table-cell table:formula="of:=LEN([.A161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96-something" xlink:type="simple">something</text:a></text:p>
          </table:table-cell>
          <table:table-cell office:value-type="string" calcext:value-type="string">
            <text:p> кое-что, нечто</text:p>
          </table:table-cell>
          <table:table-cell table:formula="of:=LEN([.A161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388-sometimes" xlink:type="simple">sometimes</text:a></text:p>
          </table:table-cell>
          <table:table-cell office:value-type="string" calcext:value-type="string">
            <text:p> иногда, временами</text:p>
          </table:table-cell>
          <table:table-cell table:formula="of:=LEN([.A161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810-somewhere" xlink:type="simple">somewhere</text:a></text:p>
          </table:table-cell>
          <table:table-cell office:value-type="string" calcext:value-type="string">
            <text:p> где-то, куда-то</text:p>
          </table:table-cell>
          <table:table-cell table:formula="of:=LEN([.A16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420-son" xlink:type="simple">son</text:a></text:p>
          </table:table-cell>
          <table:table-cell office:value-type="string" calcext:value-type="string">
            <text:p> сын</text:p>
          </table:table-cell>
          <table:table-cell table:formula="of:=LEN([.A162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762-song" xlink:type="simple">song</text:a></text:p>
          </table:table-cell>
          <table:table-cell office:value-type="string" calcext:value-type="string">
            <text:p> песня, пение</text:p>
          </table:table-cell>
          <table:table-cell table:formula="of:=LEN([.A16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36-soon" xlink:type="simple">soon</text:a></text:p>
          </table:table-cell>
          <table:table-cell office:value-type="string" calcext:value-type="string">
            <text:p> скоро, вскоре</text:p>
          </table:table-cell>
          <table:table-cell table:formula="of:=LEN([.A162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811-sore" xlink:type="simple">sore</text:a></text:p>
          </table:table-cell>
          <table:table-cell office:value-type="string" calcext:value-type="string">
            <text:p> больной, болезненный, больное место</text:p>
          </table:table-cell>
          <table:table-cell table:formula="of:=LEN([.A162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812-sorry" xlink:type="simple">sorry</text:a></text:p>
          </table:table-cell>
          <table:table-cell office:value-type="string" calcext:value-type="string">
            <text:p> извините, сожалеющий</text:p>
          </table:table-cell>
          <table:table-cell table:formula="of:=LEN([.A1624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748-sort" xlink:type="simple">sort</text:a></text:p>
          </table:table-cell>
          <table:table-cell table:style-name="ce2" office:value-type="string" calcext:value-type="string">
            <text:p> тип, вид, сортировать</text:p>
          </table:table-cell>
          <table:table-cell table:formula="of:=LEN([.A162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813-soul" xlink:type="simple">soul</text:a></text:p>
          </table:table-cell>
          <table:table-cell office:value-type="string" calcext:value-type="string">
            <text:p> душа</text:p>
          </table:table-cell>
          <table:table-cell table:formula="of:=LEN([.A162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24-sound" xlink:type="simple">sound</text:a></text:p>
          </table:table-cell>
          <table:table-cell office:value-type="string" calcext:value-type="string">
            <text:p> звучать, звук</text:p>
          </table:table-cell>
          <table:table-cell table:formula="of:=LEN([.A16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14-soup" xlink:type="simple">soup</text:a></text:p>
          </table:table-cell>
          <table:table-cell office:value-type="string" calcext:value-type="string">
            <text:p> суп</text:p>
          </table:table-cell>
          <table:table-cell table:formula="of:=LEN([.A16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815-sour" xlink:type="simple">sour</text:a></text:p>
          </table:table-cell>
          <table:table-cell office:value-type="string" calcext:value-type="string">
            <text:p> кислый</text:p>
          </table:table-cell>
          <table:table-cell table:formula="of:=LEN([.A16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24-source" xlink:type="simple">source</text:a></text:p>
          </table:table-cell>
          <table:table-cell office:value-type="string" calcext:value-type="string">
            <text:p> источник</text:p>
          </table:table-cell>
          <table:table-cell table:formula="of:=LEN([.A163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562-south" xlink:type="simple">south</text:a></text:p>
          </table:table-cell>
          <table:table-cell office:value-type="string" calcext:value-type="string">
            <text:p> юг, южный</text:p>
          </table:table-cell>
          <table:table-cell table:formula="of:=LEN([.A16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979-southern" xlink:type="simple">southern</text:a></text:p>
          </table:table-cell>
          <table:table-cell office:value-type="string" calcext:value-type="string">
            <text:p> южный</text:p>
          </table:table-cell>
          <table:table-cell table:formula="of:=LEN([.A1632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456-space" xlink:type="simple">space</text:a></text:p>
          </table:table-cell>
          <table:table-cell office:value-type="string" calcext:value-type="string">
            <text:p> пространство, космос, оставлять промежутки</text:p>
          </table:table-cell>
          <table:table-cell table:formula="of:=LEN([.A163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9-speak" xlink:type="simple">speak</text:a></text:p>
          </table:table-cell>
          <table:table-cell office:value-type="string" calcext:value-type="string">
            <text:p> говорить</text:p>
          </table:table-cell>
          <table:table-cell table:formula="of:=LEN([.A16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55-special" xlink:type="simple">special</text:a></text:p>
          </table:table-cell>
          <table:table-cell office:value-type="string" calcext:value-type="string">
            <text:p> специальный, особый</text:p>
          </table:table-cell>
          <table:table-cell table:formula="of:=LEN([.A1635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863-specific" xlink:type="simple">specific</text:a></text:p>
          </table:table-cell>
          <table:table-cell office:value-type="string" calcext:value-type="string">
            <text:p> конкретный, определенный</text:p>
          </table:table-cell>
          <table:table-cell table:formula="of:=LEN([.A163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975-speech" xlink:type="simple">speech</text:a></text:p>
          </table:table-cell>
          <table:table-cell office:value-type="string" calcext:value-type="string">
            <text:p> речь</text:p>
          </table:table-cell>
          <table:table-cell table:formula="of:=LEN([.A163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820-speed" xlink:type="simple">speed</text:a></text:p>
          </table:table-cell>
          <table:table-cell office:value-type="string" calcext:value-type="string">
            <text:p> скорость, ускорять</text:p>
          </table:table-cell>
          <table:table-cell table:formula="of:=LEN([.A1638])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 <text:a xlink:href="http://www.7english.ru/2822-spell" xlink:type="simple">spell</text:a></text:p>
          </table:table-cell>
          <table:table-cell office:value-type="string" calcext:value-type="string">
            <text:p> произносить по буквам, писать по буквам, заклинание</text:p>
          </table:table-cell>
          <table:table-cell table:formula="of:=LEN([.A163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95-spend" xlink:type="simple">spend</text:a></text:p>
          </table:table-cell>
          <table:table-cell office:value-type="string" calcext:value-type="string">
            <text:p> тратить, расходовать</text:p>
          </table:table-cell>
          <table:table-cell table:formula="of:=LEN([.A1640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826-spin" xlink:type="simple">spin</text:a></text:p>
          </table:table-cell>
          <table:table-cell office:value-type="string" calcext:value-type="string">
            <text:p> крутить(ся), вращать(ся), кружение</text:p>
          </table:table-cell>
          <table:table-cell table:formula="of:=LEN([.A164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046-spirit" xlink:type="simple">spirit</text:a></text:p>
          </table:table-cell>
          <table:table-cell office:value-type="string" calcext:value-type="string">
            <text:p> дух</text:p>
          </table:table-cell>
          <table:table-cell table:formula="of:=LEN([.A1642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828-split" xlink:type="simple">split</text:a></text:p>
          </table:table-cell>
          <table:table-cell office:value-type="string" calcext:value-type="string">
            <text:p> расщеплять(ся), разбивать на части, расщепление</text:p>
          </table:table-cell>
          <table:table-cell table:formula="of:=LEN([.A164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29-spoil" xlink:type="simple">spoil</text:a></text:p>
          </table:table-cell>
          <table:table-cell office:value-type="string" calcext:value-type="string">
            <text:p> портить(ся), баловать</text:p>
          </table:table-cell>
          <table:table-cell table:formula="of:=LEN([.A164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30-spoon" xlink:type="simple">spoon</text:a></text:p>
          </table:table-cell>
          <table:table-cell office:value-type="string" calcext:value-type="string">
            <text:p> ложка</text:p>
          </table:table-cell>
          <table:table-cell table:formula="of:=LEN([.A164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589-sport" xlink:type="simple">sport</text:a></text:p>
          </table:table-cell>
          <table:table-cell office:value-type="string" calcext:value-type="string">
            <text:p> спорт, вид спорт</text:p>
          </table:table-cell>
          <table:table-cell table:formula="of:=LEN([.A164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31-spot" xlink:type="simple">spot</text:a></text:p>
          </table:table-cell>
          <table:table-cell office:value-type="string" calcext:value-type="string">
            <text:p> пятно, место</text:p>
          </table:table-cell>
          <table:table-cell table:formula="of:=LEN([.A1647]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 <text:a xlink:href="http://www.7english.ru/2832-spread" xlink:type="simple">spread</text:a></text:p>
          </table:table-cell>
          <table:table-cell office:value-type="string" calcext:value-type="string">
            <text:p> распространять(ся), простирать(ся), распространение</text:p>
          </table:table-cell>
          <table:table-cell table:formula="of:=LEN([.A1648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799-spring" xlink:type="simple">spring</text:a></text:p>
          </table:table-cell>
          <table:table-cell office:value-type="string" calcext:value-type="string">
            <text:p> весна, пружина, пружинить</text:p>
          </table:table-cell>
          <table:table-cell table:formula="of:=LEN([.A1649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833-square" xlink:type="simple">square</text:a></text:p>
          </table:table-cell>
          <table:table-cell office:value-type="string" calcext:value-type="string">
            <text:p> квадрат, площадь, квадратный</text:p>
          </table:table-cell>
          <table:table-cell table:formula="of:=LEN([.A165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743-stage" xlink:type="simple">stage</text:a></text:p>
          </table:table-cell>
          <table:table-cell office:value-type="string" calcext:value-type="string">
            <text:p> этап, стадия</text:p>
          </table:table-cell>
          <table:table-cell table:formula="of:=LEN([.A165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36-stair" xlink:type="simple">stair</text:a></text:p>
          </table:table-cell>
          <table:table-cell office:value-type="string" calcext:value-type="string">
            <text:p> ступенька</text:p>
          </table:table-cell>
          <table:table-cell table:formula="of:=LEN([.A1652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837-stamp" xlink:type="simple">stamp</text:a></text:p>
          </table:table-cell>
          <table:table-cell office:value-type="string" calcext:value-type="string">
            <text:p> штамп, печать, штамповать</text:p>
          </table:table-cell>
          <table:table-cell table:formula="of:=LEN([.A16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41-stand" xlink:type="simple">stand</text:a></text:p>
          </table:table-cell>
          <table:table-cell office:value-type="string" calcext:value-type="string">
            <text:p> стоять, стойка</text:p>
          </table:table-cell>
          <table:table-cell table:formula="of:=LEN([.A1654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722-standard" xlink:type="simple">standard</text:a></text:p>
          </table:table-cell>
          <table:table-cell office:value-type="string" calcext:value-type="string">
            <text:p> стандартный, обычный, стандарт</text:p>
          </table:table-cell>
          <table:table-cell table:formula="of:=LEN([.A165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472-star" xlink:type="simple">star</text:a></text:p>
          </table:table-cell>
          <table:table-cell office:value-type="string" calcext:value-type="string">
            <text:p> звезда, звездный</text:p>
          </table:table-cell>
          <table:table-cell table:formula="of:=LEN([.A165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24-start" xlink:type="simple">start</text:a></text:p>
          </table:table-cell>
          <table:table-cell office:value-type="string" calcext:value-type="string">
            <text:p> начало, старт, начинать</text:p>
          </table:table-cell>
          <table:table-cell table:formula="of:=LEN([.A1657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756-state" xlink:type="simple">state</text:a></text:p>
          </table:table-cell>
          <table:table-cell office:value-type="string" calcext:value-type="string">
            <text:p> состояние, государство, заявлять</text:p>
          </table:table-cell>
          <table:table-cell table:formula="of:=LEN([.A165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815-statement" xlink:type="simple">statement</text:a></text:p>
          </table:table-cell>
          <table:table-cell office:value-type="string" calcext:value-type="string">
            <text:p> заявление, утверждение</text:p>
          </table:table-cell>
          <table:table-cell table:formula="of:=LEN([.A165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754-station" xlink:type="simple">station</text:a></text:p>
          </table:table-cell>
          <table:table-cell office:value-type="string" calcext:value-type="string">
            <text:p> станция, пункт</text:p>
          </table:table-cell>
          <table:table-cell table:formula="of:=LEN([.A1660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356-stay" xlink:type="simple">stay</text:a></text:p>
          </table:table-cell>
          <table:table-cell office:value-type="string" calcext:value-type="string">
            <text:p> останавливаться, оставаться, пребывание</text:p>
          </table:table-cell>
          <table:table-cell table:formula="of:=LEN([.A166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840-steady" xlink:type="simple">steady</text:a></text:p>
          </table:table-cell>
          <table:table-cell office:value-type="string" calcext:value-type="string">
            <text:p> устойчивый, постоянный</text:p>
          </table:table-cell>
          <table:table-cell table:formula="of:=LEN([.A166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841-steal" xlink:type="simple">steal</text:a></text:p>
          </table:table-cell>
          <table:table-cell office:value-type="string" calcext:value-type="string">
            <text:p> воровать, красть</text:p>
          </table:table-cell>
          <table:table-cell table:formula="of:=LEN([.A166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42-steam" xlink:type="simple">steam</text:a></text:p>
          </table:table-cell>
          <table:table-cell office:value-type="string" calcext:value-type="string">
            <text:p> пар</text:p>
          </table:table-cell>
          <table:table-cell table:formula="of:=LEN([.A166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43-steel" xlink:type="simple">steel</text:a></text:p>
          </table:table-cell>
          <table:table-cell office:value-type="string" calcext:value-type="string">
            <text:p> сталь</text:p>
          </table:table-cell>
          <table:table-cell table:formula="of:=LEN([.A166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44-steep" xlink:type="simple">steep</text:a></text:p>
          </table:table-cell>
          <table:table-cell office:value-type="string" calcext:value-type="string">
            <text:p> крутой</text:p>
          </table:table-cell>
          <table:table-cell table:formula="of:=LEN([.A166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516-step" xlink:type="simple">step</text:a></text:p>
          </table:table-cell>
          <table:table-cell office:value-type="string" calcext:value-type="string">
            <text:p> шаг, ступать</text:p>
          </table:table-cell>
          <table:table-cell table:formula="of:=LEN([.A1667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846-stick" xlink:type="simple">stick</text:a></text:p>
          </table:table-cell>
          <table:table-cell office:value-type="string" calcext:value-type="string">
            <text:p> приклеивать(ся), липнуть, палка</text:p>
          </table:table-cell>
          <table:table-cell table:formula="of:=LEN([.A166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47-stiff" xlink:type="simple">stiff</text:a></text:p>
          </table:table-cell>
          <table:table-cell office:value-type="string" calcext:value-type="string">
            <text:p> жесткий, тугой</text:p>
          </table:table-cell>
          <table:table-cell table:formula="of:=LEN([.A166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84-still" xlink:type="simple">still</text:a></text:p>
          </table:table-cell>
          <table:table-cell office:value-type="string" calcext:value-type="string">
            <text:p> по-прежнему, ещё</text:p>
          </table:table-cell>
          <table:table-cell table:formula="of:=LEN([.A167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48-sting" xlink:type="simple">sting</text:a></text:p>
          </table:table-cell>
          <table:table-cell office:value-type="string" calcext:value-type="string">
            <text:p> жалить, жало</text:p>
          </table:table-cell>
          <table:table-cell table:formula="of:=LEN([.A167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50-stomach" xlink:type="simple">stomach</text:a></text:p>
          </table:table-cell>
          <table:table-cell office:value-type="string" calcext:value-type="string">
            <text:p> живот, желудок</text:p>
          </table:table-cell>
          <table:table-cell table:formula="of:=LEN([.A167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851-stone" xlink:type="simple">stone</text:a></text:p>
          </table:table-cell>
          <table:table-cell office:value-type="string" calcext:value-type="string">
            <text:p> камень</text:p>
          </table:table-cell>
          <table:table-cell table:formula="of:=LEN([.A1673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83-stop" xlink:type="simple">stop</text:a></text:p>
          </table:table-cell>
          <table:table-cell office:value-type="string" calcext:value-type="string">
            <text:p> остановка, прекращение, останавливаться</text:p>
          </table:table-cell>
          <table:table-cell table:formula="of:=LEN([.A167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622-store" xlink:type="simple">store</text:a></text:p>
          </table:table-cell>
          <table:table-cell office:value-type="string" calcext:value-type="string">
            <text:p> хранить, накапливать, магазин</text:p>
          </table:table-cell>
          <table:table-cell table:formula="of:=LEN([.A16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52-storm" xlink:type="simple">storm</text:a></text:p>
          </table:table-cell>
          <table:table-cell office:value-type="string" calcext:value-type="string">
            <text:p> буря, гроза</text:p>
          </table:table-cell>
          <table:table-cell table:formula="of:=LEN([.A167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96-story" xlink:type="simple">story</text:a></text:p>
          </table:table-cell>
          <table:table-cell office:value-type="string" calcext:value-type="string">
            <text:p> рассказ, история</text:p>
          </table:table-cell>
          <table:table-cell table:formula="of:=LEN([.A167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54-straight" xlink:type="simple">straight</text:a></text:p>
          </table:table-cell>
          <table:table-cell office:value-type="string" calcext:value-type="string">
            <text:p> прямой, прямо</text:p>
          </table:table-cell>
          <table:table-cell table:formula="of:=LEN([.A1678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3200-strange" xlink:type="simple">strange</text:a></text:p>
          </table:table-cell>
          <table:table-cell office:value-type="string" calcext:value-type="string">
            <text:p> странный, чужой, незнакомый</text:p>
          </table:table-cell>
          <table:table-cell table:formula="of:=LEN([.A167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857-stranger" xlink:type="simple">stranger</text:a></text:p>
          </table:table-cell>
          <table:table-cell office:value-type="string" calcext:value-type="string">
            <text:p> незнакомец, посторонний</text:p>
          </table:table-cell>
          <table:table-cell table:formula="of:=LEN([.A168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757-strategy" xlink:type="simple">strategy</text:a></text:p>
          </table:table-cell>
          <table:table-cell office:value-type="string" calcext:value-type="string">
            <text:p> стратегия</text:p>
          </table:table-cell>
          <table:table-cell table:formula="of:=LEN([.A168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858-stream" xlink:type="simple">stream</text:a></text:p>
          </table:table-cell>
          <table:table-cell office:value-type="string" calcext:value-type="string">
            <text:p> поток</text:p>
          </table:table-cell>
          <table:table-cell table:formula="of:=LEN([.A16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486-street" xlink:type="simple">street</text:a></text:p>
          </table:table-cell>
          <table:table-cell office:value-type="string" calcext:value-type="string">
            <text:p> улица</text:p>
          </table:table-cell>
          <table:table-cell table:formula="of:=LEN([.A168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859-strength" xlink:type="simple">strength</text:a></text:p>
          </table:table-cell>
          <table:table-cell office:value-type="string" calcext:value-type="string">
            <text:p> сила</text:p>
          </table:table-cell>
          <table:table-cell table:formula="of:=LEN([.A168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861-stretch" xlink:type="simple">stretch</text:a></text:p>
          </table:table-cell>
          <table:table-cell office:value-type="string" calcext:value-type="string">
            <text:p> тянуть(ся), растягивать(ся)</text:p>
          </table:table-cell>
          <table:table-cell table:formula="of:=LEN([.A168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863-strict" xlink:type="simple">strict</text:a></text:p>
          </table:table-cell>
          <table:table-cell office:value-type="string" calcext:value-type="string">
            <text:p> строгий</text:p>
          </table:table-cell>
          <table:table-cell table:formula="of:=LEN([.A168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013-strike" xlink:type="simple">strike</text:a></text:p>
          </table:table-cell>
          <table:table-cell office:value-type="string" calcext:value-type="string">
            <text:p> ударять, бить, удар</text:p>
          </table:table-cell>
          <table:table-cell table:formula="of:=LEN([.A168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865-string" xlink:type="simple">string</text:a></text:p>
          </table:table-cell>
          <table:table-cell office:value-type="string" calcext:value-type="string">
            <text:p> струна, веревка</text:p>
          </table:table-cell>
          <table:table-cell table:formula="of:=LEN([.A168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99-strong" xlink:type="simple">strong</text:a></text:p>
          </table:table-cell>
          <table:table-cell office:value-type="string" calcext:value-type="string">
            <text:p> сильный</text:p>
          </table:table-cell>
          <table:table-cell table:formula="of:=LEN([.A1689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840-structure" xlink:type="simple">structure</text:a></text:p>
          </table:table-cell>
          <table:table-cell office:value-type="string" calcext:value-type="string">
            <text:p> структура, строение, структурировать</text:p>
          </table:table-cell>
          <table:table-cell table:formula="of:=LEN([.A1690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2870-struggle" xlink:type="simple">struggle</text:a></text:p>
          </table:table-cell>
          <table:table-cell office:value-type="string" calcext:value-type="string">
            <text:p> делать усилия, бороться, усилие</text:p>
          </table:table-cell>
          <table:table-cell table:formula="of:=LEN([.A169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07-student" xlink:type="simple">student</text:a></text:p>
          </table:table-cell>
          <table:table-cell office:value-type="string" calcext:value-type="string">
            <text:p> студент</text:p>
          </table:table-cell>
          <table:table-cell table:formula="of:=LEN([.A1692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202-study" xlink:type="simple">study</text:a></text:p>
          </table:table-cell>
          <table:table-cell office:value-type="string" calcext:value-type="string">
            <text:p> изучать, исследовать, изучение</text:p>
          </table:table-cell>
          <table:table-cell table:formula="of:=LEN([.A169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72-stupid" xlink:type="simple">stupid</text:a></text:p>
          </table:table-cell>
          <table:table-cell office:value-type="string" calcext:value-type="string">
            <text:p> глупый</text:p>
          </table:table-cell>
          <table:table-cell table:formula="of:=LEN([.A169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56-style" xlink:type="simple">style</text:a></text:p>
          </table:table-cell>
          <table:table-cell office:value-type="string" calcext:value-type="string">
            <text:p> стиль</text:p>
          </table:table-cell>
          <table:table-cell table:formula="of:=LEN([.A169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593-subject" xlink:type="simple">subject</text:a></text:p>
          </table:table-cell>
          <table:table-cell office:value-type="string" calcext:value-type="string">
            <text:p> тема, предмет</text:p>
          </table:table-cell>
          <table:table-cell table:formula="of:=LEN([.A169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873-substance" xlink:type="simple">substance</text:a></text:p>
          </table:table-cell>
          <table:table-cell office:value-type="string" calcext:value-type="string">
            <text:p> вещество, субстанция</text:p>
          </table:table-cell>
          <table:table-cell table:formula="of:=LEN([.A169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876-succeed" xlink:type="simple">succeed</text:a></text:p>
          </table:table-cell>
          <table:table-cell office:value-type="string" calcext:value-type="string">
            <text:p> преуспевать, иметь успех</text:p>
          </table:table-cell>
          <table:table-cell table:formula="of:=LEN([.A169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693-success" xlink:type="simple">success</text:a></text:p>
          </table:table-cell>
          <table:table-cell office:value-type="string" calcext:value-type="string">
            <text:p> успех</text:p>
          </table:table-cell>
          <table:table-cell table:formula="of:=LEN([.A1699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976-successful" xlink:type="simple">successful</text:a></text:p>
          </table:table-cell>
          <table:table-cell office:value-type="string" calcext:value-type="string">
            <text:p> успешный, преуспевающий</text:p>
          </table:table-cell>
          <table:table-cell table:formula="of:=LEN([.A170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130-such" xlink:type="simple">such</text:a></text:p>
          </table:table-cell>
          <table:table-cell office:value-type="string" calcext:value-type="string">
            <text:p> такой, подобный, такой</text:p>
          </table:table-cell>
          <table:table-cell table:formula="of:=LEN([.A17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877-suck" xlink:type="simple">suck</text:a></text:p>
          </table:table-cell>
          <table:table-cell office:value-type="string" calcext:value-type="string">
            <text:p> сосать</text:p>
          </table:table-cell>
          <table:table-cell table:formula="of:=LEN([.A170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878-sudden" xlink:type="simple">sudden</text:a></text:p>
          </table:table-cell>
          <table:table-cell office:value-type="string" calcext:value-type="string">
            <text:p> внезапный</text:p>
          </table:table-cell>
          <table:table-cell table:formula="of:=LEN([.A170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45-suddenly" xlink:type="simple">suddenly</text:a></text:p>
          </table:table-cell>
          <table:table-cell office:value-type="string" calcext:value-type="string">
            <text:p> вдруг, внезапно</text:p>
          </table:table-cell>
          <table:table-cell table:formula="of:=LEN([.A170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974-suffer" xlink:type="simple">suffer</text:a></text:p>
          </table:table-cell>
          <table:table-cell office:value-type="string" calcext:value-type="string">
            <text:p> страдать</text:p>
          </table:table-cell>
          <table:table-cell table:formula="of:=LEN([.A170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881-sugar" xlink:type="simple">sugar</text:a></text:p>
          </table:table-cell>
          <table:table-cell office:value-type="string" calcext:value-type="string">
            <text:p> сахар</text:p>
          </table:table-cell>
          <table:table-cell table:formula="of:=LEN([.A170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74-suggest" xlink:type="simple">suggest</text:a></text:p>
          </table:table-cell>
          <table:table-cell office:value-type="string" calcext:value-type="string">
            <text:p> предлагать, советовать</text:p>
          </table:table-cell>
          <table:table-cell table:formula="of:=LEN([.A170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885-suit" xlink:type="simple">suit</text:a></text:p>
          </table:table-cell>
          <table:table-cell office:value-type="string" calcext:value-type="string">
            <text:p> костюм, устраивать</text:p>
          </table:table-cell>
          <table:table-cell table:formula="of:=LEN([.A17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883-suitable" xlink:type="simple">suitable</text:a></text:p>
          </table:table-cell>
          <table:table-cell office:value-type="string" calcext:value-type="string">
            <text:p> подходящий</text:p>
          </table:table-cell>
          <table:table-cell table:formula="of:=LEN([.A170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884-suitcase" xlink:type="simple">suitcase</text:a></text:p>
          </table:table-cell>
          <table:table-cell office:value-type="string" calcext:value-type="string">
            <text:p> чемодан</text:p>
          </table:table-cell>
          <table:table-cell table:formula="of:=LEN([.A171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887-sum" xlink:type="simple">sum</text:a></text:p>
          </table:table-cell>
          <table:table-cell office:value-type="string" calcext:value-type="string">
            <text:p> сумма</text:p>
          </table:table-cell>
          <table:table-cell table:formula="of:=LEN([.A17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543-summer" xlink:type="simple">summer</text:a></text:p>
          </table:table-cell>
          <table:table-cell office:value-type="string" calcext:value-type="string">
            <text:p> лето</text:p>
          </table:table-cell>
          <table:table-cell table:formula="of:=LEN([.A171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888-sun" xlink:type="simple">sun</text:a></text:p>
          </table:table-cell>
          <table:table-cell office:value-type="string" calcext:value-type="string">
            <text:p> солнце</text:p>
          </table:table-cell>
          <table:table-cell table:formula="of:=LEN([.A171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887-Sunday" xlink:type="simple">Sunday</text:a></text:p>
          </table:table-cell>
          <table:table-cell office:value-type="string" calcext:value-type="string">
            <text:p> воскресенье</text:p>
          </table:table-cell>
          <table:table-cell table:formula="of:=LEN([.A1714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891-supply" xlink:type="simple">supply</text:a></text:p>
          </table:table-cell>
          <table:table-cell office:value-type="string" calcext:value-type="string">
            <text:p> поставка, снабжение, поставлять</text:p>
          </table:table-cell>
          <table:table-cell table:formula="of:=LEN([.A17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459-support" xlink:type="simple">support</text:a></text:p>
          </table:table-cell>
          <table:table-cell office:value-type="string" calcext:value-type="string">
            <text:p> поддержка, поддерживать</text:p>
          </table:table-cell>
          <table:table-cell table:formula="of:=LEN([.A171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893-suppose" xlink:type="simple">suppose</text:a></text:p>
          </table:table-cell>
          <table:table-cell office:value-type="string" calcext:value-type="string">
            <text:p> полагать, предполагать</text:p>
          </table:table-cell>
          <table:table-cell table:formula="of:=LEN([.A171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00-sure" xlink:type="simple">sure</text:a></text:p>
          </table:table-cell>
          <table:table-cell office:value-type="string" calcext:value-type="string">
            <text:p> конечно, уверенный</text:p>
          </table:table-cell>
          <table:table-cell table:formula="of:=LEN([.A17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895-surface" xlink:type="simple">surface</text:a></text:p>
          </table:table-cell>
          <table:table-cell office:value-type="string" calcext:value-type="string">
            <text:p> поверхность</text:p>
          </table:table-cell>
          <table:table-cell table:formula="of:=LEN([.A1719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2896-surprise" xlink:type="simple">surprise</text:a></text:p>
          </table:table-cell>
          <table:table-cell office:value-type="string" calcext:value-type="string">
            <text:p> сюрприз, удивление, удивлять</text:p>
          </table:table-cell>
          <table:table-cell table:formula="of:=LEN([.A172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899-surround" xlink:type="simple">surround</text:a></text:p>
          </table:table-cell>
          <table:table-cell office:value-type="string" calcext:value-type="string">
            <text:p> окружать</text:p>
          </table:table-cell>
          <table:table-cell table:formula="of:=LEN([.A17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907-swallow" xlink:type="simple">swallow</text:a></text:p>
          </table:table-cell>
          <table:table-cell office:value-type="string" calcext:value-type="string">
            <text:p> глотать, глоток</text:p>
          </table:table-cell>
          <table:table-cell table:formula="of:=LEN([.A172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908-swear" xlink:type="simple">swear</text:a></text:p>
          </table:table-cell>
          <table:table-cell office:value-type="string" calcext:value-type="string">
            <text:p> клясться, ругаться, клятва</text:p>
          </table:table-cell>
          <table:table-cell table:formula="of:=LEN([.A17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911-sweep" xlink:type="simple">sweep</text:a></text:p>
          </table:table-cell>
          <table:table-cell office:value-type="string" calcext:value-type="string">
            <text:p> мести, подметать</text:p>
          </table:table-cell>
          <table:table-cell table:formula="of:=LEN([.A17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912-sweet" xlink:type="simple">sweet</text:a></text:p>
          </table:table-cell>
          <table:table-cell office:value-type="string" calcext:value-type="string">
            <text:p> сладкий, сладкое</text:p>
          </table:table-cell>
          <table:table-cell table:formula="of:=LEN([.A17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914-swell" xlink:type="simple">swell</text:a></text:p>
          </table:table-cell>
          <table:table-cell office:value-type="string" calcext:value-type="string">
            <text:p> распухать, набухать</text:p>
          </table:table-cell>
          <table:table-cell table:formula="of:=LEN([.A17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916-swim" xlink:type="simple">swim</text:a></text:p>
          </table:table-cell>
          <table:table-cell office:value-type="string" calcext:value-type="string">
            <text:p> плавать, плыть, плавание</text:p>
          </table:table-cell>
          <table:table-cell table:formula="of:=LEN([.A1727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2917-swing" xlink:type="simple">swing</text:a></text:p>
          </table:table-cell>
          <table:table-cell office:value-type="string" calcext:value-type="string">
            <text:p> качать(ся), размахивать, качание, взмах</text:p>
          </table:table-cell>
          <table:table-cell table:formula="of:=LEN([.A1728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920-sympathetic" xlink:type="simple">sympathetic</text:a></text:p>
          </table:table-cell>
          <table:table-cell office:value-type="string" calcext:value-type="string">
            <text:p> сочувствующий, благожелательный</text:p>
          </table:table-cell>
          <table:table-cell table:formula="of:=LEN([.A172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2921-sympathy" xlink:type="simple">sympathy</text:a></text:p>
          </table:table-cell>
          <table:table-cell office:value-type="string" calcext:value-type="string">
            <text:p> симпатия, сочувствие</text:p>
          </table:table-cell>
          <table:table-cell table:formula="of:=LEN([.A17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36-system" xlink:type="simple">system</text:a></text:p>
          </table:table-cell>
          <table:table-cell office:value-type="string" calcext:value-type="string">
            <text:p> система, устройство</text:p>
          </table:table-cell>
          <table:table-cell table:formula="of:=LEN([.A1731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473-table" xlink:type="simple">table</text:a></text:p>
          </table:table-cell>
          <table:table-cell office:value-type="string" calcext:value-type="string">
            <text:p> стол, таблица, класть на стол</text:p>
          </table:table-cell>
          <table:table-cell table:formula="of:=LEN([.A17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924-tail" xlink:type="simple">tail</text:a></text:p>
          </table:table-cell>
          <table:table-cell office:value-type="string" calcext:value-type="string">
            <text:p> хвост</text:p>
          </table:table-cell>
          <table:table-cell table:formula="of:=LEN([.A17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6-take" xlink:type="simple">take</text:a></text:p>
          </table:table-cell>
          <table:table-cell office:value-type="string" calcext:value-type="string">
            <text:p> брать, взять, получать</text:p>
          </table:table-cell>
          <table:table-cell table:formula="of:=LEN([.A173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119-talk" xlink:type="simple">talk</text:a></text:p>
          </table:table-cell>
          <table:table-cell office:value-type="string" calcext:value-type="string">
            <text:p> говорить, разговаривать, разговор</text:p>
          </table:table-cell>
          <table:table-cell table:formula="of:=LEN([.A173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925-tall" xlink:type="simple">tall</text:a></text:p>
          </table:table-cell>
          <table:table-cell office:value-type="string" calcext:value-type="string">
            <text:p> высокий</text:p>
          </table:table-cell>
          <table:table-cell table:formula="of:=LEN([.A17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925-task" xlink:type="simple">task</text:a></text:p>
          </table:table-cell>
          <table:table-cell office:value-type="string" calcext:value-type="string">
            <text:p> задача, задание</text:p>
          </table:table-cell>
          <table:table-cell table:formula="of:=LEN([.A173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930-taste" xlink:type="simple">taste</text:a></text:p>
          </table:table-cell>
          <table:table-cell office:value-type="string" calcext:value-type="string">
            <text:p> вкус, иметь вкус</text:p>
          </table:table-cell>
          <table:table-cell table:formula="of:=LEN([.A1738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445-tax" xlink:type="simple">tax</text:a></text:p>
          </table:table-cell>
          <table:table-cell office:value-type="string" calcext:value-type="string">
            <text:p> налог, пошлина, облагать налогом</text:p>
          </table:table-cell>
          <table:table-cell table:formula="of:=LEN([.A173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931-taxi" xlink:type="simple">taxi</text:a></text:p>
          </table:table-cell>
          <table:table-cell office:value-type="string" calcext:value-type="string">
            <text:p> такси</text:p>
          </table:table-cell>
          <table:table-cell table:formula="of:=LEN([.A174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934-tea" xlink:type="simple">tea</text:a></text:p>
          </table:table-cell>
          <table:table-cell office:value-type="string" calcext:value-type="string">
            <text:p> чай</text:p>
          </table:table-cell>
          <table:table-cell table:formula="of:=LEN([.A174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478-teach" xlink:type="simple">teach</text:a></text:p>
          </table:table-cell>
          <table:table-cell office:value-type="string" calcext:value-type="string">
            <text:p> учить, обучать</text:p>
          </table:table-cell>
          <table:table-cell table:formula="of:=LEN([.A174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21-teacher" xlink:type="simple">teacher</text:a></text:p>
          </table:table-cell>
          <table:table-cell office:value-type="string" calcext:value-type="string">
            <text:p> учитель</text:p>
          </table:table-cell>
          <table:table-cell table:formula="of:=LEN([.A1743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265-team" xlink:type="simple">team</text:a></text:p>
          </table:table-cell>
          <table:table-cell office:value-type="string" calcext:value-type="string">
            <text:p> команда, объединяться в команду</text:p>
          </table:table-cell>
          <table:table-cell table:formula="of:=LEN([.A1744])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 <text:a xlink:href="http://www.7english.ru/2933-tear" xlink:type="simple">tear</text:a></text:p>
          </table:table-cell>
          <table:table-cell table:style-name="ce2" office:value-type="string" calcext:value-type="string">
            <text:p> рвать(ся), разрывать(ся), слеза</text:p>
          </table:table-cell>
          <table:table-cell table:formula="of:=LEN([.A174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935-technical" xlink:type="simple">technical</text:a></text:p>
          </table:table-cell>
          <table:table-cell office:value-type="string" calcext:value-type="string">
            <text:p> технический</text:p>
          </table:table-cell>
          <table:table-cell table:formula="of:=LEN([.A1746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2937-telephone" xlink:type="simple">telephone</text:a></text:p>
          </table:table-cell>
          <table:table-cell office:value-type="string" calcext:value-type="string">
            <text:p> телефон, звонить по телефону</text:p>
          </table:table-cell>
          <table:table-cell table:formula="of:=LEN([.A17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710-television" xlink:type="simple">television</text:a></text:p>
          </table:table-cell>
          <table:table-cell office:value-type="string" calcext:value-type="string">
            <text:p> телевидение, телевизор</text:p>
          </table:table-cell>
          <table:table-cell table:formula="of:=LEN([.A174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64-tell" xlink:type="simple">tell</text:a></text:p>
          </table:table-cell>
          <table:table-cell office:value-type="string" calcext:value-type="string">
            <text:p> говорить, рассказывать</text:p>
          </table:table-cell>
          <table:table-cell table:formula="of:=LEN([.A174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938-temperature" xlink:type="simple">temperature</text:a></text:p>
          </table:table-cell>
          <table:table-cell office:value-type="string" calcext:value-type="string">
            <text:p> температура</text:p>
          </table:table-cell>
          <table:table-cell table:formula="of:=LEN([.A175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2939-temporary" xlink:type="simple">temporary</text:a></text:p>
          </table:table-cell>
          <table:table-cell office:value-type="string" calcext:value-type="string">
            <text:p> временный</text:p>
          </table:table-cell>
          <table:table-cell table:formula="of:=LEN([.A175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751-ten" xlink:type="simple">ten</text:a></text:p>
          </table:table-cell>
          <table:table-cell office:value-type="string" calcext:value-type="string">
            <text:p> десять, десятка</text:p>
          </table:table-cell>
          <table:table-cell table:formula="of:=LEN([.A1752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917-tend" xlink:type="simple">tend</text:a></text:p>
          </table:table-cell>
          <table:table-cell office:value-type="string" calcext:value-type="string">
            <text:p> иметь тенденцию, тяготеть</text:p>
          </table:table-cell>
          <table:table-cell table:formula="of:=LEN([.A17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940-tendency" xlink:type="simple">tendency</text:a></text:p>
          </table:table-cell>
          <table:table-cell office:value-type="string" calcext:value-type="string">
            <text:p> тенденция, склонность</text:p>
          </table:table-cell>
          <table:table-cell table:formula="of:=LEN([.A175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3224-tennis" xlink:type="simple">tennis</text:a></text:p>
          </table:table-cell>
          <table:table-cell office:value-type="string" calcext:value-type="string">
            <text:p> теннис</text:p>
          </table:table-cell>
          <table:table-cell table:formula="of:=LEN([.A1755])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>
            <text:p> <text:a xlink:href="http://www.7english.ru/3268-tense" xlink:type="simple">tense</text:a></text:p>
          </table:table-cell>
          <table:table-cell table:style-name="ce2" office:value-type="string" calcext:value-type="string">
            <text:p> напряженный, натянутый, грамматическое время</text:p>
          </table:table-cell>
          <table:table-cell table:formula="of:=LEN([.A175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942-tent" xlink:type="simple">tent</text:a></text:p>
          </table:table-cell>
          <table:table-cell office:value-type="string" calcext:value-type="string">
            <text:p> палатка</text:p>
          </table:table-cell>
          <table:table-cell table:formula="of:=LEN([.A175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53-term" xlink:type="simple">term</text:a></text:p>
          </table:table-cell>
          <table:table-cell office:value-type="string" calcext:value-type="string">
            <text:p> срок, термин, называть</text:p>
          </table:table-cell>
          <table:table-cell table:formula="of:=LEN([.A17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943-terrible" xlink:type="simple">terrible</text:a></text:p>
          </table:table-cell>
          <table:table-cell office:value-type="string" calcext:value-type="string">
            <text:p> ужасный</text:p>
          </table:table-cell>
          <table:table-cell table:formula="of:=LEN([.A1759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507-test" xlink:type="simple">test</text:a></text:p>
          </table:table-cell>
          <table:table-cell office:value-type="string" calcext:value-type="string">
            <text:p> тест, испытание, тестировать</text:p>
          </table:table-cell>
          <table:table-cell table:formula="of:=LEN([.A176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42-than" xlink:type="simple">than</text:a></text:p>
          </table:table-cell>
          <table:table-cell office:value-type="string" calcext:value-type="string">
            <text:p> чем, нежели</text:p>
          </table:table-cell>
          <table:table-cell table:formula="of:=LEN([.A176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434-thank" xlink:type="simple">thank</text:a></text:p>
          </table:table-cell>
          <table:table-cell office:value-type="string" calcext:value-type="string">
            <text:p> благодарить</text:p>
          </table:table-cell>
          <table:table-cell table:formula="of:=LEN([.A176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946-thanks" xlink:type="simple">thanks</text:a></text:p>
          </table:table-cell>
          <table:table-cell office:value-type="string" calcext:value-type="string">
            <text:p> спасибо, благодарность</text:p>
          </table:table-cell>
          <table:table-cell table:formula="of:=LEN([.A176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6-that" xlink:type="simple">that</text:a></text:p>
          </table:table-cell>
          <table:table-cell office:value-type="string" calcext:value-type="string">
            <text:p> тот, та, что</text:p>
          </table:table-cell>
          <table:table-cell table:formula="of:=LEN([.A17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48-the" xlink:type="simple">the</text:a></text:p>
          </table:table-cell>
          <table:table-cell office:value-type="string" calcext:value-type="string">
            <text:p> определенный артикль</text:p>
          </table:table-cell>
          <table:table-cell table:formula="of:=LEN([.A176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947-theater" xlink:type="simple">theater</text:a></text:p>
          </table:table-cell>
          <table:table-cell office:value-type="string" calcext:value-type="string">
            <text:p> театр</text:p>
          </table:table-cell>
          <table:table-cell table:formula="of:=LEN([.A176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92-themselves" xlink:type="simple">themselves</text:a></text:p>
          </table:table-cell>
          <table:table-cell office:value-type="string" calcext:value-type="string">
            <text:p> сами, себя</text:p>
          </table:table-cell>
          <table:table-cell table:formula="of:=LEN([.A176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46-then" xlink:type="simple">then</text:a></text:p>
          </table:table-cell>
          <table:table-cell office:value-type="string" calcext:value-type="string">
            <text:p> тогда, затем</text:p>
          </table:table-cell>
          <table:table-cell table:formula="of:=LEN([.A176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4-there" xlink:type="simple">there</text:a></text:p>
          </table:table-cell>
          <table:table-cell office:value-type="string" calcext:value-type="string">
            <text:p> там, туда</text:p>
          </table:table-cell>
          <table:table-cell table:formula="of:=LEN([.A176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029-therefore" xlink:type="simple">therefore</text:a></text:p>
          </table:table-cell>
          <table:table-cell office:value-type="string" calcext:value-type="string">
            <text:p> поэтому, следовательно</text:p>
          </table:table-cell>
          <table:table-cell table:formula="of:=LEN([.A177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1-they" xlink:type="simple">they</text:a></text:p>
          </table:table-cell>
          <table:table-cell office:value-type="string" calcext:value-type="string">
            <text:p> они</text:p>
          </table:table-cell>
          <table:table-cell table:formula="of:=LEN([.A177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949-thick" xlink:type="simple">thick</text:a></text:p>
          </table:table-cell>
          <table:table-cell office:value-type="string" calcext:value-type="string">
            <text:p> толстый, плотный</text:p>
          </table:table-cell>
          <table:table-cell table:formula="of:=LEN([.A177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950-thief" xlink:type="simple">thief</text:a></text:p>
          </table:table-cell>
          <table:table-cell office:value-type="string" calcext:value-type="string">
            <text:p> вор</text:p>
          </table:table-cell>
          <table:table-cell table:formula="of:=LEN([.A177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951-thin" xlink:type="simple">thin</text:a></text:p>
          </table:table-cell>
          <table:table-cell office:value-type="string" calcext:value-type="string">
            <text:p> тонкий, худой, тонко</text:p>
          </table:table-cell>
          <table:table-cell table:formula="of:=LEN([.A177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9-thing" xlink:type="simple">thing</text:a></text:p>
          </table:table-cell>
          <table:table-cell office:value-type="string" calcext:value-type="string">
            <text:p> вещь, предмет</text:p>
          </table:table-cell>
          <table:table-cell table:formula="of:=LEN([.A17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1-think" xlink:type="simple">think</text:a></text:p>
          </table:table-cell>
          <table:table-cell office:value-type="string" calcext:value-type="string">
            <text:p> думать</text:p>
          </table:table-cell>
          <table:table-cell table:formula="of:=LEN([.A177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513-third" xlink:type="simple">third</text:a></text:p>
          </table:table-cell>
          <table:table-cell office:value-type="string" calcext:value-type="string">
            <text:p> третий, треть</text:p>
          </table:table-cell>
          <table:table-cell table:formula="of:=LEN([.A177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828-thirteen" xlink:type="simple">thirteen</text:a></text:p>
          </table:table-cell>
          <table:table-cell office:value-type="string" calcext:value-type="string">
            <text:p> тринадцать</text:p>
          </table:table-cell>
          <table:table-cell table:formula="of:=LEN([.A177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834-thirty" xlink:type="simple">thirty</text:a></text:p>
          </table:table-cell>
          <table:table-cell office:value-type="string" calcext:value-type="string">
            <text:p> тридцать</text:p>
          </table:table-cell>
          <table:table-cell table:formula="of:=LEN([.A177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4-this" xlink:type="simple">this</text:a></text:p>
          </table:table-cell>
          <table:table-cell office:value-type="string" calcext:value-type="string">
            <text:p> этот, это</text:p>
          </table:table-cell>
          <table:table-cell table:formula="of:=LEN([.A17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954-thorough" xlink:type="simple">thorough</text:a></text:p>
          </table:table-cell>
          <table:table-cell office:value-type="string" calcext:value-type="string">
            <text:p> тщательный, полный</text:p>
          </table:table-cell>
          <table:table-cell table:formula="of:=LEN([.A1781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207-though" xlink:type="simple">though</text:a></text:p>
          </table:table-cell>
          <table:table-cell office:value-type="string" calcext:value-type="string">
            <text:p> хотя, несмотря на, тем не менее</text:p>
          </table:table-cell>
          <table:table-cell table:formula="of:=LEN([.A17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677-thought" xlink:type="simple">thought</text:a></text:p>
          </table:table-cell>
          <table:table-cell office:value-type="string" calcext:value-type="string">
            <text:p> мысль</text:p>
          </table:table-cell>
          <table:table-cell table:formula="of:=LEN([.A178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574-thousand" xlink:type="simple">thousand</text:a></text:p>
          </table:table-cell>
          <table:table-cell office:value-type="string" calcext:value-type="string">
            <text:p> тысяча, тысяча</text:p>
          </table:table-cell>
          <table:table-cell table:formula="of:=LEN([.A178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955-thread" xlink:type="simple">thread</text:a></text:p>
          </table:table-cell>
          <table:table-cell office:value-type="string" calcext:value-type="string">
            <text:p> нить</text:p>
          </table:table-cell>
          <table:table-cell table:formula="of:=LEN([.A178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943-threat" xlink:type="simple">threat</text:a></text:p>
          </table:table-cell>
          <table:table-cell office:value-type="string" calcext:value-type="string">
            <text:p> угроза</text:p>
          </table:table-cell>
          <table:table-cell table:formula="of:=LEN([.A178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956-threat" xlink:type="simple">threat</text:a></text:p>
          </table:table-cell>
          <table:table-cell office:value-type="string" calcext:value-type="string">
            <text:p> угроза</text:p>
          </table:table-cell>
          <table:table-cell table:formula="of:=LEN([.A178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957-threaten" xlink:type="simple">threaten</text:a></text:p>
          </table:table-cell>
          <table:table-cell office:value-type="string" calcext:value-type="string">
            <text:p> угрожать</text:p>
          </table:table-cell>
          <table:table-cell table:formula="of:=LEN([.A178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826-three" xlink:type="simple">three</text:a></text:p>
          </table:table-cell>
          <table:table-cell office:value-type="string" calcext:value-type="string">
            <text:p> три</text:p>
          </table:table-cell>
          <table:table-cell table:formula="of:=LEN([.A1789]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2959-throat" xlink:type="simple">throat</text:a></text:p>
          </table:table-cell>
          <table:table-cell table:style-name="ce2" office:value-type="string" calcext:value-type="string">
            <text:p> горло</text:p>
          </table:table-cell>
          <table:table-cell table:formula="of:=LEN([.A179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71-through" xlink:type="simple">through</text:a></text:p>
          </table:table-cell>
          <table:table-cell office:value-type="string" calcext:value-type="string">
            <text:p> через, сквозь, насквозь</text:p>
          </table:table-cell>
          <table:table-cell table:formula="of:=LEN([.A179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601-throw" xlink:type="simple">throw</text:a></text:p>
          </table:table-cell>
          <table:table-cell office:value-type="string" calcext:value-type="string">
            <text:p> бросать, кидать, бросок</text:p>
          </table:table-cell>
          <table:table-cell table:formula="of:=LEN([.A179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960-thumb" xlink:type="simple">thumb</text:a></text:p>
          </table:table-cell>
          <table:table-cell office:value-type="string" calcext:value-type="string">
            <text:p> большой палец руки</text:p>
          </table:table-cell>
          <table:table-cell table:formula="of:=LEN([.A179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885-Thursday" xlink:type="simple">Thursday</text:a></text:p>
          </table:table-cell>
          <table:table-cell office:value-type="string" calcext:value-type="string">
            <text:p> четверг</text:p>
          </table:table-cell>
          <table:table-cell table:formula="of:=LEN([.A179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661-thus" xlink:type="simple">thus</text:a></text:p>
          </table:table-cell>
          <table:table-cell office:value-type="string" calcext:value-type="string">
            <text:p> таким образом, поэтому</text:p>
          </table:table-cell>
          <table:table-cell table:formula="of:=LEN([.A179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961-ticket" xlink:type="simple">ticket</text:a></text:p>
          </table:table-cell>
          <table:table-cell office:value-type="string" calcext:value-type="string">
            <text:p> билет, талон</text:p>
          </table:table-cell>
          <table:table-cell table:formula="of:=LEN([.A1796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2963-tie" xlink:type="simple">tie</text:a></text:p>
          </table:table-cell>
          <table:table-cell office:value-type="string" calcext:value-type="string">
            <text:p> завязывать, связывать, галстук</text:p>
          </table:table-cell>
          <table:table-cell table:formula="of:=LEN([.A179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964-tight" xlink:type="simple">tight</text:a></text:p>
          </table:table-cell>
          <table:table-cell office:value-type="string" calcext:value-type="string">
            <text:p> тугой, тесный</text:p>
          </table:table-cell>
          <table:table-cell table:formula="of:=LEN([.A179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8-time" xlink:type="simple">time</text:a></text:p>
          </table:table-cell>
          <table:table-cell office:value-type="string" calcext:value-type="string">
            <text:p> время</text:p>
          </table:table-cell>
          <table:table-cell table:formula="of:=LEN([.A179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970-tire" xlink:type="simple">tire</text:a></text:p>
          </table:table-cell>
          <table:table-cell office:value-type="string" calcext:value-type="string">
            <text:p> шина, утомлять(ся)</text:p>
          </table:table-cell>
          <table:table-cell table:formula="of:=LEN([.A18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969-tired" xlink:type="simple">tired</text:a></text:p>
          </table:table-cell>
          <table:table-cell office:value-type="string" calcext:value-type="string">
            <text:p> уставший</text:p>
          </table:table-cell>
          <table:table-cell table:formula="of:=LEN([.A1801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971-tiring" xlink:type="simple">tiring</text:a></text:p>
          </table:table-cell>
          <table:table-cell office:value-type="string" calcext:value-type="string">
            <text:p> утомительный, изнурительный</text:p>
          </table:table-cell>
          <table:table-cell table:formula="of:=LEN([.A180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972-title" xlink:type="simple">title</text:a></text:p>
          </table:table-cell>
          <table:table-cell office:value-type="string" calcext:value-type="string">
            <text:p> название, заглавие</text:p>
          </table:table-cell>
          <table:table-cell table:formula="of:=LEN([.A1803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72-to" xlink:type="simple">to</text:a></text:p>
          </table:table-cell>
          <table:table-cell office:value-type="string" calcext:value-type="string">
            <text:p> пространственные значения</text:p>
          </table:table-cell>
          <table:table-cell table:formula="of:=LEN([.A180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3201-tobacco" xlink:type="simple">tobacco</text:a></text:p>
          </table:table-cell>
          <table:table-cell office:value-type="string" calcext:value-type="string">
            <text:p> табак</text:p>
          </table:table-cell>
          <table:table-cell table:formula="of:=LEN([.A1805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155-today" xlink:type="simple">today</text:a></text:p>
          </table:table-cell>
          <table:table-cell office:value-type="string" calcext:value-type="string">
            <text:p> сегодня, сегодняшний день</text:p>
          </table:table-cell>
          <table:table-cell table:formula="of:=LEN([.A180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973-toe" xlink:type="simple">toe</text:a></text:p>
          </table:table-cell>
          <table:table-cell office:value-type="string" calcext:value-type="string">
            <text:p> палец ноги, носок</text:p>
          </table:table-cell>
          <table:table-cell table:formula="of:=LEN([.A180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80-together" xlink:type="simple">together</text:a></text:p>
          </table:table-cell>
          <table:table-cell office:value-type="string" calcext:value-type="string">
            <text:p> вместе</text:p>
          </table:table-cell>
          <table:table-cell table:formula="of:=LEN([.A180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974-toilet" xlink:type="simple">toilet</text:a></text:p>
          </table:table-cell>
          <table:table-cell office:value-type="string" calcext:value-type="string">
            <text:p> туалет</text:p>
          </table:table-cell>
          <table:table-cell table:formula="of:=LEN([.A180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976-tomorrow" xlink:type="simple">tomorrow</text:a></text:p>
          </table:table-cell>
          <table:table-cell office:value-type="string" calcext:value-type="string">
            <text:p> завтра, завтрашний день</text:p>
          </table:table-cell>
          <table:table-cell table:formula="of:=LEN([.A181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978-tongue" xlink:type="simple">tongue</text:a></text:p>
          </table:table-cell>
          <table:table-cell office:value-type="string" calcext:value-type="string">
            <text:p> язык</text:p>
          </table:table-cell>
          <table:table-cell table:formula="of:=LEN([.A1811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807-tonight" xlink:type="simple">tonight</text:a></text:p>
          </table:table-cell>
          <table:table-cell office:value-type="string" calcext:value-type="string">
            <text:p> сегодня вечером, сегодня ночью, сегодняшний вечер</text:p>
          </table:table-cell>
          <table:table-cell table:formula="of:=LEN([.A181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89-too" xlink:type="simple">too</text:a></text:p>
          </table:table-cell>
          <table:table-cell office:value-type="string" calcext:value-type="string">
            <text:p> слишком, тоже</text:p>
          </table:table-cell>
          <table:table-cell table:formula="of:=LEN([.A181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2980-tool" xlink:type="simple">tool</text:a></text:p>
          </table:table-cell>
          <table:table-cell office:value-type="string" calcext:value-type="string">
            <text:p> инструмент, орудие</text:p>
          </table:table-cell>
          <table:table-cell table:formula="of:=LEN([.A181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981-tooth" xlink:type="simple">tooth</text:a></text:p>
          </table:table-cell>
          <table:table-cell office:value-type="string" calcext:value-type="string">
            <text:p> зуб</text:p>
          </table:table-cell>
          <table:table-cell table:formula="of:=LEN([.A18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602-top" xlink:type="simple">top</text:a></text:p>
          </table:table-cell>
          <table:table-cell office:value-type="string" calcext:value-type="string">
            <text:p> верхний, вершина</text:p>
          </table:table-cell>
          <table:table-cell table:formula="of:=LEN([.A181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916-total" xlink:type="simple">total</text:a></text:p>
          </table:table-cell>
          <table:table-cell office:value-type="string" calcext:value-type="string">
            <text:p> весь, полный, сумма</text:p>
          </table:table-cell>
          <table:table-cell table:formula="of:=LEN([.A1817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034-touch" xlink:type="simple">touch</text:a></text:p>
          </table:table-cell>
          <table:table-cell office:value-type="string" calcext:value-type="string">
            <text:p> прикасаться, трогать, прикосновение</text:p>
          </table:table-cell>
          <table:table-cell table:formula="of:=LEN([.A18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984-tourist" xlink:type="simple">tourist</text:a></text:p>
          </table:table-cell>
          <table:table-cell office:value-type="string" calcext:value-type="string">
            <text:p> турист</text:p>
          </table:table-cell>
          <table:table-cell table:formula="of:=LEN([.A181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33-toward" xlink:type="simple">toward</text:a></text:p>
          </table:table-cell>
          <table:table-cell office:value-type="string" calcext:value-type="string">
            <text:p> к, по направлению к</text:p>
          </table:table-cell>
          <table:table-cell table:formula="of:=LEN([.A18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986-tower" xlink:type="simple">tower</text:a></text:p>
          </table:table-cell>
          <table:table-cell office:value-type="string" calcext:value-type="string">
            <text:p> башня</text:p>
          </table:table-cell>
          <table:table-cell table:formula="of:=LEN([.A18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26-town" xlink:type="simple">town</text:a></text:p>
          </table:table-cell>
          <table:table-cell office:value-type="string" calcext:value-type="string">
            <text:p> город, городок</text:p>
          </table:table-cell>
          <table:table-cell table:formula="of:=LEN([.A18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987-toy" xlink:type="simple">toy</text:a></text:p>
          </table:table-cell>
          <table:table-cell office:value-type="string" calcext:value-type="string">
            <text:p> игрушка</text:p>
          </table:table-cell>
          <table:table-cell table:formula="of:=LEN([.A1823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 <text:a xlink:href="http://www.7english.ru/1011-track" xlink:type="simple">track</text:a></text:p>
          </table:table-cell>
          <table:table-cell office:value-type="string" calcext:value-type="string">
            <text:p> следить, отслеживать, след</text:p>
          </table:table-cell>
          <table:table-cell table:formula="of:=LEN([.A18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715-trade" xlink:type="simple">trade</text:a></text:p>
          </table:table-cell>
          <table:table-cell office:value-type="string" calcext:value-type="string">
            <text:p> торговля, торговать</text:p>
          </table:table-cell>
          <table:table-cell table:formula="of:=LEN([.A18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989-tradition" xlink:type="simple">tradition</text:a></text:p>
          </table:table-cell>
          <table:table-cell office:value-type="string" calcext:value-type="string">
            <text:p> традиция</text:p>
          </table:table-cell>
          <table:table-cell table:formula="of:=LEN([.A182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819-traditional" xlink:type="simple">traditional</text:a></text:p>
          </table:table-cell>
          <table:table-cell office:value-type="string" calcext:value-type="string">
            <text:p> традиционный</text:p>
          </table:table-cell>
          <table:table-cell table:formula="of:=LEN([.A182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 <text:a xlink:href="http://www.7english.ru/2990-traffic" xlink:type="simple">traffic</text:a></text:p>
          </table:table-cell>
          <table:table-cell office:value-type="string" calcext:value-type="string">
            <text:p> трафик, движение</text:p>
          </table:table-cell>
          <table:table-cell table:formula="of:=LEN([.A182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889-train" xlink:type="simple">train</text:a></text:p>
          </table:table-cell>
          <table:table-cell office:value-type="string" calcext:value-type="string">
            <text:p> поезд, тренировать(ся)</text:p>
          </table:table-cell>
          <table:table-cell table:formula="of:=LEN([.A18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713-training" xlink:type="simple">training</text:a></text:p>
          </table:table-cell>
          <table:table-cell office:value-type="string" calcext:value-type="string">
            <text:p> подготовка, обучение</text:p>
          </table:table-cell>
          <table:table-cell table:formula="of:=LEN([.A18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2993-translate" xlink:type="simple">translate</text:a></text:p>
          </table:table-cell>
          <table:table-cell office:value-type="string" calcext:value-type="string">
            <text:p> переводить</text:p>
          </table:table-cell>
          <table:table-cell table:formula="of:=LEN([.A183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998-trap" xlink:type="simple">trap</text:a></text:p>
          </table:table-cell>
          <table:table-cell office:value-type="string" calcext:value-type="string">
            <text:p> ловушка, ловить в ловушку</text:p>
          </table:table-cell>
          <table:table-cell table:formula="of:=LEN([.A183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956-travel" xlink:type="simple">travel</text:a></text:p>
          </table:table-cell>
          <table:table-cell office:value-type="string" calcext:value-type="string">
            <text:p> путешествовать, путешествие</text:p>
          </table:table-cell>
          <table:table-cell table:formula="of:=LEN([.A18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49-treat" xlink:type="simple">treat</text:a></text:p>
          </table:table-cell>
          <table:table-cell office:value-type="string" calcext:value-type="string">
            <text:p> относиться, обращаться</text:p>
          </table:table-cell>
          <table:table-cell table:formula="of:=LEN([.A18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662-treatment" xlink:type="simple">treatment</text:a></text:p>
          </table:table-cell>
          <table:table-cell office:value-type="string" calcext:value-type="string">
            <text:p> лечение, обработка</text:p>
          </table:table-cell>
          <table:table-cell table:formula="of:=LEN([.A183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523-tree" xlink:type="simple">tree</text:a></text:p>
          </table:table-cell>
          <table:table-cell office:value-type="string" calcext:value-type="string">
            <text:p> дерево</text:p>
          </table:table-cell>
          <table:table-cell table:formula="of:=LEN([.A1836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797-trial" xlink:type="simple">trial</text:a></text:p>
          </table:table-cell>
          <table:table-cell office:value-type="string" calcext:value-type="string">
            <text:p> суд, судебное разбирательство, пробный</text:p>
          </table:table-cell>
          <table:table-cell table:formula="of:=LEN([.A18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003-trick" xlink:type="simple">trick</text:a></text:p>
          </table:table-cell>
          <table:table-cell office:value-type="string" calcext:value-type="string">
            <text:p> трюк, уловка, обманывать</text:p>
          </table:table-cell>
          <table:table-cell table:formula="of:=LEN([.A1838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850-trip" xlink:type="simple">trip</text:a></text:p>
          </table:table-cell>
          <table:table-cell office:value-type="string" calcext:value-type="string">
            <text:p> поездка, путешествие, спотыкаться</text:p>
          </table:table-cell>
          <table:table-cell table:formula="of:=LEN([.A183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004-tropical" xlink:type="simple">tropical</text:a></text:p>
          </table:table-cell>
          <table:table-cell office:value-type="string" calcext:value-type="string">
            <text:p> тропический</text:p>
          </table:table-cell>
          <table:table-cell table:formula="of:=LEN([.A1840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865-trouble" xlink:type="simple">trouble</text:a></text:p>
          </table:table-cell>
          <table:table-cell office:value-type="string" calcext:value-type="string">
            <text:p> беспокойство, неприятность, беспокоить</text:p>
          </table:table-cell>
          <table:table-cell table:formula="of:=LEN([.A184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006-truck" xlink:type="simple">truck</text:a></text:p>
          </table:table-cell>
          <table:table-cell office:value-type="string" calcext:value-type="string">
            <text:p> грузовик</text:p>
          </table:table-cell>
          <table:table-cell table:formula="of:=LEN([.A1842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430-true" xlink:type="simple">true</text:a></text:p>
          </table:table-cell>
          <table:table-cell office:value-type="string" calcext:value-type="string">
            <text:p> истинный, верный, правдиво</text:p>
          </table:table-cell>
          <table:table-cell table:formula="of:=LEN([.A18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008-trust" xlink:type="simple">trust</text:a></text:p>
          </table:table-cell>
          <table:table-cell office:value-type="string" calcext:value-type="string">
            <text:p> вера, доверие, верить</text:p>
          </table:table-cell>
          <table:table-cell table:formula="of:=LEN([.A184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761-truth" xlink:type="simple">truth</text:a></text:p>
          </table:table-cell>
          <table:table-cell office:value-type="string" calcext:value-type="string">
            <text:p> правда, истина</text:p>
          </table:table-cell>
          <table:table-cell table:formula="of:=LEN([.A1845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85-try" xlink:type="simple">try</text:a></text:p>
          </table:table-cell>
          <table:table-cell office:value-type="string" calcext:value-type="string">
            <text:p> пытаться, стараться, попытка</text:p>
          </table:table-cell>
          <table:table-cell table:formula="of:=LEN([.A184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3009-tube" xlink:type="simple">tube</text:a></text:p>
          </table:table-cell>
          <table:table-cell office:value-type="string" calcext:value-type="string">
            <text:p> труба, трубка</text:p>
          </table:table-cell>
          <table:table-cell table:formula="of:=LEN([.A18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883-Tuesday" xlink:type="simple">Tuesday</text:a></text:p>
          </table:table-cell>
          <table:table-cell office:value-type="string" calcext:value-type="string">
            <text:p> вторник</text:p>
          </table:table-cell>
          <table:table-cell table:formula="of:=LEN([.A184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010-tune" xlink:type="simple">tune</text:a></text:p>
          </table:table-cell>
          <table:table-cell office:value-type="string" calcext:value-type="string">
            <text:p> мелодия</text:p>
          </table:table-cell>
          <table:table-cell table:formula="of:=LEN([.A1849]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 <text:a xlink:href="http://www.7english.ru/121-turn" xlink:type="simple">turn</text:a></text:p>
          </table:table-cell>
          <table:table-cell office:value-type="string" calcext:value-type="string">
            <text:p> поворачивать, поворачиваться, поворачивание</text:p>
          </table:table-cell>
          <table:table-cell table:formula="of:=LEN([.A18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12-TV" xlink:type="simple">TV</text:a></text:p>
          </table:table-cell>
          <table:table-cell office:value-type="string" calcext:value-type="string">
            <text:p> телевидение, телевизор</text:p>
          </table:table-cell>
          <table:table-cell table:formula="of:=LEN([.A185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1827-twelve" xlink:type="simple">twelve</text:a></text:p>
          </table:table-cell>
          <table:table-cell office:value-type="string" calcext:value-type="string">
            <text:p> двенадцать</text:p>
          </table:table-cell>
          <table:table-cell table:formula="of:=LEN([.A185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833-twenty" xlink:type="simple">twenty</text:a></text:p>
          </table:table-cell>
          <table:table-cell office:value-type="string" calcext:value-type="string">
            <text:p> двадцать</text:p>
          </table:table-cell>
          <table:table-cell table:formula="of:=LEN([.A185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012-twice" xlink:type="simple">twice</text:a></text:p>
          </table:table-cell>
          <table:table-cell office:value-type="string" calcext:value-type="string">
            <text:p> дважды</text:p>
          </table:table-cell>
          <table:table-cell table:formula="of:=LEN([.A1854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3014-twist" xlink:type="simple">twist</text:a></text:p>
          </table:table-cell>
          <table:table-cell office:value-type="string" calcext:value-type="string">
            <text:p> крутить, скручивать, поворот</text:p>
          </table:table-cell>
          <table:table-cell table:formula="of:=LEN([.A185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825-two" xlink:type="simple">two</text:a></text:p>
          </table:table-cell>
          <table:table-cell office:value-type="string" calcext:value-type="string">
            <text:p> два</text:p>
          </table:table-cell>
          <table:table-cell table:formula="of:=LEN([.A185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519-type" xlink:type="simple">type</text:a></text:p>
          </table:table-cell>
          <table:table-cell office:value-type="string" calcext:value-type="string">
            <text:p> тип, вид, печатать</text:p>
          </table:table-cell>
          <table:table-cell table:formula="of:=LEN([.A185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015-typical" xlink:type="simple">typical</text:a></text:p>
          </table:table-cell>
          <table:table-cell office:value-type="string" calcext:value-type="string">
            <text:p> типичный</text:p>
          </table:table-cell>
          <table:table-cell table:formula="of:=LEN([.A185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016-ugly" xlink:type="simple">ugly</text:a></text:p>
          </table:table-cell>
          <table:table-cell office:value-type="string" calcext:value-type="string">
            <text:p> уродливый, безобразный</text:p>
          </table:table-cell>
          <table:table-cell table:formula="of:=LEN([.A185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023-uncle" xlink:type="simple">uncle</text:a></text:p>
          </table:table-cell>
          <table:table-cell office:value-type="string" calcext:value-type="string">
            <text:p> дядя</text:p>
          </table:table-cell>
          <table:table-cell table:formula="of:=LEN([.A186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88-under" xlink:type="simple">under</text:a></text:p>
          </table:table-cell>
          <table:table-cell office:value-type="string" calcext:value-type="string">
            <text:p> под</text:p>
          </table:table-cell>
          <table:table-cell table:formula="of:=LEN([.A186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7-understand" xlink:type="simple">understand</text:a></text:p>
          </table:table-cell>
          <table:table-cell office:value-type="string" calcext:value-type="string">
            <text:p> понимать</text:p>
          </table:table-cell>
          <table:table-cell table:formula="of:=LEN([.A186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3031-undo" xlink:type="simple">undo</text:a></text:p>
          </table:table-cell>
          <table:table-cell office:value-type="string" calcext:value-type="string">
            <text:p> расстегивать, развязывать</text:p>
          </table:table-cell>
          <table:table-cell table:formula="of:=LEN([.A18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042-uniform" xlink:type="simple">uniform</text:a></text:p>
          </table:table-cell>
          <table:table-cell office:value-type="string" calcext:value-type="string">
            <text:p> униформа, равномерный</text:p>
          </table:table-cell>
          <table:table-cell table:formula="of:=LEN([.A186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043-union" xlink:type="simple">union</text:a></text:p>
          </table:table-cell>
          <table:table-cell office:value-type="string" calcext:value-type="string">
            <text:p> союз, объединение</text:p>
          </table:table-cell>
          <table:table-cell table:formula="of:=LEN([.A186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855-unit" xlink:type="simple">unit</text:a></text:p>
          </table:table-cell>
          <table:table-cell office:value-type="string" calcext:value-type="string">
            <text:p> часть, единица</text:p>
          </table:table-cell>
          <table:table-cell table:formula="of:=LEN([.A186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045-unite" xlink:type="simple">unite</text:a></text:p>
          </table:table-cell>
          <table:table-cell office:value-type="string" calcext:value-type="string">
            <text:p> объединять(ся)</text:p>
          </table:table-cell>
          <table:table-cell table:formula="of:=LEN([.A186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047-universe" xlink:type="simple">universe</text:a></text:p>
          </table:table-cell>
          <table:table-cell office:value-type="string" calcext:value-type="string">
            <text:p> вселенная</text:p>
          </table:table-cell>
          <table:table-cell table:formula="of:=LEN([.A186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3048-university" xlink:type="simple">university</text:a></text:p>
          </table:table-cell>
          <table:table-cell office:value-type="string" calcext:value-type="string">
            <text:p> университет</text:p>
          </table:table-cell>
          <table:table-cell table:formula="of:=LEN([.A186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 <text:a xlink:href="http://www.7english.ru/3051-unless" xlink:type="simple">unless</text:a></text:p>
          </table:table-cell>
          <table:table-cell office:value-type="string" calcext:value-type="string">
            <text:p> если не, пока не</text:p>
          </table:table-cell>
          <table:table-cell table:formula="of:=LEN([.A187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30-until" xlink:type="simple">until</text:a></text:p>
          </table:table-cell>
          <table:table-cell office:value-type="string" calcext:value-type="string">
            <text:p> до, до тех пор пока</text:p>
          </table:table-cell>
          <table:table-cell table:formula="of:=LEN([.A187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-up" xlink:type="simple">up</text:a></text:p>
          </table:table-cell>
          <table:table-cell office:value-type="string" calcext:value-type="string">
            <text:p> вверх</text:p>
          </table:table-cell>
          <table:table-cell table:formula="of:=LEN([.A187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615-upon" xlink:type="simple">upon</text:a></text:p>
          </table:table-cell>
          <table:table-cell office:value-type="string" calcext:value-type="string">
            <text:p> на</text:p>
          </table:table-cell>
          <table:table-cell table:formula="of:=LEN([.A187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066-upper" xlink:type="simple">upper</text:a></text:p>
          </table:table-cell>
          <table:table-cell office:value-type="string" calcext:value-type="string">
            <text:p> верхний</text:p>
          </table:table-cell>
          <table:table-cell table:formula="of:=LEN([.A1874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3067-upset" xlink:type="simple">upset</text:a></text:p>
          </table:table-cell>
          <table:table-cell office:value-type="string" calcext:value-type="string">
            <text:p> огорчать, расстраивать, расстроенный</text:p>
          </table:table-cell>
          <table:table-cell table:formula="of:=LEN([.A18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068-upstairs" xlink:type="simple">upstairs</text:a></text:p>
          </table:table-cell>
          <table:table-cell office:value-type="string" calcext:value-type="string">
            <text:p> наверху, вверх по лестнице</text:p>
          </table:table-cell>
          <table:table-cell table:formula="of:=LEN([.A187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3071-urgent" xlink:type="simple">urgent</text:a></text:p>
          </table:table-cell>
          <table:table-cell office:value-type="string" calcext:value-type="string">
            <text:p> срочный, неотложный</text:p>
          </table:table-cell>
          <table:table-cell table:formula="of:=LEN([.A1877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55-use" xlink:type="simple">use</text:a></text:p>
          </table:table-cell>
          <table:table-cell office:value-type="string" calcext:value-type="string">
            <text:p> использовать, употребление</text:p>
          </table:table-cell>
          <table:table-cell table:formula="of:=LEN([.A187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3073-useful" xlink:type="simple">useful</text:a></text:p>
          </table:table-cell>
          <table:table-cell office:value-type="string" calcext:value-type="string">
            <text:p> полезный</text:p>
          </table:table-cell>
          <table:table-cell table:formula="of:=LEN([.A187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074-useless" xlink:type="simple">useless</text:a></text:p>
          </table:table-cell>
          <table:table-cell office:value-type="string" calcext:value-type="string">
            <text:p> бесполезный</text:p>
          </table:table-cell>
          <table:table-cell table:formula="of:=LEN([.A188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076-usual" xlink:type="simple">usual</text:a></text:p>
          </table:table-cell>
          <table:table-cell office:value-type="string" calcext:value-type="string">
            <text:p> обычный</text:p>
          </table:table-cell>
          <table:table-cell table:formula="of:=LEN([.A188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642-usually" xlink:type="simple">usually</text:a></text:p>
          </table:table-cell>
          <table:table-cell office:value-type="string" calcext:value-type="string">
            <text:p> обычно</text:p>
          </table:table-cell>
          <table:table-cell table:formula="of:=LEN([.A188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077-vacation" xlink:type="simple">vacation</text:a></text:p>
          </table:table-cell>
          <table:table-cell office:value-type="string" calcext:value-type="string">
            <text:p> отпуск, каникулы</text:p>
          </table:table-cell>
          <table:table-cell table:formula="of:=LEN([.A188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3079-valley" xlink:type="simple">valley</text:a></text:p>
          </table:table-cell>
          <table:table-cell office:value-type="string" calcext:value-type="string">
            <text:p> долина</text:p>
          </table:table-cell>
          <table:table-cell table:formula="of:=LEN([.A188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080-valuable" xlink:type="simple">valuable</text:a></text:p>
          </table:table-cell>
          <table:table-cell office:value-type="string" calcext:value-type="string">
            <text:p> ценный</text:p>
          </table:table-cell>
          <table:table-cell table:formula="of:=LEN([.A1885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436-value" xlink:type="simple">value</text:a></text:p>
          </table:table-cell>
          <table:table-cell office:value-type="string" calcext:value-type="string">
            <text:p> ценность, значение, ценить</text:p>
          </table:table-cell>
          <table:table-cell table:formula="of:=LEN([.A188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038-variety" xlink:type="simple">variety</text:a></text:p>
          </table:table-cell>
          <table:table-cell office:value-type="string" calcext:value-type="string">
            <text:p> разнообразие</text:p>
          </table:table-cell>
          <table:table-cell table:formula="of:=LEN([.A1887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768-various" xlink:type="simple">various</text:a></text:p>
          </table:table-cell>
          <table:table-cell table:style-name="ce2" office:value-type="string" calcext:value-type="string">
            <text:p> различный</text:p>
          </table:table-cell>
          <table:table-cell table:formula="of:=LEN([.A188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085-vegetable" xlink:type="simple">vegetable</text:a></text:p>
          </table:table-cell>
          <table:table-cell office:value-type="string" calcext:value-type="string">
            <text:p> овощ</text:p>
          </table:table-cell>
          <table:table-cell table:formula="of:=LEN([.A1889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 <text:a xlink:href="http://www.7english.ru/3086-vehicle" xlink:type="simple">vehicle</text:a></text:p>
          </table:table-cell>
          <table:table-cell office:value-type="string" calcext:value-type="string">
            <text:p> автомобиль, транспортное средство</text:p>
          </table:table-cell>
          <table:table-cell table:formula="of:=LEN([.A189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235-verb" xlink:type="simple">verb</text:a></text:p>
          </table:table-cell>
          <table:table-cell office:value-type="string" calcext:value-type="string">
            <text:p> глагол</text:p>
          </table:table-cell>
          <table:table-cell table:formula="of:=LEN([.A189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5-very" xlink:type="simple">very</text:a></text:p>
          </table:table-cell>
          <table:table-cell office:value-type="string" calcext:value-type="string">
            <text:p> очень, самый</text:p>
          </table:table-cell>
          <table:table-cell table:formula="of:=LEN([.A1892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941-victim" xlink:type="simple">victim</text:a></text:p>
          </table:table-cell>
          <table:table-cell table:style-name="ce2" office:value-type="string" calcext:value-type="string">
            <text:p> жертва</text:p>
          </table:table-cell>
          <table:table-cell table:formula="of:=LEN([.A189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089-victory" xlink:type="simple">victory</text:a></text:p>
          </table:table-cell>
          <table:table-cell office:value-type="string" calcext:value-type="string">
            <text:p> победа</text:p>
          </table:table-cell>
          <table:table-cell table:formula="of:=LEN([.A189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423-view" xlink:type="simple">view</text:a></text:p>
          </table:table-cell>
          <table:table-cell office:value-type="string" calcext:value-type="string">
            <text:p> вид, взгляд, обозревать</text:p>
          </table:table-cell>
          <table:table-cell table:formula="of:=LEN([.A189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090-village" xlink:type="simple">village</text:a></text:p>
          </table:table-cell>
          <table:table-cell office:value-type="string" calcext:value-type="string">
            <text:p> деревня</text:p>
          </table:table-cell>
          <table:table-cell table:formula="of:=LEN([.A1896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915-violence" xlink:type="simple">violence</text:a></text:p>
          </table:table-cell>
          <table:table-cell table:style-name="ce2" office:value-type="string" calcext:value-type="string">
            <text:p> насилие, жестокость</text:p>
          </table:table-cell>
          <table:table-cell table:formula="of:=LEN([.A1897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 <text:a xlink:href="http://www.7english.ru/3091-violent" xlink:type="simple">violent</text:a></text:p>
          </table:table-cell>
          <table:table-cell office:value-type="string" calcext:value-type="string">
            <text:p> жестокий, насильственный</text:p>
          </table:table-cell>
          <table:table-cell table:formula="of:=LEN([.A1898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803-visit" xlink:type="simple">visit</text:a></text:p>
          </table:table-cell>
          <table:table-cell office:value-type="string" calcext:value-type="string">
            <text:p> посещать, навещать, посещение</text:p>
          </table:table-cell>
          <table:table-cell table:formula="of:=LEN([.A189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05-voice" xlink:type="simple">voice</text:a></text:p>
          </table:table-cell>
          <table:table-cell office:value-type="string" calcext:value-type="string">
            <text:p> голос, произносить</text:p>
          </table:table-cell>
          <table:table-cell table:formula="of:=LEN([.A190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953-vote" xlink:type="simple">vote</text:a></text:p>
          </table:table-cell>
          <table:table-cell office:value-type="string" calcext:value-type="string">
            <text:p> голосовать, голосование</text:p>
          </table:table-cell>
          <table:table-cell table:formula="of:=LEN([.A19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376-vowel" xlink:type="simple">vowel</text:a></text:p>
          </table:table-cell>
          <table:table-cell office:value-type="string" calcext:value-type="string">
            <text:p> гласный звук</text:p>
          </table:table-cell>
          <table:table-cell table:formula="of:=LEN([.A190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101-waist" xlink:type="simple">waist</text:a></text:p>
          </table:table-cell>
          <table:table-cell office:value-type="string" calcext:value-type="string">
            <text:p> талия</text:p>
          </table:table-cell>
          <table:table-cell table:formula="of:=LEN([.A190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48-wait" xlink:type="simple">wait</text:a></text:p>
          </table:table-cell>
          <table:table-cell office:value-type="string" calcext:value-type="string">
            <text:p> ждать, ожидание</text:p>
          </table:table-cell>
          <table:table-cell table:formula="of:=LEN([.A190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03-wake" xlink:type="simple">wake</text:a></text:p>
          </table:table-cell>
          <table:table-cell office:value-type="string" calcext:value-type="string">
            <text:p> проснуться, будить</text:p>
          </table:table-cell>
          <table:table-cell table:formula="of:=LEN([.A19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09-walk" xlink:type="simple">walk</text:a></text:p>
          </table:table-cell>
          <table:table-cell office:value-type="string" calcext:value-type="string">
            <text:p> идти, ходить, ходьба</text:p>
          </table:table-cell>
          <table:table-cell table:formula="of:=LEN([.A190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03-wall" xlink:type="simple">wall</text:a></text:p>
          </table:table-cell>
          <table:table-cell office:value-type="string" calcext:value-type="string">
            <text:p> стена</text:p>
          </table:table-cell>
          <table:table-cell table:formula="of:=LEN([.A19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48-want" xlink:type="simple">want</text:a></text:p>
          </table:table-cell>
          <table:table-cell office:value-type="string" calcext:value-type="string">
            <text:p> хотеть, желать</text:p>
          </table:table-cell>
          <table:table-cell table:formula="of:=LEN([.A19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01-war" xlink:type="simple">war</text:a></text:p>
          </table:table-cell>
          <table:table-cell office:value-type="string" calcext:value-type="string">
            <text:p> война</text:p>
          </table:table-cell>
          <table:table-cell table:formula="of:=LEN([.A190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3106-warm" xlink:type="simple">warm</text:a></text:p>
          </table:table-cell>
          <table:table-cell office:value-type="string" calcext:value-type="string">
            <text:p> теплый, греть(ся)</text:p>
          </table:table-cell>
          <table:table-cell table:formula="of:=LEN([.A19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05-warmth" xlink:type="simple">warmth</text:a></text:p>
          </table:table-cell>
          <table:table-cell office:value-type="string" calcext:value-type="string">
            <text:p> тепло, теплота</text:p>
          </table:table-cell>
          <table:table-cell table:formula="of:=LEN([.A191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108-warn" xlink:type="simple">warn</text:a></text:p>
          </table:table-cell>
          <table:table-cell office:value-type="string" calcext:value-type="string">
            <text:p> предупреждать</text:p>
          </table:table-cell>
          <table:table-cell table:formula="of:=LEN([.A19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07-warning" xlink:type="simple">warning</text:a></text:p>
          </table:table-cell>
          <table:table-cell office:value-type="string" calcext:value-type="string">
            <text:p> предупреждение</text:p>
          </table:table-cell>
          <table:table-cell table:formula="of:=LEN([.A191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109-wash" xlink:type="simple">wash</text:a></text:p>
          </table:table-cell>
          <table:table-cell office:value-type="string" calcext:value-type="string">
            <text:p> мыть(ся)</text:p>
          </table:table-cell>
          <table:table-cell table:formula="of:=LEN([.A191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3110-waste" xlink:type="simple">waste</text:a></text:p>
          </table:table-cell>
          <table:table-cell office:value-type="string" calcext:value-type="string">
            <text:p> растрачивать, тратить впустую, растрата</text:p>
          </table:table-cell>
          <table:table-cell table:formula="of:=LEN([.A19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9-watch" xlink:type="simple">watch</text:a></text:p>
          </table:table-cell>
          <table:table-cell office:value-type="string" calcext:value-type="string">
            <text:p> смотреть, наблюдать, часы</text:p>
          </table:table-cell>
          <table:table-cell table:formula="of:=LEN([.A19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89-water" xlink:type="simple">water</text:a></text:p>
          </table:table-cell>
          <table:table-cell office:value-type="string" calcext:value-type="string">
            <text:p> вода</text:p>
          </table:table-cell>
          <table:table-cell table:formula="of:=LEN([.A19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111-wave" xlink:type="simple">wave</text:a></text:p>
          </table:table-cell>
          <table:table-cell office:value-type="string" calcext:value-type="string">
            <text:p> волна, махать</text:p>
          </table:table-cell>
          <table:table-cell table:formula="of:=LEN([.A19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49-way" xlink:type="simple">way</text:a></text:p>
          </table:table-cell>
          <table:table-cell office:value-type="string" calcext:value-type="string">
            <text:p> путь, направление</text:p>
          </table:table-cell>
          <table:table-cell table:formula="of:=LEN([.A191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0-we" xlink:type="simple">we</text:a></text:p>
          </table:table-cell>
          <table:table-cell office:value-type="string" calcext:value-type="string">
            <text:p> мы</text:p>
          </table:table-cell>
          <table:table-cell table:formula="of:=LEN([.A19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<text:a xlink:href="http://www.7english.ru/3113-weak" xlink:type="simple">weak</text:a></text:p>
          </table:table-cell>
          <table:table-cell office:value-type="string" calcext:value-type="string">
            <text:p> слабый</text:p>
          </table:table-cell>
          <table:table-cell table:formula="of:=LEN([.A19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14-wealth" xlink:type="simple">wealth</text:a></text:p>
          </table:table-cell>
          <table:table-cell office:value-type="string" calcext:value-type="string">
            <text:p> богатство</text:p>
          </table:table-cell>
          <table:table-cell table:formula="of:=LEN([.A192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23-weapon" xlink:type="simple">weapon</text:a></text:p>
          </table:table-cell>
          <table:table-cell office:value-type="string" calcext:value-type="string">
            <text:p> оружие</text:p>
          </table:table-cell>
          <table:table-cell table:formula="of:=LEN([.A192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453-wear" xlink:type="simple">wear</text:a></text:p>
          </table:table-cell>
          <table:table-cell office:value-type="string" calcext:value-type="string">
            <text:p> носить</text:p>
          </table:table-cell>
          <table:table-cell table:formula="of:=LEN([.A19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15-weather" xlink:type="simple">weather</text:a></text:p>
          </table:table-cell>
          <table:table-cell office:value-type="string" calcext:value-type="string">
            <text:p> погода</text:p>
          </table:table-cell>
          <table:table-cell table:formula="of:=LEN([.A19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116-web" xlink:type="simple">web</text:a></text:p>
          </table:table-cell>
          <table:table-cell office:value-type="string" calcext:value-type="string">
            <text:p> сеть, паутина</text:p>
          </table:table-cell>
          <table:table-cell table:formula="of:=LEN([.A192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3117-wedding" xlink:type="simple">wedding</text:a></text:p>
          </table:table-cell>
          <table:table-cell office:value-type="string" calcext:value-type="string">
            <text:p> свадьба</text:p>
          </table:table-cell>
          <table:table-cell table:formula="of:=LEN([.A192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1884-Wednesday" xlink:type="simple">Wednesday</text:a></text:p>
          </table:table-cell>
          <table:table-cell office:value-type="string" calcext:value-type="string">
            <text:p> среда</text:p>
          </table:table-cell>
          <table:table-cell table:formula="of:=LEN([.A192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134-week" xlink:type="simple">week</text:a></text:p>
          </table:table-cell>
          <table:table-cell office:value-type="string" calcext:value-type="string">
            <text:p> неделя</text:p>
          </table:table-cell>
          <table:table-cell table:formula="of:=LEN([.A19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484-weigh" xlink:type="simple">weigh</text:a></text:p>
          </table:table-cell>
          <table:table-cell office:value-type="string" calcext:value-type="string">
            <text:p> весить, взвешивать(ся)</text:p>
          </table:table-cell>
          <table:table-cell table:formula="of:=LEN([.A19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844-weight" xlink:type="simple">weight</text:a></text:p>
          </table:table-cell>
          <table:table-cell office:value-type="string" calcext:value-type="string">
            <text:p> вес</text:p>
          </table:table-cell>
          <table:table-cell table:formula="of:=LEN([.A1931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3119-welcome" xlink:type="simple">welcome</text:a></text:p>
          </table:table-cell>
          <table:table-cell office:value-type="string" calcext:value-type="string">
            <text:p> добро пожаловать, приветствовать</text:p>
          </table:table-cell>
          <table:table-cell table:formula="of:=LEN([.A193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62-well" xlink:type="simple">well</text:a></text:p>
          </table:table-cell>
          <table:table-cell office:value-type="string" calcext:value-type="string">
            <text:p> хорошо, вполне, хороший</text:p>
          </table:table-cell>
          <table:table-cell table:formula="of:=LEN([.A19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88-west" xlink:type="simple">west</text:a></text:p>
          </table:table-cell>
          <table:table-cell office:value-type="string" calcext:value-type="string">
            <text:p> запад, западный</text:p>
          </table:table-cell>
          <table:table-cell table:formula="of:=LEN([.A19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954-western" xlink:type="simple">western</text:a></text:p>
          </table:table-cell>
          <table:table-cell office:value-type="string" calcext:value-type="string">
            <text:p> западный, вестерн</text:p>
          </table:table-cell>
          <table:table-cell table:formula="of:=LEN([.A193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120-wet" xlink:type="simple">wet</text:a></text:p>
          </table:table-cell>
          <table:table-cell office:value-type="string" calcext:value-type="string">
            <text:p> мокрый, влажный</text:p>
          </table:table-cell>
          <table:table-cell table:formula="of:=LEN([.A193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18-what" xlink:type="simple">what</text:a></text:p>
          </table:table-cell>
          <table:table-cell office:value-type="string" calcext:value-type="string">
            <text:p> что</text:p>
          </table:table-cell>
          <table:table-cell table:formula="of:=LEN([.A193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692-whatever" xlink:type="simple">whatever</text:a></text:p>
          </table:table-cell>
          <table:table-cell office:value-type="string" calcext:value-type="string">
            <text:p> что бы ни, все что, любой</text:p>
          </table:table-cell>
          <table:table-cell table:formula="of:=LEN([.A193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3121-wheel" xlink:type="simple">wheel</text:a></text:p>
          </table:table-cell>
          <table:table-cell office:value-type="string" calcext:value-type="string">
            <text:p> колесо</text:p>
          </table:table-cell>
          <table:table-cell table:formula="of:=LEN([.A193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2-when" xlink:type="simple">when</text:a></text:p>
          </table:table-cell>
          <table:table-cell office:value-type="string" calcext:value-type="string">
            <text:p> когда, когда</text:p>
          </table:table-cell>
          <table:table-cell table:formula="of:=LEN([.A1940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 <text:a xlink:href="http://www.7english.ru/3122-whenever" xlink:type="simple">whenever</text:a></text:p>
          </table:table-cell>
          <table:table-cell office:value-type="string" calcext:value-type="string">
            <text:p> когда бы ни, всякий раз когда</text:p>
          </table:table-cell>
          <table:table-cell table:formula="of:=LEN([.A194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120-where" xlink:type="simple">where</text:a></text:p>
          </table:table-cell>
          <table:table-cell office:value-type="string" calcext:value-type="string">
            <text:p> где, где</text:p>
          </table:table-cell>
          <table:table-cell table:formula="of:=LEN([.A194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78-whether" xlink:type="simple">whether</text:a></text:p>
          </table:table-cell>
          <table:table-cell office:value-type="string" calcext:value-type="string">
            <text:p> ли, который из двух</text:p>
          </table:table-cell>
          <table:table-cell table:formula="of:=LEN([.A194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33-which" xlink:type="simple">which</text:a></text:p>
          </table:table-cell>
          <table:table-cell office:value-type="string" calcext:value-type="string">
            <text:p> который</text:p>
          </table:table-cell>
          <table:table-cell table:formula="of:=LEN([.A1944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104-while" xlink:type="simple">while</text:a></text:p>
          </table:table-cell>
          <table:table-cell office:value-type="string" calcext:value-type="string">
            <text:p> пока, в то время как, промежуток времени</text:p>
          </table:table-cell>
          <table:table-cell table:formula="of:=LEN([.A194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125-whisper" xlink:type="simple">whisper</text:a></text:p>
          </table:table-cell>
          <table:table-cell office:value-type="string" calcext:value-type="string">
            <text:p> шептать(ся)</text:p>
          </table:table-cell>
          <table:table-cell table:formula="of:=LEN([.A194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259-white" xlink:type="simple">white</text:a></text:p>
          </table:table-cell>
          <table:table-cell office:value-type="string" calcext:value-type="string">
            <text:p> белый, белый цвет</text:p>
          </table:table-cell>
          <table:table-cell table:formula="of:=LEN([.A19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21-who" xlink:type="simple">who</text:a></text:p>
          </table:table-cell>
          <table:table-cell office:value-type="string" calcext:value-type="string">
            <text:p> кто</text:p>
          </table:table-cell>
          <table:table-cell table:formula="of:=LEN([.A194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407-whole" xlink:type="simple">whole</text:a></text:p>
          </table:table-cell>
          <table:table-cell office:value-type="string" calcext:value-type="string">
            <text:p> целый, весь, целое</text:p>
          </table:table-cell>
          <table:table-cell table:formula="of:=LEN([.A194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899-whom" xlink:type="simple">whom</text:a></text:p>
          </table:table-cell>
          <table:table-cell office:value-type="string" calcext:value-type="string">
            <text:p> кого</text:p>
          </table:table-cell>
          <table:table-cell table:formula="of:=LEN([.A19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462-whose" xlink:type="simple">whose</text:a></text:p>
          </table:table-cell>
          <table:table-cell office:value-type="string" calcext:value-type="string">
            <text:p> чей, чьё</text:p>
          </table:table-cell>
          <table:table-cell table:formula="of:=LEN([.A195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08-why" xlink:type="simple">why</text:a></text:p>
          </table:table-cell>
          <table:table-cell office:value-type="string" calcext:value-type="string">
            <text:p> почему</text:p>
          </table:table-cell>
          <table:table-cell table:formula="of:=LEN([.A195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831-wide" xlink:type="simple">wide</text:a></text:p>
          </table:table-cell>
          <table:table-cell office:value-type="string" calcext:value-type="string">
            <text:p> широкий, широко</text:p>
          </table:table-cell>
          <table:table-cell table:formula="of:=LEN([.A19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28-width" xlink:type="simple">width</text:a></text:p>
          </table:table-cell>
          <table:table-cell office:value-type="string" calcext:value-type="string">
            <text:p> ширина</text:p>
          </table:table-cell>
          <table:table-cell table:formula="of:=LEN([.A195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406-wife" xlink:type="simple">wife</text:a></text:p>
          </table:table-cell>
          <table:table-cell office:value-type="string" calcext:value-type="string">
            <text:p> жена</text:p>
          </table:table-cell>
          <table:table-cell table:formula="of:=LEN([.A195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29-wild" xlink:type="simple">wild</text:a></text:p>
          </table:table-cell>
          <table:table-cell office:value-type="string" calcext:value-type="string">
            <text:p> дикий</text:p>
          </table:table-cell>
          <table:table-cell table:formula="of:=LEN([.A195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50-will" xlink:type="simple">will</text:a></text:p>
          </table:table-cell>
          <table:table-cell office:value-type="string" calcext:value-type="string">
            <text:p> образует будущее время</text:p>
          </table:table-cell>
          <table:table-cell table:formula="of:=LEN([.A195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31-will" xlink:type="simple">will</text:a></text:p>
          </table:table-cell>
          <table:table-cell office:value-type="string" calcext:value-type="string">
            <text:p> воля, желание</text:p>
          </table:table-cell>
          <table:table-cell table:formula="of:=LEN([.A19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30-willing" xlink:type="simple">willing</text:a></text:p>
          </table:table-cell>
          <table:table-cell office:value-type="string" calcext:value-type="string">
            <text:p> готовый (сделать что-л.)</text:p>
          </table:table-cell>
          <table:table-cell table:formula="of:=LEN([.A1959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 <text:a xlink:href="http://www.7english.ru/312-win" xlink:type="simple">win</text:a></text:p>
          </table:table-cell>
          <table:table-cell office:value-type="string" calcext:value-type="string">
            <text:p> победить, выиграть, победа</text:p>
          </table:table-cell>
          <table:table-cell table:formula="of:=LEN([.A196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967-wind" xlink:type="simple">wind</text:a></text:p>
          </table:table-cell>
          <table:table-cell office:value-type="string" calcext:value-type="string">
            <text:p> ветер</text:p>
          </table:table-cell>
          <table:table-cell table:formula="of:=LEN([.A196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33-window" xlink:type="simple">window</text:a></text:p>
          </table:table-cell>
          <table:table-cell office:value-type="string" calcext:value-type="string">
            <text:p> окно</text:p>
          </table:table-cell>
          <table:table-cell table:formula="of:=LEN([.A196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132-wine" xlink:type="simple">wine</text:a></text:p>
          </table:table-cell>
          <table:table-cell office:value-type="string" calcext:value-type="string">
            <text:p> вино</text:p>
          </table:table-cell>
          <table:table-cell table:formula="of:=LEN([.A19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33-wing" xlink:type="simple">wing</text:a></text:p>
          </table:table-cell>
          <table:table-cell office:value-type="string" calcext:value-type="string">
            <text:p> крыло</text:p>
          </table:table-cell>
          <table:table-cell table:formula="of:=LEN([.A19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35-winter" xlink:type="simple">winter</text:a></text:p>
          </table:table-cell>
          <table:table-cell office:value-type="string" calcext:value-type="string">
            <text:p> зима</text:p>
          </table:table-cell>
          <table:table-cell table:formula="of:=LEN([.A196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136-wire" xlink:type="simple">wire</text:a></text:p>
          </table:table-cell>
          <table:table-cell office:value-type="string" calcext:value-type="string">
            <text:p> провод, проволока</text:p>
          </table:table-cell>
          <table:table-cell table:formula="of:=LEN([.A196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37-wise" xlink:type="simple">wise</text:a></text:p>
          </table:table-cell>
          <table:table-cell office:value-type="string" calcext:value-type="string">
            <text:p> мудрый</text:p>
          </table:table-cell>
          <table:table-cell table:formula="of:=LEN([.A196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933-wish" xlink:type="simple">wish</text:a></text:p>
          </table:table-cell>
          <table:table-cell office:value-type="string" calcext:value-type="string">
            <text:p> желать, желание</text:p>
          </table:table-cell>
          <table:table-cell table:formula="of:=LEN([.A196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174-with" xlink:type="simple">with</text:a></text:p>
          </table:table-cell>
          <table:table-cell office:value-type="string" calcext:value-type="string">
            <text:p> с, вместе с</text:p>
          </table:table-cell>
          <table:table-cell table:formula="of:=LEN([.A19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04-within" xlink:type="simple">within</text:a></text:p>
          </table:table-cell>
          <table:table-cell office:value-type="string" calcext:value-type="string">
            <text:p> внутри, в рамках</text:p>
          </table:table-cell>
          <table:table-cell table:formula="of:=LEN([.A197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182-without" xlink:type="simple">without</text:a></text:p>
          </table:table-cell>
          <table:table-cell office:value-type="string" calcext:value-type="string">
            <text:p> без</text:p>
          </table:table-cell>
          <table:table-cell table:formula="of:=LEN([.A197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 <text:a xlink:href="http://www.7english.ru/70-woman" xlink:type="simple">woman</text:a></text:p>
          </table:table-cell>
          <table:table-cell office:value-type="string" calcext:value-type="string">
            <text:p> женщина</text:p>
          </table:table-cell>
          <table:table-cell table:formula="of:=LEN([.A1972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706-wonder" xlink:type="simple">wonder</text:a></text:p>
          </table:table-cell>
          <table:table-cell office:value-type="string" calcext:value-type="string">
            <text:p> удивляться, интересоваться, удивление</text:p>
          </table:table-cell>
          <table:table-cell table:formula="of:=LEN([.A197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142-wood" xlink:type="simple">wood</text:a></text:p>
          </table:table-cell>
          <table:table-cell office:value-type="string" calcext:value-type="string">
            <text:p> дерево, (мн.) лес</text:p>
          </table:table-cell>
          <table:table-cell table:formula="of:=LEN([.A197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41-wooden" xlink:type="simple">wooden</text:a></text:p>
          </table:table-cell>
          <table:table-cell office:value-type="string" calcext:value-type="string">
            <text:p> деревянный</text:p>
          </table:table-cell>
          <table:table-cell table:formula="of:=LEN([.A197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3143-wool" xlink:type="simple">wool</text:a></text:p>
          </table:table-cell>
          <table:table-cell office:value-type="string" calcext:value-type="string">
            <text:p> шерсть</text:p>
          </table:table-cell>
          <table:table-cell table:formula="of:=LEN([.A19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06-word" xlink:type="simple">word</text:a></text:p>
          </table:table-cell>
          <table:table-cell office:value-type="string" calcext:value-type="string">
            <text:p> слово</text:p>
          </table:table-cell>
          <table:table-cell table:formula="of:=LEN([.A19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75-work" xlink:type="simple">work</text:a></text:p>
          </table:table-cell>
          <table:table-cell office:value-type="string" calcext:value-type="string">
            <text:p> работа, работать</text:p>
          </table:table-cell>
          <table:table-cell table:formula="of:=LEN([.A197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505-worker" xlink:type="simple">worker</text:a></text:p>
          </table:table-cell>
          <table:table-cell office:value-type="string" calcext:value-type="string">
            <text:p> рабочий</text:p>
          </table:table-cell>
          <table:table-cell table:formula="of:=LEN([.A197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81-world" xlink:type="simple">world</text:a></text:p>
          </table:table-cell>
          <table:table-cell office:value-type="string" calcext:value-type="string">
            <text:p> мир</text:p>
          </table:table-cell>
          <table:table-cell table:formula="of:=LEN([.A1980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858-worry" xlink:type="simple">worry</text:a></text:p>
          </table:table-cell>
          <table:table-cell office:value-type="string" calcext:value-type="string">
            <text:p> беспокоиться, волноваться, беспокойство</text:p>
          </table:table-cell>
          <table:table-cell table:formula="of:=LEN([.A198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144-worse" xlink:type="simple">worse</text:a></text:p>
          </table:table-cell>
          <table:table-cell office:value-type="string" calcext:value-type="string">
            <text:p> хуже, худший</text:p>
          </table:table-cell>
          <table:table-cell table:formula="of:=LEN([.A198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145-worst" xlink:type="simple">worst</text:a></text:p>
          </table:table-cell>
          <table:table-cell office:value-type="string" calcext:value-type="string">
            <text:p> наихудший, наихудшее</text:p>
          </table:table-cell>
          <table:table-cell table:formula="of:=LEN([.A198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147-worth" xlink:type="simple">worth</text:a></text:p>
          </table:table-cell>
          <table:table-cell office:value-type="string" calcext:value-type="string">
            <text:p> стоящий, стоимость</text:p>
          </table:table-cell>
          <table:table-cell table:formula="of:=LEN([.A1984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 <text:a xlink:href="http://www.7english.ru/2263-would" xlink:type="simple">would</text:a></text:p>
          </table:table-cell>
          <table:table-cell office:value-type="string" calcext:value-type="string">
            <text:p> выражает условное наклонение</text:p>
          </table:table-cell>
          <table:table-cell table:formula="of:=LEN([.A198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148-wound" xlink:type="simple">wound</text:a></text:p>
          </table:table-cell>
          <table:table-cell office:value-type="string" calcext:value-type="string">
            <text:p> рана, ранить</text:p>
          </table:table-cell>
          <table:table-cell table:formula="of:=LEN([.A198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3149-wrap" xlink:type="simple">wrap</text:a></text:p>
          </table:table-cell>
          <table:table-cell office:value-type="string" calcext:value-type="string">
            <text:p> заворачивать, обертывать</text:p>
          </table:table-cell>
          <table:table-cell table:formula="of:=LEN([.A19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50-wrist" xlink:type="simple">wrist</text:a></text:p>
          </table:table-cell>
          <table:table-cell office:value-type="string" calcext:value-type="string">
            <text:p> запястье</text:p>
          </table:table-cell>
          <table:table-cell table:formula="of:=LEN([.A198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191-write" xlink:type="simple">write</text:a></text:p>
          </table:table-cell>
          <table:table-cell office:value-type="string" calcext:value-type="string">
            <text:p> писать</text:p>
          </table:table-cell>
          <table:table-cell table:formula="of:=LEN([.A198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864-writer" xlink:type="simple">writer</text:a></text:p>
          </table:table-cell>
          <table:table-cell office:value-type="string" calcext:value-type="string">
            <text:p> писатель</text:p>
          </table:table-cell>
          <table:table-cell table:formula="of:=LEN([.A1990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 <text:a xlink:href="http://www.7english.ru/579-wrong" xlink:type="simple">wrong</text:a></text:p>
          </table:table-cell>
          <table:table-cell office:value-type="string" calcext:value-type="string">
            <text:p> неправильный, ошибочный, неправильно</text:p>
          </table:table-cell>
          <table:table-cell table:formula="of:=LEN([.A199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913-yard" xlink:type="simple">yard</text:a></text:p>
          </table:table-cell>
          <table:table-cell office:value-type="string" calcext:value-type="string">
            <text:p> ярд (91,44 см), двор</text:p>
          </table:table-cell>
          <table:table-cell table:formula="of:=LEN([.A19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29-year" xlink:type="simple">year</text:a></text:p>
          </table:table-cell>
          <table:table-cell office:value-type="string" calcext:value-type="string">
            <text:p> год</text:p>
          </table:table-cell>
          <table:table-cell table:formula="of:=LEN([.A199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 <text:a xlink:href="http://www.7english.ru/3154-yellow" xlink:type="simple">yellow</text:a></text:p>
          </table:table-cell>
          <table:table-cell office:value-type="string" calcext:value-type="string">
            <text:p> желтый, желтый цвет</text:p>
          </table:table-cell>
          <table:table-cell table:formula="of:=LEN([.A199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 <text:a xlink:href="http://www.7english.ru/220-yes" xlink:type="simple">yes</text:a></text:p>
          </table:table-cell>
          <table:table-cell office:value-type="string" calcext:value-type="string">
            <text:p> да, утвердительный ответ</text:p>
          </table:table-cell>
          <table:table-cell table:formula="of:=LEN([.A199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3155-yesterday" xlink:type="simple">yesterday</text:a></text:p>
          </table:table-cell>
          <table:table-cell office:value-type="string" calcext:value-type="string">
            <text:p> вчера, вчерашний день</text:p>
          </table:table-cell>
          <table:table-cell table:formula="of:=LEN([.A199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 <text:a xlink:href="http://www.7english.ru/235-yet" xlink:type="simple">yet</text:a></text:p>
          </table:table-cell>
          <table:table-cell office:value-type="string" calcext:value-type="string">
            <text:p> еще, все еще, тем не менее</text:p>
          </table:table-cell>
          <table:table-cell table:formula="of:=LEN([.A199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 <text:a xlink:href="http://www.7english.ru/7-you" xlink:type="simple">you</text:a></text:p>
          </table:table-cell>
          <table:table-cell office:value-type="string" calcext:value-type="string">
            <text:p> ты, вы</text:p>
          </table:table-cell>
          <table:table-cell table:formula="of:=LEN([.A1998]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 <text:a xlink:href="http://www.7english.ru/197-young" xlink:type="simple">young</text:a></text:p>
          </table:table-cell>
          <table:table-cell table:style-name="ce2" office:value-type="string" calcext:value-type="string">
            <text:p> юный, молодой, молодёжь</text:p>
          </table:table-cell>
          <table:table-cell table:formula="of:=LEN([.A199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 <text:a xlink:href="http://www.7english.ru/811-yourself" xlink:type="simple">yourself</text:a></text:p>
          </table:table-cell>
          <table:table-cell office:value-type="string" calcext:value-type="string">
            <text:p> себя, себе</text:p>
          </table:table-cell>
          <table:table-cell table:formula="of:=LEN([.A200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 <text:a xlink:href="http://www.7english.ru/3157-zero" xlink:type="simple">zero</text:a></text:p>
          </table:table-cell>
          <table:table-cell office:value-type="string" calcext:value-type="string">
            <text:p> ноль</text:p>
          </table:table-cell>
          <table:table-cell table:formula="of:=LEN([.A2001])"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Лист1.A1:Лист1.C20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8:14:55.231000000</meta:creation-date>
    <dc:date>2018-02-15T18:23:41.669000000</dc:date>
    <meta:editing-duration>PT8M47S</meta:editing-duration>
    <meta:editing-cycles>1</meta:editing-cycles>
    <meta:document-statistic meta:table-count="1" meta:cell-count="6002" meta:object-count="0"/>
    <meta:generator>LibreOffice/5.2.3.3$Windows_x86 LibreOffice_project/d54a8868f08a7b39642414cf2c8ef2f228f780cf</meta:generator>
  </office:meta>
</office:document-meta>
</file>